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Ubuntu" svg:font-family="Ubuntu"/>
    <style:font-face style:name="FreeSans1" svg:font-family="FreeSans" style:font-family-generic="swiss"/>
    <style:font-face style:name="Day Roman" svg:font-family="'Day Roman'" style:font-pitch="variable"/>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style:contextual-spacing="true" fo:line-height="100%"/>
      <style:text-properties style:font-name="Ubuntu Condensed" officeooo:paragraph-rsid="004b788f"/>
    </style:style>
    <style:style style:name="P2" style:family="paragraph" style:parent-style-name="Standard">
      <style:paragraph-properties fo:margin-top="0in" fo:margin-bottom="0in" style:contextual-spacing="true" fo:line-height="100%"/>
      <style:text-properties style:font-name="Ubuntu Condensed" fo:font-size="13pt" officeooo:rsid="001823a9" officeooo:paragraph-rsid="001823a9" style:font-size-asian="13pt" style:font-size-complex="13pt"/>
    </style:style>
    <style:style style:name="P3" style:family="paragraph" style:parent-style-name="Standard">
      <style:paragraph-properties fo:margin-top="0in" fo:margin-bottom="0in" style:contextual-spacing="true" fo:line-height="100%"/>
      <style:text-properties style:font-name="Ubuntu Condensed" fo:font-size="13pt" officeooo:paragraph-rsid="00358591" style:font-size-asian="13pt" style:font-size-complex="13pt"/>
    </style:style>
    <style:style style:name="P4" style:family="paragraph" style:parent-style-name="Standard">
      <style:paragraph-properties fo:margin-top="0in" fo:margin-bottom="0in" style:contextual-spacing="true" fo:line-height="100%"/>
      <style:text-properties style:font-name="Ubuntu Condensed" fo:font-size="13pt" officeooo:paragraph-rsid="00147ded" style:font-size-asian="13pt" style:font-size-complex="13pt"/>
    </style:style>
    <style:style style:name="P5" style:family="paragraph" style:parent-style-name="Standard">
      <style:paragraph-properties fo:margin-top="0in" fo:margin-bottom="0in" style:contextual-spacing="true" fo:line-height="100%"/>
      <style:text-properties style:font-name="Ubuntu Condensed" fo:font-size="13pt" officeooo:paragraph-rsid="004d6a2c" style:font-size-asian="13pt" style:font-size-complex="13pt"/>
    </style:style>
    <style:style style:name="P6" style:family="paragraph" style:parent-style-name="Standard">
      <style:paragraph-properties fo:margin-top="0in" fo:margin-bottom="0in" style:contextual-spacing="true" fo:line-height="100%"/>
      <style:text-properties style:font-name="Ubuntu Condensed" fo:font-size="13pt" officeooo:paragraph-rsid="004930e1" style:font-size-asian="13pt" style:font-size-complex="13pt"/>
    </style:style>
    <style:style style:name="P7" style:family="paragraph" style:parent-style-name="Standard">
      <style:paragraph-properties fo:margin-top="0in" fo:margin-bottom="0in" style:contextual-spacing="true" fo:line-height="100%"/>
      <style:text-properties style:font-name="Ubuntu Condensed" fo:font-size="13pt" officeooo:paragraph-rsid="00521f27" style:font-size-asian="13pt" style:font-size-complex="13pt"/>
    </style:style>
    <style:style style:name="P8" style:family="paragraph" style:parent-style-name="Standard">
      <style:paragraph-properties fo:margin-top="0in" fo:margin-bottom="0in" style:contextual-spacing="true" fo:line-height="100%"/>
      <style:text-properties style:font-name="Ubuntu Condensed" fo:font-size="13pt" officeooo:paragraph-rsid="00652dbf" style:font-size-asian="13pt" style:font-size-complex="13pt"/>
    </style:style>
    <style:style style:name="P9" style:family="paragraph" style:parent-style-name="Standard">
      <style:paragraph-properties fo:margin-top="0in" fo:margin-bottom="0in" style:contextual-spacing="true" fo:line-height="100%"/>
      <style:text-properties style:font-name="Ubuntu Condensed" fo:font-size="13pt" officeooo:paragraph-rsid="001d69b8" style:font-size-asian="13pt" style:font-size-complex="13pt"/>
    </style:style>
    <style:style style:name="P10" style:family="paragraph" style:parent-style-name="Standard">
      <style:paragraph-properties fo:margin-top="0in" fo:margin-bottom="0in" style:contextual-spacing="true" fo:line-height="100%"/>
      <style:text-properties style:font-name="Ubuntu Condensed" fo:font-size="13pt" officeooo:paragraph-rsid="00419810" style:font-size-asian="13pt" style:font-size-complex="13pt"/>
    </style:style>
    <style:style style:name="P11" style:family="paragraph" style:parent-style-name="Standard">
      <style:paragraph-properties fo:margin-top="0in" fo:margin-bottom="0in" style:contextual-spacing="true" fo:line-height="100%"/>
      <style:text-properties style:font-name="Ubuntu Condensed" fo:font-size="13pt" officeooo:paragraph-rsid="001f9197" style:font-size-asian="13pt" style:font-size-complex="13pt"/>
    </style:style>
    <style:style style:name="P12" style:family="paragraph" style:parent-style-name="Standard">
      <style:paragraph-properties fo:margin-top="0in" fo:margin-bottom="0in" style:contextual-spacing="true" fo:line-height="100%"/>
      <style:text-properties style:font-name="Ubuntu Condensed" fo:font-size="13pt" officeooo:paragraph-rsid="00cebbf2" style:font-size-asian="13pt" style:font-size-complex="13pt"/>
    </style:style>
    <style:style style:name="P13" style:family="paragraph" style:parent-style-name="Standard">
      <style:paragraph-properties fo:margin-top="0in" fo:margin-bottom="0in" style:contextual-spacing="true" fo:line-height="100%"/>
      <style:text-properties style:font-name="Ubuntu Condensed" fo:font-size="13pt" officeooo:rsid="00209801" officeooo:paragraph-rsid="0071251b" style:font-size-asian="13pt" style:font-size-complex="13pt"/>
    </style:style>
    <style:style style:name="P14" style:family="paragraph" style:parent-style-name="Standard">
      <style:paragraph-properties fo:margin-top="0in" fo:margin-bottom="0in" style:contextual-spacing="true" fo:line-height="100%"/>
      <style:text-properties style:font-name="Ubuntu Condensed" fo:font-size="13pt" officeooo:rsid="004d6a2c" officeooo:paragraph-rsid="004d6a2c" style:font-size-asian="13pt" style:font-size-complex="13pt"/>
    </style:style>
    <style:style style:name="P15" style:family="paragraph" style:parent-style-name="Standard">
      <style:paragraph-properties fo:margin-top="0in" fo:margin-bottom="0in" style:contextual-spacing="true" fo:line-height="100%"/>
      <style:text-properties style:font-name="Ubuntu Condensed" fo:font-size="13pt" fo:font-weight="bold" officeooo:rsid="001823a9" officeooo:paragraph-rsid="001823a9" style:font-size-asian="13pt" style:font-weight-asian="bold" style:font-size-complex="13pt" style:font-weight-complex="bold"/>
    </style:style>
    <style:style style:name="P16" style:family="paragraph" style:parent-style-name="Standard">
      <style:paragraph-properties fo:margin-top="0in" fo:margin-bottom="0in" style:contextual-spacing="true" fo:line-height="100%"/>
      <style:text-properties style:font-name="Ubuntu Condensed" fo:font-size="13pt" fo:font-weight="bold" officeooo:paragraph-rsid="0071251b" style:font-size-asian="13pt" style:font-weight-asian="bold" style:font-size-complex="13pt" style:font-weight-complex="bold"/>
    </style:style>
    <style:style style:name="P17" style:family="paragraph" style:parent-style-name="Standard">
      <style:paragraph-properties fo:margin-top="0in" fo:margin-bottom="0in" style:contextual-spacing="true" fo:line-height="100%"/>
      <style:text-properties style:font-name="Ubuntu Condensed" fo:font-size="13pt" fo:font-weight="bold" officeooo:paragraph-rsid="00652dbf" style:font-size-asian="13pt" style:font-weight-asian="bold" style:font-size-complex="13pt" style:font-weight-complex="bold"/>
    </style:style>
    <style:style style:name="P18" style:family="paragraph" style:parent-style-name="Standard">
      <style:paragraph-properties fo:margin-top="0in" fo:margin-bottom="0in" style:contextual-spacing="true" fo:line-height="100%"/>
      <style:text-properties style:font-name="Ubuntu Condensed" fo:font-size="13pt" fo:font-weight="bold" officeooo:paragraph-rsid="00419810" style:font-size-asian="13pt" style:font-weight-asian="bold" style:font-size-complex="13pt" style:font-weight-complex="bold"/>
    </style:style>
    <style:style style:name="P19" style:family="paragraph" style:parent-style-name="Standard">
      <style:paragraph-properties fo:margin-top="0in" fo:margin-bottom="0in" style:contextual-spacing="true" fo:line-height="100%"/>
      <style:text-properties style:font-name="Ubuntu Condensed" fo:font-size="13pt" fo:font-weight="bold" officeooo:paragraph-rsid="004930e1" style:font-size-asian="13pt" style:font-weight-asian="bold" style:font-size-complex="13pt" style:font-weight-complex="bold"/>
    </style:style>
    <style:style style:name="P20" style:family="paragraph" style:parent-style-name="Standard">
      <style:paragraph-properties fo:margin-top="0in" fo:margin-bottom="0in" style:contextual-spacing="true" fo:line-height="100%"/>
      <style:text-properties style:font-name="Ubuntu Condensed" fo:font-size="13pt" fo:font-weight="bold" officeooo:paragraph-rsid="005f726b" style:font-size-asian="13pt" style:font-weight-asian="bold" style:font-size-complex="13pt" style:font-weight-complex="bold"/>
    </style:style>
    <style:style style:name="P21" style:family="paragraph" style:parent-style-name="Standard">
      <style:paragraph-properties fo:margin-top="0in" fo:margin-bottom="0in" style:contextual-spacing="true" fo:line-height="100%"/>
      <style:text-properties style:font-name="Ubuntu Condensed" fo:font-size="13pt" fo:font-weight="bold" officeooo:paragraph-rsid="00521f27" style:font-size-asian="13pt" style:font-weight-asian="bold" style:font-size-complex="13pt" style:font-weight-complex="bold"/>
    </style:style>
    <style:style style:name="P22" style:family="paragraph" style:parent-style-name="Standard">
      <style:paragraph-properties fo:margin-top="0in" fo:margin-bottom="0in" style:contextual-spacing="true" fo:line-height="100%"/>
      <style:text-properties style:font-name="Ubuntu Condensed" fo:font-size="13pt" fo:font-weight="bold" officeooo:paragraph-rsid="005967ac" style:font-size-asian="13pt" style:font-weight-asian="bold" style:font-size-complex="13pt" style:font-weight-complex="bold"/>
    </style:style>
    <style:style style:name="P23" style:family="paragraph" style:parent-style-name="Standard">
      <style:paragraph-properties fo:margin-top="0in" fo:margin-bottom="0in" style:contextual-spacing="true" fo:line-height="100%"/>
      <style:text-properties style:font-name="Ubuntu Condensed" fo:font-size="13pt" fo:font-weight="bold" officeooo:paragraph-rsid="00548fa3" style:font-size-asian="13pt" style:font-weight-asian="bold" style:font-size-complex="13pt" style:font-weight-complex="bold"/>
    </style:style>
    <style:style style:name="P24" style:family="paragraph" style:parent-style-name="Standard">
      <style:paragraph-properties fo:margin-top="0in" fo:margin-bottom="0in" style:contextual-spacing="true" fo:line-height="100%"/>
      <style:text-properties style:font-name="Ubuntu Condensed" fo:font-size="13pt" fo:font-weight="bold" officeooo:paragraph-rsid="004f1d03" style:font-size-asian="13pt" style:font-weight-asian="bold" style:font-size-complex="13pt" style:font-weight-complex="bold"/>
    </style:style>
    <style:style style:name="P25" style:family="paragraph" style:parent-style-name="Standard">
      <style:paragraph-properties fo:margin-top="0in" fo:margin-bottom="0in" style:contextual-spacing="true" fo:line-height="100%"/>
      <style:text-properties style:font-name="Ubuntu Condensed" fo:font-size="13pt" fo:font-weight="bold" officeooo:paragraph-rsid="004d6a2c" style:font-size-asian="13pt" style:font-weight-asian="bold" style:font-size-complex="13pt" style:font-weight-complex="bold"/>
    </style:style>
    <style:style style:name="P26" style:family="paragraph" style:parent-style-name="Standard">
      <style:paragraph-properties fo:margin-top="0in" fo:margin-bottom="0in" style:contextual-spacing="true" fo:line-height="100%"/>
      <style:text-properties style:font-name="Ubuntu Condensed" fo:font-size="13pt" fo:font-weight="bold" officeooo:paragraph-rsid="001607ea" style:font-size-asian="13pt" style:font-weight-asian="bold" style:font-size-complex="13pt" style:font-weight-complex="bold"/>
    </style:style>
    <style:style style:name="P27" style:family="paragraph" style:parent-style-name="Standard">
      <style:paragraph-properties fo:margin-top="0in" fo:margin-bottom="0in" style:contextual-spacing="true" fo:line-height="100%"/>
      <style:text-properties style:font-name="Ubuntu Condensed" fo:font-size="13pt" fo:font-weight="bold" officeooo:rsid="00652dbf" officeooo:paragraph-rsid="00652dbf" style:font-size-asian="13pt" style:font-weight-asian="bold" style:font-size-complex="13pt" style:font-weight-complex="bold"/>
    </style:style>
    <style:style style:name="P28" style:family="paragraph" style:parent-style-name="Standard">
      <style:paragraph-properties fo:margin-top="0in" fo:margin-bottom="0in" style:contextual-spacing="true" fo:line-height="100%"/>
      <style:text-properties style:font-name="Ubuntu Condensed" fo:font-size="13pt" fo:font-weight="bold" officeooo:rsid="00209801" officeooo:paragraph-rsid="0071251b" style:font-size-asian="13pt" style:font-weight-asian="bold" style:font-size-complex="13pt" style:font-weight-complex="bold"/>
    </style:style>
    <style:style style:name="P29" style:family="paragraph" style:parent-style-name="Standard">
      <style:paragraph-properties fo:margin-top="0in" fo:margin-bottom="0in" style:contextual-spacing="true" fo:line-height="100%"/>
      <style:text-properties style:font-name="Ubuntu Condensed" fo:font-size="13pt" fo:font-weight="bold" officeooo:rsid="00209801" officeooo:paragraph-rsid="00521f27" style:font-size-asian="13pt" style:font-weight-asian="bold" style:font-size-complex="13pt" style:font-weight-complex="bold"/>
    </style:style>
    <style:style style:name="P30" style:family="paragraph" style:parent-style-name="Standard">
      <style:paragraph-properties fo:margin-top="0in" fo:margin-bottom="0in" style:contextual-spacing="true" fo:line-height="100%"/>
      <style:text-properties style:font-name="Ubuntu Condensed" fo:font-size="13pt" fo:font-weight="bold" officeooo:rsid="003f4026" officeooo:paragraph-rsid="002bb537" style:font-size-asian="13pt" style:font-weight-asian="bold" style:font-size-complex="13pt" style:font-weight-complex="bold"/>
    </style:style>
    <style:style style:name="P31" style:family="paragraph" style:parent-style-name="Standard">
      <style:paragraph-properties fo:margin-top="0in" fo:margin-bottom="0in" style:contextual-spacing="true" fo:line-height="100%"/>
      <style:text-properties style:font-name="Ubuntu Condensed" fo:font-size="13pt" fo:font-weight="bold" officeooo:rsid="003f4026" officeooo:paragraph-rsid="003f4026" style:font-size-asian="13pt" style:font-weight-asian="bold" style:font-size-complex="13pt" style:font-weight-complex="bold"/>
    </style:style>
    <style:style style:name="P32" style:family="paragraph" style:parent-style-name="Standard">
      <style:paragraph-properties fo:margin-top="0in" fo:margin-bottom="0in" style:contextual-spacing="true" fo:line-height="100%"/>
      <style:text-properties style:font-name="Ubuntu Condensed" fo:font-size="13pt" fo:font-weight="bold" officeooo:rsid="00521f27" officeooo:paragraph-rsid="0071251b" style:font-size-asian="13pt" style:font-weight-asian="bold" style:font-size-complex="13pt" style:font-weight-complex="bold"/>
    </style:style>
    <style:style style:name="P33" style:family="paragraph" style:parent-style-name="Standard">
      <style:paragraph-properties fo:margin-top="0in" fo:margin-bottom="0in" style:contextual-spacing="true" fo:line-height="100%"/>
      <style:text-properties style:font-name="Ubuntu Condensed" fo:font-size="13pt" fo:font-weight="bold" officeooo:rsid="00cebbf2" officeooo:paragraph-rsid="00cebbf2" style:font-size-asian="13pt" style:font-weight-asian="bold" style:font-size-complex="13pt" style:font-weight-complex="bold"/>
    </style:style>
    <style:style style:name="P34" style:family="paragraph" style:parent-style-name="Standard">
      <style:paragraph-properties fo:margin-top="0in" fo:margin-bottom="0in" style:contextual-spacing="true" fo:line-height="100%"/>
      <style:text-properties style:font-name="Ubuntu Condensed" fo:font-size="13pt" fo:font-style="normal" fo:font-weight="bold" officeooo:rsid="001446ae" officeooo:paragraph-rsid="001d69b8" style:font-size-asian="13pt" style:font-style-asian="normal" style:font-weight-asian="bold" style:font-size-complex="13pt" style:font-style-complex="normal" style:font-weight-complex="bold"/>
    </style:style>
    <style:style style:name="P35" style:family="paragraph" style:parent-style-name="Standard">
      <style:paragraph-properties fo:margin-top="0in" fo:margin-bottom="0in" style:contextual-spacing="true" fo:line-height="100%"/>
      <style:text-properties style:font-name="Ubuntu Condensed" fo:font-size="13pt" fo:font-style="normal" fo:font-weight="bold" officeooo:rsid="00a414b5" officeooo:paragraph-rsid="00ae532d" style:font-size-asian="11.3500003814697pt" style:font-style-asian="normal" style:font-weight-asian="bold" style:font-size-complex="13pt" style:font-style-complex="normal" style:font-weight-complex="bold"/>
    </style:style>
    <style:style style:name="P36" style:family="paragraph" style:parent-style-name="Standard">
      <style:paragraph-properties fo:margin-top="0in" fo:margin-bottom="0in" style:contextual-spacing="true" fo:line-height="100%"/>
      <style:text-properties style:font-name="Ubuntu Condensed" fo:font-size="13pt" fo:font-style="normal" fo:font-weight="normal" officeooo:rsid="00a414b5" officeooo:paragraph-rsid="00ae532d" style:font-size-asian="11.3500003814697pt" style:font-style-asian="normal" style:font-weight-asian="normal" style:font-size-complex="13pt" style:font-style-complex="normal" style:font-weight-complex="normal"/>
    </style:style>
    <style:style style:name="P37" style:family="paragraph" style:parent-style-name="Standard">
      <style:paragraph-properties fo:margin-top="0in" fo:margin-bottom="0in" style:contextual-spacing="true" fo:line-height="100%"/>
      <style:text-properties style:font-name="Ubuntu Condensed" fo:font-size="13pt" fo:font-style="normal" fo:font-weight="normal" officeooo:rsid="00c3370a" officeooo:paragraph-rsid="00c3370a" style:font-size-asian="11.3500003814697pt" style:font-style-asian="normal" style:font-weight-asian="normal" style:font-size-complex="13pt" style:font-style-complex="normal" style:font-weight-complex="normal"/>
    </style:style>
    <style:style style:name="P38" style:family="paragraph" style:parent-style-name="Standard">
      <style:paragraph-properties fo:margin-top="0in" fo:margin-bottom="0in" style:contextual-spacing="true" fo:line-height="100%"/>
      <style:text-properties style:font-name="Ubuntu Condensed" fo:font-size="13pt" fo:font-style="normal" fo:font-weight="normal" officeooo:rsid="00a4bfb9" officeooo:paragraph-rsid="00ae532d" style:font-size-asian="11.3500003814697pt" style:font-style-asian="normal" style:font-weight-asian="normal" style:font-size-complex="13pt" style:font-style-complex="normal" style:font-weight-complex="normal"/>
    </style:style>
    <style:style style:name="P39" style:family="paragraph" style:parent-style-name="Standard">
      <style:paragraph-properties fo:margin-top="0in" fo:margin-bottom="0in" style:contextual-spacing="true" fo:line-height="100%"/>
      <style:text-properties style:font-name="Ubuntu Condensed" fo:font-size="13pt" fo:font-weight="normal" officeooo:rsid="001c2ec0" officeooo:paragraph-rsid="001823a9" style:font-size-asian="13pt" style:font-weight-asian="normal" style:font-size-complex="13pt" style:font-weight-complex="normal"/>
    </style:style>
    <style:style style:name="P40" style:family="paragraph" style:parent-style-name="Standard">
      <style:paragraph-properties fo:margin-top="0in" fo:margin-bottom="0in" style:contextual-spacing="true" fo:line-height="100%"/>
      <style:text-properties style:font-name="Ubuntu Condensed" fo:font-size="22pt" officeooo:paragraph-rsid="00629dd9" style:font-size-asian="22pt" style:font-size-complex="22pt"/>
    </style:style>
    <style:style style:name="P41" style:family="paragraph" style:parent-style-name="Standard">
      <style:paragraph-properties fo:margin-top="0in" fo:margin-bottom="0in" style:contextual-spacing="true" fo:line-height="100%"/>
      <style:text-properties style:font-name="Ubuntu Condensed" fo:font-size="22pt" officeooo:paragraph-rsid="00652dbf" style:font-size-asian="22pt" style:font-size-complex="22pt"/>
    </style:style>
    <style:style style:name="P42" style:family="paragraph" style:parent-style-name="Standard">
      <style:paragraph-properties fo:margin-top="0in" fo:margin-bottom="0in" style:contextual-spacing="true" fo:line-height="100%"/>
      <style:text-properties style:font-name="Ubuntu Condensed" fo:font-size="22pt" officeooo:paragraph-rsid="005e4714" style:font-size-asian="22pt" style:font-size-complex="22pt"/>
    </style:style>
    <style:style style:name="P43" style:family="paragraph" style:parent-style-name="Standard">
      <style:paragraph-properties fo:margin-top="0in" fo:margin-bottom="0in" style:contextual-spacing="true" fo:line-height="100%"/>
      <style:text-properties style:font-name="Ubuntu Condensed" fo:font-size="14pt" fo:font-style="normal" fo:font-weight="bold" officeooo:rsid="00a414b5" officeooo:paragraph-rsid="00ae532d" style:font-size-asian="14pt" style:font-style-asian="normal" style:font-weight-asian="bold" style:font-size-complex="14pt" style:font-style-complex="normal" style:font-weight-complex="bold"/>
    </style:style>
    <style:style style:name="P44" style:family="paragraph" style:parent-style-name="Standard">
      <style:paragraph-properties fo:margin-top="0in" fo:margin-bottom="0in" style:contextual-spacing="true" fo:line-height="100%"/>
      <style:text-properties officeooo:paragraph-rsid="00ae532d"/>
    </style:style>
    <style:style style:name="P45" style:family="paragraph" style:parent-style-name="Standard" style:master-page-name="">
      <style:paragraph-properties fo:margin-top="0in" fo:margin-bottom="0in" style:contextual-spacing="true" fo:line-height="100%" fo:text-align="start" style:justify-single-word="false" style:page-number="auto" fo:break-before="page"/>
      <style:text-properties style:font-name="Ubuntu Condensed" fo:font-size="22pt" fo:font-weight="bold" officeooo:rsid="00652dbf" officeooo:paragraph-rsid="0071251b" style:font-size-asian="22pt" style:font-weight-asian="bold" style:font-size-complex="22pt" style:font-weight-complex="bold"/>
    </style:style>
    <style:style style:name="P46" style:family="paragraph" style:parent-style-name="Standard" style:master-page-name="">
      <style:paragraph-properties fo:margin-top="0in" fo:margin-bottom="0in" style:contextual-spacing="true" fo:line-height="100%" style:page-number="auto"/>
      <style:text-properties style:font-name="Ubuntu Condensed" fo:font-size="13pt" fo:font-weight="bold" officeooo:paragraph-rsid="004d6a2c" style:font-size-asian="13pt" style:font-weight-asian="bold" style:font-size-complex="13pt" style:font-weight-complex="bold"/>
    </style:style>
    <style:style style:name="P47" style:family="paragraph" style:parent-style-name="Text_20_body">
      <style:paragraph-properties fo:margin-top="0in" fo:margin-bottom="0in" style:contextual-spacing="true" fo:line-height="100%"/>
      <style:text-properties style:font-name="Ubuntu Condensed" fo:font-size="13pt" officeooo:paragraph-rsid="0071251b" style:font-size-asian="13pt" style:font-size-complex="13pt"/>
    </style:style>
    <style:style style:name="P48" style:family="paragraph" style:parent-style-name="Text_20_body">
      <style:paragraph-properties fo:margin-top="0in" fo:margin-bottom="0in" style:contextual-spacing="true" fo:line-height="100%"/>
      <style:text-properties style:font-name="Ubuntu Condensed" fo:font-size="13pt" officeooo:paragraph-rsid="001d69b8" style:font-size-asian="13pt" style:font-size-complex="13pt"/>
    </style:style>
    <style:style style:name="P49" style:family="paragraph" style:parent-style-name="Text_20_body">
      <style:paragraph-properties fo:margin-top="0in" fo:margin-bottom="0in" style:contextual-spacing="true" fo:line-height="100%"/>
      <style:text-properties style:font-name="Ubuntu Condensed" fo:font-size="13pt" officeooo:rsid="00652dbf" officeooo:paragraph-rsid="00652dbf" style:font-size-asian="13pt" style:font-size-complex="13pt"/>
    </style:style>
    <style:style style:name="P50" style:family="paragraph" style:parent-style-name="Text_20_body">
      <style:paragraph-properties fo:margin-top="0in" fo:margin-bottom="0in" style:contextual-spacing="true" fo:line-height="100%"/>
      <style:text-properties style:font-name="Ubuntu Condensed" fo:font-size="13pt" officeooo:rsid="00c73297" officeooo:paragraph-rsid="00c73297" style:font-size-asian="13pt" style:font-size-complex="13pt"/>
    </style:style>
    <style:style style:name="P51" style:family="paragraph" style:parent-style-name="Text_20_body">
      <style:paragraph-properties fo:margin-top="0in" fo:margin-bottom="0in" style:contextual-spacing="true" fo:line-height="100%"/>
      <style:text-properties style:font-name="Ubuntu Condensed" fo:font-size="13pt" officeooo:rsid="00c73297" officeooo:paragraph-rsid="00c85948" style:font-size-asian="13pt" style:font-size-complex="13pt"/>
    </style:style>
    <style:style style:name="P52" style:family="paragraph" style:parent-style-name="Text_20_body">
      <style:paragraph-properties fo:margin-top="0in" fo:margin-bottom="0in" style:contextual-spacing="true" fo:line-height="100%"/>
      <style:text-properties style:font-name="Ubuntu Condensed" fo:font-size="22pt" fo:font-weight="bold" officeooo:rsid="00c73297" officeooo:paragraph-rsid="00c73297" style:font-size-asian="22pt" style:font-weight-asian="bold" style:font-size-complex="22pt" style:font-weight-complex="bold"/>
    </style:style>
    <style:style style:name="P53" style:family="paragraph" style:parent-style-name="Text_20_body">
      <style:paragraph-properties fo:margin-top="0in" fo:margin-bottom="0in" style:contextual-spacing="true" fo:line-height="100%"/>
      <style:text-properties fo:color="#111111" style:font-name="Ubuntu Condensed" fo:font-size="13pt" fo:font-weight="bold" officeooo:rsid="00c85948" officeooo:paragraph-rsid="00c85948" style:font-size-asian="13pt" style:font-weight-asian="bold" style:font-size-complex="13pt" style:font-weight-complex="bold"/>
    </style:style>
    <style:style style:name="P54" style:family="paragraph" style:parent-style-name="Title">
      <style:paragraph-properties fo:margin-top="0in" fo:margin-bottom="0in" style:contextual-spacing="true" fo:line-height="100%" fo:text-align="start" style:justify-single-word="false"/>
      <style:text-properties style:font-name="Ubuntu Condensed" fo:font-size="22pt" officeooo:rsid="00652dbf" officeooo:paragraph-rsid="00652dbf" style:font-size-asian="22pt" style:font-size-complex="22pt"/>
    </style:style>
    <style:style style:name="P55" style:family="paragraph" style:parent-style-name="Standard">
      <style:paragraph-properties fo:margin-top="0in" fo:margin-bottom="0in" style:contextual-spacing="true" fo:line-height="100%" fo:break-before="page"/>
      <style:text-properties style:font-name="Ubuntu Condensed" fo:font-size="13pt" fo:font-style="normal" fo:font-weight="bold" officeooo:rsid="00a414b5" officeooo:paragraph-rsid="00ae532d" style:font-size-asian="11.3500003814697pt" style:font-style-asian="normal" style:font-weight-asian="bold" style:font-size-complex="13pt" style:font-style-complex="normal" style:font-weight-complex="bold"/>
    </style:style>
    <style:style style:name="P56" style:family="paragraph" style:parent-style-name="Standard">
      <style:paragraph-properties fo:margin-top="0in" fo:margin-bottom="0in" style:contextual-spacing="true" fo:line-height="100%" fo:break-before="page"/>
      <style:text-properties style:font-name="Ubuntu Condensed" fo:font-size="13pt" officeooo:paragraph-rsid="001d69b8" style:font-size-asian="13pt" style:font-size-complex="13pt"/>
    </style:style>
    <style:style style:name="P57" style:family="paragraph" style:parent-style-name="Standard">
      <style:paragraph-properties fo:margin-left="-0.25in" fo:margin-right="0in" fo:margin-top="0in" fo:margin-bottom="0in" style:contextual-spacing="true" fo:line-height="100%" fo:text-indent="0in" style:auto-text-indent="false"/>
      <style:text-properties style:font-name="Ubuntu Condensed" fo:font-size="13pt" officeooo:paragraph-rsid="005967ac" style:font-size-asian="13pt" style:font-size-complex="13pt"/>
    </style:style>
    <style:style style:name="P58" style:family="paragraph" style:parent-style-name="Standard">
      <style:paragraph-properties fo:margin-left="-0.25in" fo:margin-right="0in" fo:margin-top="0in" fo:margin-bottom="0in" style:contextual-spacing="true" fo:line-height="100%" fo:text-indent="0in" style:auto-text-indent="false"/>
      <style:text-properties style:font-name="Ubuntu Condensed" fo:font-size="13pt" officeooo:paragraph-rsid="00652dbf" style:font-size-asian="13pt" style:font-size-complex="13pt"/>
    </style:style>
    <style:style style:name="P59" style:family="paragraph" style:parent-style-name="Standard">
      <style:paragraph-properties fo:margin-left="-0.25in" fo:margin-right="0in" fo:margin-top="0in" fo:margin-bottom="0in" style:contextual-spacing="true" fo:line-height="100%" fo:text-indent="0in" style:auto-text-indent="false"/>
      <style:text-properties style:font-name="Ubuntu Condensed" fo:font-size="13pt" fo:font-weight="bold" officeooo:rsid="005f726b" officeooo:paragraph-rsid="005f726b" style:font-size-asian="13pt" style:font-weight-asian="bold" style:font-size-complex="13pt" style:font-weight-complex="bold"/>
    </style:style>
    <style:style style:name="P60" style:family="paragraph" style:parent-style-name="Standard">
      <style:paragraph-properties fo:margin-left="0.25in" fo:margin-right="0in" fo:margin-top="0in" fo:margin-bottom="0in" style:contextual-spacing="true" fo:line-height="100%" fo:text-indent="0in" style:auto-text-indent="false"/>
      <style:text-properties style:font-name="Ubuntu Condensed" fo:font-size="13pt" officeooo:paragraph-rsid="00424547" style:font-size-asian="13pt" style:font-size-complex="13pt"/>
    </style:style>
    <style:style style:name="P61" style:family="paragraph" style:parent-style-name="Standard">
      <style:paragraph-properties fo:margin-left="0.25in" fo:margin-right="0in" fo:margin-top="0in" fo:margin-bottom="0in" style:contextual-spacing="true" fo:line-height="100%" fo:text-indent="0in" style:auto-text-indent="false"/>
      <style:text-properties style:font-name="Ubuntu Condensed" fo:font-size="13pt" officeooo:rsid="00489a6e" officeooo:paragraph-rsid="00715a47" style:font-size-asian="13pt" style:font-size-complex="13pt"/>
    </style:style>
    <style:style style:name="P62" style:family="paragraph" style:parent-style-name="Standard">
      <style:paragraph-properties fo:margin-left="0.25in" fo:margin-right="0in" fo:margin-top="0in" fo:margin-bottom="0in" style:contextual-spacing="true" fo:line-height="100%" fo:text-indent="0in" style:auto-text-indent="false"/>
      <style:text-properties style:font-name="Ubuntu Condensed" fo:font-size="13pt" officeooo:rsid="00deeeb2" officeooo:paragraph-rsid="00deeeb2" style:font-size-asian="13pt" style:font-size-complex="13pt"/>
    </style:style>
    <style:style style:name="P63"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13pt" officeooo:paragraph-rsid="004d6a2c" style:font-size-asian="13pt" style:font-size-complex="13pt"/>
    </style:style>
    <style:style style:name="P64"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13pt" officeooo:paragraph-rsid="004f1d03" style:font-size-asian="13pt" style:font-size-complex="13pt"/>
    </style:style>
    <style:style style:name="P65"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13pt" officeooo:rsid="001f953d" officeooo:paragraph-rsid="00715a47" style:font-size-asian="13pt" style:font-size-complex="13pt"/>
    </style:style>
    <style:style style:name="P66"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13pt" fo:font-weight="normal" officeooo:rsid="0017f770" officeooo:paragraph-rsid="004930e1" style:font-size-asian="13pt" style:font-weight-asian="normal" style:font-size-complex="13pt" style:font-weight-complex="normal"/>
    </style:style>
    <style:style style:name="P67"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13pt" fo:font-style="normal" fo:font-weight="bold" officeooo:rsid="00652dbf" officeooo:paragraph-rsid="00678143"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13pt" fo:font-style="normal" fo:font-weight="bold" officeooo:rsid="0022088f" officeooo:paragraph-rsid="00715a47"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13pt" fo:font-weight="bold" officeooo:rsid="0046d25d" officeooo:paragraph-rsid="00715a47" style:font-size-asian="13pt" style:font-weight-asian="bold" style:font-size-complex="13pt" style:font-weight-complex="bold"/>
    </style:style>
    <style:style style:name="P70"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22pt" fo:font-weight="bold" officeooo:rsid="005f726b" officeooo:paragraph-rsid="005f726b" style:font-size-asian="22pt" style:font-weight-asian="bold" style:font-size-complex="22pt" style:font-weight-complex="bold"/>
    </style:style>
    <style:style style:name="P71"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22pt" fo:font-weight="bold" officeooo:rsid="00cfaa3f" officeooo:paragraph-rsid="00cfaa3f" style:font-size-asian="22pt" style:font-weight-asian="bold" style:font-size-complex="22pt" style:font-weight-complex="bold"/>
    </style:style>
    <style:style style:name="P72"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22pt" fo:font-weight="bold" officeooo:rsid="00cfaa3f" officeooo:paragraph-rsid="00d998f4" style:font-size-asian="22pt" style:font-weight-asian="bold" style:font-size-complex="22pt" style:font-weight-complex="bold"/>
    </style:style>
    <style:style style:name="P73" style:family="paragraph" style:parent-style-name="Standard">
      <style:paragraph-properties fo:margin-left="0in" fo:margin-right="0in" fo:margin-top="0in" fo:margin-bottom="0in" style:contextual-spacing="true" fo:line-height="100%" fo:text-align="justify" style:justify-single-word="false" fo:text-indent="0in" style:auto-text-indent="false">
        <style:tab-stops/>
      </style:paragraph-properties>
      <style:text-properties fo:color="#111111" style:font-name="Ubuntu Condensed" fo:font-size="22pt" fo:language="en" fo:country="US" fo:font-style="normal" fo:font-weight="bold" officeooo:rsid="00cfaa3f" officeooo:paragraph-rsid="00d998f4" style:font-size-asian="22pt" style:font-style-asian="normal" style:font-weight-asian="bold" style:font-size-complex="22pt" style:font-style-complex="normal" style:font-weight-complex="bold"/>
    </style:style>
    <style:style style:name="P74" style:family="paragraph" style:parent-style-name="Standard" style:master-page-name="">
      <style:paragraph-properties fo:margin-left="0in" fo:margin-right="0in" fo:margin-top="0in" fo:margin-bottom="0in" style:contextual-spacing="true" fo:line-height="100%" fo:text-indent="0in" style:auto-text-indent="false" style:page-number="auto"/>
      <style:text-properties style:font-name="Ubuntu Condensed" officeooo:paragraph-rsid="00678143"/>
    </style:style>
    <style:style style:name="P75" style:family="paragraph" style:parent-style-name="Standard"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weight="bold" officeooo:rsid="0022088f" officeooo:paragraph-rsid="00715a47" style:font-size-asian="13pt" style:font-weight-asian="bold" style:font-size-complex="13pt" style:font-weight-complex="bold"/>
    </style:style>
    <style:style style:name="P76" style:family="paragraph" style:parent-style-name="Standard">
      <style:paragraph-properties fo:margin-left="0in" fo:margin-right="0in" fo:margin-top="0in" fo:margin-bottom="0in" style:contextual-spacing="true" fo:line-height="100%" fo:text-indent="0in" style:auto-text-indent="false" fo:break-before="page"/>
      <style:text-properties style:font-name="Ubuntu Condensed" fo:font-size="13pt" fo:font-weight="bold" officeooo:rsid="003f4026" officeooo:paragraph-rsid="00be5781" style:font-size-asian="13pt" style:font-weight-asian="bold" style:font-size-complex="13pt" style:font-weight-complex="bold"/>
    </style:style>
    <style:style style:name="P77" style:family="paragraph" style:parent-style-name="Standard">
      <style:paragraph-properties fo:margin-left="0in" fo:margin-right="0in" fo:margin-top="0in" fo:margin-bottom="0in" style:contextual-spacing="true" fo:line-height="100%" fo:text-indent="0in" style:auto-text-indent="false" fo:break-before="page"/>
      <style:text-properties style:font-name="Ubuntu Condensed" fo:font-size="13pt" fo:font-style="normal" officeooo:rsid="0022088f" officeooo:paragraph-rsid="00ae532d" style:font-size-asian="13pt" style:font-style-asian="normal" style:font-size-complex="13pt" style:font-style-complex="normal"/>
    </style:style>
    <style:style style:name="P78" style:family="paragraph" style:parent-style-name="Standard">
      <style:paragraph-properties fo:margin-left="0in" fo:margin-right="0in" fo:margin-top="0in" fo:margin-bottom="0in" style:contextual-spacing="true" fo:line-height="100%" fo:text-indent="0in" style:auto-text-indent="false" fo:break-before="page"/>
      <style:text-properties style:font-name="Ubuntu Condensed" fo:font-size="13pt" officeooo:rsid="0022088f" officeooo:paragraph-rsid="00715a47" style:font-size-asian="13pt" style:font-size-complex="13pt"/>
    </style:style>
    <style:style style:name="P79" style:family="paragraph" style:parent-style-name="Standard">
      <style:paragraph-properties fo:margin-left="0in" fo:margin-right="0in" fo:margin-top="0in" fo:margin-bottom="0in" style:contextual-spacing="true" fo:line-height="100%" fo:text-indent="0in" style:auto-text-indent="false" fo:break-before="page"/>
      <style:text-properties style:font-name="Ubuntu Condensed" fo:font-size="22pt" fo:font-weight="bold" officeooo:rsid="00cfaa3f" officeooo:paragraph-rsid="00be5781" style:font-size-asian="22pt" style:font-weight-asian="bold" style:font-size-complex="22pt" style:font-weight-complex="bold"/>
    </style:style>
    <style:style style:name="P80" style:family="paragraph" style:parent-style-name="Standard">
      <style:paragraph-properties fo:margin-left="0in" fo:margin-right="0in" fo:text-align="start" style:justify-single-word="false" fo:text-indent="0in" style:auto-text-indent="false">
        <style:tab-stops>
          <style:tab-stop style:position="7.1665in"/>
        </style:tab-stops>
      </style:paragraph-properties>
      <style:text-properties style:font-name="Ubuntu Condensed" fo:font-size="14pt" fo:font-weight="bold" officeooo:rsid="0111e6ab" officeooo:paragraph-rsid="00ab40b0" style:font-size-asian="14pt" style:font-weight-asian="bold" style:font-size-complex="14pt" style:font-weight-complex="bold"/>
    </style:style>
    <style:style style:name="P81" style:family="paragraph" style:parent-style-name="Standard">
      <style:paragraph-properties fo:margin-left="0in" fo:margin-right="0in" fo:text-align="start" style:justify-single-word="false" fo:text-indent="0in" style:auto-text-indent="false"/>
      <style:text-properties style:font-name="Day Roman" fo:font-size="12pt" fo:font-style="normal" fo:font-weight="normal" officeooo:rsid="0089408a" officeooo:paragraph-rsid="00d0d2d2" style:font-size-asian="12pt" style:font-style-asian="normal" style:font-weight-asian="normal" style:font-size-complex="12pt" style:font-style-complex="normal" style:font-weight-complex="normal"/>
    </style:style>
    <style:style style:name="P82" style:family="paragraph" style:parent-style-name="Standard">
      <style:paragraph-properties fo:margin-left="0in" fo:margin-right="0in" fo:text-align="justify" style:justify-single-word="false" fo:text-indent="0in" style:auto-text-indent="false"/>
      <style:text-properties style:font-name="Day Roman" officeooo:rsid="002e795a" officeooo:paragraph-rsid="00d0d2d2"/>
    </style:style>
    <style:style style:name="P83" style:family="paragraph" style:parent-style-name="Standard">
      <style:paragraph-properties fo:margin-left="0in" fo:margin-right="0in" fo:text-align="justify" style:justify-single-word="false" fo:text-indent="0in" style:auto-text-indent="false"/>
      <style:text-properties fo:color="#111111" style:font-name="Day Roman" fo:font-size="14pt" officeooo:rsid="001a2aa8" officeooo:paragraph-rsid="00d0d2d2" style:font-size-asian="14pt" style:font-size-complex="14pt"/>
    </style:style>
    <style:style style:name="P84" style:family="paragraph" style:parent-style-name="Standard">
      <style:paragraph-properties fo:margin-left="0in" fo:margin-right="0in" fo:text-align="justify" style:justify-single-word="false" fo:text-indent="0in" style:auto-text-indent="false"/>
      <style:text-properties fo:color="#111111" style:font-name="Day Roman" fo:font-size="14pt" officeooo:rsid="001a2aa8" officeooo:paragraph-rsid="00d8ab8d" style:font-size-asian="14pt" style:font-size-complex="14pt"/>
    </style:style>
    <style:style style:name="P85" style:family="paragraph" style:parent-style-name="Standard">
      <style:paragraph-properties fo:margin-left="0in" fo:margin-right="0in" fo:text-align="start" style:justify-single-word="false" fo:text-indent="0in" style:auto-text-indent="false"/>
      <style:text-properties fo:color="#111111" style:font-name="Day Roman" fo:font-size="14pt" fo:language="en" fo:country="US" fo:font-style="normal" fo:font-weight="bold" officeooo:rsid="00865be5" officeooo:paragraph-rsid="00d0d2d2" style:font-size-asian="14pt" style:font-style-asian="normal" style:font-weight-asian="bold" style:font-size-complex="14pt" style:font-style-complex="normal" style:font-weight-complex="bold"/>
    </style:style>
    <style:style style:name="P86" style:family="paragraph" style:parent-style-name="Standard">
      <style:paragraph-properties fo:margin-left="0in" fo:margin-right="0in" fo:text-align="start" style:justify-single-word="false" fo:text-indent="0in" style:auto-text-indent="false"/>
      <style:text-properties fo:color="#111111" style:font-name="Day Roman" fo:font-size="14pt" fo:language="en" fo:country="US" fo:font-style="normal" fo:font-weight="bold" officeooo:rsid="0089408a" officeooo:paragraph-rsid="00d0d2d2" style:font-size-asian="14pt" style:font-style-asian="normal" style:font-weight-asian="bold" style:font-size-complex="14pt" style:font-style-complex="normal" style:font-weight-complex="bold"/>
    </style:style>
    <style:style style:name="P87" style:family="paragraph" style:parent-style-name="Standard">
      <style:paragraph-properties fo:margin-left="0in" fo:margin-right="0in" fo:text-align="start" style:justify-single-word="false" fo:text-indent="0in" style:auto-text-indent="false"/>
      <style:text-properties fo:color="#111111" style:font-name="Day Roman" fo:font-size="14pt" fo:language="en" fo:country="US" fo:font-style="normal" fo:font-weight="bold" officeooo:rsid="00916255" officeooo:paragraph-rsid="00d0d2d2" style:font-size-asian="14pt" style:font-style-asian="normal" style:font-weight-asian="bold" style:font-size-complex="14pt" style:font-style-complex="normal" style:font-weight-complex="bold"/>
    </style:style>
    <style:style style:name="P88" style:family="paragraph" style:parent-style-name="Standard">
      <style:paragraph-properties fo:margin-left="0in" fo:margin-right="0in" fo:text-align="justify" style:justify-single-word="false" fo:text-indent="0in" style:auto-text-indent="false"/>
      <style:text-properties fo:color="#111111" style:font-name="Day Roman" fo:font-size="14pt" fo:language="en" fo:country="US" fo:font-style="normal" fo:font-weight="bold" officeooo:rsid="002e795a" officeooo:paragraph-rsid="00d0d2d2" style:font-size-asian="14pt" style:font-style-asian="normal" style:font-weight-asian="bold" style:font-size-complex="14pt" style:font-style-complex="normal" style:font-weight-complex="bold"/>
    </style:style>
    <style:style style:name="P89" style:family="paragraph" style:parent-style-name="Standard">
      <style:paragraph-properties fo:margin-left="0in" fo:margin-right="0in" fo:text-align="justify" style:justify-single-word="false" fo:text-indent="0in" style:auto-text-indent="false"/>
      <style:text-properties fo:color="#111111" style:font-name="Day Roman" fo:font-size="14pt" fo:language="en" fo:country="US" fo:font-style="normal" fo:font-weight="bold" officeooo:rsid="002b322e" officeooo:paragraph-rsid="00d0d2d2" style:font-size-asian="14pt" style:font-style-asian="normal" style:font-weight-asian="bold" style:font-size-complex="14pt" style:font-style-complex="normal" style:font-weight-complex="bold"/>
    </style:style>
    <style:style style:name="P90" style:family="paragraph" style:parent-style-name="Standard">
      <style:paragraph-properties fo:margin-left="0in" fo:margin-right="0in" fo:text-align="justify" style:justify-single-word="false" fo:text-indent="0in" style:auto-text-indent="false"/>
      <style:text-properties fo:color="#111111" style:font-name="Day Roman" fo:language="en" fo:country="US" officeooo:rsid="001a2aa8" officeooo:paragraph-rsid="00d0d2d2"/>
    </style:style>
    <style:style style:name="P91" style:family="paragraph" style:parent-style-name="Standard">
      <style:paragraph-properties fo:margin-left="0in" fo:margin-right="0in" fo:text-align="justify" style:justify-single-word="false" fo:text-indent="0in" style:auto-text-indent="false"/>
      <style:text-properties fo:color="#111111" style:font-name="Day Roman" fo:language="en" fo:country="US" fo:font-weight="normal" officeooo:rsid="001e6efe" officeooo:paragraph-rsid="00d0d2d2" style:font-weight-asian="normal" style:font-weight-complex="normal"/>
    </style:style>
    <style:style style:name="P92" style:family="paragraph" style:parent-style-name="Standard">
      <style:paragraph-properties fo:margin-left="0in" fo:margin-right="0in" fo:text-align="justify" style:justify-single-word="false" fo:text-indent="0in" style:auto-text-indent="false"/>
      <style:text-properties fo:color="#111111" style:font-name="Day Roman" fo:language="en" fo:country="US" fo:font-weight="normal" officeooo:rsid="001a2aa8" officeooo:paragraph-rsid="00d0d2d2" style:font-weight-asian="normal" style:font-weight-complex="normal"/>
    </style:style>
    <style:style style:name="P93" style:family="paragraph" style:parent-style-name="Standard">
      <style:paragraph-properties fo:margin-left="0in" fo:margin-right="0in" fo:text-align="start" style:justify-single-word="false" fo:text-indent="0in" style:auto-text-indent="false"/>
      <style:text-properties fo:color="#111111" style:font-name="Day Roman" fo:language="en" fo:country="US" fo:font-weight="normal" officeooo:rsid="001e94c6" officeooo:paragraph-rsid="00d8ab8d" style:font-weight-asian="normal" style:font-weight-complex="normal"/>
    </style:style>
    <style:style style:name="P94" style:family="paragraph" style:parent-style-name="Standard">
      <style:paragraph-properties fo:margin-left="0in" fo:margin-right="0in" fo:text-align="justify" style:justify-single-word="false" fo:text-indent="0in" style:auto-text-indent="false"/>
      <style:text-properties fo:color="#111111" style:font-name="Day Roman" officeooo:rsid="001a2aa8" officeooo:paragraph-rsid="00d0d2d2"/>
    </style:style>
    <style:style style:name="P95" style:family="paragraph" style:parent-style-name="Standard">
      <style:paragraph-properties fo:margin-left="0in" fo:margin-right="0in" fo:text-align="start" style:justify-single-word="false" fo:text-indent="0in" style:auto-text-indent="false"/>
      <style:text-properties fo:color="#111111" style:font-name="Day Roman" fo:font-size="12pt" fo:language="en" fo:country="US" fo:font-style="normal" fo:font-weight="normal" officeooo:rsid="0070220a" officeooo:paragraph-rsid="00d0d2d2"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0in" fo:margin-right="0in" fo:text-align="start" style:justify-single-word="false" fo:text-indent="0in" style:auto-text-indent="false"/>
      <style:text-properties fo:color="#111111" style:font-name="Day Roman" fo:font-size="12pt" fo:language="en" fo:country="US" fo:font-style="normal" fo:font-weight="normal" officeooo:rsid="00712628" officeooo:paragraph-rsid="00d0d2d2"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in" fo:margin-right="0in" fo:text-align="start" style:justify-single-word="false" fo:text-indent="0in" style:auto-text-indent="false"/>
      <style:text-properties fo:color="#111111" style:font-name="Day Roman" fo:font-size="12pt" fo:language="en" fo:country="US" fo:font-style="normal" fo:font-weight="normal" officeooo:rsid="007204e2" officeooo:paragraph-rsid="00d0d2d2"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in" fo:margin-right="0in" fo:text-align="start" style:justify-single-word="false" fo:text-indent="0in" style:auto-text-indent="false"/>
      <style:text-properties fo:color="#111111" style:font-name="Day Roman" fo:font-size="12pt" fo:language="en" fo:country="US" fo:font-style="normal" fo:font-weight="normal" officeooo:rsid="00865be5" officeooo:paragraph-rsid="00d0d2d2" style:font-size-asian="12pt" style:font-style-asian="normal" style:font-weight-asian="normal" style:font-size-complex="12pt" style:font-style-complex="normal" style:font-weight-complex="normal"/>
    </style:style>
    <style:style style:name="P99" style:family="paragraph" style:parent-style-name="Standard">
      <style:paragraph-properties fo:margin-left="0in" fo:margin-right="0in" fo:text-align="start" style:justify-single-word="false" fo:text-indent="0in" style:auto-text-indent="false"/>
      <style:text-properties fo:color="#111111" style:font-name="Day Roman" fo:font-size="12pt" fo:language="en" fo:country="US" fo:font-style="normal" fo:font-weight="normal" officeooo:rsid="0089408a" officeooo:paragraph-rsid="00d0d2d2" style:font-size-asian="12pt" style:font-style-asian="normal" style:font-weight-asian="normal" style:font-size-complex="12pt" style:font-style-complex="normal" style:font-weight-complex="normal"/>
    </style:style>
    <style:style style:name="P100" style:family="paragraph" style:parent-style-name="Standard">
      <style:paragraph-properties fo:margin-left="0in" fo:margin-right="0in" fo:text-align="start" style:justify-single-word="false" fo:text-indent="0in" style:auto-text-indent="false"/>
      <style:text-properties fo:color="#111111" style:font-name="Day Roman" fo:font-size="12pt" fo:language="en" fo:country="US" fo:font-style="normal" fo:font-weight="normal" officeooo:rsid="00916255" officeooo:paragraph-rsid="00d0d2d2" style:font-size-asian="12pt" style:font-style-asian="normal" style:font-weight-asian="normal" style:font-size-complex="12pt" style:font-style-complex="normal" style:font-weight-complex="normal"/>
    </style:style>
    <style:style style:name="P101" style:family="paragraph" style:parent-style-name="Standard">
      <style:paragraph-properties fo:margin-left="0in" fo:margin-right="0in" fo:text-align="start" style:justify-single-word="false" fo:text-indent="0in" style:auto-text-indent="false"/>
      <style:text-properties fo:color="#111111" style:font-name="Day Roman" fo:font-size="12pt" fo:language="en" fo:country="US" fo:font-style="normal" fo:font-weight="normal" officeooo:rsid="00982010" officeooo:paragraph-rsid="00d0d2d2"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in" fo:text-align="start" style:justify-single-word="false" fo:text-indent="0in" style:auto-text-indent="false"/>
      <style:text-properties fo:color="#111111" style:font-name="Day Roman" fo:font-size="12pt" fo:language="en" fo:country="US" fo:font-style="normal" fo:font-weight="normal" officeooo:rsid="00dc5985" officeooo:paragraph-rsid="00dc5985"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in" fo:text-align="start" style:justify-single-word="false" fo:text-indent="0in" style:auto-text-indent="false"/>
      <style:text-properties fo:color="#111111" style:font-name="Day Roman" fo:font-size="12pt" fo:language="en" fo:country="US" fo:font-style="normal" fo:font-weight="bold" officeooo:rsid="00916255" officeooo:paragraph-rsid="00d0d2d2" style:font-size-asian="12pt" style:font-style-asian="normal" style:font-weight-asian="bold" style:font-size-complex="12pt" style:font-style-complex="normal" style:font-weight-complex="bold"/>
    </style:style>
    <style:style style:name="P104" style:family="paragraph" style:parent-style-name="Standard">
      <style:paragraph-properties fo:margin-left="0in" fo:margin-right="0in" fo:text-align="justify" style:justify-single-word="false" fo:text-indent="0in" style:auto-text-indent="false"/>
      <style:text-properties fo:color="#111111" style:font-name="Day Roman" fo:font-size="12pt" fo:language="en" fo:country="US" fo:font-weight="normal" officeooo:rsid="001e6efe" officeooo:paragraph-rsid="00d0d2d2" style:font-size-asian="12pt" style:font-weight-asian="normal" style:font-size-complex="12pt" style:font-weight-complex="normal"/>
    </style:style>
    <style:style style:name="P105" style:family="paragraph" style:parent-style-name="Standard">
      <style:paragraph-properties fo:margin-left="0in" fo:margin-right="0in" fo:text-align="justify" style:justify-single-word="false" fo:text-indent="0in" style:auto-text-indent="false"/>
      <style:text-properties fo:color="#111111" style:font-name="Day Roman" fo:font-size="12pt" officeooo:rsid="001a2aa8" officeooo:paragraph-rsid="00d0d2d2" style:font-size-asian="12pt" style:font-size-complex="12pt"/>
    </style:style>
    <style:style style:name="P106" style:family="paragraph" style:parent-style-name="Standard">
      <style:paragraph-properties fo:margin-left="0in" fo:margin-right="0in" fo:text-align="justify" style:justify-single-word="false" fo:text-indent="0in" style:auto-text-indent="false"/>
      <style:text-properties fo:color="#111111" style:font-name="Day Roman" fo:font-size="12pt" fo:font-style="italic" fo:font-weight="normal" officeooo:rsid="001e94c6" officeooo:paragraph-rsid="00d0d2d2" style:font-size-asian="12pt" style:font-style-asian="italic" style:font-weight-asian="normal" style:font-size-complex="12pt" style:font-style-complex="italic" style:font-weight-complex="normal"/>
    </style:style>
    <style:style style:name="P107" style:family="paragraph" style:parent-style-name="Standard">
      <style:paragraph-properties fo:margin-left="0in" fo:margin-right="0in" fo:text-align="justify" style:justify-single-word="false" fo:text-indent="0in" style:auto-text-indent="false"/>
      <style:text-properties fo:color="#111111" style:font-name="Day Roman" fo:font-weight="normal" officeooo:rsid="001fa53d" officeooo:paragraph-rsid="00d0d2d2" style:font-weight-asian="normal" style:font-weight-complex="normal"/>
    </style:style>
    <style:style style:name="P108" style:family="paragraph" style:parent-style-name="Standard">
      <style:paragraph-properties fo:margin-left="0in" fo:margin-right="0in" fo:text-align="start" style:justify-single-word="false" fo:text-indent="0in" style:auto-text-indent="false"/>
      <style:text-properties fo:color="#111111" style:font-name="Day Roman" fo:font-weight="normal" officeooo:rsid="001e94c6" officeooo:paragraph-rsid="00d8ab8d" style:font-weight-asian="normal" style:font-weight-complex="normal"/>
    </style:style>
    <style:style style:name="P109" style:family="paragraph" style:parent-style-name="Standard">
      <style:paragraph-properties fo:margin-left="0in" fo:margin-right="0in" fo:text-align="justify" style:justify-single-word="false" fo:text-indent="0in" style:auto-text-indent="false"/>
      <style:text-properties fo:color="#111111" style:font-name="Day Roman" fo:font-weight="normal" officeooo:rsid="001e94c6" officeooo:paragraph-rsid="00d0d2d2" style:font-weight-asian="normal" style:font-weight-complex="normal"/>
    </style:style>
    <style:style style:name="P110" style:family="paragraph" style:parent-style-name="Standard">
      <style:paragraph-properties fo:margin-left="0in" fo:margin-right="0in" fo:text-align="justify" style:justify-single-word="false" fo:text-indent="0in" style:auto-text-indent="false"/>
      <style:text-properties fo:color="#111111" style:font-name="Day Roman" officeooo:rsid="001e6efe" officeooo:paragraph-rsid="00d0d2d2"/>
    </style:style>
    <style:style style:name="P111" style:family="paragraph" style:parent-style-name="Standard">
      <style:paragraph-properties fo:margin-left="0in" fo:margin-right="0in" fo:text-align="justify" style:justify-single-word="false" fo:text-indent="0in" style:auto-text-indent="false"/>
      <style:text-properties fo:color="#111111" style:font-name="Day Roman" fo:font-size="22pt" fo:language="en" fo:country="US" fo:font-style="normal" fo:font-weight="bold" officeooo:rsid="002b322e" officeooo:paragraph-rsid="00d0d2d2" style:font-size-asian="22pt" style:font-style-asian="normal" style:font-weight-asian="bold" style:font-size-complex="22pt" style:font-style-complex="normal" style:font-weight-complex="bold"/>
    </style:style>
    <style:style style:name="P112" style:family="paragraph" style:parent-style-name="Standard">
      <style:paragraph-properties fo:margin-left="0in" fo:margin-right="0in" fo:text-align="start" style:justify-single-word="false" fo:text-indent="0in" style:auto-text-indent="false"/>
      <style:text-properties fo:color="#111111" style:font-name="Day Roman" fo:font-size="22pt" fo:language="en" fo:country="US" fo:font-style="normal" fo:font-weight="bold" officeooo:rsid="0092d73a" officeooo:paragraph-rsid="00d0d2d2" style:font-size-asian="22pt" style:font-style-asian="normal" style:font-weight-asian="bold" style:font-size-complex="22pt" style:font-style-complex="normal" style:font-weight-complex="bold"/>
    </style:style>
    <style:style style:name="P113" style:family="paragraph" style:parent-style-name="Standard">
      <style:paragraph-properties fo:margin-left="0in" fo:margin-right="0in" fo:text-align="start" style:justify-single-word="false" fo:text-indent="0in" style:auto-text-indent="false" fo:break-before="page">
        <style:tab-stops>
          <style:tab-stop style:position="7.1665in"/>
        </style:tab-stops>
      </style:paragraph-properties>
      <style:text-properties style:font-name="Ubuntu Condensed" fo:font-size="14pt" officeooo:paragraph-rsid="00b62c62" style:font-size-asian="14pt" style:font-size-complex="14pt"/>
    </style:style>
    <style:style style:name="P114" style:family="paragraph" style:parent-style-name="Standard">
      <style:paragraph-properties fo:margin-left="0in" fo:margin-right="0in" fo:text-align="justify" style:justify-single-word="false" fo:text-indent="0in" style:auto-text-indent="false" fo:break-before="page"/>
      <style:text-properties fo:color="#111111" style:font-name="Day Roman" fo:font-size="12pt" fo:language="en" fo:country="US" fo:font-style="normal" fo:font-weight="normal" officeooo:rsid="002e795a" officeooo:paragraph-rsid="00d0d2d2"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text-align="justify" style:justify-single-word="false" fo:text-indent="0in" style:auto-text-indent="false" fo:break-before="page"/>
      <style:text-properties fo:color="#111111" style:font-name="Day Roman" officeooo:rsid="001e6efe" officeooo:paragraph-rsid="00d0d2d2"/>
    </style:style>
    <style:style style:name="P116" style:family="paragraph" style:parent-style-name="Standard">
      <style:paragraph-properties fo:margin-left="0in" fo:margin-right="0in" fo:text-align="start" style:justify-single-word="false" fo:text-indent="0in" style:auto-text-indent="false" fo:break-before="page"/>
      <style:text-properties style:font-name="Day Roman" fo:font-size="22pt" fo:font-style="normal" fo:font-weight="bold" officeooo:rsid="0092d73a" officeooo:paragraph-rsid="00d0d2d2" style:font-size-asian="22pt" style:font-style-asian="normal" style:font-weight-asian="bold" style:font-size-complex="22pt" style:font-style-complex="normal" style:font-weight-complex="bold"/>
    </style:style>
    <style:style style:name="P117" style:family="paragraph" style:parent-style-name="Standard">
      <style:paragraph-properties fo:margin-left="0in" fo:margin-right="0in" fo:margin-top="0in" fo:margin-bottom="0in" style:contextual-spacing="false" fo:text-align="justify" style:justify-single-word="false" fo:text-indent="0in" style:auto-text-indent="false">
        <style:tab-stops/>
      </style:paragraph-properties>
      <style:text-properties fo:color="#111111" style:font-name="Day Roman" fo:font-size="22pt" fo:language="en" fo:country="US" fo:font-weight="normal" officeooo:rsid="001a2aa8" officeooo:paragraph-rsid="00d0d2d2" style:font-size-asian="22pt" style:font-weight-asian="normal" style:font-size-complex="22pt" style:font-weight-complex="normal"/>
    </style:style>
    <style:style style:name="P118" style:family="paragraph" style:parent-style-name="Standard">
      <style:paragraph-properties fo:margin-left="0in" fo:margin-right="0in" fo:margin-top="0in" fo:margin-bottom="0in" style:contextual-spacing="false" fo:text-align="justify" style:justify-single-word="false" fo:text-indent="0in" style:auto-text-indent="false">
        <style:tab-stops/>
      </style:paragraph-properties>
      <style:text-properties fo:color="#111111" style:font-name="Day Roman" fo:language="en" fo:country="US" officeooo:rsid="001a2aa8" officeooo:paragraph-rsid="00d0d2d2"/>
    </style:style>
    <style:style style:name="P119" style:family="paragraph" style:parent-style-name="Standard">
      <style:paragraph-properties fo:margin-left="0in" fo:margin-right="0in" fo:margin-top="0in" fo:margin-bottom="0in" style:contextual-spacing="false" fo:text-align="justify" style:justify-single-word="false" fo:text-indent="0in" style:auto-text-indent="false">
        <style:tab-stops/>
      </style:paragraph-properties>
      <style:text-properties fo:color="#111111" style:font-name="Day Roman" fo:font-size="12pt" fo:language="en" fo:country="US" fo:font-weight="normal" officeooo:rsid="001a2aa8" officeooo:paragraph-rsid="00d0d2d2" style:font-size-asian="12pt" style:font-weight-asian="normal" style:font-size-complex="12pt" style:font-weight-complex="normal"/>
    </style:style>
    <style:style style:name="P120"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color="#111111" style:font-name="Day Roman" fo:font-size="12pt" fo:language="en" fo:country="US" fo:font-weight="normal" officeooo:rsid="006cabb1" officeooo:paragraph-rsid="00d0d2d2" style:font-size-asian="12pt" style:font-weight-asian="normal" style:font-size-complex="12pt" style:font-weight-complex="normal"/>
    </style:style>
    <style:style style:name="P121" style:family="paragraph" style:parent-style-name="Standard">
      <style:paragraph-properties fo:margin-left="0in" fo:margin-right="0in" fo:margin-top="0in" fo:margin-bottom="0in" style:contextual-spacing="false" fo:text-align="justify" style:justify-single-word="false" fo:text-indent="0in" style:auto-text-indent="false">
        <style:tab-stops/>
      </style:paragraph-properties>
      <style:text-properties fo:color="#111111" style:font-name="Day Roman" fo:font-size="12pt" fo:language="en" fo:country="US" fo:font-weight="normal" officeooo:rsid="0069f22b" officeooo:paragraph-rsid="00d0d2d2" style:font-size-asian="12pt" style:font-weight-asian="normal" style:font-size-complex="12pt" style:font-weight-complex="normal"/>
    </style:style>
    <style:style style:name="P122" style:family="paragraph" style:parent-style-name="Standard">
      <style:paragraph-properties fo:margin-left="0in" fo:margin-right="0in" fo:margin-top="0in" fo:margin-bottom="0in" style:contextual-spacing="false" fo:text-align="justify" style:justify-single-word="false" fo:text-indent="0in" style:auto-text-indent="false">
        <style:tab-stops/>
      </style:paragraph-properties>
      <style:text-properties fo:color="#111111" style:font-name="Day Roman" fo:font-size="12pt" fo:language="en" fo:country="US" fo:font-style="normal" fo:font-weight="normal" officeooo:rsid="007e9ca2" officeooo:paragraph-rsid="00d0d2d2" style:font-size-asian="12pt" style:font-style-asian="normal" style:font-weight-asian="normal" style:font-size-complex="12pt" style:font-style-complex="normal" style:font-weight-complex="normal"/>
    </style:style>
    <style:style style:name="P123" style:family="paragraph" style:parent-style-name="Standard">
      <style:paragraph-properties fo:margin-left="0in" fo:margin-right="0in" fo:margin-top="0in" fo:margin-bottom="0in" style:contextual-spacing="false" fo:text-align="justify" style:justify-single-word="false" fo:text-indent="0in" style:auto-text-indent="false">
        <style:tab-stops/>
      </style:paragraph-properties>
      <style:text-properties fo:color="#111111" style:font-name="Day Roman" fo:font-size="12pt" fo:language="en" fo:country="US" fo:font-style="normal" fo:font-weight="normal" officeooo:rsid="00944ad3" officeooo:paragraph-rsid="00d0d2d2" style:font-size-asian="12pt" style:font-style-asian="normal" style:font-weight-asian="normal" style:font-size-complex="12pt" style:font-style-complex="normal" style:font-weight-complex="normal"/>
    </style:style>
    <style:style style:name="P124" style:family="paragraph" style:parent-style-name="Standard">
      <style:paragraph-properties fo:margin-left="0in" fo:margin-right="0in" fo:margin-top="0in" fo:margin-bottom="0in" style:contextual-spacing="false" fo:text-align="justify" style:justify-single-word="false" fo:text-indent="0in" style:auto-text-indent="false">
        <style:tab-stops/>
      </style:paragraph-properties>
      <style:text-properties fo:color="#111111" style:font-name="Day Roman" fo:font-size="14pt" fo:language="en" fo:country="US" fo:font-style="normal" fo:font-weight="bold" officeooo:rsid="0065da33" officeooo:paragraph-rsid="00d0d2d2" style:font-size-asian="14pt" style:font-style-asian="normal" style:font-weight-asian="bold" style:font-size-complex="14pt" style:font-style-complex="normal" style:font-weight-complex="bold"/>
    </style:style>
    <style:style style:name="P125" style:family="paragraph" style:parent-style-name="Standard">
      <style:paragraph-properties fo:margin-left="0in" fo:margin-right="0in" fo:margin-top="0in" fo:margin-bottom="0in" style:contextual-spacing="false" fo:text-align="justify" style:justify-single-word="false" fo:text-indent="0in" style:auto-text-indent="false">
        <style:tab-stops/>
      </style:paragraph-properties>
      <style:text-properties fo:color="#111111" style:font-name="Day Roman" fo:font-size="14pt" fo:language="en" fo:country="US" fo:font-style="normal" fo:font-weight="bold" officeooo:rsid="00944ad3" officeooo:paragraph-rsid="00d0d2d2" style:font-size-asian="14pt" style:font-style-asian="normal" style:font-weight-asian="bold" style:font-size-complex="14pt" style:font-style-complex="normal" style:font-weight-complex="bold"/>
    </style:style>
    <style:style style:name="P126" style:family="paragraph" style:parent-style-name="Standard">
      <style:paragraph-properties fo:margin-left="0in" fo:margin-right="0in" fo:margin-top="0in" fo:margin-bottom="0in" style:contextual-spacing="false" fo:text-align="justify" style:justify-single-word="false" fo:text-indent="0in" style:auto-text-indent="false">
        <style:tab-stops/>
      </style:paragraph-properties>
      <style:text-properties fo:font-size="22pt" officeooo:paragraph-rsid="00d0d2d2" style:font-size-asian="22pt" style:font-size-complex="22pt"/>
    </style:style>
    <style:style style:name="P127" style:family="paragraph" style:parent-style-name="Standard">
      <style:paragraph-properties fo:margin-left="0in" fo:margin-right="0in" fo:margin-top="0in" fo:margin-bottom="0in" style:contextual-spacing="false" fo:text-align="justify" style:justify-single-word="false" fo:text-indent="0in" style:auto-text-indent="false" fo:break-before="page">
        <style:tab-stops/>
      </style:paragraph-properties>
      <style:text-properties style:font-name="Day Roman" fo:font-size="22pt" fo:font-weight="normal" officeooo:rsid="001a2aa8" officeooo:paragraph-rsid="00d0d2d2" style:font-size-asian="22pt" style:font-weight-asian="normal" style:font-size-complex="22pt" style:font-weight-complex="normal"/>
    </style:style>
    <style:style style:name="P128" style:family="paragraph" style:parent-style-name="Standard">
      <style:paragraph-properties fo:margin-left="0in" fo:margin-right="0in" fo:margin-top="0in" fo:margin-bottom="0in" style:contextual-spacing="false" fo:text-align="justify" style:justify-single-word="false" fo:text-indent="0in" style:auto-text-indent="false" fo:break-before="page">
        <style:tab-stops/>
      </style:paragraph-properties>
      <style:text-properties fo:color="#111111" style:font-name="Day Roman" fo:font-size="12pt" fo:language="en" fo:country="US" fo:font-style="normal" fo:font-weight="normal" officeooo:rsid="007e9ca2" officeooo:paragraph-rsid="00d0d2d2" style:font-size-asian="12pt" style:font-style-asian="normal" style:font-weight-asian="normal" style:font-size-complex="12pt" style:font-style-complex="normal" style:font-weight-complex="normal"/>
    </style:style>
    <style:style style:name="P129" style:family="paragraph" style:parent-style-name="Standard">
      <style:paragraph-properties fo:margin-left="0in" fo:margin-right="0in" fo:margin-top="0in" fo:margin-bottom="0in" style:contextual-spacing="false" fo:text-align="justify" style:justify-single-word="false" fo:text-indent="0in" style:auto-text-indent="false" fo:break-before="page">
        <style:tab-stops/>
      </style:paragraph-properties>
      <style:text-properties fo:color="#111111" style:font-name="Day Roman" fo:font-size="22pt" fo:language="en" fo:country="US" fo:font-style="normal" fo:font-weight="bold" officeooo:rsid="002cf7fc" officeooo:paragraph-rsid="00d0d2d2" style:font-size-asian="22pt" style:font-style-asian="normal" style:font-weight-asian="bold" style:font-size-complex="22pt" style:font-style-complex="normal" style:font-weight-complex="bold"/>
    </style:style>
    <style:style style:name="P130" style:family="paragraph" style:parent-style-name="Standard" style:master-page-name="">
      <style:paragraph-properties fo:margin-left="0in" fo:margin-right="0in" fo:text-align="justify" style:justify-single-word="false" fo:text-indent="0in" style:auto-text-indent="false" style:page-number="auto"/>
      <style:text-properties fo:color="#111111" style:font-name="Day Roman" fo:language="en" fo:country="US" officeooo:rsid="001a2aa8" officeooo:paragraph-rsid="00d0d2d2"/>
    </style:style>
    <style:style style:name="P131" style:family="paragraph" style:parent-style-name="Standard" style:master-page-name="">
      <style:paragraph-properties fo:margin-left="0in" fo:margin-right="0in" fo:text-align="justify" style:justify-single-word="false" fo:text-indent="0in" style:auto-text-indent="false" style:page-number="auto"/>
      <style:text-properties fo:color="#111111" style:font-name="Day Roman" fo:font-weight="normal" officeooo:rsid="001fa53d" officeooo:paragraph-rsid="00d0d2d2" style:font-weight-asian="normal" style:font-weight-complex="normal"/>
    </style:style>
    <style:style style:name="P132" style:family="paragraph" style:parent-style-name="Standard" style:master-page-name="">
      <style:paragraph-properties fo:margin-left="0in" fo:margin-right="0in" fo:text-align="justify" style:justify-single-word="false" fo:text-indent="0in" style:auto-text-indent="false" style:page-number="auto"/>
      <style:text-properties fo:color="#111111" style:font-name="Day Roman" fo:font-weight="normal" officeooo:rsid="001e94c6" officeooo:paragraph-rsid="00d0d2d2" style:font-weight-asian="normal" style:font-weight-complex="normal"/>
    </style:style>
    <style:style style:name="P133" style:family="paragraph" style:parent-style-name="Standard" style:master-page-name="">
      <style:paragraph-properties fo:margin-left="0in" fo:margin-right="0in" fo:text-align="justify" style:justify-single-word="false" fo:text-indent="0in" style:auto-text-indent="false" style:page-number="auto"/>
      <style:text-properties fo:color="#111111" style:font-name="Day Roman" officeooo:rsid="001e6efe" officeooo:paragraph-rsid="00d0d2d2"/>
    </style:style>
    <style:style style:name="P134" style:family="paragraph" style:parent-style-name="Standard">
      <style:paragraph-properties fo:text-align="start" style:justify-single-word="false"/>
      <style:text-properties style:font-name="Day Roman" fo:font-size="12pt" fo:font-style="normal" fo:font-weight="normal" officeooo:rsid="0dcbf69c" officeooo:paragraph-rsid="00d0d2d2"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Day Roman" fo:font-size="12pt" fo:font-style="italic" fo:font-weight="normal" officeooo:rsid="0dcdab57" officeooo:paragraph-rsid="00d0d2d2" style:font-size-asian="12pt" style:font-style-asian="italic" style:font-weight-asian="normal" style:font-size-complex="12pt" style:font-style-complex="italic" style:font-weight-complex="normal"/>
    </style:style>
    <style:style style:name="P136" style:family="paragraph" style:parent-style-name="Standard">
      <style:paragraph-properties fo:text-align="start" style:justify-single-word="false"/>
      <style:text-properties style:font-name="Day Roman" fo:font-size="14pt" fo:font-style="normal" fo:font-weight="bold" officeooo:rsid="0dcbf69c" officeooo:paragraph-rsid="00d0d2d2" style:font-size-asian="14pt" style:font-style-asian="normal" style:font-weight-asian="bold" style:font-size-complex="14pt" style:font-style-complex="normal" style:font-weight-complex="bold"/>
    </style:style>
    <style:style style:name="P137" style:family="paragraph" style:parent-style-name="Standard">
      <style:paragraph-properties fo:text-align="start" style:justify-single-word="false"/>
      <style:text-properties style:font-name="Day Roman" fo:font-size="14pt" fo:font-style="normal" fo:font-weight="bold" officeooo:rsid="0de9ff31" officeooo:paragraph-rsid="00d0d2d2" style:font-size-asian="14pt" style:font-style-asian="normal" style:font-weight-asian="bold" style:font-size-complex="14pt" style:font-style-complex="normal" style:font-weight-complex="bold"/>
    </style:style>
    <style:style style:name="P138" style:family="paragraph" style:parent-style-name="Standard">
      <style:paragraph-properties fo:text-align="center" style:justify-single-word="false"/>
      <style:text-properties style:font-name="Day Roman" fo:font-size="22pt" fo:font-style="normal" fo:font-weight="bold" officeooo:rsid="008c38ea" officeooo:paragraph-rsid="00d0d2d2" style:font-size-asian="22pt" style:font-style-asian="normal" style:font-weight-asian="bold" style:font-size-complex="22pt" style:font-style-complex="normal" style:font-weight-complex="bold"/>
    </style:style>
    <style:style style:name="P139" style:family="paragraph" style:parent-style-name="Standard">
      <style:paragraph-properties fo:text-align="justify" style:justify-single-word="false"/>
      <style:text-properties fo:color="#111111" style:font-name="Day Roman" fo:language="en" fo:country="US" officeooo:rsid="001a2aa8" officeooo:paragraph-rsid="00d0d2d2"/>
    </style:style>
    <style:style style:name="P140" style:family="paragraph" style:parent-style-name="Standard">
      <style:paragraph-properties fo:text-align="justify" style:justify-single-word="false"/>
      <style:text-properties fo:color="#111111" style:font-name="Day Roman" fo:language="en" fo:country="US" fo:font-style="normal" officeooo:rsid="001a2aa8" officeooo:paragraph-rsid="00d0d2d2" style:font-style-asian="normal" style:font-style-complex="normal"/>
    </style:style>
    <style:style style:name="P141" style:family="paragraph" style:parent-style-name="Standard">
      <style:paragraph-properties fo:text-align="start" style:justify-single-word="false"/>
      <style:text-properties fo:color="#111111" style:font-name="Day Roman" fo:font-size="14pt" fo:language="en" fo:country="US" fo:font-style="normal" fo:font-weight="bold" officeooo:rsid="00842ce2" officeooo:paragraph-rsid="00d0d2d2" style:font-size-asian="14pt" style:font-style-asian="normal" style:font-weight-asian="bold" style:font-size-complex="14pt" style:font-style-complex="normal" style:font-weight-complex="bold"/>
    </style:style>
    <style:style style:name="P142" style:family="paragraph" style:parent-style-name="Standard">
      <style:paragraph-properties fo:text-align="justify" style:justify-single-word="false"/>
      <style:text-properties fo:color="#111111" style:font-name="Day Roman" fo:font-size="14pt" fo:language="en" fo:country="US" fo:font-style="normal" fo:font-weight="bold" officeooo:rsid="004dde81" officeooo:paragraph-rsid="00d0d2d2" style:font-size-asian="14pt" style:font-style-asian="normal" style:font-weight-asian="bold" style:font-size-complex="14pt" style:font-style-complex="normal" style:font-weight-complex="bold"/>
    </style:style>
    <style:style style:name="P143" style:family="paragraph" style:parent-style-name="Standard">
      <style:paragraph-properties fo:text-align="justify" style:justify-single-word="false"/>
      <style:text-properties fo:color="#111111" style:font-name="Day Roman" fo:font-size="14pt" fo:language="en" fo:country="US" fo:font-style="normal" officeooo:rsid="001a2aa8" officeooo:paragraph-rsid="00d0d2d2" style:font-size-asian="14pt" style:font-style-asian="normal" style:font-size-complex="14pt" style:font-style-complex="normal"/>
    </style:style>
    <style:style style:name="P144" style:family="paragraph" style:parent-style-name="Standard">
      <style:paragraph-properties fo:text-align="justify" style:justify-single-word="false"/>
      <style:text-properties fo:color="#111111" style:font-name="Day Roman" fo:font-size="14pt" officeooo:rsid="001a2aa8" officeooo:paragraph-rsid="00d0d2d2" style:font-size-asian="14pt" style:font-size-complex="14pt"/>
    </style:style>
    <style:style style:name="P145" style:family="paragraph" style:parent-style-name="Standard">
      <style:paragraph-properties fo:text-align="start" style:justify-single-word="false"/>
      <style:text-properties fo:color="#111111" style:font-name="Day Roman" fo:font-size="12pt" fo:language="en" fo:country="US" fo:font-style="italic" fo:font-weight="normal" officeooo:rsid="00849c48" officeooo:paragraph-rsid="00d0d2d2" style:font-size-asian="12pt" style:font-style-asian="italic" style:font-weight-asian="normal" style:font-size-complex="12pt" style:font-style-complex="italic" style:font-weight-complex="normal"/>
    </style:style>
    <style:style style:name="P146" style:family="paragraph" style:parent-style-name="Standard">
      <style:paragraph-properties fo:text-align="start" style:justify-single-word="false"/>
      <style:text-properties fo:color="#111111" style:font-name="Day Roman" fo:font-size="12pt" fo:language="en" fo:country="US" fo:font-style="normal" fo:font-weight="normal" officeooo:rsid="00842ce2" officeooo:paragraph-rsid="00d0d2d2"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color="#111111" style:font-name="Day Roman" fo:font-size="12pt" fo:language="en" fo:country="US" fo:font-style="normal" fo:font-weight="normal" officeooo:rsid="009c704e" officeooo:paragraph-rsid="00d0d2d2"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color="#111111" style:font-name="Day Roman" fo:font-size="12pt" fo:language="en" fo:country="US" fo:font-style="normal" fo:font-weight="normal" officeooo:rsid="00849c48" officeooo:paragraph-rsid="00d0d2d2"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fo:color="#111111" style:font-name="Day Roman" officeooo:rsid="001a2aa8" officeooo:paragraph-rsid="00d0d2d2"/>
    </style:style>
    <style:style style:name="P150" style:family="paragraph" style:parent-style-name="Standard">
      <style:paragraph-properties fo:text-align="justify" style:justify-single-word="false"/>
      <style:text-properties fo:color="#111111" style:font-name="Day Roman" fo:font-style="italic" officeooo:rsid="001e6efe" officeooo:paragraph-rsid="00d0d2d2" style:font-style-asian="italic" style:font-style-complex="italic"/>
    </style:style>
    <style:style style:name="P151" style:family="paragraph" style:parent-style-name="Standard">
      <style:paragraph-properties fo:text-align="center" style:justify-single-word="false" fo:break-before="page"/>
      <style:text-properties style:font-name="Day Roman" fo:font-size="33pt" fo:font-style="normal" fo:font-weight="bold" officeooo:rsid="0db9ea4f" officeooo:paragraph-rsid="00d0d2d2" style:font-size-asian="33pt" style:font-style-asian="normal" style:font-weight-asian="bold" style:font-size-complex="33pt" style:font-style-complex="normal" style:font-weight-complex="bold"/>
    </style:style>
    <style:style style:name="P152" style:family="paragraph" style:parent-style-name="Standard">
      <style:paragraph-properties fo:text-align="start" style:justify-single-word="false" fo:break-before="page"/>
      <style:text-properties fo:color="#111111" style:font-name="Day Roman" fo:font-size="12pt" fo:language="en" fo:country="US" fo:font-style="normal" fo:font-weight="normal" officeooo:rsid="0db6ed77" officeooo:paragraph-rsid="00d0d2d2"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justify" style:justify-single-word="false" fo:break-before="page"/>
      <style:text-properties officeooo:paragraph-rsid="00d0d2d2"/>
    </style:style>
    <style:style style:name="P154" style:family="paragraph" style:parent-style-name="Heading_20_2" style:list-style-name="">
      <style:paragraph-properties fo:margin-left="0in" fo:margin-right="0in" fo:margin-top="0in" fo:margin-bottom="0in" style:contextual-spacing="true" fo:line-height="100%" fo:text-indent="0in" style:auto-text-indent="false"/>
      <style:text-properties style:font-name="Ubuntu Condensed" fo:font-size="13pt" officeooo:rsid="0046d25d" officeooo:paragraph-rsid="00715a47" style:font-size-asian="13pt" style:font-size-complex="13pt"/>
    </style:style>
    <style:style style:name="P155" style:family="paragraph" style:parent-style-name="Heading_20_2">
      <style:paragraph-properties fo:margin-left="0in" fo:margin-right="0in" fo:margin-top="0in" fo:margin-bottom="0in" style:contextual-spacing="true" fo:line-height="100%" fo:text-indent="0in" style:auto-text-indent="false" fo:break-before="page"/>
      <style:text-properties style:font-name="Ubuntu Condensed" fo:font-size="13pt" officeooo:rsid="0046d25d" officeooo:paragraph-rsid="00715a47" style:font-size-asian="13pt" style:font-size-complex="13pt"/>
    </style:style>
    <style:style style:name="P156" style:family="paragraph" style:parent-style-name="Heading_20_2" style:list-style-name="L3">
      <style:paragraph-properties fo:margin-left="-0.25in" fo:margin-right="0in" fo:margin-top="0in" fo:margin-bottom="0in" style:contextual-spacing="true" fo:line-height="100%" fo:text-indent="0in" style:auto-text-indent="false" fo:keep-with-next="always"/>
      <style:text-properties style:font-name="Ubuntu Condensed" fo:font-size="13pt" fo:font-style="normal" fo:font-weight="normal" officeooo:paragraph-rsid="00678143" style:font-size-asian="13pt" style:font-style-asian="normal" style:font-weight-asian="normal" style:font-size-complex="13pt" style:font-style-complex="normal" style:font-weight-complex="normal"/>
    </style:style>
    <style:style style:name="P157" style:family="paragraph" style:parent-style-name="Heading_20_2" style:list-style-name="L3">
      <style:paragraph-properties fo:margin-left="-0.25in" fo:margin-right="0in" fo:margin-top="0in" fo:margin-bottom="0in" style:contextual-spacing="true" fo:line-height="100%" fo:text-indent="0in" style:auto-text-indent="false" fo:keep-with-next="always"/>
      <style:text-properties style:font-name="Ubuntu Condensed" fo:font-size="13pt" fo:font-style="normal" fo:font-weight="normal" officeooo:paragraph-rsid="00652dbf" style:font-size-asian="13pt" style:font-style-asian="normal" style:font-weight-asian="normal" style:font-size-complex="13pt" style:font-style-complex="normal" style:font-weight-complex="normal"/>
    </style:style>
    <style:style style:name="P158" style:family="paragraph" style:parent-style-name="Heading_20_2" style:list-style-name="L3">
      <style:paragraph-properties fo:margin-left="-0.25in" fo:margin-right="0in" fo:margin-top="0in" fo:margin-bottom="0in" style:contextual-spacing="true" fo:line-height="100%" fo:text-indent="0in" style:auto-text-indent="false"/>
      <style:text-properties style:font-name="Ubuntu Condensed" fo:font-size="13pt" fo:font-style="normal" fo:font-weight="normal" officeooo:paragraph-rsid="00678143" style:font-size-asian="13pt" style:font-style-asian="normal" style:font-weight-asian="normal" style:font-size-complex="13pt" style:font-style-complex="normal" style:font-weight-complex="normal"/>
    </style:style>
    <style:style style:name="P159" style:family="paragraph" style:parent-style-name="Heading_20_2">
      <style:paragraph-properties fo:margin-top="0in" fo:margin-bottom="0in" style:contextual-spacing="true" fo:line-height="100%"/>
      <style:text-properties style:font-name="Ubuntu Condensed" fo:font-size="13pt" officeooo:rsid="00652dbf" officeooo:paragraph-rsid="00652dbf" style:font-size-asian="13pt" style:font-size-complex="13pt"/>
    </style:style>
    <style:style style:name="P160" style:family="paragraph" style:parent-style-name="Heading_20_2">
      <style:paragraph-properties fo:margin-top="0in" fo:margin-bottom="0in" style:contextual-spacing="true" fo:line-height="100%"/>
      <style:text-properties style:font-name="Ubuntu Condensed" fo:font-size="13pt" officeooo:paragraph-rsid="00652dbf" style:font-size-asian="13pt" style:font-size-complex="13pt"/>
    </style:style>
    <style:style style:name="P161" style:family="paragraph" style:parent-style-name="Heading_20_2">
      <style:paragraph-properties fo:margin-top="0in" fo:margin-bottom="0in" style:contextual-spacing="true" fo:line-height="100%"/>
      <style:text-properties style:font-name="Ubuntu Condensed" fo:font-size="13pt" officeooo:paragraph-rsid="0071251b" style:font-size-asian="13pt" style:font-size-complex="13pt"/>
    </style:style>
    <style:style style:name="P162" style:family="paragraph" style:parent-style-name="Heading_20_2">
      <style:paragraph-properties fo:margin-top="0in" fo:margin-bottom="0in" style:contextual-spacing="true" fo:line-height="100%"/>
      <style:text-properties style:font-name="Ubuntu Condensed" fo:font-size="13pt" fo:font-style="normal" officeooo:rsid="00652dbf" officeooo:paragraph-rsid="00652dbf" style:font-size-asian="13pt" style:font-style-asian="normal" style:font-size-complex="13pt" style:font-style-complex="normal"/>
    </style:style>
    <style:style style:name="P163" style:family="paragraph" style:parent-style-name="Heading_20_2">
      <style:paragraph-properties fo:margin-top="0in" fo:margin-bottom="0in" style:contextual-spacing="true" fo:line-height="100%"/>
      <style:text-properties style:font-name="Ubuntu Condensed" fo:font-size="13pt" fo:font-style="normal" officeooo:paragraph-rsid="00652dbf" style:font-size-asian="13pt" style:font-style-asian="normal" style:font-size-complex="13pt" style:font-style-complex="normal"/>
    </style:style>
    <style:style style:name="P164" style:family="paragraph" style:parent-style-name="Text_20_body">
      <style:paragraph-properties fo:margin-left="0in" fo:margin-right="0in" fo:margin-top="0in" fo:margin-bottom="0in" style:contextual-spacing="true" fo:line-height="100%" fo:text-align="justify" style:justify-single-word="false" fo:text-indent="0in" style:auto-text-indent="false"/>
      <style:text-properties fo:color="#111111" style:font-name="Day Roman" fo:font-size="12pt" fo:font-weight="normal" officeooo:rsid="024fc15e" officeooo:paragraph-rsid="00e2739c" style:font-size-asian="12pt" style:font-weight-asian="normal" style:font-size-complex="12pt" style:font-weight-complex="normal"/>
    </style:style>
    <style:style style:name="P165" style:family="paragraph" style:parent-style-name="Text_20_body">
      <style:paragraph-properties fo:margin-left="0in" fo:margin-right="0in" fo:margin-top="0in" fo:margin-bottom="0in" style:contextual-spacing="true" fo:line-height="100%" fo:text-indent="0in" style:auto-text-indent="false"/>
      <style:text-properties fo:font-size="12pt" officeooo:rsid="024fc15e" officeooo:paragraph-rsid="00e2739c" style:font-size-asian="12pt" style:font-size-complex="12pt"/>
    </style:style>
    <style:style style:name="P166" style:family="paragraph" style:parent-style-name="Heading_20_1">
      <style:paragraph-properties fo:margin-top="0in" fo:margin-bottom="0in" style:contextual-spacing="true" fo:line-height="100%"/>
      <style:text-properties style:font-name="Ubuntu Condensed" fo:font-size="13pt" officeooo:paragraph-rsid="00521f27" style:font-size-asian="13pt" style:font-size-complex="13pt"/>
    </style:style>
    <style:style style:name="P167" style:family="paragraph" style:parent-style-name="Heading_20_1">
      <style:paragraph-properties fo:margin-top="0in" fo:margin-bottom="0in" style:contextual-spacing="true" fo:line-height="100%"/>
      <style:text-properties style:font-name="Ubuntu Condensed" fo:font-size="13pt" officeooo:paragraph-rsid="005f726b" style:font-size-asian="13pt" style:font-size-complex="13pt"/>
    </style:style>
    <style:style style:name="P168" style:family="paragraph" style:parent-style-name="Heading_20_1">
      <style:paragraph-properties fo:margin-top="0in" fo:margin-bottom="0in" style:contextual-spacing="true" fo:line-height="100%"/>
      <style:text-properties style:font-name="Ubuntu Condensed" fo:font-size="13pt" officeooo:paragraph-rsid="005e4714" style:font-size-asian="13pt" style:font-size-complex="13pt"/>
    </style:style>
    <style:style style:name="P169" style:family="paragraph" style:parent-style-name="Heading_20_1">
      <style:paragraph-properties fo:margin-top="0in" fo:margin-bottom="0in" style:contextual-spacing="true" fo:line-height="100%"/>
      <style:text-properties style:font-name="Ubuntu Condensed" fo:font-size="13pt" officeooo:paragraph-rsid="00652dbf" style:font-size-asian="13pt" style:font-size-complex="13pt"/>
    </style:style>
    <style:style style:name="P170" style:family="paragraph" style:parent-style-name="Heading_20_1">
      <style:paragraph-properties fo:margin-top="0in" fo:margin-bottom="0in" style:contextual-spacing="true" fo:line-height="100%"/>
      <style:text-properties style:font-name="Ubuntu Condensed" fo:font-size="13pt" officeooo:paragraph-rsid="00629dd9" style:font-size-asian="13pt" style:font-size-complex="13pt"/>
    </style:style>
    <style:style style:name="P171" style:family="paragraph" style:parent-style-name="Heading_20_1">
      <style:paragraph-properties fo:margin-top="0in" fo:margin-bottom="0in" style:contextual-spacing="true" fo:line-height="100%"/>
      <style:text-properties style:font-name="Ubuntu Condensed" fo:font-size="13pt" officeooo:rsid="006805d5" officeooo:paragraph-rsid="006805d5" style:font-size-asian="13pt" style:font-size-complex="13pt"/>
    </style:style>
    <style:style style:name="P172" style:family="paragraph" style:parent-style-name="Heading_20_1" style:list-style-name="">
      <style:paragraph-properties fo:margin-top="0in" fo:margin-bottom="0in" style:contextual-spacing="true" fo:line-height="100%"/>
      <style:text-properties style:font-name="Ubuntu Condensed" fo:font-size="22pt" officeooo:paragraph-rsid="005a6337" style:font-size-asian="22pt" style:font-size-complex="22pt"/>
    </style:style>
    <style:style style:name="P173" style:family="paragraph" style:parent-style-name="Heading_20_1">
      <style:paragraph-properties fo:margin-top="0in" fo:margin-bottom="0in" style:contextual-spacing="true" fo:line-height="100%" fo:break-before="page"/>
      <style:text-properties style:font-name="Ubuntu Condensed" fo:font-size="22pt" officeooo:paragraph-rsid="005a6337" style:font-size-asian="22pt" style:font-size-complex="22pt"/>
    </style:style>
    <style:style style:name="P174" style:family="paragraph" style:parent-style-name="Heading_20_1">
      <style:paragraph-properties fo:margin-top="0in" fo:margin-bottom="0in" style:contextual-spacing="true" fo:line-height="100%" fo:break-before="page"/>
      <style:text-properties style:font-name="Ubuntu Condensed" fo:font-size="22pt" officeooo:paragraph-rsid="005e4714" style:font-size-asian="22pt" style:font-size-complex="22pt"/>
    </style:style>
    <style:style style:name="P175" style:family="paragraph" style:parent-style-name="Heading_20_1" style:list-style-name="L3" style:master-page-name="">
      <style:paragraph-properties fo:margin-left="-0.25in" fo:margin-right="0in" fo:margin-top="0in" fo:margin-bottom="0in" style:contextual-spacing="true" fo:line-height="100%" fo:text-indent="0in" style:auto-text-indent="false" style:page-number="auto" fo:keep-with-next="always"/>
      <style:text-properties style:font-name="Ubuntu Condensed" fo:font-size="13pt" fo:font-weight="normal" officeooo:paragraph-rsid="0056d4c9" style:font-size-asian="13pt" style:font-weight-asian="normal" style:font-size-complex="13pt" style:font-weight-complex="normal"/>
    </style:style>
    <style:style style:name="P176" style:family="paragraph" style:parent-style-name="Heading_20_3">
      <style:paragraph-properties fo:margin-top="0in" fo:margin-bottom="0in" style:contextual-spacing="true" fo:line-height="100%"/>
      <style:text-properties style:font-name="Ubuntu Condensed" fo:font-size="13pt" officeooo:paragraph-rsid="0042ffad" style:font-size-asian="13pt" style:font-size-complex="13pt"/>
    </style:style>
    <style:style style:name="P177" style:family="paragraph" style:parent-style-name="Heading_20_3">
      <style:paragraph-properties fo:margin-top="0in" fo:margin-bottom="0in" style:contextual-spacing="true" fo:line-height="100%"/>
      <style:text-properties style:font-name="Ubuntu Condensed" fo:font-size="13pt" officeooo:paragraph-rsid="004a9684" style:font-size-asian="13pt" style:font-size-complex="13pt"/>
    </style:style>
    <style:style style:name="P178" style:family="paragraph" style:parent-style-name="Heading_20_3">
      <style:paragraph-properties fo:margin-top="0in" fo:margin-bottom="0in" style:contextual-spacing="true" fo:line-height="100%"/>
      <style:text-properties style:font-name="Ubuntu Condensed" fo:font-size="13pt" officeooo:paragraph-rsid="004d6a2c" style:font-size-asian="13pt" style:font-size-complex="13pt"/>
    </style:style>
    <style:style style:name="P179" style:family="paragraph" style:parent-style-name="Heading_20_3">
      <style:paragraph-properties fo:margin-top="0in" fo:margin-bottom="0in" style:contextual-spacing="true" fo:line-height="100%"/>
      <style:text-properties style:font-name="Ubuntu Condensed" fo:font-size="13pt" officeooo:paragraph-rsid="004b788f" style:font-size-asian="13pt" style:font-size-complex="13pt"/>
    </style:style>
    <style:style style:name="P180" style:family="paragraph" style:parent-style-name="Heading_20_3">
      <style:paragraph-properties fo:margin-top="0in" fo:margin-bottom="0in" style:contextual-spacing="true" fo:line-height="100%"/>
      <style:text-properties style:font-name="Ubuntu Condensed" fo:font-size="13pt" officeooo:paragraph-rsid="005c2acb" style:font-size-asian="13pt" style:font-size-complex="13pt"/>
    </style:style>
    <style:style style:name="P181" style:family="paragraph" style:parent-style-name="Heading_20_3">
      <style:paragraph-properties fo:margin-top="0in" fo:margin-bottom="0in" style:contextual-spacing="true" fo:line-height="100%"/>
      <style:text-properties style:font-name="Ubuntu Condensed" fo:font-size="13pt" officeooo:paragraph-rsid="0071251b" style:font-size-asian="13pt" style:font-size-complex="13pt"/>
    </style:style>
    <style:style style:name="P182" style:family="paragraph" style:parent-style-name="Heading_20_3">
      <style:paragraph-properties fo:margin-top="0in" fo:margin-bottom="0in" style:contextual-spacing="true" fo:line-height="100%"/>
      <style:text-properties style:font-name="Ubuntu Condensed" fo:font-size="13pt" fo:font-weight="normal" officeooo:rsid="0017f770" officeooo:paragraph-rsid="0025b7f9" style:font-size-asian="13pt" style:font-weight-asian="normal" style:font-size-complex="13pt" style:font-weight-complex="normal"/>
    </style:style>
    <style:style style:name="P183" style:family="paragraph" style:parent-style-name="Heading_20_3">
      <style:paragraph-properties fo:margin-top="0in" fo:margin-bottom="0in" style:contextual-spacing="true" fo:line-height="100%"/>
      <style:text-properties style:font-name="Ubuntu Condensed" officeooo:paragraph-rsid="004930e1"/>
    </style:style>
    <style:style style:name="P184" style:family="paragraph" style:parent-style-name="Heading_20_3">
      <style:paragraph-properties fo:margin-top="0in" fo:margin-bottom="0in" style:contextual-spacing="true" fo:line-height="100%"/>
      <style:text-properties style:font-name="Ubuntu Condensed" officeooo:paragraph-rsid="003e4e1b"/>
    </style:style>
    <style:style style:name="P185" style:family="paragraph" style:parent-style-name="Heading_20_3">
      <style:paragraph-properties fo:margin-top="0in" fo:margin-bottom="0in" style:contextual-spacing="true" fo:line-height="100%"/>
      <style:text-properties style:font-name="Ubuntu Condensed" fo:font-size="22pt" fo:font-style="normal" fo:font-weight="bold" officeooo:rsid="001446ae" officeooo:paragraph-rsid="003e4e1b" style:font-size-asian="22pt" style:font-style-asian="normal" style:font-weight-asian="bold" style:font-size-complex="22pt" style:font-style-complex="normal" style:font-weight-complex="bold"/>
    </style:style>
    <style:style style:name="P186" style:family="paragraph" style:parent-style-name="Heading_20_3">
      <style:paragraph-properties fo:margin-top="0in" fo:margin-bottom="0in" style:contextual-spacing="true" fo:line-height="100%" fo:break-before="page"/>
      <style:text-properties style:font-name="Ubuntu Condensed" fo:font-size="13pt" officeooo:paragraph-rsid="004930e1" style:font-size-asian="13pt" style:font-size-complex="13pt"/>
    </style:style>
    <style:style style:name="P187" style:family="paragraph" style:parent-style-name="Standard" style:list-style-name="L1">
      <style:paragraph-properties fo:margin-top="0in" fo:margin-bottom="0in" style:contextual-spacing="true" fo:line-height="100%"/>
      <style:text-properties style:font-name="Ubuntu Condensed" fo:font-size="13pt" officeooo:rsid="001823a9" officeooo:paragraph-rsid="001823a9" style:font-size-asian="13pt" style:font-size-complex="13pt"/>
    </style:style>
    <style:style style:name="P188" style:family="paragraph" style:parent-style-name="Standard" style:list-style-name="L1">
      <style:paragraph-properties fo:margin-top="0in" fo:margin-bottom="0in" style:contextual-spacing="true" fo:line-height="100%"/>
      <style:text-properties style:font-name="Ubuntu Condensed" fo:font-size="13pt" officeooo:rsid="001823a9" officeooo:paragraph-rsid="00ac2a04" style:font-size-asian="13pt" style:font-size-complex="13pt"/>
    </style:style>
    <style:style style:name="P189" style:family="paragraph" style:parent-style-name="Standard" style:list-style-name="L1">
      <style:paragraph-properties fo:margin-top="0in" fo:margin-bottom="0in" style:contextual-spacing="true" fo:line-height="100%"/>
      <style:text-properties style:font-name="Ubuntu Condensed" fo:font-size="13pt" officeooo:rsid="001446ae" officeooo:paragraph-rsid="001446ae" style:font-size-asian="13pt" style:font-size-complex="13pt"/>
    </style:style>
    <style:style style:name="P190" style:family="paragraph" style:parent-style-name="Standard" style:list-style-name="L1">
      <style:paragraph-properties fo:margin-top="0in" fo:margin-bottom="0in" style:contextual-spacing="true" fo:line-height="100%"/>
      <style:text-properties style:font-name="Ubuntu Condensed" fo:font-size="13pt" officeooo:paragraph-rsid="001446ae" style:font-size-asian="13pt" style:font-size-complex="13pt"/>
    </style:style>
    <style:style style:name="P191" style:family="paragraph" style:parent-style-name="Standard" style:list-style-name="L1">
      <style:paragraph-properties fo:margin-top="0in" fo:margin-bottom="0in" style:contextual-spacing="true" fo:line-height="100%"/>
      <style:text-properties style:font-name="Ubuntu Condensed" fo:font-size="13pt" officeooo:paragraph-rsid="004f1d03" style:font-size-asian="13pt" style:font-size-complex="13pt"/>
    </style:style>
    <style:style style:name="P192" style:family="paragraph" style:parent-style-name="Standard" style:list-style-name="L1">
      <style:paragraph-properties fo:margin-top="0in" fo:margin-bottom="0in" style:contextual-spacing="true" fo:line-height="100%"/>
      <style:text-properties style:font-name="Ubuntu Condensed" fo:font-size="13pt" officeooo:paragraph-rsid="00147ded" style:font-size-asian="13pt" style:font-size-complex="13pt"/>
    </style:style>
    <style:style style:name="P193" style:family="paragraph" style:parent-style-name="Standard" style:list-style-name="L1">
      <style:paragraph-properties fo:margin-top="0in" fo:margin-bottom="0in" style:contextual-spacing="true" fo:line-height="100%"/>
      <style:text-properties style:font-name="Ubuntu Condensed" fo:font-size="13pt" officeooo:paragraph-rsid="004d6a2c" style:font-size-asian="13pt" style:font-size-complex="13pt"/>
    </style:style>
    <style:style style:name="P194" style:family="paragraph" style:parent-style-name="Standard" style:list-style-name="L1">
      <style:paragraph-properties fo:margin-top="0in" fo:margin-bottom="0in" style:contextual-spacing="true" fo:line-height="100%"/>
      <style:text-properties style:font-name="Ubuntu Condensed" fo:font-size="13pt" officeooo:paragraph-rsid="0025f6a7" style:font-size-asian="13pt" style:font-size-complex="13pt"/>
    </style:style>
    <style:style style:name="P195" style:family="paragraph" style:parent-style-name="Standard" style:list-style-name="L1">
      <style:paragraph-properties fo:margin-top="0in" fo:margin-bottom="0in" style:contextual-spacing="true" fo:line-height="100%"/>
      <style:text-properties style:font-name="Ubuntu Condensed" fo:font-size="13pt" officeooo:paragraph-rsid="004b788f" style:font-size-asian="13pt" style:font-size-complex="13pt"/>
    </style:style>
    <style:style style:name="P196" style:family="paragraph" style:parent-style-name="Standard" style:list-style-name="L1">
      <style:paragraph-properties fo:margin-top="0in" fo:margin-bottom="0in" style:contextual-spacing="true" fo:line-height="100%"/>
      <style:text-properties style:font-name="Ubuntu Condensed" fo:font-size="13pt" officeooo:paragraph-rsid="004930e1" style:font-size-asian="13pt" style:font-size-complex="13pt"/>
    </style:style>
    <style:style style:name="P197" style:family="paragraph" style:parent-style-name="Standard" style:list-style-name="L1">
      <style:paragraph-properties fo:margin-top="0in" fo:margin-bottom="0in" style:contextual-spacing="true" fo:line-height="100%"/>
      <style:text-properties style:font-name="Ubuntu Condensed" fo:font-size="13pt" officeooo:paragraph-rsid="00548fa3" style:font-size-asian="13pt" style:font-size-complex="13pt"/>
    </style:style>
    <style:style style:name="P198" style:family="paragraph" style:parent-style-name="Standard" style:list-style-name="">
      <style:paragraph-properties fo:margin-top="0in" fo:margin-bottom="0in" style:contextual-spacing="true" fo:line-height="100%"/>
      <style:text-properties style:font-name="Ubuntu Condensed" fo:font-size="13pt" officeooo:paragraph-rsid="004d6a2c" style:font-size-asian="13pt" style:font-size-complex="13pt"/>
    </style:style>
    <style:style style:name="P199" style:family="paragraph" style:parent-style-name="Standard" style:list-style-name="L2">
      <style:paragraph-properties fo:margin-top="0in" fo:margin-bottom="0in" style:contextual-spacing="true" fo:line-height="100%"/>
      <style:text-properties style:font-name="Ubuntu Condensed" fo:font-size="13pt" officeooo:paragraph-rsid="0042ffad" style:font-size-asian="13pt" style:font-size-complex="13pt"/>
    </style:style>
    <style:style style:name="P200" style:family="paragraph" style:parent-style-name="Standard" style:list-style-name="L2">
      <style:paragraph-properties fo:margin-top="0in" fo:margin-bottom="0in" style:contextual-spacing="true" fo:line-height="100%"/>
      <style:text-properties style:font-name="Ubuntu Condensed" fo:font-size="13pt" officeooo:paragraph-rsid="0071251b" style:font-size-asian="13pt" style:font-size-complex="13pt"/>
    </style:style>
    <style:style style:name="P201" style:family="paragraph" style:parent-style-name="Standard" style:list-style-name="L2">
      <style:paragraph-properties fo:margin-top="0in" fo:margin-bottom="0in" style:contextual-spacing="true" fo:line-height="100%"/>
      <style:text-properties style:font-name="Ubuntu Condensed" fo:font-size="13pt" officeooo:paragraph-rsid="0071251b" style:font-size-asian="13pt" style:font-size-complex="13pt"/>
    </style:style>
    <style:style style:name="P202" style:family="paragraph" style:parent-style-name="Standard" style:list-style-name="L3">
      <style:paragraph-properties fo:margin-top="0in" fo:margin-bottom="0in" style:contextual-spacing="true" fo:line-height="100%"/>
      <style:text-properties style:font-name="Ubuntu Condensed" fo:font-size="13pt" officeooo:paragraph-rsid="00521f27" style:font-size-asian="13pt" style:font-size-complex="13pt"/>
    </style:style>
    <style:style style:name="P203" style:family="paragraph" style:parent-style-name="Standard" style:list-style-name="L4">
      <style:paragraph-properties fo:margin-top="0in" fo:margin-bottom="0in" style:contextual-spacing="true" fo:line-height="100%"/>
      <style:text-properties style:font-name="Ubuntu Condensed" fo:font-size="13pt" officeooo:paragraph-rsid="005f726b" style:font-size-asian="13pt" style:font-size-complex="13pt"/>
    </style:style>
    <style:style style:name="P204" style:family="paragraph" style:parent-style-name="Standard" style:list-style-name="L4">
      <style:paragraph-properties fo:margin-top="0in" fo:margin-bottom="0in" style:contextual-spacing="true" fo:line-height="100%"/>
      <style:text-properties style:font-name="Ubuntu Condensed" fo:font-size="13pt" officeooo:paragraph-rsid="00604844" style:font-size-asian="13pt" style:font-size-complex="13pt"/>
    </style:style>
    <style:style style:name="P205" style:family="paragraph" style:parent-style-name="Standard" style:list-style-name="L8">
      <style:paragraph-properties fo:margin-top="0in" fo:margin-bottom="0in" style:contextual-spacing="true" fo:line-height="100%"/>
      <style:text-properties style:font-name="Ubuntu Condensed" fo:font-size="13pt" officeooo:paragraph-rsid="0071251b" style:font-size-asian="13pt" style:font-size-complex="13pt"/>
    </style:style>
    <style:style style:name="P206" style:family="paragraph" style:parent-style-name="Standard" style:list-style-name="L6">
      <style:paragraph-properties fo:margin-top="0in" fo:margin-bottom="0in" style:contextual-spacing="true" fo:line-height="100%"/>
      <style:text-properties style:font-name="Ubuntu Condensed" fo:font-size="13pt" officeooo:paragraph-rsid="00652dbf" style:font-size-asian="13pt" style:font-size-complex="13pt"/>
    </style:style>
    <style:style style:name="P207" style:family="paragraph" style:parent-style-name="Standard" style:list-style-name="L1">
      <style:paragraph-properties fo:margin-top="0in" fo:margin-bottom="0in" style:contextual-spacing="true" fo:line-height="100%"/>
      <style:text-properties style:font-name="Ubuntu Condensed" fo:font-size="13pt" officeooo:rsid="00147ded" officeooo:paragraph-rsid="00147ded" style:font-size-asian="13pt" style:font-size-complex="13pt"/>
    </style:style>
    <style:style style:name="P208" style:family="paragraph" style:parent-style-name="Standard" style:list-style-name="L1">
      <style:paragraph-properties fo:margin-top="0in" fo:margin-bottom="0in" style:contextual-spacing="true" fo:line-height="100%"/>
      <style:text-properties style:font-name="Ubuntu Condensed" fo:font-size="13pt" officeooo:rsid="004d6a2c" officeooo:paragraph-rsid="004d6a2c" style:font-size-asian="13pt" style:font-size-complex="13pt"/>
    </style:style>
    <style:style style:name="P209" style:family="paragraph" style:parent-style-name="Standard" style:list-style-name="L2">
      <style:paragraph-properties fo:margin-top="0in" fo:margin-bottom="0in" style:contextual-spacing="true" fo:line-height="100%"/>
      <style:text-properties style:font-name="Ubuntu Condensed" fo:font-size="13pt" officeooo:rsid="004d6a2c" officeooo:paragraph-rsid="004f1d03" style:font-size-asian="13pt" style:font-size-complex="13pt"/>
    </style:style>
    <style:style style:name="P210" style:family="paragraph" style:parent-style-name="Standard" style:list-style-name="L1">
      <style:paragraph-properties fo:margin-top="0in" fo:margin-bottom="0in" style:contextual-spacing="true" fo:line-height="100%"/>
      <style:text-properties style:font-name="Ubuntu Condensed" fo:font-size="13pt" officeooo:rsid="0029ed17" officeooo:paragraph-rsid="004d6a2c" style:font-size-asian="13pt" style:font-size-complex="13pt"/>
    </style:style>
    <style:style style:name="P211" style:family="paragraph" style:parent-style-name="Standard" style:list-style-name="L1">
      <style:paragraph-properties fo:margin-top="0in" fo:margin-bottom="0in" style:contextual-spacing="true" fo:line-height="100%"/>
      <style:text-properties style:font-name="Ubuntu Condensed" fo:font-size="13pt" officeooo:rsid="00236b52" officeooo:paragraph-rsid="0025f6a7" style:font-size-asian="13pt" style:font-size-complex="13pt"/>
    </style:style>
    <style:style style:name="P212" style:family="paragraph" style:parent-style-name="Standard" style:list-style-name="L1">
      <style:paragraph-properties fo:margin-top="0in" fo:margin-bottom="0in" style:contextual-spacing="true" fo:line-height="100%"/>
      <style:text-properties style:font-name="Ubuntu Condensed" fo:font-size="13pt" officeooo:rsid="0017f60e" officeooo:paragraph-rsid="004b788f" style:font-size-asian="13pt" style:font-size-complex="13pt"/>
    </style:style>
    <style:style style:name="P213" style:family="paragraph" style:parent-style-name="Standard" style:list-style-name="L1">
      <style:paragraph-properties fo:margin-top="0in" fo:margin-bottom="0in" style:contextual-spacing="true" fo:line-height="100%"/>
      <style:text-properties style:font-name="Ubuntu Condensed" fo:font-size="13pt" officeooo:rsid="00327122" officeooo:paragraph-rsid="004930e1" style:font-size-asian="13pt" style:font-size-complex="13pt"/>
    </style:style>
    <style:style style:name="P214" style:family="paragraph" style:parent-style-name="Standard" style:list-style-name="L1">
      <style:paragraph-properties fo:margin-top="0in" fo:margin-bottom="0in" style:contextual-spacing="true" fo:line-height="100%"/>
      <style:text-properties style:font-name="Ubuntu Condensed" fo:font-size="13pt" officeooo:rsid="008fc2b8" officeooo:paragraph-rsid="008fc2b8" style:font-size-asian="13pt" style:font-size-complex="13pt"/>
    </style:style>
    <style:style style:name="P215" style:family="paragraph" style:parent-style-name="Standard" style:list-style-name="L8">
      <style:paragraph-properties fo:margin-top="0in" fo:margin-bottom="0in" style:contextual-spacing="true" fo:line-height="100%"/>
      <style:text-properties style:font-name="Ubuntu Condensed" fo:font-size="13pt" officeooo:rsid="00209801" officeooo:paragraph-rsid="0071251b" style:font-size-asian="13pt" style:font-size-complex="13pt"/>
    </style:style>
    <style:style style:name="P216" style:family="paragraph" style:parent-style-name="Standard" style:list-style-name="L8">
      <style:paragraph-properties fo:margin-top="0in" fo:margin-bottom="0in" style:contextual-spacing="true" fo:line-height="100%"/>
      <style:text-properties style:font-name="Ubuntu Condensed" fo:font-size="13pt" officeooo:rsid="00ade5ba" officeooo:paragraph-rsid="00ade5ba" style:font-size-asian="13pt" style:font-size-complex="13pt"/>
    </style:style>
    <style:style style:name="P217" style:family="paragraph" style:parent-style-name="Standard" style:list-style-name="L8">
      <style:paragraph-properties fo:margin-top="0in" fo:margin-bottom="0in" style:contextual-spacing="true" fo:line-height="100%"/>
      <style:text-properties style:font-name="Ubuntu Condensed" fo:font-size="13pt" officeooo:rsid="00521f27" officeooo:paragraph-rsid="0071251b" style:font-size-asian="13pt" style:font-size-complex="13pt"/>
    </style:style>
    <style:style style:name="P218" style:family="paragraph" style:parent-style-name="Standard" style:list-style-name="L8">
      <style:paragraph-properties fo:margin-top="0in" fo:margin-bottom="0in" style:contextual-spacing="true" fo:line-height="100%"/>
      <style:text-properties style:font-name="Ubuntu Condensed" fo:font-size="13pt" officeooo:rsid="0034ef2e" officeooo:paragraph-rsid="0071251b" style:font-size-asian="13pt" style:font-size-complex="13pt"/>
    </style:style>
    <style:style style:name="P219" style:family="paragraph" style:parent-style-name="Standard">
      <style:paragraph-properties fo:margin-top="0in" fo:margin-bottom="0in" style:contextual-spacing="true" fo:line-height="100%"/>
      <style:text-properties style:font-name="Ubuntu Condensed" fo:font-size="13pt" officeooo:rsid="00652dbf" officeooo:paragraph-rsid="0071251b" style:font-size-asian="13pt" style:font-size-complex="13pt"/>
    </style:style>
    <style:style style:name="P220" style:family="paragraph" style:parent-style-name="Standard" style:list-style-name="">
      <style:paragraph-properties fo:margin-top="0in" fo:margin-bottom="0in" style:contextual-spacing="true" fo:line-height="100%" fo:text-align="end" style:justify-single-word="false"/>
      <style:text-properties style:font-name="Ubuntu Condensed" fo:font-size="13pt" fo:font-weight="normal" officeooo:rsid="00ab40b0" officeooo:paragraph-rsid="00358591" style:font-size-asian="13pt" style:font-weight-asian="normal" style:font-size-complex="13pt" style:font-weight-complex="normal"/>
    </style:style>
    <style:style style:name="P221" style:family="paragraph" style:parent-style-name="Standard" style:list-style-name="L2">
      <style:paragraph-properties fo:margin-top="0in" fo:margin-bottom="0in" style:contextual-spacing="true" fo:line-height="100%"/>
      <style:text-properties style:font-name="Ubuntu Condensed" fo:font-size="13pt" fo:font-weight="normal" officeooo:paragraph-rsid="0042ffad" style:font-size-asian="13pt" style:font-weight-asian="normal" style:font-size-complex="13pt" style:font-weight-complex="normal"/>
    </style:style>
    <style:style style:name="P222" style:family="paragraph" style:parent-style-name="Standard" style:list-style-name="L2">
      <style:paragraph-properties fo:margin-top="0in" fo:margin-bottom="0in" style:contextual-spacing="true" fo:line-height="100%"/>
      <style:text-properties style:font-name="Ubuntu Condensed" fo:font-size="13pt" fo:font-weight="normal" officeooo:paragraph-rsid="0071251b" style:font-size-asian="13pt" style:font-weight-asian="normal" style:font-size-complex="13pt" style:font-weight-complex="normal"/>
    </style:style>
    <style:style style:name="P223" style:family="paragraph" style:parent-style-name="Standard" style:list-style-name="L1">
      <style:paragraph-properties fo:margin-top="0in" fo:margin-bottom="0in" style:contextual-spacing="true" fo:line-height="100%"/>
      <style:text-properties style:font-name="Ubuntu Condensed" fo:font-size="13pt" fo:font-weight="normal" officeooo:rsid="001f9197" officeooo:paragraph-rsid="0025f6a7" style:font-size-asian="13pt" style:font-weight-asian="normal" style:font-size-complex="13pt" style:font-weight-complex="normal"/>
    </style:style>
    <style:style style:name="P224" style:family="paragraph" style:parent-style-name="Standard" style:list-style-name="L1">
      <style:paragraph-properties fo:margin-top="0in" fo:margin-bottom="0in" style:contextual-spacing="true" fo:line-height="100%"/>
      <style:text-properties style:font-name="Ubuntu Condensed" fo:font-size="13pt" fo:font-weight="normal" officeooo:rsid="002d71be" officeooo:paragraph-rsid="004b788f" style:font-size-asian="13pt" style:font-weight-asian="normal" style:font-size-complex="13pt" style:font-weight-complex="normal"/>
    </style:style>
    <style:style style:name="P225" style:family="paragraph" style:parent-style-name="Standard" style:list-style-name="L1">
      <style:paragraph-properties fo:margin-top="0in" fo:margin-bottom="0in" style:contextual-spacing="true" fo:line-height="100%"/>
      <style:text-properties style:font-name="Ubuntu Condensed" fo:font-size="13pt" fo:font-weight="normal" officeooo:rsid="0034ef2e" officeooo:paragraph-rsid="00548fa3" style:font-size-asian="13pt" style:font-weight-asian="normal" style:font-size-complex="13pt" style:font-weight-complex="normal"/>
    </style:style>
    <style:style style:name="P226" style:family="paragraph" style:parent-style-name="Standard" style:list-style-name="L6">
      <style:paragraph-properties fo:margin-top="0in" fo:margin-bottom="0in" style:contextual-spacing="true" fo:line-height="100%"/>
      <style:text-properties style:font-name="Ubuntu Condensed" fo:font-size="13pt" fo:font-weight="normal" officeooo:rsid="00209801" officeooo:paragraph-rsid="00652dbf" style:font-size-asian="13pt" style:font-weight-asian="normal" style:font-size-complex="13pt" style:font-weight-complex="normal"/>
    </style:style>
    <style:style style:name="P227" style:family="paragraph" style:parent-style-name="Standard" style:list-style-name="">
      <style:paragraph-properties fo:margin-top="0in" fo:margin-bottom="0in" style:contextual-spacing="true" fo:line-height="100%"/>
      <style:text-properties style:font-name="Ubuntu Condensed" fo:font-size="13pt" fo:font-weight="bold" officeooo:paragraph-rsid="00147ded" style:font-size-asian="13pt" style:font-weight-asian="bold" style:font-size-complex="13pt" style:font-weight-complex="bold"/>
    </style:style>
    <style:style style:name="P228" style:family="paragraph" style:parent-style-name="Standard" style:list-style-name="">
      <style:paragraph-properties fo:margin-top="0in" fo:margin-bottom="0in" style:contextual-spacing="true" fo:line-height="100%"/>
      <style:text-properties style:font-name="Ubuntu Condensed" fo:font-size="13pt" fo:font-weight="bold" officeooo:paragraph-rsid="0025f6a7" style:font-size-asian="13pt" style:font-weight-asian="bold" style:font-size-complex="13pt" style:font-weight-complex="bold"/>
    </style:style>
    <style:style style:name="P229" style:family="paragraph" style:parent-style-name="Standard" style:list-style-name="L1">
      <style:paragraph-properties fo:margin-top="0in" fo:margin-bottom="0in" style:contextual-spacing="true" fo:line-height="100%"/>
      <style:text-properties style:font-name="Ubuntu Condensed" fo:font-size="13pt" fo:font-weight="bold" officeooo:paragraph-rsid="00655b56" style:font-size-asian="13pt" style:font-weight-asian="bold" style:font-size-complex="13pt" style:font-weight-complex="bold"/>
    </style:style>
    <style:style style:name="P230" style:family="paragraph" style:parent-style-name="Standard" style:list-style-name="L2">
      <style:paragraph-properties fo:margin-top="0in" fo:margin-bottom="0in" style:contextual-spacing="true" fo:line-height="100%"/>
      <style:text-properties style:font-name="Ubuntu Condensed" fo:font-size="13pt" fo:font-weight="bold" officeooo:paragraph-rsid="0071251b" style:font-size-asian="13pt" style:font-weight-asian="bold" style:font-size-complex="13pt" style:font-weight-complex="bold"/>
    </style:style>
    <style:style style:name="P231" style:family="paragraph" style:parent-style-name="Standard" style:list-style-name="L1">
      <style:paragraph-properties fo:margin-top="0in" fo:margin-bottom="0in" style:contextual-spacing="true" fo:line-height="100%"/>
      <style:text-properties style:font-name="Ubuntu Condensed" officeooo:paragraph-rsid="001607ea"/>
    </style:style>
    <style:style style:name="P232" style:family="paragraph" style:parent-style-name="Standard" style:list-style-name="L1">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1156fdc" officeooo:paragraph-rsid="00b62c62" style:font-size-asian="13pt" style:font-weight-asian="normal" style:font-size-complex="13pt" style:font-weight-complex="normal"/>
    </style:style>
    <style:style style:name="P233" style:family="paragraph" style:parent-style-name="Standard" style:list-style-name="L1">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967793" officeooo:paragraph-rsid="00b62c62" style:font-size-asian="13pt" style:font-weight-asian="normal" style:font-size-complex="13pt" style:font-weight-complex="normal"/>
    </style:style>
    <style:style style:name="P234" style:family="paragraph" style:parent-style-name="Standard" style:list-style-name="L1">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0996632" officeooo:paragraph-rsid="00b62c62" style:font-size-asian="13pt" style:font-weight-asian="normal" style:font-size-complex="13pt" style:font-weight-complex="normal"/>
    </style:style>
    <style:style style:name="P235" style:family="paragraph" style:parent-style-name="Standard" style:list-style-name="L1">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11b461d" officeooo:paragraph-rsid="00b62c62" style:font-size-asian="13pt" style:font-weight-asian="normal" style:font-size-complex="13pt" style:font-weight-complex="normal"/>
    </style:style>
    <style:style style:name="P236" style:family="paragraph" style:parent-style-name="Standard" style:list-style-name="L1">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fo:font-size="13pt" fo:font-weight="normal" officeooo:rsid="011ac495" officeooo:paragraph-rsid="00b62c62" style:font-size-asian="13pt" style:font-weight-asian="normal" style:font-size-complex="13pt" style:font-weight-complex="normal"/>
    </style:style>
    <style:style style:name="P237" style:family="paragraph" style:parent-style-name="Standard" style:list-style-name="L1">
      <style:paragraph-properties fo:margin-left="0in" fo:margin-right="0in" fo:text-align="start" style:justify-single-word="false" fo:text-indent="0in" style:auto-text-indent="false">
        <style:tab-stops>
          <style:tab-stop style:position="0.3098in"/>
          <style:tab-stop style:position="0.3752in"/>
        </style:tab-stops>
      </style:paragraph-properties>
      <style:text-properties style:font-name="Ubuntu Condensed" officeooo:paragraph-rsid="00b62c62"/>
    </style:style>
    <style:style style:name="P238"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1f953d" officeooo:paragraph-rsid="00715a47" style:font-size-asian="13pt" style:font-size-complex="13pt"/>
    </style:style>
    <style:style style:name="P239"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212391" officeooo:paragraph-rsid="00715a47" style:font-size-asian="13pt" style:font-size-complex="13pt"/>
    </style:style>
    <style:style style:name="P240"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290fff" officeooo:paragraph-rsid="00715a47" style:font-size-asian="13pt" style:font-size-complex="13pt"/>
    </style:style>
    <style:style style:name="P241"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2679be" officeooo:paragraph-rsid="00715a47" style:font-size-asian="13pt" style:font-size-complex="13pt"/>
    </style:style>
    <style:style style:name="P242"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22088f" officeooo:paragraph-rsid="00715a47" style:font-size-asian="13pt" style:font-size-complex="13pt"/>
    </style:style>
    <style:style style:name="P243"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22088f" officeooo:paragraph-rsid="00a50639" style:font-size-asian="13pt" style:font-size-complex="13pt"/>
    </style:style>
    <style:style style:name="P244"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2edf05" officeooo:paragraph-rsid="00a50639" style:font-size-asian="13pt" style:font-size-complex="13pt"/>
    </style:style>
    <style:style style:name="P245"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2f1f8b" officeooo:paragraph-rsid="00a50639" style:font-size-asian="13pt" style:font-size-complex="13pt"/>
    </style:style>
    <style:style style:name="P246"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22c353" officeooo:paragraph-rsid="00a50639" style:font-size-asian="13pt" style:font-size-complex="13pt"/>
    </style:style>
    <style:style style:name="P247"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3b2915" officeooo:paragraph-rsid="00a50639" style:font-size-asian="13pt" style:font-size-complex="13pt"/>
    </style:style>
    <style:style style:name="P248" style:family="paragraph" style:parent-style-name="Standard" style:list-style-name="L2"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paragraph-rsid="004d6a2c" style:font-size-asian="13pt" style:font-size-complex="13pt"/>
    </style:style>
    <style:style style:name="P249" style:family="paragraph" style:parent-style-name="Standard" style:list-style-name="L2"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paragraph-rsid="0071251b" style:font-size-asian="13pt" style:font-size-complex="13pt"/>
    </style:style>
    <style:style style:name="P250"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paragraph-rsid="00147ded" style:font-size-asian="13pt" style:font-size-complex="13pt"/>
    </style:style>
    <style:style style:name="P251"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15ba16" officeooo:paragraph-rsid="0015ba16" style:font-size-asian="13pt" style:font-size-complex="13pt"/>
    </style:style>
    <style:style style:name="P252" style:family="paragraph" style:parent-style-name="Standard" style:list-style-name="L2"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a744e2" officeooo:paragraph-rsid="00a744e2" style:font-size-asian="13pt" style:font-size-complex="13pt"/>
    </style:style>
    <style:style style:name="P253" style:family="paragraph" style:parent-style-name="Standard" style:list-style-name="L2"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officeooo:rsid="004d6a2c" officeooo:paragraph-rsid="004f1d03" style:font-size-asian="13pt" style:font-size-complex="13pt"/>
    </style:style>
    <style:style style:name="P254"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style="normal" officeooo:rsid="00212391" officeooo:paragraph-rsid="00715a47" style:font-size-asian="13pt" style:font-style-asian="normal" style:font-size-complex="13pt" style:font-style-complex="normal"/>
    </style:style>
    <style:style style:name="P255"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style="normal" officeooo:rsid="0022088f" officeooo:paragraph-rsid="00715a47" style:font-size-asian="13pt" style:font-style-asian="normal" style:font-size-complex="13pt" style:font-style-complex="normal"/>
    </style:style>
    <style:style style:name="P256"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style="normal" officeooo:rsid="0026e130" officeooo:paragraph-rsid="00715a47" style:font-size-asian="13pt" style:font-style-asian="normal" style:font-size-complex="13pt" style:font-style-complex="normal"/>
    </style:style>
    <style:style style:name="P257"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style="normal" officeooo:rsid="003aeb2e" officeooo:paragraph-rsid="00a50639" style:font-size-asian="13pt" style:font-style-asian="normal" style:font-size-complex="13pt" style:font-style-complex="normal"/>
    </style:style>
    <style:style style:name="P258"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style="normal" officeooo:rsid="00290fff" officeooo:paragraph-rsid="00a50639" style:font-size-asian="13pt" style:font-style-asian="normal" style:font-size-complex="13pt" style:font-style-complex="normal"/>
    </style:style>
    <style:style style:name="P259" style:family="paragraph" style:parent-style-name="Standard" style:list-style-name="L1"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weight="normal" officeooo:rsid="0017f770" officeooo:paragraph-rsid="004930e1" style:font-size-asian="13pt" style:font-weight-asian="normal" style:font-size-complex="13pt" style:font-weight-complex="normal"/>
    </style:style>
    <style:style style:name="P260" style:family="paragraph" style:parent-style-name="Standard" style:list-style-name="L4"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weight="normal" officeooo:rsid="005f726b" officeooo:paragraph-rsid="005f726b" style:font-size-asian="13pt" style:font-weight-asian="normal" style:font-size-complex="13pt" style:font-weight-complex="normal"/>
    </style:style>
    <style:style style:name="P261" style:family="paragraph" style:parent-style-name="Standard" style:list-style-name="L2" style:master-page-name="">
      <style:paragraph-properties fo:margin-left="0in" fo:margin-right="0in" fo:margin-top="0in" fo:margin-bottom="0in" style:contextual-spacing="true" fo:line-height="100%" fo:text-indent="0in" style:auto-text-indent="false" style:page-number="auto"/>
      <style:text-properties style:font-name="Ubuntu Condensed" fo:font-size="13pt" fo:font-weight="normal" officeooo:paragraph-rsid="0071251b" style:font-size-asian="13pt" style:font-weight-asian="normal" style:font-size-complex="13pt" style:font-weight-complex="normal"/>
    </style:style>
    <style:style style:name="P262"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weight="normal" officeooo:rsid="001f953d" officeooo:paragraph-rsid="00715a47" style:font-size-asian="13pt" style:font-weight-asian="normal" style:font-size-complex="13pt" style:font-weight-complex="normal"/>
    </style:style>
    <style:style style:name="P263"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weight="normal" officeooo:rsid="0017f770" officeooo:paragraph-rsid="004930e1" style:font-size-asian="13pt" style:font-weight-asian="normal" style:font-size-complex="13pt" style:font-weight-complex="normal"/>
    </style:style>
    <style:style style:name="P264"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officeooo:rsid="003a3540" officeooo:paragraph-rsid="00715a47" style:font-size-asian="13pt" style:font-size-complex="13pt"/>
    </style:style>
    <style:style style:name="P265"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officeooo:rsid="00deeeb2" officeooo:paragraph-rsid="00deeeb2" style:font-size-asian="13pt" style:font-size-complex="13pt"/>
    </style:style>
    <style:style style:name="P266"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officeooo:rsid="002f1f8b" officeooo:paragraph-rsid="00deeeb2" style:font-size-asian="13pt" style:font-size-complex="13pt"/>
    </style:style>
    <style:style style:name="P267"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officeooo:rsid="003db231" officeooo:paragraph-rsid="00715a47" style:font-size-asian="13pt" style:font-size-complex="13pt"/>
    </style:style>
    <style:style style:name="P268"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officeooo:rsid="0022088f" officeooo:paragraph-rsid="00715a47" style:font-size-asian="13pt" style:font-size-complex="13pt"/>
    </style:style>
    <style:style style:name="P269"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officeooo:rsid="0026e130" officeooo:paragraph-rsid="00a50639" style:font-size-asian="13pt" style:font-size-complex="13pt"/>
    </style:style>
    <style:style style:name="P270"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officeooo:rsid="002e2c38" officeooo:paragraph-rsid="00a50639" style:font-size-asian="13pt" style:font-size-complex="13pt"/>
    </style:style>
    <style:style style:name="P271" style:family="paragraph" style:parent-style-name="Standard" style:list-style-name="L2">
      <style:paragraph-properties fo:margin-left="0in" fo:margin-right="0in" fo:margin-top="0in" fo:margin-bottom="0in" style:contextual-spacing="true" fo:line-height="100%" fo:text-indent="0in" style:auto-text-indent="false"/>
      <style:text-properties style:font-name="Ubuntu Condensed" fo:font-size="13pt" officeooo:paragraph-rsid="004d6a2c" style:font-size-asian="13pt" style:font-size-complex="13pt"/>
    </style:style>
    <style:style style:name="P272" style:family="paragraph" style:parent-style-name="Standard" style:list-style-name="L2">
      <style:paragraph-properties fo:margin-left="0in" fo:margin-right="0in" fo:margin-top="0in" fo:margin-bottom="0in" style:contextual-spacing="true" fo:line-height="100%" fo:text-indent="0in" style:auto-text-indent="false"/>
      <style:text-properties style:font-name="Ubuntu Condensed" fo:font-size="13pt" officeooo:paragraph-rsid="004f1d03" style:font-size-asian="13pt" style:font-size-complex="13pt"/>
    </style:style>
    <style:style style:name="P273"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officeooo:paragraph-rsid="00147ded" style:font-size-asian="13pt" style:font-size-complex="13pt"/>
    </style:style>
    <style:style style:name="P274" style:family="paragraph" style:parent-style-name="Standard">
      <style:paragraph-properties fo:margin-left="0in" fo:margin-right="0in" fo:margin-top="0in" fo:margin-bottom="0in" style:contextual-spacing="true" fo:line-height="100%" fo:text-indent="0in" style:auto-text-indent="false"/>
      <style:text-properties style:font-name="Ubuntu Condensed" fo:font-size="13pt" officeooo:paragraph-rsid="00652dbf" style:font-size-asian="13pt" style:font-size-complex="13pt"/>
    </style:style>
    <style:style style:name="P275" style:family="paragraph" style:parent-style-name="Standard" style:list-style-name="L2">
      <style:paragraph-properties fo:margin-left="0in" fo:margin-right="0in" fo:margin-top="0in" fo:margin-bottom="0in" style:contextual-spacing="true" fo:line-height="100%" fo:text-indent="0in" style:auto-text-indent="false"/>
      <style:text-properties style:font-name="Ubuntu Condensed" fo:font-size="13pt" officeooo:rsid="0062d3ef" officeooo:paragraph-rsid="00a744e2" style:font-size-asian="13pt" style:font-size-complex="13pt"/>
    </style:style>
    <style:style style:name="P276"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22088f" officeooo:paragraph-rsid="00715a47" style:font-size-asian="13pt" style:font-style-asian="normal" style:font-size-complex="13pt" style:font-style-complex="normal"/>
    </style:style>
    <style:style style:name="P277"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3ec7e7" officeooo:paragraph-rsid="00715a47" style:font-size-asian="13pt" style:font-style-asian="normal" style:font-size-complex="13pt" style:font-style-complex="normal"/>
    </style:style>
    <style:style style:name="P278"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2e2c38" officeooo:paragraph-rsid="00a50639" style:font-size-asian="13pt" style:font-style-asian="normal" style:font-size-complex="13pt" style:font-style-complex="normal"/>
    </style:style>
    <style:style style:name="P279"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2679be" officeooo:paragraph-rsid="00a50639" style:font-size-asian="13pt" style:font-style-asian="normal" style:font-size-complex="13pt" style:font-style-complex="normal"/>
    </style:style>
    <style:style style:name="P280"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290fff" officeooo:paragraph-rsid="00a50639" style:font-size-asian="13pt" style:font-style-asian="normal" style:font-size-complex="13pt" style:font-style-complex="normal"/>
    </style:style>
    <style:style style:name="P281"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2a90b2" officeooo:paragraph-rsid="00a50639" style:font-size-asian="13pt" style:font-style-asian="normal" style:font-size-complex="13pt" style:font-style-complex="normal"/>
    </style:style>
    <style:style style:name="P282"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a744e2" officeooo:paragraph-rsid="00a744e2" style:font-size-asian="13pt" style:font-style-asian="normal" style:font-size-complex="13pt" style:font-style-complex="normal"/>
    </style:style>
    <style:style style:name="P283"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a8856a" officeooo:paragraph-rsid="00a8856a" style:font-size-asian="13pt" style:font-style-asian="normal" style:font-size-complex="13pt" style:font-style-complex="normal"/>
    </style:style>
    <style:style style:name="P284"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officeooo:rsid="00a8856a" officeooo:paragraph-rsid="00dd75d4" style:font-size-asian="13pt" style:font-style-asian="normal" style:font-size-complex="13pt" style:font-style-complex="normal"/>
    </style:style>
    <style:style style:name="P285"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style="normal" fo:font-weight="bold" officeooo:rsid="003aeb2e" officeooo:paragraph-rsid="00a50639" style:font-size-asian="13pt" style:font-style-asian="normal" style:font-weight-asian="bold" style:font-size-complex="13pt" style:font-style-complex="normal" style:font-weight-complex="bold"/>
    </style:style>
    <style:style style:name="P286" style:family="paragraph" style:parent-style-name="Standard" style:list-style-name="L1">
      <style:paragraph-properties fo:margin-left="0in" fo:margin-right="0in" fo:margin-top="0in" fo:margin-bottom="0in" style:contextual-spacing="true" fo:line-height="100%" fo:text-indent="0in" style:auto-text-indent="false"/>
      <style:text-properties style:font-name="Ubuntu Condensed" fo:font-size="13pt" fo:font-weight="bold" officeooo:rsid="0022c353" officeooo:paragraph-rsid="00a50639" style:font-size-asian="13pt" style:font-weight-asian="bold" style:font-size-complex="13pt" style:font-weight-complex="bold"/>
    </style:style>
    <style:style style:name="P287"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fo:font-weight="bold" officeooo:rsid="001f953d" officeooo:paragraph-rsid="00715a47" style:font-size-asian="13pt" style:font-style-asian="normal" style:font-weight-asian="bold" style:font-size-complex="13pt" style:font-style-complex="normal" style:font-weight-complex="bold"/>
    </style:style>
    <style:style style:name="P288"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22088f" officeooo:paragraph-rsid="00a50639" style:font-size-asian="13pt" style:font-size-complex="13pt"/>
    </style:style>
    <style:style style:name="P289" style:family="paragraph" style:parent-style-name="Standard" style:list-style-name="L3"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5967ac" style:font-size-asian="13pt" style:font-size-complex="13pt"/>
    </style:style>
    <style:style style:name="P290" style:family="paragraph" style:parent-style-name="Standard" style:list-style-name="L3"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548fa3" style:font-size-asian="13pt" style:font-size-complex="13pt"/>
    </style:style>
    <style:style style:name="P291" style:family="paragraph" style:parent-style-name="Standard" style:list-style-name="L3"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521f27" style:font-size-asian="13pt" style:font-size-complex="13pt"/>
    </style:style>
    <style:style style:name="P292" style:family="paragraph" style:parent-style-name="Standard" style:list-style-name="L3"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5f726b" style:font-size-asian="13pt" style:font-size-complex="13pt"/>
    </style:style>
    <style:style style:name="P293" style:family="paragraph" style:parent-style-name="Standard" style:list-style-name="L4"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5f726b" style:font-size-asian="13pt" style:font-size-complex="13pt"/>
    </style:style>
    <style:style style:name="P294" style:family="paragraph" style:parent-style-name="Standard" style:list-style-name="L5"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5e4714" style:font-size-asian="13pt" style:font-size-complex="13pt"/>
    </style:style>
    <style:style style:name="P295" style:family="paragraph" style:parent-style-name="Standard" style:list-style-name="L6"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665754" style:font-size-asian="13pt" style:font-size-complex="13pt"/>
    </style:style>
    <style:style style:name="P296" style:family="paragraph" style:parent-style-name="Standard" style:list-style-name="L6"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652dbf" style:font-size-asian="13pt" style:font-size-complex="13pt"/>
    </style:style>
    <style:style style:name="P297" style:family="paragraph" style:parent-style-name="Standard" style:list-style-name="L7"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652dbf" style:font-size-asian="13pt" style:font-size-complex="13pt"/>
    </style:style>
    <style:style style:name="P298" style:family="paragraph" style:parent-style-name="Standard" style:list-style-name="L3"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665754" officeooo:paragraph-rsid="00665754" style:font-size-asian="13pt" style:font-size-complex="13pt"/>
    </style:style>
    <style:style style:name="P299" style:family="paragraph" style:parent-style-name="Standard" style:list-style-name="L7"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652dbf" officeooo:paragraph-rsid="00655b56" style:font-size-asian="13pt" style:font-size-complex="13pt"/>
    </style:style>
    <style:style style:name="P300" style:family="paragraph" style:parent-style-name="Standard" style:list-style-name="L9"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652dbf" officeooo:paragraph-rsid="00652dbf" style:font-size-asian="13pt" style:font-size-complex="13pt"/>
    </style:style>
    <style:style style:name="P301" style:family="paragraph" style:parent-style-name="Standard" style:list-style-name="L2"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weight="bold" officeooo:paragraph-rsid="0071251b" style:font-size-asian="13pt" style:font-weight-asian="bold" style:font-size-complex="13pt" style:font-weight-complex="bold"/>
    </style:style>
    <style:style style:name="P302"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fo:break-before="page"/>
      <style:text-properties style:font-name="Ubuntu Condensed" fo:font-size="13pt" officeooo:rsid="0022088f" officeooo:paragraph-rsid="00a744e2" style:font-size-asian="13pt" style:font-size-complex="13pt"/>
    </style:style>
    <style:style style:name="P303"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officeooo:paragraph-rsid="005967ac" style:font-size-asian="13pt" style:font-size-complex="13pt"/>
    </style:style>
    <style:style style:name="P304"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officeooo:paragraph-rsid="00548fa3" style:font-size-asian="13pt" style:font-size-complex="13pt"/>
    </style:style>
    <style:style style:name="P305"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officeooo:paragraph-rsid="00521f27" style:font-size-asian="13pt" style:font-size-complex="13pt"/>
    </style:style>
    <style:style style:name="P306"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officeooo:paragraph-rsid="005f726b" style:font-size-asian="13pt" style:font-size-complex="13pt"/>
    </style:style>
    <style:style style:name="P307"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officeooo:paragraph-rsid="00665754" style:font-size-asian="13pt" style:font-size-complex="13pt"/>
    </style:style>
    <style:style style:name="P308" style:family="paragraph" style:parent-style-name="Standard" style:list-style-name="L4">
      <style:paragraph-properties fo:margin-left="-0.25in" fo:margin-right="0in" fo:margin-top="0in" fo:margin-bottom="0in" style:contextual-spacing="true" fo:line-height="100%" fo:text-indent="0in" style:auto-text-indent="false"/>
      <style:text-properties style:font-name="Ubuntu Condensed" fo:font-size="13pt" officeooo:paragraph-rsid="005f726b" style:font-size-asian="13pt" style:font-size-complex="13pt"/>
    </style:style>
    <style:style style:name="P309" style:family="paragraph" style:parent-style-name="Standard" style:list-style-name="L5">
      <style:paragraph-properties fo:margin-left="-0.25in" fo:margin-right="0in" fo:margin-top="0in" fo:margin-bottom="0in" style:contextual-spacing="true" fo:line-height="100%" fo:text-indent="0in" style:auto-text-indent="false"/>
      <style:text-properties style:font-name="Ubuntu Condensed" fo:font-size="13pt" officeooo:paragraph-rsid="005e4714" style:font-size-asian="13pt" style:font-size-complex="13pt"/>
    </style:style>
    <style:style style:name="P310" style:family="paragraph" style:parent-style-name="Standard" style:list-style-name="L7">
      <style:paragraph-properties fo:margin-left="-0.25in" fo:margin-right="0in" fo:margin-top="0in" fo:margin-bottom="0in" style:contextual-spacing="true" fo:line-height="100%" fo:text-indent="0in" style:auto-text-indent="false"/>
      <style:text-properties style:font-name="Ubuntu Condensed" fo:font-size="13pt" officeooo:paragraph-rsid="00652dbf" style:font-size-asian="13pt" style:font-size-complex="13pt"/>
    </style:style>
    <style:style style:name="P311" style:family="paragraph" style:parent-style-name="Standard" style:list-style-name="L7">
      <style:paragraph-properties fo:margin-left="-0.25in" fo:margin-right="0in" fo:margin-top="0in" fo:margin-bottom="0in" style:contextual-spacing="true" fo:line-height="100%" fo:text-indent="0in" style:auto-text-indent="false"/>
      <style:text-properties style:font-name="Ubuntu Condensed" fo:font-size="13pt" officeooo:paragraph-rsid="00678143" style:font-size-asian="13pt" style:font-size-complex="13pt"/>
    </style:style>
    <style:style style:name="P312" style:family="paragraph" style:parent-style-name="Standard" style:list-style-name="L6">
      <style:paragraph-properties fo:margin-left="-0.25in" fo:margin-right="0in" fo:margin-top="0in" fo:margin-bottom="0in" style:contextual-spacing="true" fo:line-height="100%" fo:text-indent="0in" style:auto-text-indent="false"/>
      <style:text-properties style:font-name="Ubuntu Condensed" fo:font-size="13pt" officeooo:paragraph-rsid="00652dbf" style:font-size-asian="13pt" style:font-size-complex="13pt"/>
    </style:style>
    <style:style style:name="P313" style:family="paragraph" style:parent-style-name="Standard" style:list-style-name="L6">
      <style:paragraph-properties fo:margin-left="-0.25in" fo:margin-right="0in" fo:margin-top="0in" fo:margin-bottom="0in" style:contextual-spacing="true" fo:line-height="100%" fo:text-indent="0in" style:auto-text-indent="false"/>
      <style:text-properties style:font-name="Ubuntu Condensed" fo:font-size="13pt" officeooo:paragraph-rsid="00cfaa3f" style:font-size-asian="13pt" style:font-size-complex="13pt"/>
    </style:style>
    <style:style style:name="P314" style:family="paragraph" style:parent-style-name="Standard" style:list-style-name="L9">
      <style:paragraph-properties fo:margin-left="-0.25in" fo:margin-right="0in" fo:margin-top="0in" fo:margin-bottom="0in" style:contextual-spacing="true" fo:line-height="100%" fo:text-indent="0in" style:auto-text-indent="false"/>
      <style:text-properties style:font-name="Ubuntu Condensed" fo:font-size="13pt" officeooo:paragraph-rsid="00652dbf" style:font-size-asian="13pt" style:font-size-complex="13pt"/>
    </style:style>
    <style:style style:name="P315" style:family="paragraph" style:parent-style-name="Standard" style:list-style-name="L9">
      <style:paragraph-properties fo:margin-left="-0.25in" fo:margin-right="0in" fo:margin-top="0in" fo:margin-bottom="0in" style:contextual-spacing="true" fo:line-height="100%" fo:text-indent="0in" style:auto-text-indent="false"/>
      <style:text-properties style:font-name="Ubuntu Condensed" fo:font-size="13pt" officeooo:paragraph-rsid="006805d5" style:font-size-asian="13pt" style:font-size-complex="13pt"/>
    </style:style>
    <style:style style:name="P316"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officeooo:rsid="00678143" officeooo:paragraph-rsid="00678143" style:font-size-asian="13pt" style:font-size-complex="13pt"/>
    </style:style>
    <style:style style:name="P317"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officeooo:rsid="0092976f" officeooo:paragraph-rsid="0092976f" style:font-size-asian="13pt" style:font-size-complex="13pt"/>
    </style:style>
    <style:style style:name="P318"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fo:font-weight="bold" officeooo:paragraph-rsid="005967ac" style:font-size-asian="13pt" style:font-weight-asian="bold" style:font-size-complex="13pt" style:font-weight-complex="bold"/>
    </style:style>
    <style:style style:name="P319"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fo:font-weight="normal" officeooo:paragraph-rsid="00548fa3" style:font-size-asian="13pt" style:font-weight-asian="normal" style:font-size-complex="13pt" style:font-weight-complex="normal"/>
    </style:style>
    <style:style style:name="P320" style:family="paragraph" style:parent-style-name="Standard" style:list-style-name="L3">
      <style:paragraph-properties fo:margin-left="-0.25in" fo:margin-right="0in" fo:margin-top="0in" fo:margin-bottom="0in" style:contextual-spacing="true" fo:line-height="100%" fo:text-indent="0in" style:auto-text-indent="false"/>
      <style:text-properties style:font-name="Ubuntu Condensed" fo:font-size="13pt" fo:font-weight="normal" officeooo:rsid="003f4026" officeooo:paragraph-rsid="005f726b" style:font-size-asian="13pt" style:font-weight-asian="normal" style:font-size-complex="13pt" style:font-weight-complex="normal"/>
    </style:style>
    <style:style style:name="P321" style:family="paragraph" style:parent-style-name="Standard" style:list-style-name="L5">
      <style:paragraph-properties fo:margin-left="-0.25in" fo:margin-right="0in" fo:margin-top="0in" fo:margin-bottom="0in" style:contextual-spacing="true" fo:line-height="100%" fo:text-indent="0in" style:auto-text-indent="false"/>
      <style:text-properties style:font-name="Ubuntu Condensed" fo:font-size="13pt" fo:font-weight="normal" officeooo:rsid="0056d4c9" officeooo:paragraph-rsid="005e4714" style:font-size-asian="13pt" style:font-weight-asian="normal" style:font-size-complex="13pt" style:font-weight-complex="normal"/>
    </style:style>
    <style:style style:name="P322"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1de9aa" officeooo:paragraph-rsid="00715a47" style:font-size-asian="13pt" style:font-style-asian="normal" style:font-size-complex="13pt" style:font-style-complex="normal"/>
    </style:style>
    <style:style style:name="P323"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7f4028" officeooo:paragraph-rsid="007f4028" style:font-size-asian="13pt" style:font-style-asian="normal" style:font-size-complex="13pt" style:font-style-complex="normal"/>
    </style:style>
    <style:style style:name="P324"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22088f" officeooo:paragraph-rsid="00715a47" style:font-size-asian="13pt" style:font-style-asian="normal" style:font-size-complex="13pt" style:font-style-complex="normal"/>
    </style:style>
    <style:style style:name="P325"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3db231" officeooo:paragraph-rsid="00715a47" style:font-size-asian="13pt" style:font-style-asian="normal" style:font-size-complex="13pt" style:font-style-complex="normal"/>
    </style:style>
    <style:style style:name="P326"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3ec7e7" officeooo:paragraph-rsid="00715a47" style:font-size-asian="13pt" style:font-style-asian="normal" style:font-size-complex="13pt" style:font-style-complex="normal"/>
    </style:style>
    <style:style style:name="P327"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49c925" officeooo:paragraph-rsid="00715a47" style:font-size-asian="13pt" style:font-style-asian="normal" style:font-size-complex="13pt" style:font-style-complex="normal"/>
    </style:style>
    <style:style style:name="P328"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94670f" officeooo:paragraph-rsid="0094670f" style:font-size-asian="13pt" style:font-style-asian="normal" style:font-size-complex="13pt" style:font-style-complex="normal"/>
    </style:style>
    <style:style style:name="P329"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2679be" officeooo:paragraph-rsid="00715a47" style:font-size-asian="13pt" style:font-style-asian="normal" style:font-size-complex="13pt" style:font-style-complex="normal"/>
    </style:style>
    <style:style style:name="P330"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2679be" officeooo:paragraph-rsid="00a50639" style:font-size-asian="13pt" style:font-style-asian="normal" style:font-size-complex="13pt" style:font-style-complex="normal"/>
    </style:style>
    <style:style style:name="P331"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91570d" officeooo:paragraph-rsid="00a50639" style:font-size-asian="13pt" style:font-style-asian="normal" style:font-size-complex="13pt" style:font-style-complex="normal"/>
    </style:style>
    <style:style style:name="P332"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3aeb2e" officeooo:paragraph-rsid="00a50639" style:font-size-asian="13pt" style:font-style-asian="normal" style:font-size-complex="13pt" style:font-style-complex="normal"/>
    </style:style>
    <style:style style:name="P333"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3aeb2e" officeooo:paragraph-rsid="00cb9cd9" style:font-size-asian="13pt" style:font-style-asian="normal" style:font-size-complex="13pt" style:font-style-complex="normal"/>
    </style:style>
    <style:style style:name="P334"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290fff" officeooo:paragraph-rsid="00a50639" style:font-size-asian="13pt" style:font-style-asian="normal" style:font-size-complex="13pt" style:font-style-complex="normal"/>
    </style:style>
    <style:style style:name="P335"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fo:font-style="normal" officeooo:rsid="002bfa10" officeooo:paragraph-rsid="00a50639" style:font-size-asian="13pt" style:font-style-asian="normal" style:font-size-complex="13pt" style:font-style-complex="normal"/>
    </style:style>
    <style:style style:name="P336"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3a3540" officeooo:paragraph-rsid="00715a47" style:font-size-asian="13pt" style:font-size-complex="13pt"/>
    </style:style>
    <style:style style:name="P337"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22088f" officeooo:paragraph-rsid="00715a47" style:font-size-asian="13pt" style:font-size-complex="13pt"/>
    </style:style>
    <style:style style:name="P338"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3db231" officeooo:paragraph-rsid="00715a47" style:font-size-asian="13pt" style:font-size-complex="13pt"/>
    </style:style>
    <style:style style:name="P339"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422956" officeooo:paragraph-rsid="00715a47" style:font-size-asian="13pt" style:font-size-complex="13pt"/>
    </style:style>
    <style:style style:name="P340"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8de882" officeooo:paragraph-rsid="008de882" style:font-size-asian="13pt" style:font-size-complex="13pt"/>
    </style:style>
    <style:style style:name="P341"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22c353" officeooo:paragraph-rsid="00715a47" style:font-size-asian="13pt" style:font-size-complex="13pt"/>
    </style:style>
    <style:style style:name="P342"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3b2915" officeooo:paragraph-rsid="00a50639" style:font-size-asian="13pt" style:font-size-complex="13pt"/>
    </style:style>
    <style:style style:name="P343"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7a3ce8" officeooo:paragraph-rsid="00a50639" style:font-size-asian="13pt" style:font-size-complex="13pt"/>
    </style:style>
    <style:style style:name="P344"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2a90b2" officeooo:paragraph-rsid="00a50639" style:font-size-asian="13pt" style:font-size-complex="13pt"/>
    </style:style>
    <style:style style:name="P345"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1446ae" officeooo:paragraph-rsid="001446ae" style:font-size-asian="13pt" style:font-size-complex="13pt"/>
    </style:style>
    <style:style style:name="P346"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147ded" officeooo:paragraph-rsid="00147ded" style:font-size-asian="13pt" style:font-size-complex="13pt"/>
    </style:style>
    <style:style style:name="P347"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147ded" style:font-size-asian="13pt" style:font-size-complex="13pt"/>
    </style:style>
    <style:style style:name="P348"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4f1d03" style:font-size-asian="13pt" style:font-size-complex="13pt"/>
    </style:style>
    <style:style style:name="P349"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4d6a2c" style:font-size-asian="13pt" style:font-size-complex="13pt"/>
    </style:style>
    <style:style style:name="P350"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4b788f" style:font-size-asian="13pt" style:font-size-complex="13pt"/>
    </style:style>
    <style:style style:name="P351"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4930e1" style:font-size-asian="13pt" style:font-size-complex="13pt"/>
    </style:style>
    <style:style style:name="P352"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655b56" style:font-size-asian="13pt" style:font-size-complex="13pt"/>
    </style:style>
    <style:style style:name="P353" style:family="paragraph" style:parent-style-name="Standard" style:list-style-name="L2"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42ffad" style:font-size-asian="13pt" style:font-size-complex="13pt"/>
    </style:style>
    <style:style style:name="P354" style:family="paragraph" style:parent-style-name="Standard" style:list-style-name="L2"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71251b" style:font-size-asian="13pt" style:font-size-complex="13pt"/>
    </style:style>
    <style:style style:name="P355" style:family="paragraph" style:parent-style-name="Standard" style:list-style-name="L8"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paragraph-rsid="0071251b" style:font-size-asian="13pt" style:font-size-complex="13pt"/>
    </style:style>
    <style:style style:name="P356"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29ed17" officeooo:paragraph-rsid="004d6a2c" style:font-size-asian="13pt" style:font-size-complex="13pt"/>
    </style:style>
    <style:style style:name="P357"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1607ea" officeooo:paragraph-rsid="004b788f" style:font-size-asian="13pt" style:font-size-complex="13pt"/>
    </style:style>
    <style:style style:name="P358" style:family="paragraph" style:parent-style-name="Standard" style:list-style-name="L1" style:master-page-name="">
      <style:paragraph-properties fo:margin-left="0.25in" fo:margin-right="0in" fo:margin-top="0in" fo:margin-bottom="0in" style:contextual-spacing="true" fo:line-height="100%" fo:text-indent="0in" style:auto-text-indent="false" style:page-number="auto"/>
      <style:text-properties style:font-name="Ubuntu Condensed" fo:font-size="13pt" officeooo:rsid="0017f60e" officeooo:paragraph-rsid="004b788f" style:font-size-asian="13pt" style:font-size-complex="13pt"/>
    </style:style>
    <style:style style:name="P359"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1de9aa" officeooo:paragraph-rsid="00715a47" style:font-size-asian="13pt" style:font-style-asian="normal" style:font-size-complex="13pt" style:font-style-complex="normal"/>
    </style:style>
    <style:style style:name="P360"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22088f" officeooo:paragraph-rsid="00715a47" style:font-size-asian="13pt" style:font-style-asian="normal" style:font-size-complex="13pt" style:font-style-complex="normal"/>
    </style:style>
    <style:style style:name="P361"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2f1f8b" officeooo:paragraph-rsid="00715a47" style:font-size-asian="13pt" style:font-style-asian="normal" style:font-size-complex="13pt" style:font-style-complex="normal"/>
    </style:style>
    <style:style style:name="P362"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311e2a" officeooo:paragraph-rsid="00715a47" style:font-size-asian="13pt" style:font-style-asian="normal" style:font-size-complex="13pt" style:font-style-complex="normal"/>
    </style:style>
    <style:style style:name="P363"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35bec6" officeooo:paragraph-rsid="00715a47" style:font-size-asian="13pt" style:font-style-asian="normal" style:font-size-complex="13pt" style:font-style-complex="normal"/>
    </style:style>
    <style:style style:name="P364"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3ec7e7" officeooo:paragraph-rsid="00715a47" style:font-size-asian="13pt" style:font-style-asian="normal" style:font-size-complex="13pt" style:font-style-complex="normal"/>
    </style:style>
    <style:style style:name="P365"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2679be" officeooo:paragraph-rsid="00715a47" style:font-size-asian="13pt" style:font-style-asian="normal" style:font-size-complex="13pt" style:font-style-complex="normal"/>
    </style:style>
    <style:style style:name="P366"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22c353" officeooo:paragraph-rsid="00715a47" style:font-size-asian="13pt" style:font-style-asian="normal" style:font-size-complex="13pt" style:font-style-complex="normal"/>
    </style:style>
    <style:style style:name="P367"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cb9cd9" officeooo:paragraph-rsid="00cb9cd9" style:font-size-asian="13pt" style:font-style-asian="normal" style:font-size-complex="13pt" style:font-style-complex="normal"/>
    </style:style>
    <style:style style:name="P368"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3aeb2e" officeooo:paragraph-rsid="00a50639" style:font-size-asian="13pt" style:font-style-asian="normal" style:font-size-complex="13pt" style:font-style-complex="normal"/>
    </style:style>
    <style:style style:name="P369"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830cba" officeooo:paragraph-rsid="00a50639" style:font-size-asian="13pt" style:font-style-asian="normal" style:font-size-complex="13pt" style:font-style-complex="normal"/>
    </style:style>
    <style:style style:name="P370"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26e130" officeooo:paragraph-rsid="00a50639" style:font-size-asian="13pt" style:font-style-asian="normal" style:font-size-complex="13pt" style:font-style-complex="normal"/>
    </style:style>
    <style:style style:name="P371"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290fff" officeooo:paragraph-rsid="00a50639" style:font-size-asian="13pt" style:font-style-asian="normal" style:font-size-complex="13pt" style:font-style-complex="normal"/>
    </style:style>
    <style:style style:name="P372"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7a3ce8" officeooo:paragraph-rsid="00a50639" style:font-size-asian="13pt" style:font-style-asian="normal" style:font-size-complex="13pt" style:font-style-complex="normal"/>
    </style:style>
    <style:style style:name="P373"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296719" officeooo:paragraph-rsid="00a50639" style:font-size-asian="13pt" style:font-style-asian="normal" style:font-size-complex="13pt" style:font-style-complex="normal"/>
    </style:style>
    <style:style style:name="P374"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style="normal" officeooo:rsid="002a90b2" officeooo:paragraph-rsid="00a50639" style:font-size-asian="13pt" style:font-style-asian="normal" style:font-size-complex="13pt" style:font-style-complex="normal"/>
    </style:style>
    <style:style style:name="P375"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212391" officeooo:paragraph-rsid="00715a47" style:font-size-asian="13pt" style:font-size-complex="13pt"/>
    </style:style>
    <style:style style:name="P376"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3a3540" officeooo:paragraph-rsid="00715a47" style:font-size-asian="13pt" style:font-size-complex="13pt"/>
    </style:style>
    <style:style style:name="P377"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3ec7e7" officeooo:paragraph-rsid="00715a47" style:font-size-asian="13pt" style:font-size-complex="13pt"/>
    </style:style>
    <style:style style:name="P378"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489a6e" officeooo:paragraph-rsid="00715a47" style:font-size-asian="13pt" style:font-size-complex="13pt"/>
    </style:style>
    <style:style style:name="P379"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26e130" officeooo:paragraph-rsid="00715a47" style:font-size-asian="13pt" style:font-size-complex="13pt"/>
    </style:style>
    <style:style style:name="P380"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3b2915" officeooo:paragraph-rsid="00a50639" style:font-size-asian="13pt" style:font-size-complex="13pt"/>
    </style:style>
    <style:style style:name="P381"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290fff" officeooo:paragraph-rsid="00a50639" style:font-size-asian="13pt" style:font-size-complex="13pt"/>
    </style:style>
    <style:style style:name="P382"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2a90b2" officeooo:paragraph-rsid="00a50639" style:font-size-asian="13pt" style:font-size-complex="13pt"/>
    </style:style>
    <style:style style:name="P383"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1446ae" officeooo:paragraph-rsid="001446ae" style:font-size-asian="13pt" style:font-size-complex="13pt"/>
    </style:style>
    <style:style style:name="P384"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147ded" officeooo:paragraph-rsid="00147ded" style:font-size-asian="13pt" style:font-size-complex="13pt"/>
    </style:style>
    <style:style style:name="P385"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paragraph-rsid="00147ded" style:font-size-asian="13pt" style:font-size-complex="13pt"/>
    </style:style>
    <style:style style:name="P386"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paragraph-rsid="00147ded" style:font-size-asian="13pt" style:font-size-complex="13pt"/>
    </style:style>
    <style:style style:name="P387"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paragraph-rsid="004f1d03" style:font-size-asian="13pt" style:font-size-complex="13pt"/>
    </style:style>
    <style:style style:name="P388"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paragraph-rsid="004d6a2c" style:font-size-asian="13pt" style:font-size-complex="13pt"/>
    </style:style>
    <style:style style:name="P389"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paragraph-rsid="004b788f" style:font-size-asian="13pt" style:font-size-complex="13pt"/>
    </style:style>
    <style:style style:name="P390"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paragraph-rsid="004930e1" style:font-size-asian="13pt" style:font-size-complex="13pt"/>
    </style:style>
    <style:style style:name="P391"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paragraph-rsid="00655b56" style:font-size-asian="13pt" style:font-size-complex="13pt"/>
    </style:style>
    <style:style style:name="P392" style:family="paragraph" style:parent-style-name="Standard" style:list-style-name="L2">
      <style:paragraph-properties fo:margin-left="0.25in" fo:margin-right="0in" fo:margin-top="0in" fo:margin-bottom="0in" style:contextual-spacing="true" fo:line-height="100%" fo:text-indent="0in" style:auto-text-indent="false"/>
      <style:text-properties style:font-name="Ubuntu Condensed" fo:font-size="13pt" officeooo:paragraph-rsid="004d6a2c" style:font-size-asian="13pt" style:font-size-complex="13pt"/>
    </style:style>
    <style:style style:name="P393" style:family="paragraph" style:parent-style-name="Standard" style:list-style-name="L2">
      <style:paragraph-properties fo:margin-left="0.25in" fo:margin-right="0in" fo:margin-top="0in" fo:margin-bottom="0in" style:contextual-spacing="true" fo:line-height="100%" fo:text-indent="0in" style:auto-text-indent="false"/>
      <style:text-properties style:font-name="Ubuntu Condensed" fo:font-size="13pt" officeooo:paragraph-rsid="0042ffad" style:font-size-asian="13pt" style:font-size-complex="13pt"/>
    </style:style>
    <style:style style:name="P394" style:family="paragraph" style:parent-style-name="Standard" style:list-style-name="L2">
      <style:paragraph-properties fo:margin-left="0.25in" fo:margin-right="0in" fo:margin-top="0in" fo:margin-bottom="0in" style:contextual-spacing="true" fo:line-height="100%" fo:text-indent="0in" style:auto-text-indent="false"/>
      <style:text-properties style:font-name="Ubuntu Condensed" fo:font-size="13pt" officeooo:paragraph-rsid="0071251b" style:font-size-asian="13pt" style:font-size-complex="13pt"/>
    </style:style>
    <style:style style:name="P395" style:family="paragraph" style:parent-style-name="Standard" style:list-style-name="L8">
      <style:paragraph-properties fo:margin-left="0.25in" fo:margin-right="0in" fo:margin-top="0in" fo:margin-bottom="0in" style:contextual-spacing="true" fo:line-height="100%" fo:text-indent="0in" style:auto-text-indent="false"/>
      <style:text-properties style:font-name="Ubuntu Condensed" fo:font-size="13pt" officeooo:paragraph-rsid="0071251b" style:font-size-asian="13pt" style:font-size-complex="13pt"/>
    </style:style>
    <style:style style:name="P396"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409033" officeooo:paragraph-rsid="00409033" style:font-size-asian="13pt" style:font-size-complex="13pt"/>
    </style:style>
    <style:style style:name="P397"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15ba16" officeooo:paragraph-rsid="0015ba16" style:font-size-asian="13pt" style:font-size-complex="13pt"/>
    </style:style>
    <style:style style:name="P398"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29ed17" officeooo:paragraph-rsid="004d6a2c" style:font-size-asian="13pt" style:font-size-complex="13pt"/>
    </style:style>
    <style:style style:name="P399" style:family="paragraph" style:parent-style-name="Standard" style:list-style-name="L2">
      <style:paragraph-properties fo:margin-left="0.25in" fo:margin-right="0in" fo:margin-top="0in" fo:margin-bottom="0in" style:contextual-spacing="true" fo:line-height="100%" fo:text-indent="0in" style:auto-text-indent="false"/>
      <style:text-properties style:font-name="Ubuntu Condensed" fo:font-size="13pt" officeooo:rsid="004d6a2c" officeooo:paragraph-rsid="004d6a2c" style:font-size-asian="13pt" style:font-size-complex="13pt"/>
    </style:style>
    <style:style style:name="P400"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1c3e37" officeooo:paragraph-rsid="004b788f" style:font-size-asian="13pt" style:font-size-complex="13pt"/>
    </style:style>
    <style:style style:name="P401"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officeooo:rsid="00327122" officeooo:paragraph-rsid="004930e1" style:font-size-asian="13pt" style:font-size-complex="13pt"/>
    </style:style>
    <style:style style:name="P402" style:family="paragraph" style:parent-style-name="Standard" style:list-style-name="L2">
      <style:paragraph-properties fo:margin-left="0.25in" fo:margin-right="0in" fo:margin-top="0in" fo:margin-bottom="0in" style:contextual-spacing="true" fo:line-height="100%" fo:text-indent="0in" style:auto-text-indent="false"/>
      <style:text-properties style:font-name="Ubuntu Condensed" fo:font-size="13pt" officeooo:rsid="00ce85d9" officeooo:paragraph-rsid="00ce85d9" style:font-size-asian="13pt" style:font-size-complex="13pt"/>
    </style:style>
    <style:style style:name="P403" style:family="paragraph" style:parent-style-name="Standard" style:list-style-name="L2">
      <style:paragraph-properties fo:margin-left="0.25in" fo:margin-right="0in" fo:margin-top="0in" fo:margin-bottom="0in" style:contextual-spacing="true" fo:line-height="100%" fo:text-indent="0in" style:auto-text-indent="false"/>
      <style:text-properties style:font-name="Ubuntu Condensed" fo:font-size="13pt" officeooo:rsid="00a1995f" officeooo:paragraph-rsid="00a1995f" style:font-size-asian="13pt" style:font-size-complex="13pt"/>
    </style:style>
    <style:style style:name="P404" style:family="paragraph" style:parent-style-name="Standard" style:list-style-name="L2">
      <style:paragraph-properties fo:margin-left="0.25in" fo:margin-right="0in" fo:margin-top="0in" fo:margin-bottom="0in" style:contextual-spacing="true" fo:line-height="100%" fo:text-indent="0in" style:auto-text-indent="false"/>
      <style:text-properties style:font-name="Ubuntu Condensed" fo:font-size="13pt" officeooo:rsid="00a3664c" officeooo:paragraph-rsid="00a3664c" style:font-size-asian="13pt" style:font-size-complex="13pt"/>
    </style:style>
    <style:style style:name="P405"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fo:font-size="13pt" fo:font-weight="normal" officeooo:rsid="0017f770" officeooo:paragraph-rsid="004b788f" style:font-size-asian="13pt" style:font-weight-asian="normal" style:font-size-complex="13pt" style:font-weight-complex="normal"/>
    </style:style>
    <style:style style:name="P406" style:family="paragraph" style:parent-style-name="Standard" style:list-style-name="L1">
      <style:paragraph-properties fo:margin-left="0.25in" fo:margin-right="0in" fo:margin-top="0in" fo:margin-bottom="0in" style:contextual-spacing="true" fo:line-height="100%" fo:text-indent="0in" style:auto-text-indent="false"/>
      <style:text-properties style:font-name="Ubuntu Condensed" officeooo:paragraph-rsid="001607ea"/>
    </style:style>
    <style:style style:name="P407"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35bec6" officeooo:paragraph-rsid="00715a47" style:font-size-asian="13pt" style:font-size-complex="13pt"/>
    </style:style>
    <style:style style:name="P408"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3db231" officeooo:paragraph-rsid="00715a47" style:font-size-asian="13pt" style:font-size-complex="13pt"/>
    </style:style>
    <style:style style:name="P409"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830cba" officeooo:paragraph-rsid="00830cba" style:font-size-asian="13pt" style:font-size-complex="13pt"/>
    </style:style>
    <style:style style:name="P410"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3ec7e7" officeooo:paragraph-rsid="00715a47" style:font-size-asian="13pt" style:font-size-complex="13pt"/>
    </style:style>
    <style:style style:name="P411"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3ec7e7" officeooo:paragraph-rsid="008fc2b8" style:font-size-asian="13pt" style:font-size-complex="13pt"/>
    </style:style>
    <style:style style:name="P412"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3aeb2e" officeooo:paragraph-rsid="00715a47" style:font-size-asian="13pt" style:font-size-complex="13pt"/>
    </style:style>
    <style:style style:name="P413"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2bfa10" officeooo:paragraph-rsid="00715a47" style:font-size-asian="13pt" style:font-size-complex="13pt"/>
    </style:style>
    <style:style style:name="P414"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2bfa10" officeooo:paragraph-rsid="00a50639" style:font-size-asian="13pt" style:font-size-complex="13pt"/>
    </style:style>
    <style:style style:name="P415"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2d0e00" officeooo:paragraph-rsid="00715a47" style:font-size-asian="13pt" style:font-size-complex="13pt"/>
    </style:style>
    <style:style style:name="P416"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24c1cf" officeooo:paragraph-rsid="00715a47" style:font-size-asian="13pt" style:font-size-complex="13pt"/>
    </style:style>
    <style:style style:name="P417"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397a8c" officeooo:paragraph-rsid="00715a47" style:font-size-asian="13pt" style:font-size-complex="13pt"/>
    </style:style>
    <style:style style:name="P418"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381528" officeooo:paragraph-rsid="00715a47" style:font-size-asian="13pt" style:font-size-complex="13pt"/>
    </style:style>
    <style:style style:name="P419"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4b2888" officeooo:paragraph-rsid="00715a47" style:font-size-asian="13pt" style:font-size-complex="13pt"/>
    </style:style>
    <style:style style:name="P420"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4cae2e" officeooo:paragraph-rsid="00715a47" style:font-size-asian="13pt" style:font-size-complex="13pt"/>
    </style:style>
    <style:style style:name="P421"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22c353" officeooo:paragraph-rsid="00715a47" style:font-size-asian="13pt" style:font-size-complex="13pt"/>
    </style:style>
    <style:style style:name="P422"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2679be" officeooo:paragraph-rsid="00dd75d4" style:font-size-asian="13pt" style:font-size-complex="13pt"/>
    </style:style>
    <style:style style:name="P423"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2679be" officeooo:paragraph-rsid="00a50639" style:font-size-asian="13pt" style:font-size-complex="13pt"/>
    </style:style>
    <style:style style:name="P424"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2a90b2" officeooo:paragraph-rsid="00a50639" style:font-size-asian="13pt" style:font-size-complex="13pt"/>
    </style:style>
    <style:style style:name="P425"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37b107" officeooo:paragraph-rsid="00a50639" style:font-size-asian="13pt" style:font-size-complex="13pt"/>
    </style:style>
    <style:style style:name="P426"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2be4a5" officeooo:paragraph-rsid="00a50639" style:font-size-asian="13pt" style:font-size-complex="13pt"/>
    </style:style>
    <style:style style:name="P427"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rsid="001c3e37" officeooo:paragraph-rsid="004b788f" style:font-size-asian="13pt" style:font-size-complex="13pt"/>
    </style:style>
    <style:style style:name="P428"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paragraph-rsid="004930e1" style:font-size-asian="13pt" style:font-size-complex="13pt"/>
    </style:style>
    <style:style style:name="P429"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officeooo:paragraph-rsid="00655b56" style:font-size-asian="13pt" style:font-size-complex="13pt"/>
    </style:style>
    <style:style style:name="P430" style:family="paragraph" style:parent-style-name="Standard" style:list-style-name="L8">
      <style:paragraph-properties fo:margin-left="0.5in" fo:margin-right="0in" fo:margin-top="0in" fo:margin-bottom="0in" style:contextual-spacing="true" fo:line-height="100%" fo:text-indent="0in" style:auto-text-indent="false"/>
      <style:text-properties style:font-name="Ubuntu Condensed" fo:font-size="13pt" officeooo:paragraph-rsid="0071251b" style:font-size-asian="13pt" style:font-size-complex="13pt"/>
    </style:style>
    <style:style style:name="P431"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3ec7e7" officeooo:paragraph-rsid="00715a47" style:font-size-asian="13pt" style:font-style-asian="normal" style:font-size-complex="13pt" style:font-style-complex="normal"/>
    </style:style>
    <style:style style:name="P432"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411157" officeooo:paragraph-rsid="00715a47" style:font-size-asian="13pt" style:font-style-asian="normal" style:font-size-complex="13pt" style:font-style-complex="normal"/>
    </style:style>
    <style:style style:name="P433"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422956" officeooo:paragraph-rsid="00715a47" style:font-size-asian="13pt" style:font-style-asian="normal" style:font-size-complex="13pt" style:font-style-complex="normal"/>
    </style:style>
    <style:style style:name="P434"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2679be" officeooo:paragraph-rsid="00715a47" style:font-size-asian="13pt" style:font-style-asian="normal" style:font-size-complex="13pt" style:font-style-complex="normal"/>
    </style:style>
    <style:style style:name="P435"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2679be" officeooo:paragraph-rsid="00dd75d4" style:font-size-asian="13pt" style:font-style-asian="normal" style:font-size-complex="13pt" style:font-style-complex="normal"/>
    </style:style>
    <style:style style:name="P436"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3aeb2e" officeooo:paragraph-rsid="00715a47" style:font-size-asian="13pt" style:font-style-asian="normal" style:font-size-complex="13pt" style:font-style-complex="normal"/>
    </style:style>
    <style:style style:name="P437"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3df05e" officeooo:paragraph-rsid="00715a47" style:font-size-asian="13pt" style:font-style-asian="normal" style:font-size-complex="13pt" style:font-style-complex="normal"/>
    </style:style>
    <style:style style:name="P438"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381528" officeooo:paragraph-rsid="00715a47" style:font-size-asian="13pt" style:font-style-asian="normal" style:font-size-complex="13pt" style:font-style-complex="normal"/>
    </style:style>
    <style:style style:name="P439"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381528" officeooo:paragraph-rsid="00a50639" style:font-size-asian="13pt" style:font-style-asian="normal" style:font-size-complex="13pt" style:font-style-complex="normal"/>
    </style:style>
    <style:style style:name="P440"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4b2888" officeooo:paragraph-rsid="00715a47" style:font-size-asian="13pt" style:font-style-asian="normal" style:font-size-complex="13pt" style:font-style-complex="normal"/>
    </style:style>
    <style:style style:name="P441"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397a8c" officeooo:paragraph-rsid="00715a47" style:font-size-asian="13pt" style:font-style-asian="normal" style:font-size-complex="13pt" style:font-style-complex="normal"/>
    </style:style>
    <style:style style:name="P442"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22c353" officeooo:paragraph-rsid="00715a47" style:font-size-asian="13pt" style:font-style-asian="normal" style:font-size-complex="13pt" style:font-style-complex="normal"/>
    </style:style>
    <style:style style:name="P443"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2f1f8b" officeooo:paragraph-rsid="00a50639" style:font-size-asian="13pt" style:font-style-asian="normal" style:font-size-complex="13pt" style:font-style-complex="normal"/>
    </style:style>
    <style:style style:name="P444"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2a90b2" officeooo:paragraph-rsid="00a50639" style:font-size-asian="13pt" style:font-style-asian="normal" style:font-size-complex="13pt" style:font-style-complex="normal"/>
    </style:style>
    <style:style style:name="P445"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2be4a5" officeooo:paragraph-rsid="00a50639" style:font-size-asian="13pt" style:font-style-asian="normal" style:font-size-complex="13pt" style:font-style-complex="normal"/>
    </style:style>
    <style:style style:name="P446"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2bfa10" officeooo:paragraph-rsid="00a50639" style:font-size-asian="13pt" style:font-style-asian="normal" style:font-size-complex="13pt" style:font-style-complex="normal"/>
    </style:style>
    <style:style style:name="P447"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officeooo:rsid="002d3125" officeooo:paragraph-rsid="00a50639" style:font-size-asian="13pt" style:font-style-asian="normal" style:font-size-complex="13pt" style:font-style-complex="normal"/>
    </style:style>
    <style:style style:name="P448"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fo:font-weight="normal" officeooo:rsid="00209801" officeooo:paragraph-rsid="00655b56" style:font-size-asian="13pt" style:font-style-asian="normal" style:font-weight-asian="normal" style:font-size-complex="13pt" style:font-style-complex="normal" style:font-weight-complex="normal"/>
    </style:style>
    <style:style style:name="P449" style:family="paragraph" style:parent-style-name="Standard" style:list-style-name="L1">
      <style:paragraph-properties fo:margin-left="0.5in" fo:margin-right="0in" fo:margin-top="0in" fo:margin-bottom="0in" style:contextual-spacing="true" fo:line-height="100%" fo:text-indent="0in" style:auto-text-indent="false"/>
      <style:text-properties style:font-name="Ubuntu Condensed" fo:font-size="13pt" fo:font-style="normal" fo:font-weight="normal" officeooo:rsid="00209801" officeooo:paragraph-rsid="0061a930" style:font-size-asian="13pt" style:font-style-asian="normal" style:font-weight-asian="normal" style:font-size-complex="13pt" style:font-style-complex="normal" style:font-weight-complex="normal"/>
    </style:style>
    <style:style style:name="P450" style:family="paragraph" style:parent-style-name="Standard" style:list-style-name="L1" style:master-page-name="">
      <style:paragraph-properties fo:margin-left="0.5in" fo:margin-right="0in" fo:margin-top="0in" fo:margin-bottom="0in" style:contextual-spacing="true" fo:line-height="100%" fo:text-indent="0in" style:auto-text-indent="false" style:page-number="auto"/>
      <style:text-properties style:font-name="Ubuntu Condensed" fo:font-size="13pt" officeooo:rsid="003ec7e7" officeooo:paragraph-rsid="00715a47" style:font-size-asian="13pt" style:font-size-complex="13pt"/>
    </style:style>
    <style:style style:name="P451" style:family="paragraph" style:parent-style-name="Standard" style:list-style-name="L1" style:master-page-name="">
      <style:paragraph-properties fo:margin-left="0.5in" fo:margin-right="0in" fo:margin-top="0in" fo:margin-bottom="0in" style:contextual-spacing="true" fo:line-height="100%" fo:text-indent="0in" style:auto-text-indent="false" style:page-number="auto"/>
      <style:text-properties style:font-name="Ubuntu Condensed" fo:font-size="13pt" officeooo:rsid="002679be" officeooo:paragraph-rsid="00a50639" style:font-size-asian="13pt" style:font-size-complex="13pt"/>
    </style:style>
    <style:style style:name="P452" style:family="paragraph" style:parent-style-name="Standard" style:list-style-name="L1" style:master-page-name="">
      <style:paragraph-properties fo:margin-left="0.5in" fo:margin-right="0in" fo:margin-top="0in" fo:margin-bottom="0in" style:contextual-spacing="true" fo:line-height="100%" fo:text-indent="0in" style:auto-text-indent="false" style:page-number="auto"/>
      <style:text-properties style:font-name="Ubuntu Condensed" fo:font-size="13pt" officeooo:rsid="002a90b2" officeooo:paragraph-rsid="00a50639" style:font-size-asian="13pt" style:font-size-complex="13pt"/>
    </style:style>
    <style:style style:name="P453" style:family="paragraph" style:parent-style-name="Standard" style:list-style-name="L1" style:master-page-name="">
      <style:paragraph-properties fo:margin-left="0.5in" fo:margin-right="0in" fo:margin-top="0in" fo:margin-bottom="0in" style:contextual-spacing="true" fo:line-height="100%" fo:text-indent="0in" style:auto-text-indent="false" style:page-number="auto"/>
      <style:text-properties style:font-name="Ubuntu Condensed" fo:font-size="13pt" officeooo:rsid="001c3e37" officeooo:paragraph-rsid="004b788f" style:font-size-asian="13pt" style:font-size-complex="13pt"/>
    </style:style>
    <style:style style:name="P454" style:family="paragraph" style:parent-style-name="Standard" style:list-style-name="L1" style:master-page-name="">
      <style:paragraph-properties fo:margin-left="0.5in" fo:margin-right="0in" fo:margin-top="0in" fo:margin-bottom="0in" style:contextual-spacing="true" fo:line-height="100%" fo:text-indent="0in" style:auto-text-indent="false" style:page-number="auto"/>
      <style:text-properties style:font-name="Ubuntu Condensed" fo:font-size="13pt" officeooo:paragraph-rsid="004930e1" style:font-size-asian="13pt" style:font-size-complex="13pt"/>
    </style:style>
    <style:style style:name="P455" style:family="paragraph" style:parent-style-name="Standard" style:list-style-name="L1" style:master-page-name="">
      <style:paragraph-properties fo:margin-left="0.5in" fo:margin-right="0in" fo:margin-top="0in" fo:margin-bottom="0in" style:contextual-spacing="true" fo:line-height="100%" fo:text-indent="0in" style:auto-text-indent="false" style:page-number="auto"/>
      <style:text-properties style:font-name="Ubuntu Condensed" fo:font-size="13pt" officeooo:paragraph-rsid="00655b56" style:font-size-asian="13pt" style:font-size-complex="13pt"/>
    </style:style>
    <style:style style:name="P456" style:family="paragraph" style:parent-style-name="Standard" style:list-style-name="L8" style:master-page-name="">
      <style:paragraph-properties fo:margin-left="0.5in" fo:margin-right="0in" fo:margin-top="0in" fo:margin-bottom="0in" style:contextual-spacing="true" fo:line-height="100%" fo:text-indent="0in" style:auto-text-indent="false" style:page-number="auto"/>
      <style:text-properties style:font-name="Ubuntu Condensed" fo:font-size="13pt" officeooo:paragraph-rsid="0071251b" style:font-size-asian="13pt" style:font-size-complex="13pt"/>
    </style:style>
    <style:style style:name="P457" style:family="paragraph" style:parent-style-name="Standard" style:list-style-name="L1" style:master-page-name="">
      <style:paragraph-properties fo:margin-left="0.5in" fo:margin-right="0in" fo:margin-top="0in" fo:margin-bottom="0in" style:contextual-spacing="true" fo:line-height="100%" fo:text-indent="0in" style:auto-text-indent="false" style:page-number="auto"/>
      <style:text-properties style:font-name="Ubuntu Condensed" fo:font-size="13pt" fo:font-style="normal" officeooo:rsid="00437a0a" officeooo:paragraph-rsid="00a50639" style:font-size-asian="13pt" style:font-style-asian="normal" style:font-size-complex="13pt" style:font-style-complex="normal"/>
    </style:style>
    <style:style style:name="P458" style:family="paragraph" style:parent-style-name="Standard" style:list-style-name="L3" style:master-page-name="">
      <style:paragraph-properties fo:margin-left="-0.1866in" fo:margin-right="0in" fo:margin-top="0in" fo:margin-bottom="0in" style:contextual-spacing="true" fo:line-height="100%" fo:text-indent="0in" style:auto-text-indent="false" style:page-number="auto"/>
      <style:text-properties style:font-name="Ubuntu Condensed" fo:font-size="13pt" officeooo:paragraph-rsid="00548fa3" style:font-size-asian="13pt" style:font-size-complex="13pt"/>
    </style:style>
    <style:style style:name="P459" style:family="paragraph" style:parent-style-name="Standard" style:list-style-name="L3">
      <style:paragraph-properties fo:margin-left="-0.1866in" fo:margin-right="0in" fo:margin-top="0in" fo:margin-bottom="0in" style:contextual-spacing="true" fo:line-height="100%" fo:text-indent="0in" style:auto-text-indent="false"/>
      <style:text-properties style:font-name="Ubuntu Condensed" fo:font-size="13pt" officeooo:paragraph-rsid="00548fa3" style:font-size-asian="13pt" style:font-size-complex="13pt"/>
    </style:style>
    <style:style style:name="P460" style:family="paragraph" style:parent-style-name="Standard" style:list-style-name="L3">
      <style:paragraph-properties fo:margin-left="-0.1866in" fo:margin-right="0in" fo:margin-top="0in" fo:margin-bottom="0in" style:contextual-spacing="true" fo:line-height="100%" fo:text-indent="0in" style:auto-text-indent="false"/>
      <style:text-properties style:font-name="Ubuntu Condensed" fo:font-size="13pt" fo:font-weight="normal" officeooo:paragraph-rsid="00548fa3" style:font-size-asian="13pt" style:font-weight-asian="normal" style:font-size-complex="13pt" style:font-weight-complex="normal"/>
    </style:style>
    <style:style style:name="T1" style:family="text">
      <style:text-properties fo:font-size="22pt" fo:font-style="normal" fo:font-weight="bold" style:font-size-asian="22pt" style:font-style-asian="normal" style:font-weight-asian="bold" style:font-size-complex="22pt" style:font-style-complex="normal" style:font-weight-complex="bold"/>
    </style:style>
    <style:style style:name="T2" style:family="text">
      <style:text-properties fo:font-size="22pt" fo:font-style="normal" fo:font-weight="bold" officeooo:rsid="001446ae" style:font-size-asian="22pt" style:font-style-asian="normal" style:font-weight-asian="bold" style:font-size-complex="22pt" style:font-style-complex="normal" style:font-weight-complex="bold"/>
    </style:style>
    <style:style style:name="T3" style:family="text">
      <style:text-properties fo:font-size="22pt" fo:font-style="normal" fo:font-weight="bold" officeooo:rsid="001d8de2" style:font-size-asian="22pt" style:font-style-asian="normal" style:font-weight-asian="bold" style:font-size-complex="22pt" style:font-style-complex="normal" style:font-weight-complex="bold"/>
    </style:style>
    <style:style style:name="T4" style:family="text">
      <style:text-properties fo:font-size="22pt" fo:font-style="normal" fo:font-weight="bold" officeooo:rsid="00301b84" style:font-size-asian="22pt" style:font-style-asian="normal" style:font-weight-asian="bold" style:font-size-complex="22pt" style:font-style-complex="normal" style:font-weight-complex="bold"/>
    </style:style>
    <style:style style:name="T5" style:family="text">
      <style:text-properties fo:font-size="22pt" fo:font-style="normal" fo:font-weight="bold" officeooo:rsid="00407d09" style:font-size-asian="22pt" style:font-style-asian="normal" style:font-weight-asian="bold" style:font-size-complex="22pt" style:font-style-complex="normal" style:font-weight-complex="bold"/>
    </style:style>
    <style:style style:name="T6" style:family="text">
      <style:text-properties fo:font-size="22pt" fo:font-style="normal" fo:font-weight="bold" officeooo:rsid="00409033" style:font-size-asian="22pt" style:font-style-asian="normal" style:font-weight-asian="bold" style:font-size-complex="22pt" style:font-style-complex="normal" style:font-weight-complex="bold"/>
    </style:style>
    <style:style style:name="T7" style:family="text">
      <style:text-properties fo:font-size="22pt" fo:font-style="normal" fo:font-weight="bold" officeooo:rsid="00424547" style:font-size-asian="22pt" style:font-style-asian="normal" style:font-weight-asian="bold" style:font-size-complex="22pt" style:font-style-complex="normal" style:font-weight-complex="bold"/>
    </style:style>
    <style:style style:name="T8" style:family="text">
      <style:text-properties fo:font-size="22pt" fo:font-style="normal" fo:font-weight="bold" officeooo:rsid="004d6a2c" style:font-size-asian="22pt" style:font-style-asian="normal" style:font-weight-asian="bold" style:font-size-complex="22pt" style:font-style-complex="normal" style:font-weight-complex="bold"/>
    </style:style>
    <style:style style:name="T9" style:family="text">
      <style:text-properties fo:font-size="22pt" fo:font-style="normal" fo:font-weight="bold" officeooo:rsid="0055cc9b" style:font-size-asian="22pt" style:font-style-asian="normal" style:font-weight-asian="bold" style:font-size-complex="22pt" style:font-style-complex="normal" style:font-weight-complex="bold"/>
    </style:style>
    <style:style style:name="T10" style:family="text">
      <style:text-properties fo:font-size="22pt" fo:font-style="normal" fo:font-weight="bold" officeooo:rsid="00209801" style:font-size-asian="22pt" style:font-style-asian="normal" style:font-weight-asian="bold" style:font-size-complex="22pt" style:font-style-complex="normal" style:font-weight-complex="bold"/>
    </style:style>
    <style:style style:name="T11" style:family="text">
      <style:text-properties fo:font-size="22pt" fo:font-style="normal" fo:font-weight="bold" officeooo:rsid="0046d25d" style:font-size-asian="22pt" style:font-style-asian="normal" style:font-weight-asian="bold" style:font-size-complex="22pt" style:font-style-complex="normal" style:font-weight-complex="bold"/>
    </style:style>
    <style:style style:name="T12" style:family="text">
      <style:text-properties fo:font-size="22pt" fo:font-style="normal" fo:font-weight="bold" officeooo:rsid="0079ac29" style:font-size-asian="22pt" style:font-style-asian="normal" style:font-weight-asian="bold" style:font-size-complex="22pt" style:font-style-complex="normal" style:font-weight-complex="bold"/>
    </style:style>
    <style:style style:name="T13" style:family="text">
      <style:text-properties fo:font-size="22pt" fo:font-style="normal" fo:font-weight="bold" officeooo:rsid="00ab40b0" style:font-size-asian="22pt" style:font-style-asian="normal" style:font-weight-asian="bold" style:font-size-complex="22pt" style:font-style-complex="normal" style:font-weight-complex="bold"/>
    </style:style>
    <style:style style:name="T14" style:family="text">
      <style:text-properties fo:font-size="22pt" fo:font-style="normal" fo:font-weight="bold" officeooo:rsid="00bf5160" style:font-size-asian="22pt" style:font-style-asian="normal" style:font-weight-asian="bold" style:font-size-complex="22pt" style:font-style-complex="normal" style:font-weight-complex="bold"/>
    </style:style>
    <style:style style:name="T15" style:family="text">
      <style:text-properties fo:font-size="22pt" fo:font-style="normal" fo:font-weight="bold" officeooo:rsid="0111e6ab" style:font-size-asian="22pt" style:font-style-asian="normal" style:font-weight-asian="bold" style:font-size-complex="22pt" style:font-style-complex="normal" style:font-weight-complex="bold"/>
    </style:style>
    <style:style style:name="T16" style:family="text">
      <style:text-properties fo:font-size="22pt" fo:font-style="normal" fo:font-weight="bold" officeooo:rsid="005eefa8" style:font-size-asian="22pt" style:font-style-asian="normal" style:font-weight-asian="bold" style:font-size-complex="22pt" style:font-style-complex="normal" style:font-weight-complex="bold"/>
    </style:style>
    <style:style style:name="T17" style:family="text">
      <style:text-properties fo:font-size="22pt" fo:font-style="normal" fo:font-weight="bold" officeooo:rsid="003bd382" style:font-size-asian="22pt" style:font-style-asian="normal" style:font-weight-asian="bold" style:font-size-complex="22pt" style:font-style-complex="normal" style:font-weight-complex="bold"/>
    </style:style>
    <style:style style:name="T18" style:family="text">
      <style:text-properties fo:font-size="22pt" fo:font-style="normal" fo:font-weight="bold" officeooo:rsid="006a5b1d" style:font-size-asian="22pt" style:font-style-asian="normal" style:font-weight-asian="bold" style:font-size-complex="22pt" style:font-style-complex="normal" style:font-weight-complex="bold"/>
    </style:style>
    <style:style style:name="T19" style:family="text">
      <style:text-properties fo:font-size="22pt" fo:font-style="normal" fo:font-weight="bold" officeooo:rsid="002cf7fc" style:font-size-asian="22pt" style:font-style-asian="normal" style:font-weight-asian="bold" style:font-size-complex="22pt" style:font-style-complex="normal" style:font-weight-complex="bold"/>
    </style:style>
    <style:style style:name="T20" style:family="text">
      <style:text-properties fo:font-size="22pt" fo:font-style="normal" fo:font-weight="bold" officeooo:rsid="0060de50" style:font-size-asian="22pt" style:font-style-asian="normal" style:font-weight-asian="bold" style:font-size-complex="22pt" style:font-style-complex="normal" style:font-weight-complex="bold"/>
    </style:style>
    <style:style style:name="T21" style:family="text">
      <style:text-properties fo:font-size="22pt" fo:font-weight="bold" style:font-size-asian="22pt" style:font-weight-asian="bold" style:font-size-complex="22pt" style:font-weight-complex="bold"/>
    </style:style>
    <style:style style:name="T22" style:family="text">
      <style:text-properties fo:font-size="22pt" fo:font-weight="bold" officeooo:rsid="0046d25d" style:font-size-asian="22pt" style:font-weight-asian="bold" style:font-size-complex="22pt" style:font-weight-complex="bold"/>
    </style:style>
    <style:style style:name="T23" style:family="text">
      <style:text-properties fo:font-size="22pt" fo:font-weight="bold" officeooo:rsid="00a42556" style:font-size-asian="22pt" style:font-weight-asian="bold" style:font-size-complex="22pt" style:font-weight-complex="bold"/>
    </style:style>
    <style:style style:name="T24" style:family="text">
      <style:text-properties fo:font-size="22pt" fo:font-weight="bold" officeooo:rsid="00a4bfb9" style:font-size-asian="22pt" style:font-weight-asian="bold" style:font-size-complex="22pt" style:font-weight-complex="bold"/>
    </style:style>
    <style:style style:name="T25" style:family="text">
      <style:text-properties fo:font-size="22pt" fo:font-weight="bold" officeooo:rsid="00bf5160" style:font-size-asian="22pt" style:font-weight-asian="bold" style:font-size-complex="22pt" style:font-weight-complex="bold"/>
    </style:style>
    <style:style style:name="T26" style:family="text">
      <style:text-properties fo:font-size="22pt" fo:font-weight="bold" officeooo:rsid="00961954" style:font-size-asian="22pt" style:font-weight-asian="bold" style:font-size-complex="22pt" style:font-weight-complex="bold"/>
    </style:style>
    <style:style style:name="T27" style:family="text">
      <style:text-properties fo:font-size="22pt" fo:font-weight="bold" officeooo:rsid="0070220a" style:font-size-asian="22pt" style:font-weight-asian="bold" style:font-size-complex="22pt" style:font-weight-complex="bold"/>
    </style:style>
    <style:style style:name="T28" style:family="text">
      <style:text-properties fo:font-size="22pt" fo:font-weight="bold" officeooo:rsid="00783a24" style:font-size-asian="22pt" style:font-weight-asian="bold" style:font-size-complex="22pt" style:font-weight-complex="bold"/>
    </style:style>
    <style:style style:name="T29" style:family="text">
      <style:text-properties fo:font-size="22pt" fo:font-weight="bold" officeooo:rsid="00944ad3" style:font-size-asian="22pt" style:font-weight-asian="bold" style:font-size-complex="22pt" style:font-weight-complex="bold"/>
    </style:style>
    <style:style style:name="T30" style:family="text">
      <style:text-properties fo:font-size="22pt" fo:language="en" fo:country="US" fo:font-style="normal" fo:font-weight="bold" officeooo:rsid="007e9ca2" style:font-size-asian="22pt" style:font-style-asian="normal" style:font-weight-asian="bold" style:font-size-complex="22pt" style:font-style-complex="normal" style:font-weight-complex="bold"/>
    </style:style>
    <style:style style:name="T31" style:family="text">
      <style:text-properties fo:font-size="22pt" fo:language="en" fo:country="US" fo:font-style="normal" fo:font-weight="bold" officeooo:rsid="008c38ea" style:font-size-asian="22pt" style:font-style-asian="normal" style:font-weight-asian="bold" style:font-size-complex="22pt" style:font-style-complex="normal" style:font-weight-complex="bold"/>
    </style:style>
    <style:style style:name="T32" style:family="text">
      <style:text-properties fo:font-size="22pt" fo:language="en" fo:country="US" fo:font-style="normal" fo:font-weight="bold" officeooo:rsid="005352be" style:font-size-asian="22pt" style:font-style-asian="normal" style:font-weight-asian="bold" style:font-size-complex="22pt" style:font-style-complex="normal" style:font-weight-complex="bold"/>
    </style:style>
    <style:style style:name="T33" style:family="text">
      <style:text-properties officeooo:rsid="00147ded"/>
    </style:style>
    <style:style style:name="T34" style:family="text">
      <style:text-properties officeooo:rsid="001607ea"/>
    </style:style>
    <style:style style:name="T35" style:family="text">
      <style:text-properties officeooo:rsid="0017f770"/>
    </style:style>
    <style:style style:name="T36" style:family="text">
      <style:text-properties fo:font-weight="bold" style:font-weight-asian="bold" style:font-weight-complex="bold"/>
    </style:style>
    <style:style style:name="T37" style:family="text">
      <style:text-properties fo:font-weight="bold" officeooo:rsid="00409033" style:font-weight-asian="bold" style:font-weight-complex="bold"/>
    </style:style>
    <style:style style:name="T38" style:family="text">
      <style:text-properties fo:font-weight="bold" officeooo:rsid="004b788f" style:font-weight-asian="bold" style:font-weight-complex="bold"/>
    </style:style>
    <style:style style:name="T39" style:family="text">
      <style:text-properties fo:font-weight="bold" officeooo:rsid="00147ded" style:font-weight-asian="bold" style:font-weight-complex="bold"/>
    </style:style>
    <style:style style:name="T40" style:family="text">
      <style:text-properties fo:font-weight="bold" officeooo:rsid="004d6a2c" style:font-weight-asian="bold" style:font-weight-complex="bold"/>
    </style:style>
    <style:style style:name="T41" style:family="text">
      <style:text-properties fo:font-weight="bold" officeooo:rsid="0055cc9b" style:font-weight-asian="bold" style:font-weight-complex="bold"/>
    </style:style>
    <style:style style:name="T42" style:family="text">
      <style:text-properties fo:font-weight="bold" officeooo:rsid="0056d4c9" style:font-weight-asian="bold" style:font-weight-complex="bold"/>
    </style:style>
    <style:style style:name="T43" style:family="text">
      <style:text-properties fo:font-weight="bold" officeooo:rsid="00652dbf" style:font-weight-asian="bold" style:font-weight-complex="bold"/>
    </style:style>
    <style:style style:name="T44" style:family="text">
      <style:text-properties fo:font-weight="bold" officeooo:rsid="00776e9c" style:font-weight-asian="bold" style:font-weight-complex="bold"/>
    </style:style>
    <style:style style:name="T45" style:family="text">
      <style:text-properties fo:font-weight="bold" officeooo:rsid="00a42556" style:font-weight-asian="bold" style:font-weight-complex="bold"/>
    </style:style>
    <style:style style:name="T46" style:family="text">
      <style:text-properties fo:font-weight="bold" officeooo:rsid="00bf5160" style:font-weight-asian="bold" style:font-weight-complex="bold"/>
    </style:style>
    <style:style style:name="T47" style:family="text">
      <style:text-properties fo:font-weight="bold" officeooo:rsid="004dde81" style:font-weight-asian="bold" style:font-weight-complex="bold"/>
    </style:style>
    <style:style style:name="T48" style:family="text">
      <style:text-properties fo:font-style="italic" style:font-style-asian="italic" style:font-style-complex="italic"/>
    </style:style>
    <style:style style:name="T49" style:family="text">
      <style:text-properties fo:font-style="italic" officeooo:rsid="00712628" style:font-style-asian="italic" style:font-style-complex="italic"/>
    </style:style>
    <style:style style:name="T50" style:family="text">
      <style:text-properties fo:font-style="italic" officeooo:rsid="003bd382" style:font-style-asian="italic" style:font-style-complex="italic"/>
    </style:style>
    <style:style style:name="T51" style:family="text">
      <style:text-properties officeooo:rsid="0021b61b"/>
    </style:style>
    <style:style style:name="T52" style:family="text">
      <style:text-properties officeooo:rsid="00236b52"/>
    </style:style>
    <style:style style:name="T53" style:family="text">
      <style:text-properties officeooo:rsid="0025b7f9"/>
    </style:style>
    <style:style style:name="T54" style:family="text">
      <style:text-properties officeooo:rsid="0027c57e"/>
    </style:style>
    <style:style style:name="T55" style:family="text">
      <style:text-properties officeooo:rsid="0029ed17"/>
    </style:style>
    <style:style style:name="T56" style:family="text">
      <style:text-properties officeooo:rsid="002d71be"/>
    </style:style>
    <style:style style:name="T57" style:family="text">
      <style:text-properties officeooo:rsid="00327122"/>
    </style:style>
    <style:style style:name="T58" style:family="text">
      <style:text-properties officeooo:rsid="0034ef2e"/>
    </style:style>
    <style:style style:name="T59" style:family="text">
      <style:text-properties fo:font-style="normal" style:font-style-asian="normal" style:font-style-complex="normal"/>
    </style:style>
    <style:style style:name="T60" style:family="text">
      <style:text-properties fo:font-style="normal" officeooo:rsid="0034ef2e" style:font-style-asian="normal" style:font-style-complex="normal"/>
    </style:style>
    <style:style style:name="T61" style:family="text">
      <style:text-properties fo:font-style="normal" officeooo:rsid="001de9aa" style:font-style-asian="normal" style:font-style-complex="normal"/>
    </style:style>
    <style:style style:name="T62" style:family="text">
      <style:text-properties fo:font-style="normal" officeooo:rsid="00212391" style:font-style-asian="normal" style:font-style-complex="normal"/>
    </style:style>
    <style:style style:name="T63" style:family="text">
      <style:text-properties fo:font-style="normal" officeooo:rsid="0046d25d" style:font-style-asian="normal" style:font-style-complex="normal"/>
    </style:style>
    <style:style style:name="T64" style:family="text">
      <style:text-properties fo:font-style="normal" officeooo:rsid="002f1f8b" style:font-style-asian="normal" style:font-style-complex="normal"/>
    </style:style>
    <style:style style:name="T65" style:family="text">
      <style:text-properties fo:font-style="normal" officeooo:rsid="003ec7e7" style:font-style-asian="normal" style:font-style-complex="normal"/>
    </style:style>
    <style:style style:name="T66" style:family="text">
      <style:text-properties fo:font-style="normal" officeooo:rsid="0035bec6" style:font-style-asian="normal" style:font-style-complex="normal"/>
    </style:style>
    <style:style style:name="T67" style:family="text">
      <style:text-properties fo:font-style="normal" officeooo:rsid="00422956" style:font-style-asian="normal" style:font-style-complex="normal"/>
    </style:style>
    <style:style style:name="T68" style:family="text">
      <style:text-properties fo:font-style="normal" officeooo:rsid="003fa641" style:font-style-asian="normal" style:font-style-complex="normal"/>
    </style:style>
    <style:style style:name="T69" style:family="text">
      <style:text-properties fo:font-style="normal" officeooo:rsid="002679be" style:font-style-asian="normal" style:font-style-complex="normal"/>
    </style:style>
    <style:style style:name="T70" style:family="text">
      <style:text-properties fo:font-style="normal" officeooo:rsid="0024c1cf" style:font-style-asian="normal" style:font-style-complex="normal"/>
    </style:style>
    <style:style style:name="T71" style:family="text">
      <style:text-properties fo:font-style="normal" officeooo:rsid="004b2888" style:font-style-asian="normal" style:font-style-complex="normal"/>
    </style:style>
    <style:style style:name="T72" style:family="text">
      <style:text-properties fo:font-style="normal" officeooo:rsid="00290fff" style:font-style-asian="normal" style:font-style-complex="normal"/>
    </style:style>
    <style:style style:name="T73" style:family="text">
      <style:text-properties fo:font-style="normal" officeooo:rsid="004ca406" style:font-style-asian="normal" style:font-style-complex="normal"/>
    </style:style>
    <style:style style:name="T74" style:family="text">
      <style:text-properties fo:font-style="normal" officeooo:rsid="002e2c38" style:font-style-asian="normal" style:font-style-complex="normal"/>
    </style:style>
    <style:style style:name="T75" style:family="text">
      <style:text-properties fo:font-style="normal" officeooo:rsid="003aeb2e" style:font-style-asian="normal" style:font-style-complex="normal"/>
    </style:style>
    <style:style style:name="T76" style:family="text">
      <style:text-properties fo:font-style="normal" officeooo:rsid="00296719" style:font-style-asian="normal" style:font-style-complex="normal"/>
    </style:style>
    <style:style style:name="T77" style:family="text">
      <style:text-properties fo:font-style="normal" officeooo:rsid="002bfa10" style:font-style-asian="normal" style:font-style-complex="normal"/>
    </style:style>
    <style:style style:name="T78" style:family="text">
      <style:text-properties fo:font-style="normal" officeooo:rsid="002d3125" style:font-style-asian="normal" style:font-style-complex="normal"/>
    </style:style>
    <style:style style:name="T79" style:family="text">
      <style:text-properties fo:font-style="normal" officeooo:rsid="0079ac29" style:font-style-asian="normal" style:font-style-complex="normal"/>
    </style:style>
    <style:style style:name="T80" style:family="text">
      <style:text-properties fo:font-style="normal" officeooo:rsid="007a3ce8" style:font-style-asian="normal" style:font-style-complex="normal"/>
    </style:style>
    <style:style style:name="T81" style:family="text">
      <style:text-properties fo:font-style="normal" officeooo:rsid="007f4028" style:font-style-asian="normal" style:font-style-complex="normal"/>
    </style:style>
    <style:style style:name="T82" style:family="text">
      <style:text-properties fo:font-style="normal" officeooo:rsid="00830cba" style:font-style-asian="normal" style:font-style-complex="normal"/>
    </style:style>
    <style:style style:name="T83" style:family="text">
      <style:text-properties fo:font-style="normal" officeooo:rsid="008b9896" style:font-style-asian="normal" style:font-style-complex="normal"/>
    </style:style>
    <style:style style:name="T84" style:family="text">
      <style:text-properties fo:font-style="normal" officeooo:rsid="0022088f" style:font-style-asian="normal" style:font-style-complex="normal"/>
    </style:style>
    <style:style style:name="T85" style:family="text">
      <style:text-properties fo:font-style="normal" officeooo:rsid="008fc2b8" style:font-style-asian="normal" style:font-style-complex="normal"/>
    </style:style>
    <style:style style:name="T86" style:family="text">
      <style:text-properties fo:font-style="normal" officeooo:rsid="0092976f" style:font-style-asian="normal" style:font-style-complex="normal"/>
    </style:style>
    <style:style style:name="T87" style:family="text">
      <style:text-properties fo:font-style="normal" officeooo:rsid="00a744e2" style:font-style-asian="normal" style:font-style-complex="normal"/>
    </style:style>
    <style:style style:name="T88" style:family="text">
      <style:text-properties fo:font-style="normal" officeooo:rsid="00842ce2" style:font-style-asian="normal" style:font-style-complex="normal"/>
    </style:style>
    <style:style style:name="T89" style:family="text">
      <style:text-properties fo:font-style="normal" fo:font-weight="bold" officeooo:rsid="0026e130" style:font-style-asian="normal" style:font-weight-asian="bold" style:font-style-complex="normal" style:font-weight-complex="bold"/>
    </style:style>
    <style:style style:name="T90" style:family="text">
      <style:text-properties fo:font-style="normal" fo:font-weight="bold" officeooo:rsid="0022c353" style:font-style-asian="normal" style:font-weight-asian="bold" style:font-style-complex="normal" style:font-weight-complex="bold"/>
    </style:style>
    <style:style style:name="T91" style:family="text">
      <style:text-properties fo:font-style="normal" fo:font-weight="bold" officeooo:rsid="004d8f1b" style:font-style-asian="normal" style:font-weight-asian="bold" style:font-style-complex="normal" style:font-weight-complex="bold"/>
    </style:style>
    <style:style style:name="T92" style:family="text">
      <style:text-properties fo:font-style="normal" fo:font-weight="bold" officeooo:rsid="0079ac29" style:font-style-asian="normal" style:font-weight-asian="bold" style:font-style-complex="normal" style:font-weight-complex="bold"/>
    </style:style>
    <style:style style:name="T93" style:family="text">
      <style:text-properties fo:font-style="normal" fo:font-weight="bold" officeooo:rsid="00a50639" style:font-style-asian="normal" style:font-weight-asian="bold" style:font-style-complex="normal" style:font-weight-complex="bold"/>
    </style:style>
    <style:style style:name="T94" style:family="text">
      <style:text-properties fo:font-style="normal" fo:font-weight="bold" officeooo:rsid="00a744e2" style:font-style-asian="normal" style:font-weight-asian="bold" style:font-style-complex="normal" style:font-weight-complex="bold"/>
    </style:style>
    <style:style style:name="T95" style:family="text">
      <style:text-properties fo:font-style="normal" fo:font-weight="bold" officeooo:rsid="001fa53d" style:font-style-asian="normal" style:font-weight-asian="bold" style:font-style-complex="normal" style:font-weight-complex="bold"/>
    </style:style>
    <style:style style:name="T96" style:family="text">
      <style:text-properties fo:font-style="normal" fo:font-weight="bold" officeooo:rsid="002a4f66" style:font-style-asian="normal" style:font-weight-asian="bold" style:font-style-complex="normal" style:font-weight-complex="bold"/>
    </style:style>
    <style:style style:name="T97" style:family="text">
      <style:text-properties fo:font-style="normal" fo:font-weight="bold" officeooo:rsid="007e9ca2" style:font-style-asian="normal" style:font-weight-asian="bold" style:font-style-complex="normal" style:font-weight-complex="bold"/>
    </style:style>
    <style:style style:name="T98" style:family="text">
      <style:text-properties fo:font-style="normal" fo:font-weight="bold" officeooo:rsid="0057e3d7" style:font-style-asian="normal" style:font-weight-asian="bold" style:font-style-complex="normal" style:font-weight-complex="bold"/>
    </style:style>
    <style:style style:name="T99" style:family="text">
      <style:text-properties fo:font-style="normal" fo:font-weight="bold" officeooo:rsid="001e94c6" style:font-style-asian="normal" style:font-weight-asian="bold" style:font-style-complex="normal" style:font-weight-complex="bold"/>
    </style:style>
    <style:style style:name="T100" style:family="text">
      <style:text-properties fo:font-style="normal" fo:font-weight="bold" officeooo:rsid="001e6efe" style:font-style-asian="normal" style:font-weight-asian="bold" style:font-style-complex="normal" style:font-weight-complex="bold"/>
    </style:style>
    <style:style style:name="T101" style:family="text">
      <style:text-properties fo:font-style="normal" fo:font-weight="bold" officeooo:rsid="004dde81" style:font-style-asian="normal" style:font-weight-asian="bold" style:font-style-complex="normal" style:font-weight-complex="bold"/>
    </style:style>
    <style:style style:name="T102" style:family="text">
      <style:text-properties fo:font-style="normal" fo:font-weight="bold" officeooo:rsid="0022088f" style:font-style-asian="normal" style:font-weight-asian="bold" style:font-style-complex="normal" style:font-weight-complex="bold"/>
    </style:style>
    <style:style style:name="T103" style:family="text">
      <style:text-properties officeooo:rsid="00424547"/>
    </style:style>
    <style:style style:name="T104" style:family="text">
      <style:text-properties officeooo:rsid="00449a4b"/>
    </style:style>
    <style:style style:name="T105" style:family="text">
      <style:text-properties fo:font-size="13pt" style:font-size-asian="13pt" style:font-size-complex="13pt"/>
    </style:style>
    <style:style style:name="T106" style:family="text">
      <style:text-properties fo:font-size="13pt" officeooo:rsid="00147ded" style:font-size-asian="13pt" style:font-size-complex="13pt"/>
    </style:style>
    <style:style style:name="T107" style:family="text">
      <style:text-properties fo:font-size="13pt" officeooo:rsid="001446ae" style:font-size-asian="13pt" style:font-size-complex="13pt"/>
    </style:style>
    <style:style style:name="T108" style:family="text">
      <style:text-properties fo:font-size="13pt" fo:font-weight="bold" style:font-size-asian="13pt" style:font-weight-asian="bold" style:font-size-complex="13pt" style:font-weight-complex="bold"/>
    </style:style>
    <style:style style:name="T109" style:family="text">
      <style:text-properties fo:font-size="13pt" fo:font-weight="bold" officeooo:rsid="00301b84" style:font-size-asian="13pt" style:font-weight-asian="bold" style:font-size-complex="13pt" style:font-weight-complex="bold"/>
    </style:style>
    <style:style style:name="T110" style:family="text">
      <style:text-properties officeooo:rsid="004b788f"/>
    </style:style>
    <style:style style:name="T111" style:family="text">
      <style:text-properties officeooo:rsid="004d6a2c"/>
    </style:style>
    <style:style style:name="T112" style:family="text">
      <style:text-properties officeooo:rsid="004f1d03"/>
    </style:style>
    <style:style style:name="T113" style:family="text">
      <style:text-properties officeooo:rsid="00521f27"/>
    </style:style>
    <style:style style:name="T114" style:family="text">
      <style:text-properties officeooo:rsid="0055cc9b"/>
    </style:style>
    <style:style style:name="T115" style:family="text">
      <style:text-properties officeooo:rsid="0056d4c9"/>
    </style:style>
    <style:style style:name="T116" style:family="text">
      <style:text-properties officeooo:rsid="0058a091"/>
    </style:style>
    <style:style style:name="T117" style:family="text">
      <style:text-properties officeooo:rsid="005cd7da"/>
    </style:style>
    <style:style style:name="T118" style:family="text">
      <style:text-properties officeooo:rsid="005e4714"/>
    </style:style>
    <style:style style:name="T119" style:family="text">
      <style:text-properties officeooo:rsid="005f726b"/>
    </style:style>
    <style:style style:name="T120" style:family="text">
      <style:text-properties officeooo:rsid="0061a930"/>
    </style:style>
    <style:style style:name="T121" style:family="text">
      <style:text-properties officeooo:rsid="00652dbf"/>
    </style:style>
    <style:style style:name="T122" style:family="text">
      <style:text-properties officeooo:rsid="00655b56"/>
    </style:style>
    <style:style style:name="T123" style:family="text">
      <style:text-properties officeooo:rsid="00661451"/>
    </style:style>
    <style:style style:name="T124" style:family="text">
      <style:text-properties officeooo:rsid="00665754"/>
    </style:style>
    <style:style style:name="T125" style:family="text">
      <style:text-properties officeooo:rsid="006805d5"/>
    </style:style>
    <style:style style:name="T126" style:family="text">
      <style:text-properties officeooo:rsid="006964c7"/>
    </style:style>
    <style:style style:name="T127" style:family="text">
      <style:text-properties officeooo:rsid="003a3540"/>
    </style:style>
    <style:style style:name="T128" style:family="text">
      <style:text-properties officeooo:rsid="002d0e00"/>
    </style:style>
    <style:style style:name="T129" style:family="text">
      <style:text-properties officeooo:rsid="00290fff"/>
    </style:style>
    <style:style style:name="T130" style:family="text">
      <style:text-properties officeooo:rsid="004b2888"/>
    </style:style>
    <style:style style:name="T131" style:family="text">
      <style:text-properties officeooo:rsid="002679be"/>
    </style:style>
    <style:style style:name="T132" style:family="text">
      <style:text-properties fo:color="#111111" fo:font-size="13pt" fo:font-style="normal" style:text-underline-style="none" fo:font-weight="normal" officeooo:rsid="01156fdc" style:font-size-asian="13pt" style:font-style-asian="normal" style:font-weight-asian="normal" style:font-size-complex="13pt" style:font-style-complex="normal" style:font-weight-complex="normal"/>
    </style:style>
    <style:style style:name="T133" style:family="text">
      <style:text-properties fo:color="#111111" fo:font-size="13pt" fo:font-style="normal" style:text-underline-style="none" fo:font-weight="normal" officeooo:rsid="011d41f7" style:font-size-asian="13pt" style:font-style-asian="normal" style:font-weight-asian="normal" style:font-size-complex="13pt" style:font-style-complex="normal" style:font-weight-complex="normal"/>
    </style:style>
    <style:style style:name="T134" style:family="text">
      <style:text-properties fo:color="#111111" fo:font-weight="bold" officeooo:rsid="01d7ef2f" style:font-weight-asian="bold" style:font-weight-complex="bold"/>
    </style:style>
    <style:style style:name="T135" style:family="text">
      <style:text-properties fo:color="#111111" fo:font-size="22pt" fo:language="en" fo:country="US" fo:font-style="normal" fo:font-weight="bold" officeooo:rsid="00842ce2" style:font-size-asian="22pt" style:font-style-asian="normal" style:font-weight-asian="bold" style:font-size-complex="22pt" style:font-style-complex="normal" style:font-weight-complex="bold"/>
    </style:style>
    <style:style style:name="T136" style:family="text">
      <style:text-properties fo:color="#111111" fo:font-size="22pt" fo:language="en" fo:country="US" fo:font-style="normal" fo:font-weight="bold" officeooo:rsid="00961954" style:font-size-asian="22pt" style:font-style-asian="normal" style:font-weight-asian="bold" style:font-size-complex="22pt" style:font-style-complex="normal" style:font-weight-complex="bold"/>
    </style:style>
    <style:style style:name="T137" style:family="text">
      <style:text-properties fo:color="#111111" fo:font-size="22pt" fo:language="en" fo:country="US" fo:font-style="normal" fo:font-weight="bold" officeooo:rsid="00865be5" style:font-size-asian="22pt" style:font-style-asian="normal" style:font-weight-asian="bold" style:font-size-complex="22pt" style:font-style-complex="normal" style:font-weight-complex="bold"/>
    </style:style>
    <style:style style:name="T138" style:family="text">
      <style:text-properties fo:color="#111111" fo:font-size="22pt" fo:language="en" fo:country="US" fo:font-style="normal" fo:font-weight="bold" officeooo:rsid="00849c48" style:font-size-asian="22pt" style:font-style-asian="normal" style:font-weight-asian="bold" style:font-size-complex="22pt" style:font-style-complex="normal" style:font-weight-complex="bold"/>
    </style:style>
    <style:style style:name="T139" style:family="text">
      <style:text-properties fo:color="#111111" fo:font-size="14pt" fo:language="en" fo:country="US" fo:font-style="normal" fo:font-weight="bold" officeooo:rsid="006a5b1d" style:font-size-asian="14pt" style:font-style-asian="normal" style:font-weight-asian="bold" style:font-size-complex="14pt" style:font-style-complex="normal" style:font-weight-complex="bold"/>
    </style:style>
    <style:style style:name="T140" style:family="text">
      <style:text-properties fo:color="#111111" fo:font-size="14pt" fo:language="en" fo:country="US" fo:font-style="normal" fo:font-weight="bold" officeooo:rsid="002a4f66" style:font-size-asian="14pt" style:font-style-asian="normal" style:font-weight-asian="bold" style:font-size-complex="14pt" style:font-style-complex="normal" style:font-weight-complex="bold"/>
    </style:style>
    <style:style style:name="T141" style:family="text">
      <style:text-properties fo:color="#111111" fo:font-size="14pt" fo:language="en" fo:country="US" fo:font-style="normal" fo:font-weight="bold" officeooo:rsid="0065da33" style:font-size-asian="14pt" style:font-style-asian="normal" style:font-weight-asian="bold" style:font-size-complex="14pt" style:font-style-complex="normal" style:font-weight-complex="bold"/>
    </style:style>
    <style:style style:name="T142" style:family="text">
      <style:text-properties fo:color="#111111" fo:font-size="14pt" fo:language="en" fo:country="US" fo:font-style="normal" fo:font-weight="bold" officeooo:rsid="0067b099" style:font-size-asian="14pt" style:font-style-asian="normal" style:font-weight-asian="bold" style:font-size-complex="14pt" style:font-style-complex="normal" style:font-weight-complex="bold"/>
    </style:style>
    <style:style style:name="T143" style:family="text">
      <style:text-properties fo:color="#111111" style:font-name="Day Roman" fo:font-size="22pt" fo:language="en" fo:country="US" fo:font-style="normal" fo:font-weight="bold" officeooo:rsid="004dde81" style:font-size-asian="22pt" style:font-style-asian="normal" style:font-weight-asian="bold" style:font-size-complex="22pt" style:font-style-complex="normal" style:font-weight-complex="bold"/>
    </style:style>
    <style:style style:name="T144" style:family="text">
      <style:text-properties fo:color="#111111" style:font-name="Day Roman" fo:font-size="22pt" fo:language="en" fo:country="US" fo:font-style="normal" fo:font-weight="bold" officeooo:rsid="008c38ea" style:font-size-asian="22pt" style:font-style-asian="normal" style:font-weight-asian="bold" style:font-size-complex="22pt" style:font-style-complex="normal" style:font-weight-complex="bold"/>
    </style:style>
    <style:style style:name="T145" style:family="text">
      <style:text-properties fo:color="#111111" style:font-name="Day Roman" fo:font-size="22pt" fo:language="en" fo:country="US" fo:font-style="normal" fo:font-weight="bold" officeooo:rsid="002a4f66" style:font-size-asian="22pt" style:font-style-asian="normal" style:font-weight-asian="bold" style:font-size-complex="22pt" style:font-style-complex="normal" style:font-weight-complex="bold"/>
    </style:style>
    <style:style style:name="T146" style:family="text">
      <style:text-properties fo:color="#111111" style:font-name="Day Roman" fo:font-size="22pt" fo:language="en" fo:country="US" fo:font-style="normal" fo:font-weight="bold" officeooo:rsid="002b322e" style:font-size-asian="22pt" style:font-style-asian="normal" style:font-weight-asian="bold" style:font-size-complex="22pt" style:font-style-complex="normal" style:font-weight-complex="bold"/>
    </style:style>
    <style:style style:name="T147" style:family="text">
      <style:text-properties fo:color="#111111" style:font-name="Day Roman" fo:font-size="14pt" fo:language="en" fo:country="US" fo:font-style="normal" fo:font-weight="bold" officeooo:rsid="006a5b1d" style:font-size-asian="14pt" style:font-style-asian="normal" style:font-weight-asian="bold" style:font-size-complex="14pt" style:font-style-complex="normal" style:font-weight-complex="bold"/>
    </style:style>
    <style:style style:name="T148" style:family="text">
      <style:text-properties fo:color="#111111" style:font-name="Day Roman" fo:font-size="14pt" fo:language="en" fo:country="US" fo:font-style="normal" fo:font-weight="bold" officeooo:rsid="0065da33" style:font-size-asian="14pt" style:font-style-asian="normal" style:font-weight-asian="bold" style:font-size-complex="14pt" style:font-style-complex="normal" style:font-weight-complex="bold"/>
    </style:style>
    <style:style style:name="T149" style:family="text">
      <style:text-properties fo:color="#111111" style:font-name="Day Roman" fo:font-size="14pt" fo:language="en" fo:country="US" fo:font-style="normal" fo:font-weight="bold" officeooo:rsid="0067b099" style:font-size-asian="14pt" style:font-style-asian="normal" style:font-weight-asian="bold" style:font-size-complex="14pt" style:font-style-complex="normal" style:font-weight-complex="bold"/>
    </style:style>
    <style:style style:name="T150" style:family="text">
      <style:text-properties officeooo:rsid="007f4028"/>
    </style:style>
    <style:style style:name="T151" style:family="text">
      <style:text-properties officeooo:rsid="00804ed6"/>
    </style:style>
    <style:style style:name="T152" style:family="text">
      <style:text-properties officeooo:rsid="0081d0ee"/>
    </style:style>
    <style:style style:name="T153" style:family="text">
      <style:text-properties officeooo:rsid="00830cba"/>
    </style:style>
    <style:style style:name="T154" style:family="text">
      <style:text-properties officeooo:rsid="008de882"/>
    </style:style>
    <style:style style:name="T155" style:family="text">
      <style:text-properties officeooo:rsid="0091aa59"/>
    </style:style>
    <style:style style:name="T156" style:family="text">
      <style:text-properties officeooo:rsid="0094670f"/>
    </style:style>
    <style:style style:name="T157" style:family="text">
      <style:text-properties officeooo:rsid="016b73bc"/>
    </style:style>
    <style:style style:name="T158" style:family="text">
      <style:text-properties officeooo:rsid="009a8190"/>
    </style:style>
    <style:style style:name="T159" style:family="text">
      <style:text-properties officeooo:rsid="009f80e7"/>
    </style:style>
    <style:style style:name="T160" style:family="text">
      <style:text-properties officeooo:rsid="00a3664c"/>
    </style:style>
    <style:style style:name="T161" style:family="text">
      <style:text-properties style:font-name="Ubuntu Condensed" fo:font-size="13pt" fo:font-style="normal" fo:font-weight="normal" officeooo:rsid="00a42556" style:font-size-asian="11.3500003814697pt" style:font-style-asian="normal" style:font-weight-asian="normal" style:font-size-complex="13pt" style:font-style-complex="normal" style:font-weight-complex="normal"/>
    </style:style>
    <style:style style:name="T162" style:family="text">
      <style:text-properties style:font-name="Ubuntu Condensed" fo:font-size="13pt" fo:font-style="normal" fo:font-weight="bold" officeooo:rsid="00a414b5" style:font-size-asian="11.3500003814697pt" style:font-style-asian="normal" style:font-weight-asian="bold" style:font-size-complex="13pt" style:font-style-complex="normal" style:font-weight-complex="bold"/>
    </style:style>
    <style:style style:name="T163" style:family="text">
      <style:text-properties officeooo:rsid="00a42556"/>
    </style:style>
    <style:style style:name="T164" style:family="text">
      <style:text-properties officeooo:rsid="00a50639"/>
    </style:style>
    <style:style style:name="T165" style:family="text">
      <style:text-properties officeooo:rsid="00437a0a"/>
    </style:style>
    <style:style style:name="T166" style:family="text">
      <style:text-properties officeooo:rsid="00a56104"/>
    </style:style>
    <style:style style:name="T167" style:family="text">
      <style:text-properties officeooo:rsid="00a744e2"/>
    </style:style>
    <style:style style:name="T168" style:family="text">
      <style:text-properties officeooo:rsid="00a8856a"/>
    </style:style>
    <style:style style:name="T169" style:family="text">
      <style:text-properties officeooo:rsid="00aa559d"/>
    </style:style>
    <style:style style:name="T170" style:family="text">
      <style:text-properties officeooo:rsid="00abc117"/>
    </style:style>
    <style:style style:name="T171" style:family="text">
      <style:text-properties officeooo:rsid="00ac2a04"/>
    </style:style>
    <style:style style:name="T172" style:family="text">
      <style:text-properties officeooo:rsid="00b66afb"/>
    </style:style>
    <style:style style:name="T173" style:family="text">
      <style:text-properties officeooo:rsid="00bf5160"/>
    </style:style>
    <style:style style:name="T174" style:family="text">
      <style:text-properties officeooo:rsid="00c0f594"/>
    </style:style>
    <style:style style:name="T175" style:family="text">
      <style:text-properties officeooo:rsid="00c14a9e"/>
    </style:style>
    <style:style style:name="T176" style:family="text">
      <style:text-properties officeooo:rsid="00ca0b9e"/>
    </style:style>
    <style:style style:name="T177" style:family="text">
      <style:text-properties officeooo:rsid="00cb9cd9"/>
    </style:style>
    <style:style style:name="T178" style:family="text">
      <style:text-properties officeooo:rsid="00cd4309"/>
    </style:style>
    <style:style style:name="T179" style:family="text">
      <style:text-properties fo:font-size="12pt" fo:font-style="normal" style:font-size-asian="12pt" style:font-style-asian="normal" style:font-size-complex="12pt" style:font-style-complex="normal"/>
    </style:style>
    <style:style style:name="T180" style:family="text">
      <style:text-properties fo:font-size="12pt" fo:font-style="normal" officeooo:rsid="00587051" style:font-size-asian="12pt" style:font-style-asian="normal" style:font-size-complex="12pt" style:font-style-complex="normal"/>
    </style:style>
    <style:style style:name="T181" style:family="text">
      <style:text-properties fo:font-size="12pt" fo:font-style="normal" officeooo:rsid="00591ffd" style:font-size-asian="12pt" style:font-style-asian="normal" style:font-size-complex="12pt" style:font-style-complex="normal"/>
    </style:style>
    <style:style style:name="T182" style:family="text">
      <style:text-properties fo:font-size="12pt" fo:font-style="normal" officeooo:rsid="0059fda2" style:font-size-asian="12pt" style:font-style-asian="normal" style:font-size-complex="12pt" style:font-style-complex="normal"/>
    </style:style>
    <style:style style:name="T183" style:family="text">
      <style:text-properties fo:font-size="12pt" fo:font-style="normal" officeooo:rsid="00645a40" style:font-size-asian="12pt" style:font-style-asian="normal" style:font-size-complex="12pt" style:font-style-complex="normal"/>
    </style:style>
    <style:style style:name="T184" style:family="text">
      <style:text-properties fo:font-size="12pt" fo:font-style="normal" fo:font-weight="bold" style:font-size-asian="12pt" style:font-style-asian="normal" style:font-weight-asian="bold" style:font-size-complex="12pt" style:font-style-complex="normal" style:font-weight-complex="bold"/>
    </style:style>
    <style:style style:name="T185" style:family="text">
      <style:text-properties fo:font-size="12pt" fo:font-style="normal" fo:font-weight="bold" officeooo:rsid="00591ffd" style:font-size-asian="12pt" style:font-style-asian="normal" style:font-weight-asian="bold" style:font-size-complex="12pt" style:font-style-complex="normal" style:font-weight-complex="bold"/>
    </style:style>
    <style:style style:name="T186" style:family="text">
      <style:text-properties fo:font-size="12pt" fo:font-style="normal" fo:font-weight="bold" officeooo:rsid="0059fda2" style:font-size-asian="12pt" style:font-style-asian="normal" style:font-weight-asian="bold" style:font-size-complex="12pt" style:font-style-complex="normal" style:font-weight-complex="bold"/>
    </style:style>
    <style:style style:name="T187" style:family="text">
      <style:text-properties fo:font-size="12pt" fo:language="en" fo:country="US" fo:font-style="italic" officeooo:rsid="003bd382" style:font-size-asian="12pt" style:font-style-asian="italic" style:font-size-complex="12pt" style:font-style-complex="italic"/>
    </style:style>
    <style:style style:name="T188" style:family="text">
      <style:text-properties fo:font-size="12pt" fo:language="en" fo:country="US" fo:font-style="italic" officeooo:rsid="00587051" style:font-size-asian="12pt" style:font-style-asian="italic" style:font-size-complex="12pt" style:font-style-complex="italic"/>
    </style:style>
    <style:style style:name="T189" style:family="text">
      <style:text-properties fo:font-size="12pt" fo:language="en" fo:country="US" fo:font-style="italic" officeooo:rsid="00591ffd" style:font-size-asian="12pt" style:font-style-asian="italic" style:font-size-complex="12pt" style:font-style-complex="italic"/>
    </style:style>
    <style:style style:name="T190" style:family="text">
      <style:text-properties fo:font-size="12pt" fo:language="en" fo:country="US" fo:font-style="italic" officeooo:rsid="00645a40" style:font-size-asian="12pt" style:font-style-asian="italic" style:font-size-complex="12pt" style:font-style-complex="italic"/>
    </style:style>
    <style:style style:name="T191" style:family="text">
      <style:text-properties fo:font-size="12pt" fo:language="en" fo:country="US" fo:font-style="italic" officeooo:rsid="0059fda2" style:font-size-asian="12pt" style:font-style-asian="italic" style:font-size-complex="12pt" style:font-style-complex="italic"/>
    </style:style>
    <style:style style:name="T192" style:family="text">
      <style:text-properties fo:font-size="12pt" fo:language="en" fo:country="US" fo:font-style="normal" officeooo:rsid="00587051" style:font-size-asian="12pt" style:font-style-asian="normal" style:font-size-complex="12pt" style:font-style-complex="normal"/>
    </style:style>
    <style:style style:name="T193" style:family="text">
      <style:text-properties fo:font-size="12pt" fo:language="en" fo:country="US" fo:font-style="normal" officeooo:rsid="00591ffd" style:font-size-asian="12pt" style:font-style-asian="normal" style:font-size-complex="12pt" style:font-style-complex="normal"/>
    </style:style>
    <style:style style:name="T194" style:family="text">
      <style:text-properties fo:font-size="12pt" fo:language="en" fo:country="US" fo:font-style="normal" officeooo:rsid="0059fda2" style:font-size-asian="12pt" style:font-style-asian="normal" style:font-size-complex="12pt" style:font-style-complex="normal"/>
    </style:style>
    <style:style style:name="T195" style:family="text">
      <style:text-properties fo:font-size="12pt" fo:font-style="italic" style:font-size-asian="12pt" style:font-style-asian="italic" style:font-size-complex="12pt" style:font-style-complex="italic"/>
    </style:style>
    <style:style style:name="T196" style:family="text">
      <style:text-properties fo:font-size="12pt" fo:font-style="italic" officeooo:rsid="00587051" style:font-size-asian="12pt" style:font-style-asian="italic" style:font-size-complex="12pt" style:font-style-complex="italic"/>
    </style:style>
    <style:style style:name="T197" style:family="text">
      <style:text-properties fo:font-size="12pt" fo:font-style="italic" officeooo:rsid="00591ffd" style:font-size-asian="12pt" style:font-style-asian="italic" style:font-size-complex="12pt" style:font-style-complex="italic"/>
    </style:style>
    <style:style style:name="T198" style:family="text">
      <style:text-properties fo:font-size="12pt" fo:font-style="italic" fo:font-weight="bold" style:font-size-asian="12pt" style:font-style-asian="italic" style:font-weight-asian="bold" style:font-size-complex="12pt" style:font-style-complex="italic" style:font-weight-complex="bold"/>
    </style:style>
    <style:style style:name="T199" style:family="text">
      <style:text-properties fo:font-size="12pt" fo:font-style="italic" fo:font-weight="bold" officeooo:rsid="003bd382" style:font-size-asian="12pt" style:font-style-asian="italic" style:font-weight-asian="bold" style:font-size-complex="12pt" style:font-style-complex="italic" style:font-weight-complex="bold"/>
    </style:style>
    <style:style style:name="T200" style:family="text">
      <style:text-properties fo:font-size="12pt" fo:font-style="italic" fo:font-weight="bold" officeooo:rsid="00591ffd" style:font-size-asian="12pt" style:font-style-asian="italic" style:font-weight-asian="bold" style:font-size-complex="12pt" style:font-style-complex="italic" style:font-weight-complex="bold"/>
    </style:style>
    <style:style style:name="T201" style:family="text">
      <style:text-properties fo:font-size="14pt" fo:font-weight="bold" style:font-size-asian="14pt" style:font-weight-asian="bold" style:font-size-complex="14pt" style:font-weight-complex="bold"/>
    </style:style>
    <style:style style:name="T202" style:family="text">
      <style:text-properties fo:font-size="14pt" fo:font-weight="bold" officeooo:rsid="002a4f66" style:font-size-asian="14pt" style:font-weight-asian="bold" style:font-size-complex="14pt" style:font-weight-complex="bold"/>
    </style:style>
    <style:style style:name="T203" style:family="text">
      <style:text-properties fo:font-size="14pt" fo:font-weight="bold" officeooo:rsid="004dde81" style:font-size-asian="14pt" style:font-weight-asian="bold" style:font-size-complex="14pt" style:font-weight-complex="bold"/>
    </style:style>
    <style:style style:name="T204" style:family="text">
      <style:text-properties fo:font-size="14pt" fo:font-style="normal" fo:font-weight="bold" officeooo:rsid="00865be5" style:font-size-asian="14pt" style:font-style-asian="normal" style:font-weight-asian="bold" style:font-size-complex="14pt" style:font-style-complex="normal" style:font-weight-complex="bold"/>
    </style:style>
    <style:style style:name="T205" style:family="text">
      <style:text-properties fo:font-size="14pt" fo:font-style="normal" fo:font-weight="bold" officeooo:rsid="00961954" style:font-size-asian="14pt" style:font-style-asian="normal" style:font-weight-asian="bold" style:font-size-complex="14pt" style:font-style-complex="normal" style:font-weight-complex="bold"/>
    </style:style>
    <style:style style:name="T206" style:family="text">
      <style:text-properties fo:font-size="14pt" fo:font-style="normal" fo:font-weight="bold" officeooo:rsid="0070220a" style:font-size-asian="14pt" style:font-style-asian="normal" style:font-weight-asian="bold" style:font-size-complex="14pt" style:font-style-complex="normal" style:font-weight-complex="bold"/>
    </style:style>
    <style:style style:name="T207" style:family="text">
      <style:text-properties fo:font-size="14pt" fo:font-style="normal" fo:font-weight="bold" officeooo:rsid="006a5b1d" style:font-size-asian="14pt" style:font-style-asian="normal" style:font-weight-asian="bold" style:font-size-complex="14pt" style:font-style-complex="normal" style:font-weight-complex="bold"/>
    </style:style>
    <style:style style:name="T208" style:family="text">
      <style:text-properties fo:font-size="14pt" fo:font-style="normal" fo:font-weight="bold" officeooo:rsid="002a4f66" style:font-size-asian="14pt" style:font-style-asian="normal" style:font-weight-asian="bold" style:font-size-complex="14pt" style:font-style-complex="normal" style:font-weight-complex="bold"/>
    </style:style>
    <style:style style:name="T209" style:family="text">
      <style:text-properties fo:font-size="14pt" fo:font-style="normal" fo:font-weight="bold" officeooo:rsid="002cf7fc" style:font-size-asian="14pt" style:font-style-asian="normal" style:font-weight-asian="bold" style:font-size-complex="14pt" style:font-style-complex="normal" style:font-weight-complex="bold"/>
    </style:style>
    <style:style style:name="T210" style:family="text">
      <style:text-properties fo:font-size="14pt" fo:font-style="normal" fo:font-weight="bold" officeooo:rsid="0065da33" style:font-size-asian="14pt" style:font-style-asian="normal" style:font-weight-asian="bold" style:font-size-complex="14pt" style:font-style-complex="normal" style:font-weight-complex="bold"/>
    </style:style>
    <style:style style:name="T211" style:family="text">
      <style:text-properties fo:font-size="14pt" fo:font-style="normal" fo:font-weight="bold" officeooo:rsid="0067b099" style:font-size-asian="14pt" style:font-style-asian="normal" style:font-weight-asian="bold" style:font-size-complex="14pt" style:font-style-complex="normal" style:font-weight-complex="bold"/>
    </style:style>
    <style:style style:name="T212" style:family="text">
      <style:text-properties fo:font-size="14pt" style:font-size-asian="14pt" style:font-size-complex="14pt"/>
    </style:style>
    <style:style style:name="T213" style:family="text">
      <style:text-properties fo:font-size="14pt" officeooo:rsid="00961954" style:font-size-asian="14pt" style:font-size-complex="14pt"/>
    </style:style>
    <style:style style:name="T214" style:family="text">
      <style:text-properties fo:font-size="14pt" officeooo:rsid="0092d73a" style:font-size-asian="14pt" style:font-size-complex="14pt"/>
    </style:style>
    <style:style style:name="T215" style:family="text">
      <style:text-properties fo:language="en" fo:country="US" fo:font-style="normal" fo:font-weight="bold" style:font-style-asian="normal" style:font-weight-asian="bold" style:font-style-complex="normal" style:font-weight-complex="bold"/>
    </style:style>
    <style:style style:name="T216" style:family="text">
      <style:text-properties fo:language="en" fo:country="US" fo:font-style="normal" fo:font-weight="bold" officeooo:rsid="002a4f66" style:font-style-asian="normal" style:font-weight-asian="bold" style:font-style-complex="normal" style:font-weight-complex="bold"/>
    </style:style>
    <style:style style:name="T217" style:family="text">
      <style:text-properties fo:language="en" fo:country="US" fo:font-style="normal" fo:font-weight="bold" officeooo:rsid="004dde81" style:font-style-asian="normal" style:font-weight-asian="bold" style:font-style-complex="normal" style:font-weight-complex="bold"/>
    </style:style>
    <style:style style:name="T218" style:family="text">
      <style:text-properties officeooo:rsid="00842ce2"/>
    </style:style>
    <style:style style:name="T219" style:family="text">
      <style:text-properties officeooo:rsid="00849c48"/>
    </style:style>
    <style:style style:name="T220" style:family="text">
      <style:text-properties officeooo:rsid="00961954"/>
    </style:style>
    <style:style style:name="T221" style:family="text">
      <style:text-properties officeooo:rsid="004742f5"/>
    </style:style>
    <style:style style:name="T222" style:family="text">
      <style:text-properties officeooo:rsid="00712628"/>
    </style:style>
    <style:style style:name="T223" style:family="text">
      <style:text-properties officeooo:rsid="0089408a"/>
    </style:style>
    <style:style style:name="T224" style:family="text">
      <style:text-properties officeooo:rsid="00916255"/>
    </style:style>
    <style:style style:name="T225" style:family="text">
      <style:text-properties officeooo:rsid="008aa9d3"/>
    </style:style>
    <style:style style:name="T226" style:family="text">
      <style:text-properties officeooo:rsid="008c9838"/>
    </style:style>
    <style:style style:name="T227" style:family="text">
      <style:text-properties officeooo:rsid="00986c06"/>
    </style:style>
    <style:style style:name="T228" style:family="text">
      <style:text-properties officeooo:rsid="0091b723"/>
    </style:style>
    <style:style style:name="T229" style:family="text">
      <style:text-properties officeooo:rsid="006a5b1d"/>
    </style:style>
    <style:style style:name="T230" style:family="text">
      <style:text-properties officeooo:rsid="006cabb1"/>
    </style:style>
    <style:style style:name="T231" style:family="text">
      <style:text-properties officeooo:rsid="006b8c9b"/>
    </style:style>
    <style:style style:name="T232" style:family="text">
      <style:text-properties officeooo:rsid="007e9ca2"/>
    </style:style>
    <style:style style:name="T233" style:family="text">
      <style:text-properties officeooo:rsid="0092d73a"/>
    </style:style>
    <style:style style:name="T234" style:family="text">
      <style:text-properties officeooo:rsid="001a676a"/>
    </style:style>
    <style:style style:name="T235" style:family="text">
      <style:text-properties officeooo:rsid="001caaac"/>
    </style:style>
    <style:style style:name="T236" style:family="text">
      <style:text-properties style:font-name="Day Roman" fo:font-style="normal" fo:font-weight="normal" style:font-style-asian="normal" style:font-weight-asian="normal" style:font-style-complex="normal" style:font-weight-complex="normal"/>
    </style:style>
    <style:style style:name="T237" style:family="text">
      <style:text-properties style:font-name="Day Roman" fo:font-style="normal" fo:font-weight="normal" officeooo:rsid="028118bf" style:font-style-asian="normal" style:font-weight-asian="normal" style:font-style-complex="normal" style:font-weight-complex="normal"/>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 style:rel-width="7336*" fo:start-indent="0in" fo:end-indent="0.0335in"/>
          <style:column style:rel-width="7234*" fo:start-indent="0.0335in" fo:end-indent="0in"/>
        </style:columns>
      </style:section-properties>
    </style:style>
    <style:style style:name="Sect4" style:family="section">
      <style:section-properties text:dont-balance-text-columns="false" style:editable="false">
        <style:columns fo:column-count="2">
          <style:column style:rel-width="33131*" fo:start-indent="0in" fo:end-indent="0.0571in"/>
          <style:column style:rel-width="32404*" fo:start-indent="0.0571in" fo:end-indent="0in"/>
        </style:columns>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min-label-width="0.25in"/>
        <style:text-properties style:font-name="StarSymbol"/>
      </text:list-level-style-bullet>
      <text:list-level-style-bullet text:level="3" text:style-name="Bullet_20_Symbols" style:num-suffix="." text:bullet-char="■">
        <style:list-level-properties text:min-label-width="0.25in"/>
        <style:text-properties style:font-name="StarSymbol"/>
      </text:list-level-style-bullet>
      <text:list-level-style-bullet text:level="4" text:style-name="Bullet_20_Symbols" style:num-suffix="." text:bullet-char="●">
        <style:list-level-properties text:space-before="0.25in" text:min-label-width="0.25in"/>
        <style:text-properties style:font-name="StarSymbol"/>
      </text:list-level-style-bullet>
      <text:list-level-style-bullet text:level="5" text:style-name="Bullet_20_Symbols" style:num-suffix="." text:bullet-char="○">
        <style:list-level-properties text:space-before="0.5in" text:min-label-width="0.25in"/>
        <style:text-properties style:font-name="StarSymbol"/>
      </text:list-level-style-bullet>
      <text:list-level-style-bullet text:level="6" text:style-name="Bullet_20_Symbols" style:num-suffix="." text:bullet-char="■">
        <style:list-level-properties text:space-before="0.75in" text:min-label-width="0.25in"/>
        <style:text-properties style:font-name="StarSymbol"/>
      </text:list-level-style-bullet>
      <text:list-level-style-bullet text:level="7" text:style-name="Bullet_20_Symbols" style:num-suffix="." text:bullet-char="●">
        <style:list-level-properties text:space-before="1in" text:min-label-width="0.25in"/>
        <style:text-properties style:font-name="StarSymbol"/>
      </text:list-level-style-bullet>
      <text:list-level-style-bullet text:level="8" text:style-name="Bullet_20_Symbols" style:num-suffix="." text:bullet-char="○">
        <style:list-level-properties text:space-before="1.25in" text:min-label-width="0.25in"/>
        <style:text-properties style:font-name="StarSymbol"/>
      </text:list-level-style-bullet>
      <text:list-level-style-bullet text:level="9" text:style-name="Bullet_20_Symbols" style:num-suffix="." text:bullet-char="■">
        <style:list-level-properties text:space-before="1.5in" text:min-label-width="0.25in"/>
        <style:text-properties style:font-name="StarSymbol"/>
      </text:list-level-style-bullet>
      <text:list-level-style-bullet text:level="10" text:style-name="Bullet_20_Symbols" style:num-suffix="." text:bullet-char="●">
        <style:list-level-properties text:space-before="1.7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min-label-width="0.25in"/>
        <style:text-properties style:font-name="StarSymbol"/>
      </text:list-level-style-bullet>
      <text:list-level-style-bullet text:level="3" text:style-name="Bullet_20_Symbols" style:num-suffix="." text:bullet-char="■">
        <style:list-level-properties text:space-before="0.25in" text:min-label-width="0.25in"/>
        <style:text-properties style:font-name="StarSymbol"/>
      </text:list-level-style-bullet>
      <text:list-level-style-bullet text:level="4" text:style-name="Bullet_20_Symbols" style:num-suffix="." text:bullet-char="●">
        <style:list-level-properties text:space-before="0.5in" text:min-label-width="0.25in"/>
        <style:text-properties style:font-name="StarSymbol"/>
      </text:list-level-style-bullet>
      <text:list-level-style-bullet text:level="5" text:style-name="Bullet_20_Symbols" style:num-suffix="." text:bullet-char="○">
        <style:list-level-properties text:space-before="0.75in" text:min-label-width="0.25in"/>
        <style:text-properties style:font-name="StarSymbol"/>
      </text:list-level-style-bullet>
      <text:list-level-style-bullet text:level="6" text:style-name="Bullet_20_Symbols" style:num-suffix="." text:bullet-char="■">
        <style:list-level-properties text:space-before="1in" text:min-label-width="0.25in"/>
        <style:text-properties style:font-name="StarSymbol"/>
      </text:list-level-style-bullet>
      <text:list-level-style-bullet text:level="7" text:style-name="Bullet_20_Symbols" style:num-suffix="." text:bullet-char="●">
        <style:list-level-properties text:space-before="1.25in" text:min-label-width="0.25in"/>
        <style:text-properties style:font-name="StarSymbol"/>
      </text:list-level-style-bullet>
      <text:list-level-style-bullet text:level="8" text:style-name="Bullet_20_Symbols" style:num-suffix="." text:bullet-char="○">
        <style:list-level-properties text:space-before="1.5in" text:min-label-width="0.25in"/>
        <style:text-properties style:font-name="StarSymbol"/>
      </text:list-level-style-bullet>
      <text:list-level-style-bullet text:level="9" text:style-name="Bullet_20_Symbols" style:num-suffix="." text:bullet-char="■">
        <style:list-level-properties text:space-before="1.75in" text:min-label-width="0.25in"/>
        <style:text-properties style:font-name="StarSymbol"/>
      </text:list-level-style-bullet>
      <text:list-level-style-bullet text:level="10" text:style-name="Bullet_20_Symbols" style:num-suffix="." text:bullet-char="●">
        <style:list-level-properties text:space-before="2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min-label-width="0.25in"/>
        <style:text-properties style:font-name="StarSymbol"/>
      </text:list-level-style-bullet>
      <text:list-level-style-bullet text:level="3" text:style-name="Bullet_20_Symbols" style:num-suffix="." text:bullet-char="■">
        <style:list-level-properties text:min-label-width="0.25in"/>
        <style:text-properties style:font-name="StarSymbol"/>
      </text:list-level-style-bullet>
      <text:list-level-style-bullet text:level="4" text:style-name="Bullet_20_Symbols" style:num-suffix="." text:bullet-char="●">
        <style:list-level-properties text:space-before="0.25in" text:min-label-width="0.25in"/>
        <style:text-properties style:font-name="StarSymbol"/>
      </text:list-level-style-bullet>
      <text:list-level-style-bullet text:level="5" text:style-name="Bullet_20_Symbols" style:num-suffix="." text:bullet-char="○">
        <style:list-level-properties text:space-before="0.5in" text:min-label-width="0.25in"/>
        <style:text-properties style:font-name="StarSymbol"/>
      </text:list-level-style-bullet>
      <text:list-level-style-bullet text:level="6" text:style-name="Bullet_20_Symbols" style:num-suffix="." text:bullet-char="■">
        <style:list-level-properties text:space-before="0.75in" text:min-label-width="0.25in"/>
        <style:text-properties style:font-name="StarSymbol"/>
      </text:list-level-style-bullet>
      <text:list-level-style-bullet text:level="7" text:style-name="Bullet_20_Symbols" style:num-suffix="." text:bullet-char="●">
        <style:list-level-properties text:space-before="1in" text:min-label-width="0.25in"/>
        <style:text-properties style:font-name="StarSymbol"/>
      </text:list-level-style-bullet>
      <text:list-level-style-bullet text:level="8" text:style-name="Bullet_20_Symbols" style:num-suffix="." text:bullet-char="○">
        <style:list-level-properties text:space-before="1.25in" text:min-label-width="0.25in"/>
        <style:text-properties style:font-name="StarSymbol"/>
      </text:list-level-style-bullet>
      <text:list-level-style-bullet text:level="9" text:style-name="Bullet_20_Symbols" style:num-suffix="." text:bullet-char="■">
        <style:list-level-properties text:space-before="1.5in" text:min-label-width="0.25in"/>
        <style:text-properties style:font-name="StarSymbol"/>
      </text:list-level-style-bullet>
      <text:list-level-style-bullet text:level="10" text:style-name="Bullet_20_Symbols" style:num-suffix="." text:bullet-char="●">
        <style:list-level-properties text:space-before="1.7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section text:style-name="Sect2" text:name="Section4">
          <text:p text:style-name="P15">Project Features: </text:p>
          <text:list xml:id="list3038217581852003366" text:style-name="L1">
            <text:list-item>
              <text:p text:style-name="P187">Open-Source Methodology </text:p>
            </text:list-item>
            <text:list-item>
              <text:p text:style-name="P187">Responsible Creativity </text:p>
            </text:list-item>
            <text:list-item>
              <text:p text:style-name="P187">Porposeful Productivity </text:p>
            </text:list-item>
            <text:list-item>
              <text:p text:style-name="P187">Collaborative Culture </text:p>
            </text:list-item>
            <text:list-item>
              <text:p text:style-name="P187">Reliability Empowerment </text:p>
            </text:list-item>
            <text:list-item>
              <text:p text:style-name="P187">Dignified Diversity </text:p>
            </text:list-item>
            <text:list-item>
              <text:p text:style-name="P188">Ecumenic Compliancy</text:p>
            </text:list-item>
            <text:list-item>
              <text:p text:style-name="P188"><text:span text:style-name="T171">Crosscultural Recognition</text:span> </text:p>
            </text:list-item>
            <text:list-item>
              <text:p text:style-name="P187">Optimum Sustainability </text:p>
            </text:list-item>
            <text:list-item>
              <text:p text:style-name="P188">Auditorable Process<text:span text:style-name="T171">es</text:span></text:p>
            </text:list-item>
          </text:list>
          <text:p text:style-name="P2"><text:s/></text:p>
          <text:p text:style-name="P15"/>
          <text:p text:style-name="P15"><text:s/>Project Objectives: </text:p>
          <text:list xml:id="list215528067589681" text:continue-numbering="true" text:style-name="L1">
            <text:list-item>
              <text:p text:style-name="P187">Transparent Self-Governance </text:p>
            </text:list-item>
            <text:list-item>
              <text:p text:style-name="P187">Optimum Logistics Management </text:p>
            </text:list-item>
            <text:list-item>
              <text:p text:style-name="P187">Artistic Residency As An Artwork </text:p>
            </text:list-item>
            <text:list-item>
              <text:p text:style-name="P187">Technical Production Labor Qualification </text:p>
            </text:list-item>
            <text:list-item>
              <text:p text:style-name="P187">Fair Contracting Lawful Formalization </text:p>
            </text:list-item>
            <text:list-item>
              <text:p text:style-name="P187">Ecumenic Creative Productions </text:p>
            </text:list-item>
            <text:list-item>
              <text:p text:style-name="P187">Value Creative Economy Chain Analysis </text:p>
            </text:list-item>
            <text:list-item>
              <text:p text:style-name="P187">Excelent Processes Documentation </text:p>
              <text:p text:style-name="P187"/>
            </text:list-item>
          </text:list>
          <text:p text:style-name="P39"/>
          <text:p text:style-name="P9"/>
          <text:p text:style-name="P3"/>
          <text:h text:style-name="P220" text:outline-level="4"/>
          <text:p text:style-name="P80"/>
          <text:p text:style-name="P80"/>
        </text:section>
        <text:section text:style-name="Sect2" text:name="Section6">
          <text:p text:style-name="P113"><text:span text:style-name="T13">Modular</text:span><text:span text:style-name="T15"> </text:span><text:span text:style-name="T16">C</text:span><text:span text:style-name="T15">ourse Plan:</text:span></text:p>
          <text:list xml:id="list8980472351276694165" text:style-name="L1">
            <text:list-header>
              <text:p text:style-name="P232"/>
            </text:list-header>
            <text:list-item>
              <text:p text:style-name="P232">Worshipful <text:s/><text:span text:style-name="T158">Compassionate </text:span>Listening.</text:p>
            </text:list-item>
            <text:list-item>
              <text:p text:style-name="P233">Safeguard Monitoring.</text:p>
            </text:list-item>
            <text:list-item>
              <text:p text:style-name="P232">Sinaesthesia Diet.</text:p>
            </text:list-item>
            <text:list-item>
              <text:p text:style-name="P232">State Of Performance.</text:p>
            </text:list-item>
            <text:list-item>
              <text:p text:style-name="P232">Mechanics Of Praying.</text:p>
            </text:list-item>
            <text:list-item>
              <text:p text:style-name="P232">Cleaning As A Fine-Ar<text:span text:style-name="T157">t.</text:span> </text:p>
            </text:list-item>
            <text:list-item>
              <text:p text:style-name="P234">N-Vium Through Trivium's Quadrivium.</text:p>
            </text:list-item>
            <text:list-item>
              <text:p text:style-name="P232">Information Architecture.</text:p>
            </text:list-item>
            <text:list-item>
              <text:p text:style-name="P232">Dignified Communication Script.</text:p>
            </text:list-item>
            <text:list-item>
              <text:p text:style-name="P232">Acousmatic Choreography.</text:p>
            </text:list-item>
            <text:list-item>
              <text:p text:style-name="P232">Individual Schedule.</text:p>
            </text:list-item>
            <text:list-item>
              <text:p text:style-name="P232">Semiotic Heraldic Fair-Trade.</text:p>
            </text:list-item>
            <text:list-item>
              <text:p text:style-name="P232">Personal Mythology Biases.</text:p>
            </text:list-item>
            <text:list-item>
              <text:p text:style-name="P232">Self Artistic Criticism.</text:p>
            </text:list-item>
            <text:list-item>
              <text:p text:style-name="P232">Multimedia Rhetoric.</text:p>
            </text:list-item>
            <text:list-item>
              <text:p text:style-name="P235">Live Broadcast Streaming.</text:p>
            </text:list-item>
            <text:list-item>
              <text:p text:style-name="P232">Auditoriship Pedagogy.</text:p>
            </text:list-item>
            <text:list-item>
              <text:p text:style-name="P232">Rehearse As Presentation.</text:p>
            </text:list-item>
            <text:list-item>
              <text:p text:style-name="P232">Non-violent Harm Reduction.</text:p>
            </text:list-item>
            <text:list-item>
              <text:p text:style-name="P232">Collaborative Supper Cooking. </text:p>
            </text:list-item>
            <text:list-item>
              <text:p text:style-name="P232">Cartography Development.</text:p>
            </text:list-item>
            <text:list-item>
              <text:p text:style-name="P232">Ethic Community Interaction.</text:p>
            </text:list-item>
            <text:list-item>
              <text:p text:style-name="P232">Management Administration.</text:p>
            </text:list-item>
            <text:list-item>
              <text:p text:style-name="P232">Study Group Systematics.</text:p>
            </text:list-item>
            <text:list-item>
              <text:p text:style-name="P232">Accountancy Legislation.</text:p>
            </text:list-item>
            <text:list-item>
              <text:p text:style-name="P232">State &amp; Private Institutions.</text:p>
            </text:list-item>
            <text:list-item>
              <text:p text:style-name="P232">Peacebuilding Meditation.</text:p>
            </text:list-item>
            <text:list-item>
              <text:p text:style-name="P232">Field Research &amp; Recording. </text:p>
            </text:list-item>
            <text:list-item>
              <text:p text:style-name="P232">Aesthetic Data Analysis.</text:p>
            </text:list-item>
            <text:list-item>
              <text:p text:style-name="P232">Translation Stochastics.</text:p>
            </text:list-item>
            <text:list-item>
              <text:p text:style-name="P232">Cultural Diagnostics.</text:p>
            </text:list-item>
            <text:list-item>
              <text:p text:style-name="P232">Collective Agenda Benchmark.</text:p>
            </text:list-item>
            <text:list-item>
              <text:p text:style-name="P232">Budget Engineering.</text:p>
            </text:list-item>
            <text:list-item>
              <text:p text:style-name="P232">Specialized Outsourcing.</text:p>
            </text:list-item>
            <text:list-item>
              <text:p text:style-name="P232">Charity Needs Task-Forcing.</text:p>
            </text:list-item>
            <text:list-item>
              <text:p text:style-name="P232">Electroacoustic Composition.</text:p>
            </text:list-item>
            <text:list-item>
              <text:p text:style-name="P232">Devotional Craft Poethics.</text:p>
            </text:list-item>
            <text:list-item>
              <text:p text:style-name="P232">Portfolio Optimization.</text:p>
            </text:list-item>
            <text:list-item>
              <text:p text:style-name="P232">Curatorship As Remix Art Therapy.</text:p>
            </text:list-item>
            <text:list-item>
              <text:p text:style-name="P232">Devotional Praying Beads.</text:p>
            </text:list-item>
            <text:list-item>
              <text:p text:style-name="P232">Metaphoric Embroidery.</text:p>
            </text:list-item>
            <text:list-item>
              <text:p text:style-name="P232"><text:span text:style-name="T172">W</text:span>ord, Verse, Poem, Book.</text:p>
            </text:list-item>
            <text:list-item>
              <text:p text:style-name="P232">Backstage As Stage.</text:p>
            </text:list-item>
            <text:list-item>
              <text:p text:style-name="P232">Multylayered Characterization.</text:p>
            </text:list-item>
            <text:list-item>
              <text:p text:style-name="P232">Live Costume Scenery Landscaping.</text:p>
            </text:list-item>
            <text:list-item>
              <text:p text:style-name="P232">Lawful Performatic Intervention.</text:p>
            </text:list-item>
            <text:list-item>
              <text:p text:style-name="P232">System Network Dreamcatcher.</text:p>
            </text:list-item>
            <text:list-item>
              <text:p text:style-name="P232">Ceiling Horizontal Flags.</text:p>
            </text:list-item>
            <text:list-item>
              <text:p text:style-name="P232">Recycled Transmedia Artisany.</text:p>
            </text:list-item>
            <text:list-item>
              <text:p text:style-name="P232">Maker Industrious Laboratoy.</text:p>
            </text:list-item>
            <text:list-item>
              <text:p text:style-name="P232">Cinema Interfaces Setting.</text:p>
            </text:list-item>
            <text:list-item>
              <text:p text:style-name="P232">Conference Organization.</text:p>
            </text:list-item>
            <text:list-item>
              <text:p text:style-name="P232">Heritage Assets Promotion.</text:p>
            </text:list-item>
            <text:list-item>
              <text:p text:style-name="P232">Solidary-Responsible Marketing.</text:p>
            </text:list-item>
            <text:list-item>
              <text:p text:style-name="P232">Coherent Exhibit Expography &amp; Fair.</text:p>
            </text:list-item>
            <text:list-item>
              <text:p text:style-name="P232"><text:soft-page-break/>Intangible Assets Auctioning.</text:p>
            </text:list-item>
            <text:list-item>
              <text:p text:style-name="P232">Creative Residency Hosting.</text:p>
            </text:list-item>
            <text:list-item>
              <text:p text:style-name="P232">Crosscultural Intergroup Relations.</text:p>
            </text:list-item>
            <text:list-item>
              <text:p text:style-name="P232">Conlang Worldbuilding RPG Rules.</text:p>
            </text:list-item>
            <text:list-item>
              <text:p text:style-name="P232">Opera As Fractal Systemic Artwork.</text:p>
            </text:list-item>
            <text:list-item>
              <text:p text:style-name="P232">Contemporary Consacrated Museology.</text:p>
            </text:list-item>
            <text:list-item>
              <text:p text:style-name="P232">Minimum Viable Sustainable Gardening. </text:p>
            </text:list-item>
            <text:list-item>
              <text:p text:style-name="P232">Sciart Archiengineered Diorama.</text:p>
            </text:list-item>
            <text:list-item>
              <text:p text:style-name="P232">Transparent Social Autopoethics. </text:p>
            </text:list-item>
            <text:list-item>
              <text:p text:style-name="P232">Audited Collective Foundation.</text:p>
            </text:list-item>
            <text:list-item>
              <text:p text:style-name="P232">Culture Business Identity Branding.</text:p>
            </text:list-item>
            <text:list-item>
              <text:p text:style-name="P232">In-Field Documentation.</text:p>
            </text:list-item>
            <text:list-item>
              <text:p text:style-name="P232">Coherent Auditioning.</text:p>
            </text:list-item>
            <text:list-item>
              <text:p text:style-name="P232">Calendar Composition. </text:p>
            </text:list-item>
            <text:list-item>
              <text:p text:style-name="P232">Responsible Artistic Manifesto.</text:p>
            </text:list-item>
            <text:list-item>
              <text:p text:style-name="P232">Glocal Aestethic Blockchain.</text:p>
            </text:list-item>
            <text:list-item>
              <text:p text:style-name="P232">Enterprise Guidelines Manual.</text:p>
            </text:list-item>
            <text:list-item>
              <text:p text:style-name="P232">Diplomatic Code Of Conduct.</text:p>
            </text:list-item>
            <text:list-item>
              <text:p text:style-name="P232">Discretion Warning.</text:p>
            </text:list-item>
            <text:list-item>
              <text:p text:style-name="P232">Pilgrimage Route Performing.</text:p>
            </text:list-item>
            <text:list-item>
              <text:p text:style-name="P232">Opera Presentation.</text:p>
            </text:list-item>
            <text:list-item>
              <text:p text:style-name="P232">Company Assets Investment. </text:p>
            </text:list-item>
            <text:list-item>
              <text:p text:style-name="P232">Theopoethic Theorization.</text:p>
            </text:list-item>
            <text:list-item>
              <text:p text:style-name="P233">Museologic Catalogging.</text:p>
            </text:list-item>
            <text:list-item>
              <text:p text:style-name="P236">Perma-Culture Sustainability.</text:p>
            </text:list-item>
            <text:list-item>
              <text:p text:style-name="P237"><text:span text:style-name="T133">Ecosystem Scalable Co-Growth</text:span><text:span text:style-name="T132">.</text:span></text:p>
            </text:list-item>
          </text:list>
          <text:h text:style-name="P154" text:outline-level="2"/>
          <text:h text:style-name="P155" text:outline-level="2"><text:span text:style-name="T12">Artc</text:span><text:span text:style-name="T1">raft Poethics:</text:span></text:h>
          <text:p text:style-name="P65"/>
          <text:list xml:id="list215528172989686" text:continue-list="list215528067589681" text:style-name="L1">
            <text:list-header>
              <text:p text:style-name="P287">Moving Art:</text:p>
            </text:list-header>
            <text:list-item>
              <text:p text:style-name="P238"><text:span text:style-name="T62">Sporting </text:span><text:span text:style-name="T61">Propioception </text:span></text:p>
              <text:list>
                <text:list-item>
                  <text:p text:style-name="P322">Stretch</text:p>
                </text:list-item>
                <text:list-item>
                  <text:p text:style-name="P359">Crawl </text:p>
                </text:list-item>
                <text:list-item>
                  <text:p text:style-name="P359">Crouch </text:p>
                </text:list-item>
                <text:list-item>
                  <text:p text:style-name="P359">Rise </text:p>
                </text:list-item>
                <text:list-item>
                  <text:p text:style-name="P359">Walk </text:p>
                </text:list-item>
                <text:list-item>
                  <text:p text:style-name="P359">Run </text:p>
                </text:list-item>
                <text:list-item>
                  <text:p text:style-name="P359">Jump </text:p>
                </text:list-item>
                <text:list-item>
                  <text:p text:style-name="P359">Fall </text:p>
                </text:list-item>
              </text:list>
            </text:list-item>
            <text:list-item>
              <text:p text:style-name="P254">Social Gamification</text:p>
              <text:list>
                <text:list-item>
                  <text:p text:style-name="P323">Handmade Artisany</text:p>
                </text:list-item>
                <text:list-item>
                  <text:p text:style-name="P375"><text:span text:style-name="T61">T</text:span><text:span text:style-name="T59">eam Competitions</text:span></text:p>
                </text:list-item>
                <text:list-item>
                  <text:p text:style-name="P375"><text:span text:style-name="T81">Ball &amp; </text:span><text:span text:style-name="T61">B</text:span><text:span text:style-name="T59">allet</text:span></text:p>
                </text:list-item>
              </text:list>
            </text:list-item>
            <text:list-item>
              <text:p text:style-name="P239">Sport Art</text:p>
            </text:list-item>
            <text:list-item>
              <text:p text:style-name="P262"><text:span text:style-name="T61">D</text:span><text:span text:style-name="T59">ance </text:span><text:span text:style-name="T83">Kinetics</text:span></text:p>
            </text:list-item>
          </text:list>
          <text:p text:style-name="P65"/>
          <text:p text:style-name="P75"><text:span text:style-name="T63">Performative</text:span><text:span text:style-name="T59"> Art:</text:span></text:p>
          <text:list xml:id="list215529169006792" text:continue-numbering="true" text:style-name="L1">
            <text:list-item>
              <text:p text:style-name="P240">Action Painting Music</text:p>
              <text:list>
                <text:list-item>
                  <text:p text:style-name="P336">Animal Instincts</text:p>
                </text:list-item>
                <text:list-item>
                  <text:p text:style-name="P376">Human Imperatives</text:p>
                </text:list-item>
              </text:list>
            </text:list-item>
            <text:list-item>
              <text:p text:style-name="P264">Cultural Fashion</text:p>
              <text:list>
                <text:list-item>
                  <text:p text:style-name="P336">Costume </text:p>
                </text:list-item>
                <text:list-item>
                  <text:p text:style-name="P376">Habits</text:p>
                </text:list-item>
                <text:list-item>
                  <text:p text:style-name="P376">Dignity </text:p>
                </text:list-item>
                <text:list-item>
                  <text:p text:style-name="P376">Censorship </text:p>
                </text:list-item>
                <text:list-item>
                  <text:p text:style-name="P376">Morals </text:p>
                </text:list-item>
                <text:list-item>
                  <text:p text:style-name="P376">Discretion </text:p>
                </text:list-item>
                <text:list-item>
                  <text:p text:style-name="P376">Culture </text:p>
                </text:list-item>
                <text:list-item>
                  <text:p text:style-name="P376">Politeness </text:p>
                </text:list-item>
                <text:list-item>
                  <text:p text:style-name="P376">Suffrage </text:p>
                </text:list-item>
                <text:list-item>
                  <text:p text:style-name="P376">Honour Impecability</text:p>
                </text:list-item>
              </text:list>
            </text:list-item>
            <text:list-item>
              <text:p text:style-name="P276">Mimicry Vocalization</text:p>
              <text:list>
                <text:list-item>
                  <text:p text:style-name="P324">Objectal Bruit </text:p>
                </text:list-item>
                <text:list-item>
                  <text:p text:style-name="P360">Animals Calls </text:p>
                </text:list-item>
                <text:list-item>
                  <text:p text:style-name="P360">Insects Hums And Hiss </text:p>
                </text:list-item>
                <text:list-item>
                  <text:p text:style-name="P360">Birds Chirping And Songs </text:p>
                </text:list-item>
                <text:list-item>
                  <text:p text:style-name="P360">Mammals Roars </text:p>
                </text:list-item>
                <text:list-item>
                  <text:p text:style-name="P360">Human Glossolalias</text:p>
                </text:list-item>
              </text:list>
            </text:list-item>
            <text:list-item>
              <text:p text:style-name="P255">Musicking</text:p>
              <text:list>
                <text:list-item>
                  <text:p text:style-name="P324">Humour &amp; Grace </text:p>
                </text:list-item>
                <text:list-item>
                  <text:p text:style-name="P360">Performatic Presence </text:p>
                </text:list-item>
                <text:list-item>
                  <text:p text:style-name="P360">Game Rules Creation</text:p>
                </text:list-item>
                <text:list-item>
                  <text:p text:style-name="P360">Algorithmic Evaluation</text:p>
                </text:list-item>
                <text:list-item>
                  <text:p text:style-name="P360">Coreography</text:p>
                </text:list-item>
                <text:list-item>
                  <text:p text:style-name="P337"><text:span text:style-name="T59">Music </text:span><text:span text:style-name="T64">A</text:span><text:span text:style-name="T59">ntropornitology</text:span></text:p>
                </text:list-item>
              </text:list>
            </text:list-item>
            <text:list-item>
              <text:p text:style-name="P265">Street Art Urbanism</text:p>
            </text:list-item>
            <text:list-item>
              <text:p text:style-name="P266"><text:span text:style-name="T87">Presentation</text:span><text:span text:style-name="T59"> </text:span><text:span text:style-name="T65">Act</text:span></text:p>
              <text:list>
                <text:list-item>
                  <text:p text:style-name="P361"><text:span text:style-name="T167">Mask</text:span> Dettachment </text:p>
                </text:list-item>
                <text:list-item>
                  <text:p text:style-name="P361">Behaviour Research</text:p>
                </text:list-item>
                <text:list-item>
                  <text:p text:style-name="P362">Representation Decision</text:p>
                </text:list-item>
                <text:list-item>
                  <text:p text:style-name="P361">Technical Rehearsal </text:p>
                </text:list-item>
                <text:list-item>
                  <text:p text:style-name="P361">Dynamics Sculpting</text:p>
                </text:list-item>
                <text:list-item>
                  <text:p text:style-name="P363">Characterization</text:p>
                  <text:list>
                    <text:list-item>
                      <text:p text:style-name="P407">Personifying </text:p>
                    </text:list-item>
                    <text:list-item>
                      <text:p text:style-name="P407">Make-Up</text:p>
                    </text:list-item>
                    <text:list-item>
                      <text:p text:style-name="P407"><text:soft-page-break/>Hairdressing</text:p>
                    </text:list-item>
                    <text:list-item>
                      <text:p text:style-name="P407">Costumes</text:p>
                    </text:list-item>
                    <text:list-item>
                      <text:p text:style-name="P407">Emblems </text:p>
                    </text:list-item>
                    <text:list-item>
                      <text:p text:style-name="P407">Objects</text:p>
                    </text:list-item>
                    <text:list-item>
                      <text:p text:style-name="P407">Clothes</text:p>
                    </text:list-item>
                    <text:list-item>
                      <text:p text:style-name="P407"><text:span text:style-name="T59">Changing</text:span><text:span text:style-name="T127"> </text:span></text:p>
                    </text:list-item>
                  </text:list>
                </text:list-item>
                <text:list-item>
                  <text:p text:style-name="P361">Precise Subtle Action</text:p>
                </text:list-item>
              </text:list>
            </text:list-item>
          </text:list>
          <text:p text:style-name="P69"/>
          <text:p text:style-name="P69">Productive Art:</text:p>
          <text:list xml:id="list215528047973405" text:continue-numbering="true" text:style-name="L1">
            <text:list-item>
              <text:p text:style-name="P267"><text:span text:style-name="T65">Production </text:span><text:span text:style-name="T59">Craft</text:span><text:span text:style-name="T65">ing</text:span></text:p>
              <text:list>
                <text:list-item>
                  <text:p text:style-name="P325">Collection</text:p>
                  <text:list>
                    <text:list-item>
                      <text:p text:style-name="P408">Raw Materials</text:p>
                      <text:list>
                        <text:list-item>
                          <text:p text:style-name="P408">Abstract Ideas</text:p>
                        </text:list-item>
                        <text:list-item>
                          <text:p text:style-name="P408">Physical Objects</text:p>
                        </text:list-item>
                      </text:list>
                    </text:list-item>
                  </text:list>
                </text:list-item>
                <text:list-item>
                  <text:p text:style-name="P338">Morphing Analysis</text:p>
                  <text:list>
                    <text:list-item>
                      <text:p text:style-name="P409">Ecologic Economic Trail</text:p>
                    </text:list-item>
                    <text:list-item>
                      <text:p text:style-name="P408">Sustainab<text:span text:style-name="T153">ility</text:span></text:p>
                    </text:list-item>
                    <text:list-item>
                      <text:p text:style-name="P408"><text:span text:style-name="T153">Metar</text:span>ecycling</text:p>
                    </text:list-item>
                  </text:list>
                </text:list-item>
                <text:list-item>
                  <text:p text:style-name="P338"><text:span text:style-name="T160">Archetypic </text:span>Sculpting</text:p>
                  <text:list>
                    <text:list-item>
                      <text:p text:style-name="P408">Montage Embroidery</text:p>
                    </text:list-item>
                    <text:list-item>
                      <text:p text:style-name="P408">Collage Molding</text:p>
                    </text:list-item>
                    <text:list-item>
                      <text:p text:style-name="P408">Wireframes Structuring</text:p>
                    </text:list-item>
                    <text:list-item>
                      <text:p text:style-name="P408">Geometric Solids</text:p>
                    </text:list-item>
                    <text:list-item>
                      <text:p text:style-name="P408">Installation Immersion</text:p>
                    </text:list-item>
                    <text:list-item>
                      <text:p text:style-name="P408">Illumination Ambiance</text:p>
                    </text:list-item>
                  </text:list>
                </text:list-item>
                <text:list-item>
                  <text:p text:style-name="P377"><text:span text:style-name="T59">Set </text:span><text:span text:style-name="T67">Engineering</text:span></text:p>
                  <text:list>
                    <text:list-item>
                      <text:p text:style-name="P450"><text:span text:style-name="T68">Peripathetic </text:span><text:span text:style-name="T59">Rout</text:span><text:span text:style-name="T68">es</text:span></text:p>
                    </text:list-item>
                    <text:list-item>
                      <text:p text:style-name="P431">Exhibit Expography </text:p>
                    </text:list-item>
                    <text:list-item>
                      <text:p text:style-name="P431">Infrastructural Engineering </text:p>
                    </text:list-item>
                    <text:list-item>
                      <text:p text:style-name="P410"><text:span text:style-name="T59">Trachymas </text:span><text:span text:style-name="T68">Illusions</text:span></text:p>
                    </text:list-item>
                  </text:list>
                </text:list-item>
                <text:list-item>
                  <text:p text:style-name="P326">Environmental Luthiery</text:p>
                  <text:list>
                    <text:list-item>
                      <text:p text:style-name="P411"><text:span text:style-name="T68">Ideal </text:span><text:span text:style-name="T59">Liturgy </text:span><text:span text:style-name="T85">With Discretion Warnings</text:span></text:p>
                    </text:list-item>
                    <text:list-item>
                      <text:p text:style-name="P410"><text:span text:style-name="T59">Pragmatic</text:span><text:span text:style-name="T68"> Coordination</text:span></text:p>
                    </text:list-item>
                    <text:list-item>
                      <text:p text:style-name="P410"><text:span text:style-name="T68">Process </text:span><text:span text:style-name="T59">Scheduling </text:span></text:p>
                    </text:list-item>
                    <text:list-item>
                      <text:p text:style-name="P410"><text:span text:style-name="T59">Backstag</text:span><text:span text:style-name="T68">e Ordering</text:span></text:p>
                    </text:list-item>
                    <text:list-item>
                      <text:p text:style-name="P410"><text:span text:style-name="T59">Cattering </text:span><text:span text:style-name="T68">S</text:span><text:span text:style-name="T59">erventry</text:span></text:p>
                    </text:list-item>
                    <text:list-item>
                      <text:p text:style-name="P432">Garden Landscaping</text:p>
                    </text:list-item>
                  </text:list>
                </text:list-item>
                <text:list-item>
                  <text:p text:style-name="P339"><text:span text:style-name="T150">Technologic </text:span>Bookmaking</text:p>
                  <text:list>
                    <text:list-item>
                      <text:p text:style-name="P433">Project Reviewing </text:p>
                    </text:list-item>
                    <text:list-item>
                      <text:p text:style-name="P433"><text:span text:style-name="T152">Making, </text:span>Printing &amp; Sewing</text:p>
                    </text:list-item>
                    <text:list-item>
                      <text:p text:style-name="P433">Biblioteconomic Cataloging</text:p>
                    </text:list-item>
                    <text:list-item>
                      <text:p text:style-name="P433">Publishing <text:span text:style-name="T150">Museology</text:span></text:p>
                    </text:list-item>
                    <text:list-item>
                      <text:p text:style-name="P433"><text:span text:style-name="T150">Art Market </text:span>Distribution</text:p>
                    </text:list-item>
                  </text:list>
                </text:list-item>
              </text:list>
            </text:list-item>
            <text:list-item>
              <text:p text:style-name="P277">Permacultural Museology </text:p>
              <text:list>
                <text:list-item>
                  <text:p text:style-name="P327">Noosphere Aesthetics</text:p>
                </text:list-item>
                <text:list-item>
                  <text:p text:style-name="P364">Seasons Ecology </text:p>
                </text:list-item>
                <text:list-item>
                  <text:p text:style-name="P364">Cycles Ecosystems </text:p>
                </text:list-item>
                <text:list-item>
                  <text:p text:style-name="P378"><text:span text:style-name="T65">Routines </text:span><text:span text:style-name="T59">Economy </text:span></text:p>
                </text:list-item>
                <text:list-item>
                  <text:p text:style-name="P378"><text:span text:style-name="T65">Gardening </text:span><text:span text:style-name="T59">Tooling</text:span></text:p>
                </text:list-item>
                <text:list-item>
                  <text:p text:style-name="P364">Farming Inter-Sustainability</text:p>
                </text:list-item>
                <text:list-item>
                  <text:p text:style-name="P378"><text:span text:style-name="T65">Zo</text:span><text:span text:style-name="T59">ethic</text:span><text:span text:style-name="T65"> Agroforestry</text:span></text:p>
                </text:list-item>
              </text:list>
            </text:list-item>
          </text:list>
          <text:p text:style-name="P62"><text:span text:style-name="T65">R</text:span><text:span text:style-name="T59">estorationxray preserv etc</text:span></text:p>
          <text:p text:style-name="P61"/>
          <text:p text:style-name="P62"><text:span text:style-name="T59">Transit </text:span><text:span text:style-name="T65">C</text:span><text:span text:style-name="T59">ircusManagement <text:s/>Touring</text:span></text:p>
          <text:p text:style-name="P78"><text:span text:style-name="T12">Opera</text:span><text:span text:style-name="T11"> Poethics:</text:span></text:p>
          <text:list xml:id="list215528680634780" text:continue-numbering="true" text:style-name="L1">
            <text:list-header>
              <text:p text:style-name="P268"/>
            </text:list-header>
          </text:list>
          <text:p text:style-name="P68">Psycheacoustics:</text:p>
          <text:list xml:id="list215529161075501" text:continue-numbering="true" text:style-name="L1">
            <text:list-item>
              <text:p text:style-name="P241">Acousmema <text:span text:style-name="T169">Vibrational </text:span>Semiotics</text:p>
              <text:list>
                <text:list-item>
                  <text:p text:style-name="P328">Phonolinguistics <text:span text:style-name="T159">Prosody</text:span></text:p>
                </text:list-item>
                <text:list-item>
                  <text:p text:style-name="P365">Sonema Icometry</text:p>
                  <text:list>
                    <text:list-item>
                      <text:p text:style-name="P434">TimeSpace Weavings</text:p>
                    </text:list-item>
                    <text:list-item>
                      <text:p text:style-name="P434">Durative Positionining</text:p>
                    </text:list-item>
                    <text:list-item>
                      <text:p text:style-name="P412"><text:span text:style-name="T69">O</text:span><text:span text:style-name="T59">bject Oriented Ontology</text:span></text:p>
                    </text:list-item>
                    <text:list-item>
                      <text:p text:style-name="P436">Becoming Philosophy</text:p>
                    </text:list-item>
                    <text:list-item>
                      <text:p text:style-name="P436">Categorization Science</text:p>
                    </text:list-item>
                  </text:list>
                </text:list-item>
                <text:list-item>
                  <text:p text:style-name="P329">Sound Sign <text:span text:style-name="T155">Minimaximalism</text:span></text:p>
                  <text:list>
                    <text:list-item>
                      <text:p text:style-name="P437">Synaesthesia Poethics</text:p>
                    </text:list-item>
                    <text:list-item>
                      <text:p text:style-name="P437"><text:span text:style-name="T170">Narration As </text:span>Soundtracking</text:p>
                    </text:list-item>
                    <text:list-item>
                      <text:p text:style-name="P437">Surround Sound Installation</text:p>
                    </text:list-item>
                  </text:list>
                </text:list-item>
              </text:list>
              <text:p text:style-name="P268"/>
            </text:list-item>
          </text:list>
          <text:p text:style-name="P68">Sonic Sciences:</text:p>
          <text:list xml:id="list215528431516945" text:continue-numbering="true" text:style-name="L1">
            <text:list-item>
              <text:p text:style-name="P256">Acoustic Scene Analysis</text:p>
              <text:list>
                <text:list-item>
                  <text:p text:style-name="P340">ASMR &amp; Misophonia</text:p>
                </text:list-item>
                <text:list-item>
                  <text:p text:style-name="P379">Sounding <text:span text:style-name="T154">&amp; </text:span><text:span text:style-name="T84">Field-Recording </text:span><text:span text:style-name="T59">Anthropology</text:span></text:p>
                </text:list-item>
                <text:list-item>
                  <text:p text:style-name="P379">Reasonance Echology</text:p>
                </text:list-item>
                <text:list-item>
                  <text:p text:style-name="P365">Microphoning Dance</text:p>
                </text:list-item>
              </text:list>
            </text:list-item>
            <text:list-item>
              <text:p text:style-name="P242"><text:span text:style-name="T59">Phonetics </text:span><text:span text:style-name="T69">Prosody</text:span></text:p>
              <text:list>
                <text:list-item>
                  <text:p text:style-name="P329">Orality <text:span text:style-name="T159">Voicesetting Perspective</text:span></text:p>
                </text:list-item>
                <text:list-item>
                  <text:p text:style-name="P365">Counterpoint </text:p>
                </text:list-item>
                <text:list-item>
                  <text:p text:style-name="P365">Improvisation </text:p>
                </text:list-item>
                <text:list-item>
                  <text:p text:style-name="P365">Theme </text:p>
                </text:list-item>
                <text:list-item>
                  <text:p text:style-name="P365">Leitmotifs </text:p>
                </text:list-item>
                <text:list-item>
                  <text:p text:style-name="P365">Riffs</text:p>
                </text:list-item>
              </text:list>
            </text:list-item>
            <text:list-item>
              <text:p text:style-name="P255">Music Hierarchies</text:p>
              <text:list>
                <text:list-item>
                  <text:p text:style-name="P341">Common Language</text:p>
                  <text:list>
                    <text:list-item>
                      <text:p text:style-name="P413">Instrumentation<text:span text:style-name="T128">s</text:span></text:p>
                      <text:list>
                        <text:list-item>
                          <text:p text:style-name="P415">Scoring Peculiarities</text:p>
                        </text:list-item>
                      </text:list>
                    </text:list-item>
                    <text:list-item>
                      <text:p text:style-name="P413"><text:span text:style-name="T128">Sustainable </text:span>Luthiery</text:p>
                      <text:list>
                        <text:list-item>
                          <text:p text:style-name="P413">Digital Artisany</text:p>
                        </text:list-item>
                      </text:list>
                    </text:list-item>
                  </text:list>
                </text:list-item>
                <text:list-item>
                  <text:p text:style-name="P341"><text:span text:style-name="T59">Musicalization </text:span><text:span text:style-name="T70">Alphabet</text:span></text:p>
                  <text:list>
                    <text:list-item>
                      <text:p text:style-name="P416"><text:span text:style-name="T129">Acoustic </text:span>Timbre</text:p>
                      <text:list>
                        <text:list-item>
                          <text:p text:style-name="P417"><text:span text:style-name="T130">Electromagnetic </text:span>Spectrum</text:p>
                        </text:list-item>
                        <text:list-item>
                          <text:p text:style-name="P418"><text:span text:style-name="T71">Inters</text:span><text:span text:style-name="T59">pectral Glissando</text:span></text:p>
                        </text:list-item>
                      </text:list>
                    </text:list-item>
                    <text:list-item>
                      <text:p text:style-name="P416"><text:span text:style-name="T72">Poethic </text:span><text:span text:style-name="T59">Rhythm</text:span></text:p>
                      <text:list>
                        <text:list-item>
                          <text:p text:style-name="P438">Percussion Flow </text:p>
                        </text:list-item>
                        <text:list-item>
                          <text:p text:style-name="P438">Pause Rhythm </text:p>
                        </text:list-item>
                        <text:list-item>
                          <text:p text:style-name="P438">Rudiments Algorithm </text:p>
                        </text:list-item>
                        <text:list-item>
                          <text:p text:style-name="P438">Patterns Logarithm </text:p>
                        </text:list-item>
                      </text:list>
                    </text:list-item>
                    <text:list-item>
                      <text:p text:style-name="P416"><text:span text:style-name="T72">Production </text:span><text:span text:style-name="T59">Melody</text:span></text:p>
                      <text:list>
                        <text:list-item>
                          <text:p text:style-name="P440">Tuning</text:p>
                        </text:list-item>
                        <text:list-item>
                          <text:p text:style-name="P440">Tone</text:p>
                        </text:list-item>
                        <text:list-item>
                          <text:p text:style-name="P441">Intervals </text:p>
                        </text:list-item>
                        <text:list-item>
                          <text:p text:style-name="P440">Scales</text:p>
                        </text:list-item>
                        <text:list-item>
                          <text:p text:style-name="P419"><text:span text:style-name="T73">Interscalar </text:span><text:span text:style-name="T59">Modulations</text:span></text:p>
                        </text:list-item>
                      </text:list>
                    </text:list-item>
                    <text:list-item>
                      <text:p text:style-name="P416"><text:span text:style-name="T72">Presentation </text:span><text:span text:style-name="T59">Harmony</text:span></text:p>
                      <text:list>
                        <text:list-item>
                          <text:p text:style-name="P417">Simultaneity </text:p>
                        </text:list-item>
                        <text:list-item>
                          <text:p text:style-name="P417">Wavelength </text:p>
                        </text:list-item>
                        <text:list-item>
                          <text:p text:style-name="P417">Frequency </text:p>
                        </text:list-item>
                        <text:list-item>
                          <text:p text:style-name="P417">Harmonics </text:p>
                        </text:list-item>
                        <text:list-item>
                          <text:p text:style-name="P417">Chords</text:p>
                        </text:list-item>
                        <text:list-item>
                          <text:p text:style-name="P417">Progressions </text:p>
                        </text:list-item>
                        <text:list-item>
                          <text:p text:style-name="P420">Interprogressive Modulations</text:p>
                        </text:list-item>
                        <text:list-item>
                          <text:p text:style-name="P417"><text:soft-page-break/>Clusters </text:p>
                        </text:list-item>
                        <text:list-item>
                          <text:p text:style-name="P420">Series</text:p>
                        </text:list-item>
                      </text:list>
                    </text:list-item>
                  </text:list>
                </text:list-item>
                <text:list-item>
                  <text:p text:style-name="P366">Literacy</text:p>
                  <text:list>
                    <text:list-item>
                      <text:p text:style-name="P421">Visual Score</text:p>
                    </text:list-item>
                    <text:list-item>
                      <text:p text:style-name="P421">Classical S<text:span text:style-name="T131">heet</text:span></text:p>
                    </text:list-item>
                    <text:list-item>
                      <text:p text:style-name="P442">MIDI</text:p>
                    </text:list-item>
                    <text:list-item>
                      <text:p text:style-name="P442">Spectrum</text:p>
                    </text:list-item>
                    <text:list-item>
                      <text:p text:style-name="P435">Social Score</text:p>
                      <text:p text:style-name="P422"/>
                      <text:p text:style-name="P422"/>
                      <text:p text:style-name="P422"><text:span text:style-name="T102">Noise </text:span><text:span text:style-name="T91">Studies</text:span><text:span text:style-name="T102">:</text:span></text:p>
                    </text:list-item>
                  </text:list>
                </text:list-item>
              </text:list>
            </text:list-item>
            <text:list-item>
              <text:p text:style-name="P244">Environmental Policies</text:p>
            </text:list-item>
            <text:list-item>
              <text:p text:style-name="P245">Congregational Ethics</text:p>
              <text:list>
                <text:list-item>
                  <text:p text:style-name="P330">Performance Art</text:p>
                  <text:list>
                    <text:list-item>
                      <text:p text:style-name="P439">Happening Urbanism </text:p>
                    </text:list-item>
                    <text:list-item>
                      <text:p text:style-name="P439">Cart Sound-System </text:p>
                    </text:list-item>
                    <text:list-item>
                      <text:p text:style-name="P439">Grafitti Muralism </text:p>
                      <text:list>
                        <text:list-item>
                          <text:p text:style-name="P439">FlashMob Calendar</text:p>
                        </text:list-item>
                        <text:list-item>
                          <text:p text:style-name="P439">Bioart Social Sculpture</text:p>
                        </text:list-item>
                      </text:list>
                    </text:list-item>
                    <text:list-item>
                      <text:p text:style-name="P443">Social Spectacle</text:p>
                    </text:list-item>
                  </text:list>
                </text:list-item>
              </text:list>
              <text:p text:style-name="P246"/>
            </text:list-item>
            <text:list-item>
              <text:p text:style-name="P286"><text:span text:style-name="T59">Computational </text:span><text:span text:style-name="T74">Composition:</text:span></text:p>
            </text:list-item>
            <text:list-item>
              <text:p text:style-name="P243"><text:span text:style-name="T74">Synthetic </text:span><text:span text:style-name="T59">Sonification</text:span></text:p>
            </text:list-item>
            <text:list-item>
              <text:p text:style-name="P269"><text:span text:style-name="T59">Acousmatic </text:span><text:span text:style-name="T74">Arts </text:span></text:p>
              <text:list>
                <text:list-item>
                  <text:p text:style-name="P331">Plunderphonics</text:p>
                </text:list-item>
              </text:list>
            </text:list-item>
            <text:list-item>
              <text:p text:style-name="P270"><text:span text:style-name="T79">Floss </text:span><text:span text:style-name="T59">Data Science</text:span></text:p>
            </text:list-item>
            <text:list-item>
              <text:p text:style-name="P278">Live Editing </text:p>
            </text:list-item>
            <text:list-item>
              <text:p text:style-name="P278">Programming Coding </text:p>
              <text:p text:style-name="P270"/>
            </text:list-item>
            <text:list-item>
              <text:p text:style-name="P285">Orchestration:</text:p>
            </text:list-item>
            <text:list-item>
              <text:p text:style-name="P257">Anamnesis </text:p>
              <text:list>
                <text:list-item>
                  <text:p text:style-name="P332"><text:span text:style-name="T177">Personal </text:span>Psych<text:span text:style-name="T177">analysis</text:span></text:p>
                </text:list-item>
                <text:list-item>
                  <text:p text:style-name="P367">Reflection change of place</text:p>
                </text:list-item>
                <text:list-item>
                  <text:p text:style-name="P367">Schizodramaturgy</text:p>
                </text:list-item>
                <text:list-item>
                  <text:p text:style-name="P333">Soci<text:span text:style-name="T176">ohistoriologic analysis</text:span></text:p>
                </text:list-item>
                <text:list-item>
                  <text:p text:style-name="P368"><text:span text:style-name="T156">Archestra </text:span>Posology </text:p>
                </text:list-item>
              </text:list>
            </text:list-item>
            <text:list-item>
              <text:p text:style-name="P247"><text:span text:style-name="T75">R</text:span><text:span text:style-name="T59">egenerative Development</text:span></text:p>
              <text:list>
                <text:list-item>
                  <text:p text:style-name="P342">Guru Couselling</text:p>
                </text:list-item>
                <text:list-item>
                  <text:p text:style-name="P368">System Constellation</text:p>
                </text:list-item>
                <text:list-item>
                  <text:p text:style-name="P380"><text:span text:style-name="T75">D</text:span><text:span text:style-name="T59">ragon Dreaming</text:span></text:p>
                </text:list-item>
              </text:list>
            </text:list-item>
            <text:list-item>
              <text:p text:style-name="P257">Communication Standards</text:p>
              <text:list>
                <text:list-item>
                  <text:p text:style-name="P342"><text:span text:style-name="T59">Liftoff Signalization </text:span><text:span text:style-name="T82">Gesturing</text:span></text:p>
                </text:list-item>
                <text:list-item>
                  <text:p text:style-name="P380"><text:span text:style-name="T59">Birds Flight </text:span><text:span text:style-name="T82">Formations</text:span></text:p>
                </text:list-item>
                <text:list-item>
                  <text:p text:style-name="P369">Constellar Gravitation Blocchain</text:p>
                  <text:p text:style-name="P369"/>
                  <text:list>
                    <text:list-header>
                      <text:p text:style-name="P288"><text:span text:style-name="T93">Opera</text:span><text:span text:style-name="T89"> </text:span><text:span text:style-name="T92">Crafting</text:span><text:span text:style-name="T90">:</text:span></text:p>
                    </text:list-header>
                  </text:list>
                </text:list-item>
              </text:list>
            </text:list-item>
            <text:list-item>
              <text:p text:style-name="P279">Form Signalethics <text:span text:style-name="T164">Dramaturgy</text:span></text:p>
              <text:list>
                <text:list-item>
                  <text:p text:style-name="P370">Metaphor Poetics</text:p>
                  <text:list>
                    <text:list-item>
                      <text:p text:style-name="P451"><text:span text:style-name="T59">Logopeia </text:span><text:span text:style-name="T72">Exaction</text:span></text:p>
                    </text:list-item>
                    <text:list-item>
                      <text:p text:style-name="P451"><text:span text:style-name="T59">Pathopeia </text:span><text:span text:style-name="T86">(Melophanic)</text:span><text:span text:style-name="T59"> </text:span><text:span text:style-name="T72">Cognition</text:span></text:p>
                    </text:list-item>
                    <text:list-item>
                      <text:p text:style-name="P423"><text:span text:style-name="T59">Grafopeia </text:span><text:span text:style-name="T72">Metapoetics</text:span></text:p>
                    </text:list-item>
                  </text:list>
                </text:list-item>
              </text:list>
            </text:list-item>
            <text:list-item>
              <text:p text:style-name="P280">Symbolic <text:span text:style-name="T164">Biomecanic </text:span>Storytelling</text:p>
              <text:list>
                <text:list-item>
                  <text:p text:style-name="P334">Mediatic Calligraphy</text:p>
                </text:list-item>
                <text:list-item>
                  <text:p text:style-name="P371">Lettering Typography</text:p>
                </text:list-item>
                <text:list-item>
                  <text:p text:style-name="P371">Alphabet Layout</text:p>
                </text:list-item>
                <text:list-item>
                  <text:p text:style-name="P371">Word Heraldry</text:p>
                </text:list-item>
                <text:list-item>
                  <text:p text:style-name="P371">Neologistics</text:p>
                </text:list-item>
              </text:list>
            </text:list-item>
            <text:list-item>
              <text:p text:style-name="P258">Verse <text:span text:style-name="T166">Ethic </text:span>Cartography </text:p>
              <text:list>
                <text:list-item>
                  <text:p text:style-name="P343"><text:soft-page-break/>Wandering &amp; <text:span text:style-name="T72">Direction</text:span></text:p>
                </text:list-item>
                <text:list-item>
                  <text:p text:style-name="P372">Drive, Pause, &amp; Pulsion</text:p>
                </text:list-item>
                <text:list-item>
                  <text:p text:style-name="P381"><text:span text:style-name="T76">Rhymicity </text:span><text:span text:style-name="T59">Rhythm</text:span><text:span text:style-name="T76">icity</text:span><text:span text:style-name="T59"> </text:span></text:p>
                </text:list-item>
                <text:list-item>
                  <text:p text:style-name="P373">Conceptual Melody</text:p>
                </text:list-item>
                <text:list-item>
                  <text:p text:style-name="P381"><text:span text:style-name="T71">Poli</text:span><text:span text:style-name="T80">logic Harmony</text:span></text:p>
                </text:list-item>
              </text:list>
            </text:list-item>
            <text:list-item>
              <text:p text:style-name="P281"><text:span text:style-name="T151">Fiction </text:span>Stanza Narrative <text:span text:style-name="T166">Architecture</text:span></text:p>
              <text:list>
                <text:list-item>
                  <text:p text:style-name="P374">Synaesthesic Chordelling</text:p>
                </text:list-item>
                <text:list-item>
                  <text:p text:style-name="P374">Journey Logging </text:p>
                </text:list-item>
                <text:list-item>
                  <text:p text:style-name="P374">Romance Noveling</text:p>
                </text:list-item>
                <text:list-item>
                  <text:p text:style-name="P374">Hypertextuality</text:p>
                </text:list-item>
              </text:list>
            </text:list-item>
            <text:list-item>
              <text:p text:style-name="P281">Multimedia Scor<text:span text:style-name="T166">e Engineering</text:span> </text:p>
              <text:list>
                <text:list-item>
                  <text:p text:style-name="P374">Synchronicity Timbre</text:p>
                  <text:list>
                    <text:list-item>
                      <text:p text:style-name="P452">Perceptual Prejudices</text:p>
                    </text:list-item>
                    <text:list-item>
                      <text:p text:style-name="P424">Research Materials</text:p>
                    </text:list-item>
                    <text:list-item>
                      <text:p text:style-name="P444">Cartographic Translation</text:p>
                    </text:list-item>
                  </text:list>
                </text:list-item>
                <text:list-item>
                  <text:p text:style-name="P374">Drawing Spectography</text:p>
                  <text:list>
                    <text:list-item>
                      <text:p text:style-name="P444">Routing Tracing</text:p>
                    </text:list-item>
                    <text:list-item>
                      <text:p text:style-name="P444">Marking Points</text:p>
                    </text:list-item>
                    <text:list-item>
                      <text:p text:style-name="P444">Axiomatic Lining </text:p>
                    </text:list-item>
                    <text:list-item>
                      <text:p text:style-name="P444">String Curving</text:p>
                    </text:list-item>
                    <text:list-item>
                      <text:p text:style-name="P444">Perspective Plans</text:p>
                    </text:list-item>
                  </text:list>
                </text:list-item>
                <text:list-item>
                  <text:p text:style-name="P382">Imaginary Colouring</text:p>
                  <text:list>
                    <text:list-item>
                      <text:p text:style-name="P444">Tinting Materiality</text:p>
                    </text:list-item>
                    <text:list-item>
                      <text:p text:style-name="P444">Light Photography</text:p>
                    </text:list-item>
                    <text:list-item>
                      <text:p text:style-name="P444">Biomimicry Pallette</text:p>
                    </text:list-item>
                    <text:list-item>
                      <text:p text:style-name="P445">Naturalistic Ideation</text:p>
                    </text:list-item>
                  </text:list>
                </text:list-item>
                <text:list-item>
                  <text:p text:style-name="P335">Graphic Noveling</text:p>
                  <text:list>
                    <text:list-item>
                      <text:p text:style-name="P425">Hypercharactering Casting</text:p>
                    </text:list-item>
                    <text:list-item>
                      <text:p text:style-name="P414">Dignified Storytelling </text:p>
                    </text:list-item>
                    <text:list-item>
                      <text:p text:style-name="P444">Eloquence Rethoric</text:p>
                    </text:list-item>
                    <text:list-item>
                      <text:p text:style-name="P426"><text:span text:style-name="T59">Ideolog</text:span><text:span text:style-name="T77">ies</text:span><text:span text:style-name="T59"> Mythology</text:span></text:p>
                    </text:list-item>
                    <text:list-item>
                      <text:p text:style-name="P445">Theopoethics Painting</text:p>
                    </text:list-item>
                  </text:list>
                </text:list-item>
                <text:list-item>
                  <text:p text:style-name="P335">Animated Storyboard</text:p>
                  <text:list>
                    <text:list-item>
                      <text:p text:style-name="P446">Immersive Documentation</text:p>
                    </text:list-item>
                    <text:list-item>
                      <text:p text:style-name="P446">Imagetic Stop-Motion </text:p>
                    </text:list-item>
                    <text:list-item>
                      <text:p text:style-name="P447">Audio Timeline</text:p>
                    </text:list-item>
                    <text:list-item>
                      <text:p text:style-name="P414"><text:span text:style-name="T59">Cinematic </text:span><text:span text:style-name="T78">Effects</text:span></text:p>
                    </text:list-item>
                    <text:list-item>
                      <text:p text:style-name="P447">CGI Virtual Plugins</text:p>
                    </text:list-item>
                    <text:list-item>
                      <text:p text:style-name="P447">VR Virtual Instruments</text:p>
                    </text:list-item>
                  </text:list>
                </text:list-item>
                <text:list-item>
                  <text:p text:style-name="P344"><text:span text:style-name="T66">Production </text:span><text:span text:style-name="T77">Interface </text:span><text:span text:style-name="T66">Modelling</text:span></text:p>
                  <text:list>
                    <text:list-item>
                      <text:p text:style-name="P457">Multimedia Script</text:p>
                    </text:list-item>
                    <text:list-item>
                      <text:p text:style-name="P444">Interface Blueprint </text:p>
                    </text:list-item>
                    <text:list-item>
                      <text:p text:style-name="P444"><text:span text:style-name="T165">Archigineering </text:span>Diorama</text:p>
                    </text:list-item>
                  </text:list>
                </text:list-item>
              </text:list>
            </text:list-item>
          </text:list>
          <text:section text:style-name="Sect2" text:name="Section3">
            <text:list xml:id="list215528162320638" text:continue-numbering="true" text:style-name="L1">
              <text:list-item>
                <text:list>
                  <text:list-item>
                    <text:list>
                      <text:list-header>
                        <text:p text:style-name="P302"><text:span text:style-name="T94">Staging</text:span><text:span text:style-name="T89"> </text:span><text:span text:style-name="T92">Crafting</text:span><text:span text:style-name="T90">:</text:span></text:p>
                      </text:list-header>
                    </text:list>
                  </text:list-item>
                </text:list>
              </text:list-item>
              <text:list-item>
                <text:p text:style-name="P282">Dramaturgy Analysis</text:p>
                <text:list>
                  <text:list-item>
                    <text:p text:style-name="P282">Original Source </text:p>
                  </text:list-item>
                </text:list>
              </text:list-item>
              <text:list-item>
                <text:p text:style-name="P282"><text:span text:style-name="T168">Libretto </text:span>Stylization</text:p>
                <text:list>
                  <text:list-item>
                    <text:p text:style-name="P283">Textual Referencing</text:p>
                  </text:list-item>
                  <text:list-item>
                    <text:p text:style-name="P283">Plasticity Formality</text:p>
                  </text:list-item>
                  <text:list-item>
                    <text:p text:style-name="P283">Chronicity Or Atemporality</text:p>
                  </text:list-item>
                  <text:list-item>
                    <text:p text:style-name="P283">Contextualization</text:p>
                  </text:list-item>
                </text:list>
              </text:list-item>
              <text:list-item>
                <text:p text:style-name="P282">Adapted Material</text:p>
                <text:list>
                  <text:list-item>
                    <text:p text:style-name="P283">Scenes Decoupage</text:p>
                  </text:list-item>
                </text:list>
              </text:list-item>
              <text:list-item>
                <text:p text:style-name="P283">Conceptual Characters</text:p>
                <text:list>
                  <text:list-item>
                    <text:p text:style-name="P283">The Hidden life Of Objects</text:p>
                  </text:list-item>
                  <text:list-item>
                    <text:p text:style-name="P283">Emotions Impressionations</text:p>
                  </text:list-item>
                  <text:list-item>
                    <text:p text:style-name="P283">Drama Activations</text:p>
                  </text:list-item>
                  <text:list-item>
                    <text:p text:style-name="P283">Spirit States</text:p>
                  </text:list-item>
                </text:list>
              </text:list-item>
              <text:list-item>
                <text:p text:style-name="P283">Transitions Montage</text:p>
              </text:list-item>
              <text:list-item>
                <text:p text:style-name="P283">Elements Hierarchy</text:p>
              </text:list-item>
              <text:list-item>
                <text:p text:style-name="P283">Scenery Engineering</text:p>
                <text:list>
                  <text:list-item>
                    <text:p text:style-name="P283">Atmosphere</text:p>
                    <text:list>
                      <text:list-item>
                        <text:p text:style-name="P283">Pictorial Representative</text:p>
                      </text:list-item>
                      <text:list-item>
                        <text:p text:style-name="P283">Modern Constructive</text:p>
                      </text:list-item>
                      <text:list-item>
                        <text:p text:style-name="P283">Translucent Diaphanous</text:p>
                      </text:list-item>
                      <text:list-item>
                        <text:p text:style-name="P283">Videomapping Interfacial</text:p>
                      </text:list-item>
                    </text:list>
                  </text:list-item>
                  <text:list-item>
                    <text:p text:style-name="P283">Movimentation Engineering</text:p>
                    <text:list>
                      <text:list-item>
                        <text:p text:style-name="P283">Persons &amp; Objects Routes</text:p>
                      </text:list-item>
                      <text:list-item>
                        <text:p text:style-name="P283">Interactions</text:p>
                      </text:list-item>
                    </text:list>
                  </text:list-item>
                  <text:list-item>
                    <text:p text:style-name="P283">Spatial Sculpture</text:p>
                    <text:list>
                      <text:list-item>
                        <text:p text:style-name="P283">Durational Volumetry</text:p>
                      </text:list-item>
                      <text:list-item>
                        <text:p text:style-name="P284">Perspective Starways</text:p>
                      </text:list-item>
                      <text:list-item>
                        <text:p text:style-name="P284">Audience Pastouring</text:p>
                      </text:list-item>
                    </text:list>
                  </text:list-item>
                  <text:list-item>
                    <text:p text:style-name="P283">Theatre Tricks</text:p>
                    <text:list>
                      <text:list-item>
                        <text:p text:style-name="P283">Script Illusionism</text:p>
                      </text:list-item>
                      <text:list-item>
                        <text:p text:style-name="P283">Trachymas</text:p>
                      </text:list-item>
                      <text:list-item>
                        <text:p text:style-name="P283">Deus Ex Machina As Metatrachyma</text:p>
                      </text:list-item>
                    </text:list>
                  </text:list-item>
                </text:list>
              </text:list-item>
            </text:list>
          </text:section>
          <text:p text:style-name="P9"/>
          <text:p text:style-name="P9"/>
          <text:p text:style-name="P56"><text:span text:style-name="T5">Personal</text:span><text:span text:style-name="T2"> P</text:span><text:span text:style-name="T9">lanning</text:span><text:span text:style-name="T2">:</text:span></text:p>
          <text:p text:style-name="P9"/>
          <text:p text:style-name="P34">Proposer Presentation:</text:p>
          <text:list xml:id="list215529227508213" text:continue-numbering="true" text:style-name="L1">
            <text:list-item>
              <text:p text:style-name="P187">Pitch Deck Summary</text:p>
            </text:list-item>
            <text:list-item>
              <text:p text:style-name="P189">Brief Biography</text:p>
            </text:list-item>
            <text:list-item>
              <text:p text:style-name="P189">Creative Process</text:p>
            </text:list-item>
            <text:list-item>
              <text:p text:style-name="P189">Selected Portfolio</text:p>
            </text:list-item>
            <text:list-item>
              <text:p text:style-name="P190">Current Workflow</text:p>
              <text:list>
                <text:list-item>
                  <text:p text:style-name="P345">Worship</text:p>
                </text:list-item>
                <text:list-item>
                  <text:p text:style-name="P383">Self-Care</text:p>
                </text:list-item>
                <text:list-item>
                  <text:p text:style-name="P383">Family Care</text:p>
                </text:list-item>
                <text:list-item>
                  <text:p text:style-name="P383">Civil Duties</text:p>
                </text:list-item>
                <text:list-item>
                  <text:p text:style-name="P383">Work Duties</text:p>
                </text:list-item>
              </text:list>
              <text:list>
                <text:list-item>
                  <text:p text:style-name="P406"><text:span text:style-name="T106">New </text:span><text:span text:style-name="T105">Art</text:span><text:span text:style-name="T107">istic</text:span><text:span text:style-name="T105"> Production</text:span></text:p>
                  <text:p text:style-name="P231"/>
                </text:list-item>
              </text:list>
            </text:list-item>
          </text:list>
          <text:p text:style-name="P26">Personal Schedule:</text:p>
          <text:list xml:id="list215528518736320" text:continue-numbering="true" text:style-name="L1">
            <text:list-item>
              <text:p text:style-name="P207">Essentials</text:p>
              <text:list>
                <text:list-item>
                  <text:h text:style-name="P346" text:outline-level="5">God Worship</text:h>
                </text:list-item>
                <text:list-item>
                  <text:h text:style-name="P384" text:outline-level="5">Sleep</text:h>
                </text:list-item>
                <text:list-item>
                  <text:h text:style-name="P384" text:outline-level="5">Feeding</text:h>
                </text:list-item>
                <text:list-item>
                  <text:h text:style-name="P384" text:outline-level="5">Cleaning</text:h>
                </text:list-item>
                <text:list-item>
                  <text:h text:style-name="P384" text:outline-level="5">Cooking</text:h>
                </text:list-item>
                <text:list-item>
                  <text:h text:style-name="P384" text:outline-level="5">Recycling</text:h>
                </text:list-item>
                <text:list-item>
                  <text:h text:style-name="P384" text:outline-level="5">Restoration</text:h>
                </text:list-item>
                <text:list-item>
                  <text:h text:style-name="P384" text:outline-level="5">Emotional Nourishment</text:h>
                </text:list-item>
                <text:list-item>
                  <text:h text:style-name="P385" text:outline-level="5">Therapies</text:h>
                </text:list-item>
                <text:list-item>
                  <text:h text:style-name="P385" text:outline-level="5">Health Consultations</text:h>
                </text:list-item>
                <text:list-item>
                  <text:h text:style-name="P385" text:outline-level="5"><text:span text:style-name="T33">Health </text:span>Exams</text:h>
                </text:list-item>
                <text:list-item>
                  <text:h text:style-name="P385" text:outline-level="5">Duties</text:h>
                </text:list-item>
                <text:list-item>
                  <text:h text:style-name="P385" text:outline-level="5"><text:soft-page-break/>Expanded Family Care</text:h>
                </text:list-item>
                <text:list-item>
                  <text:h text:style-name="P385" text:outline-level="5">Shopping</text:h>
                </text:list-item>
              </text:list>
            </text:list-item>
          </text:list>
          <text:list xml:id="list152632494013960" text:style-name="L1">
            <text:list-item>
              <text:p text:style-name="P207">Spiritual Duties</text:p>
              <text:list>
                <text:list-item>
                  <text:p text:style-name="P347">Praying</text:p>
                </text:list-item>
                <text:list-item>
                  <text:p text:style-name="P385">Social Responsabilites</text:p>
                </text:list-item>
                <text:list-item>
                  <text:p text:style-name="P385">Religious Cults</text:p>
                </text:list-item>
              </text:list>
            </text:list-item>
            <text:list-item>
              <text:p text:style-name="P207">Health Practices</text:p>
              <text:list>
                <text:list-item>
                  <text:p text:style-name="P347">Meditation</text:p>
                </text:list-item>
                <text:list-item>
                  <text:p text:style-name="P385">Self-Care</text:p>
                </text:list-item>
                <text:list-item>
                  <text:p text:style-name="P385">Naturephilia</text:p>
                </text:list-item>
                <text:list-item>
                  <text:p text:style-name="P396">Leisure</text:p>
                </text:list-item>
              </text:list>
            </text:list-item>
            <text:list-item>
              <text:p text:style-name="P207">Artistic Creation Duties</text:p>
              <text:list>
                <text:list-item>
                  <text:p text:style-name="P347">Practice</text:p>
                </text:list-item>
                <text:list-item>
                  <text:p text:style-name="P385">Craft</text:p>
                </text:list-item>
              </text:list>
            </text:list-item>
          </text:list>
          <text:h text:style-name="P227" text:outline-level="4"/>
          <text:list xml:id="list215528720855461" text:continue-numbering="true" text:style-name="L1">
            <text:list-item>
              <text:p text:style-name="P191">Mediatic <text:s/>Presence</text:p>
              <text:list>
                <text:list-item>
                  <text:p text:style-name="P348">Interviews</text:p>
                </text:list-item>
              </text:list>
              <text:list>
                <text:list-item>
                  <text:p text:style-name="P387">Branding Campaigns</text:p>
                </text:list-item>
              </text:list>
              <text:list>
                <text:list-item>
                  <text:p text:style-name="P387">Marketing</text:p>
                </text:list-item>
              </text:list>
              <text:list>
                <text:list-item>
                  <text:p text:style-name="P387">Social Media Updating</text:p>
                </text:list-item>
              </text:list>
            </text:list-item>
          </text:list>
          <text:p text:style-name="P10"/>
          <text:p text:style-name="P10"><text:span text:style-name="T7">Contribut</text:span><text:span text:style-name="T9">ions</text:span><text:span text:style-name="T6"> </text:span><text:span text:style-name="T9">Planning</text:span><text:span text:style-name="T6">:</text:span></text:p>
          <text:p text:style-name="P46"/>
          <text:p text:style-name="P25">Contributors Analysis:</text:p>
          <text:list xml:id="list7539913912354850938" text:style-name="L2">
            <text:list-item>
              <text:p text:style-name="P248">Background Analysis</text:p>
              <text:list>
                <text:list-item>
                  <text:p text:style-name="P392">Shared Beliefs</text:p>
                  <text:list>
                    <text:list-item>
                      <text:p text:style-name="P392">Ethic Trust Empowering</text:p>
                    </text:list-item>
                  </text:list>
                  <text:list>
                    <text:list-item>
                      <text:p text:style-name="P392">Direct Polite Communication</text:p>
                    </text:list-item>
                  </text:list>
                </text:list-item>
              </text:list>
              <text:list>
                <text:list-item>
                  <text:p text:style-name="P392">Maturity</text:p>
                  <text:list>
                    <text:list-item>
                      <text:p text:style-name="P392">Under 18 With Parental Approval</text:p>
                    </text:list-item>
                  </text:list>
                </text:list-item>
              </text:list>
              <text:list>
                <text:list-item>
                  <text:p text:style-name="P392">Technical Specifications</text:p>
                  <text:list>
                    <text:list-item>
                      <text:p text:style-name="P392">Ethic Entrepeneurship</text:p>
                    </text:list-item>
                  </text:list>
                  <text:list>
                    <text:list-item>
                      <text:p text:style-name="P392">Highly Productive</text:p>
                    </text:list-item>
                  </text:list>
                  <text:list>
                    <text:list-item>
                      <text:p text:style-name="P392">International Experience</text:p>
                    </text:list-item>
                  </text:list>
                </text:list-item>
              </text:list>
            </text:list-item>
            <text:list-item text:start-value="1">
              <text:p text:style-name="P248">Portfolio Analysis</text:p>
            </text:list-item>
            <text:list-item text:start-value="1">
              <text:p text:style-name="P271">Personal Interview</text:p>
              <text:list>
                <text:list-item>
                  <text:p text:style-name="P392">Background Check</text:p>
                </text:list-item>
              </text:list>
              <text:list>
                <text:list-item>
                  <text:p text:style-name="P392">Qualifications Check</text:p>
                </text:list-item>
              </text:list>
              <text:list>
                <text:list-item>
                  <text:p text:style-name="P392">Empathy Analysis</text:p>
                </text:list-item>
              </text:list>
              <text:list>
                <text:list-item>
                  <text:p text:style-name="P392">Schedule Analysis</text:p>
                </text:list-item>
              </text:list>
              <text:list>
                <text:list-item>
                  <text:p text:style-name="P392">Non-Critical Problems Practical Test</text:p>
                </text:list-item>
              </text:list>
            </text:list-item>
            <text:list-item text:start-value="1">
              <text:p text:style-name="P271">Contractual Specifications</text:p>
              <text:p text:style-name="P271"/>
            </text:list-item>
          </text:list>
          <text:p text:style-name="P18">Contact Script:</text:p>
          <text:list xml:id="list215529462467955" text:continue-list="list215528720855461" text:style-name="L1">
            <text:list-item>
              <text:p text:style-name="P192">Online <text:span text:style-name="T33">Contact</text:span></text:p>
              <text:list>
                <text:list-item>
                  <text:p text:style-name="P347">Formal Letter</text:p>
                </text:list-item>
              </text:list>
              <text:list>
                <text:list-item>
                  <text:p text:style-name="P385">Virtual Meeting</text:p>
                </text:list-item>
              </text:list>
              <text:list>
                <text:list-item>
                  <text:p text:style-name="P385">Telephoning</text:p>
                </text:list-item>
              </text:list>
            </text:list-item>
            <text:list-item text:start-value="1">
              <text:p text:style-name="P192">Meeting Scheduling</text:p>
              <text:list>
                <text:list-item>
                  <text:p text:style-name="P347">Date Arranging</text:p>
                </text:list-item>
              </text:list>
              <text:list>
                <text:list-item>
                  <text:p text:style-name="P385">Location Reservation</text:p>
                </text:list-item>
              </text:list>
            </text:list-item>
            <text:list-item text:start-value="1">
              <text:p text:style-name="P192">Personal Meeting <text:span text:style-name="T33">Plan</text:span></text:p>
              <text:list>
                <text:list-item text:start-value="1">
                  <text:p text:style-name="P347">Project <text:span text:style-name="T33">Presentation</text:span></text:p>
                </text:list-item>
              </text:list>
              <text:list>
                <text:list-item>
                  <text:p text:style-name="P385">Callback Scheduling</text:p>
                </text:list-item>
              </text:list>
            </text:list-item>
            <text:list-item>
              <text:p text:style-name="P192">Pre-Meeting Organization</text:p>
              <text:list>
                <text:list-item>
                  <text:p text:style-name="P347">Cowork Place Schedule</text:p>
                </text:list-item>
              </text:list>
              <text:list>
                <text:list-item>
                  <text:p text:style-name="P385">Partner Research</text:p>
                </text:list-item>
              </text:list>
              <text:list>
                <text:list-item>
                  <text:p text:style-name="P385">Portfolio Preparation</text:p>
                </text:list-item>
              </text:list>
            </text:list-item>
          </text:list>
          <text:p text:style-name="P25"><text:soft-page-break/></text:p>
          <text:p text:style-name="P4"><text:span text:style-name="T36">Meeting </text:span><text:span text:style-name="T39">Script:</text:span></text:p>
          <text:list xml:id="list215528942831288" text:continue-numbering="true" text:style-name="L1">
            <text:list-item>
              <text:p text:style-name="P250"><text:span text:style-name="T33">Project</text:span> Presentation</text:p>
            </text:list-item>
            <text:list-item text:start-value="1">
              <text:p text:style-name="P273">Role-Model Posture</text:p>
              <text:list>
                <text:list-item>
                  <text:p text:style-name="P347">Coherent Ethic Posture</text:p>
                </text:list-item>
              </text:list>
              <text:list>
                <text:list-item>
                  <text:p text:style-name="P385">Compassionate Listening</text:p>
                </text:list-item>
              </text:list>
              <text:list>
                <text:list-item>
                  <text:p text:style-name="P385">Assertive Communication</text:p>
                </text:list-item>
              </text:list>
            </text:list-item>
            <text:list-item text:start-value="1">
              <text:p text:style-name="P250">Mediation Advising</text:p>
              <text:list>
                <text:list-item>
                  <text:p text:style-name="P347">Solution-Oriented Learning</text:p>
                </text:list-item>
              </text:list>
              <text:list>
                <text:list-item>
                  <text:p text:style-name="P397">Adaptable Creations</text:p>
                </text:list-item>
              </text:list>
              <text:list>
                <text:list-item>
                  <text:p text:style-name="P397">Proposals Promotion</text:p>
                </text:list-item>
              </text:list>
            </text:list-item>
            <text:list-item text:start-value="1">
              <text:p text:style-name="P251">Self-Analysis Logging</text:p>
              <text:list>
                <text:list-item>
                  <text:p text:style-name="P347">Audiovisual Documentation</text:p>
                </text:list-item>
              </text:list>
              <text:list>
                <text:list-item>
                  <text:p text:style-name="P385">Project Updating</text:p>
                </text:list-item>
              </text:list>
            </text:list-item>
          </text:list>
          <text:h text:style-name="P198" text:outline-level="4"/>
          <text:h text:style-name="P198" text:outline-level="4"><text:span text:style-name="T37">Contributors </text:span><text:span text:style-name="T40">Meetings</text:span><text:span text:style-name="T36">:</text:span></text:h>
          <text:list xml:id="list215528651718436" text:continue-numbering="true" text:style-name="L1">
            <text:list-item>
              <text:p text:style-name="P193"><text:span text:style-name="T55">Scheduled </text:span>Meetings</text:p>
              <text:list>
                <text:list-item>
                  <text:p text:style-name="P349">Project Execution <text:span text:style-name="T55">Planning</text:span></text:p>
                </text:list-item>
              </text:list>
              <text:list>
                <text:list-item>
                  <text:p text:style-name="P388"><text:span text:style-name="T55">Project</text:span> Marketing <text:span text:style-name="T55">Planning</text:span></text:p>
                </text:list-item>
              </text:list>
              <text:list>
                <text:list-item>
                  <text:p text:style-name="P388"><text:span text:style-name="T55">Project</text:span> Improvement</text:p>
                </text:list-item>
              </text:list>
            </text:list-item>
            <text:list-item>
              <text:p text:style-name="P208">Research Group</text:p>
              <text:list>
                <text:list-item>
                  <text:p text:style-name="P356">Glocal Tendencies</text:p>
                </text:list-item>
                <text:list-item>
                  <text:p text:style-name="P388"><text:span text:style-name="T55">Project </text:span>Experience</text:p>
                </text:list-item>
              </text:list>
              <text:list>
                <text:list-item>
                  <text:p text:style-name="P388"><text:span text:style-name="T55">Project </text:span>Partnerships</text:p>
                </text:list-item>
              </text:list>
              <text:list>
                <text:list-item>
                  <text:p text:style-name="P398">Project Communication</text:p>
                </text:list-item>
              </text:list>
            </text:list-item>
            <text:list-item text:start-value="1">
              <text:p text:style-name="P193">Direction <text:span text:style-name="T55">Decision</text:span></text:p>
            </text:list-item>
            <text:list-item text:start-value="1">
              <text:p text:style-name="P193">Governance <text:span text:style-name="T55">Improvement</text:span></text:p>
            </text:list-item>
            <text:list-item text:start-value="1">
              <text:p text:style-name="P210">Methodology Updating</text:p>
            </text:list-item>
            <text:list-item>
              <text:p text:style-name="P210">Auditorial Report Logging</text:p>
              <text:list>
                <text:list-item>
                  <text:p text:style-name="P349">Auditorial Report</text:p>
                </text:list-item>
              </text:list>
              <text:list>
                <text:list-item>
                  <text:p text:style-name="P388">Plan-Do-Check-Analyze Plan</text:p>
                </text:list-item>
              </text:list>
            </text:list-item>
          </text:list>
          <text:p text:style-name="P48"/>
          <text:p text:style-name="P24">Contributors Team Organization:</text:p>
          <text:list xml:id="list215529491931473" text:continue-list="list7539913912354850938" text:style-name="L2">
            <text:list-item text:start-value="1">
              <text:p text:style-name="P272">Roles Definition</text:p>
            </text:list-item>
            <text:list-item>
              <text:p text:style-name="P252">Rules Definition</text:p>
            </text:list-item>
            <text:list-item>
              <text:p text:style-name="P275">Ownership &amp; Copy Rights</text:p>
            </text:list-item>
            <text:list-item text:start-value="1">
              <text:p text:style-name="P272">Core Team Structuring</text:p>
            </text:list-item>
            <text:list-item text:start-value="1">
              <text:p text:style-name="P272">Outsourced Production</text:p>
            </text:list-item>
            <text:list-item text:start-value="1">
              <text:p text:style-name="P272">Schedule Analysis</text:p>
            </text:list-item>
            <text:list-item text:start-value="1">
              <text:p text:style-name="P272"><text:span text:style-name="T112">Lawful </text:span>Contract</text:p>
            </text:list-item>
          </text:list>
          <text:p text:style-name="P64"/>
          <text:p text:style-name="P14"/>
          <text:p text:style-name="P14"/>
          <text:p text:style-name="P14"/>
          <text:p text:style-name="P14"/>
          <text:p text:style-name="P14"/>
          <text:p text:style-name="P25">Types Of Contribution:</text:p>
          <text:list xml:id="list215528567333504" text:continue-numbering="true" text:style-name="L2">
            <text:list-item>
              <text:p text:style-name="P248">Voluntary</text:p>
              <text:list>
                <text:list-item>
                  <text:p text:style-name="P392">Open Calls For Participation</text:p>
                </text:list-item>
              </text:list>
              <text:list>
                <text:list-item>
                  <text:p text:style-name="P392">Participation Advantages</text:p>
                  <text:list>
                    <text:list-item>
                      <text:p text:style-name="P392">Commitment Badges</text:p>
                    </text:list-item>
                  </text:list>
                  <text:list>
                    <text:list-item>
                      <text:p text:style-name="P392">Paid Perspectives</text:p>
                    </text:list-item>
                  </text:list>
                </text:list-item>
              </text:list>
            </text:list-item>
            <text:list-item>
              <text:p text:style-name="P248">Paid</text:p>
              <text:list>
                <text:list-item>
                  <text:p text:style-name="P392">Maintainenment</text:p>
                  <text:list>
                    <text:list-item>
                      <text:p text:style-name="P392">Maintainers Company Trial Period</text:p>
                    </text:list-item>
                  </text:list>
                  <text:list>
                    <text:list-item>
                      <text:p text:style-name="P392">Minimum Achievements For Hiring</text:p>
                    </text:list-item>
                  </text:list>
                </text:list-item>
              </text:list>
              <text:list>
                <text:list-item>
                  <text:p text:style-name="P392">Outsourced Production</text:p>
                </text:list-item>
              </text:list>
              <text:list>
                <text:list-item>
                  <text:p text:style-name="P399">Official Branch Development </text:p>
                </text:list-item>
              </text:list>
            </text:list-item>
          </text:list>
          <text:p text:style-name="P63"/>
          <text:h text:style-name="P176" text:outline-level="3"><text:soft-page-break/>Co-Founder Finding</text:h>
          <text:list xml:id="list152632188860034" text:style-name="L2">
            <text:list-item>
              <text:p text:style-name="P199">Contact Stakeholders</text:p>
              <text:list>
                <text:list-item>
                  <text:p text:style-name="P353">Specialists Review</text:p>
                </text:list-item>
              </text:list>
              <text:list>
                <text:list-item>
                  <text:p text:style-name="P393">Meetings Schedule</text:p>
                </text:list-item>
              </text:list>
              <text:list>
                <text:list-item>
                  <text:p text:style-name="P393">Stakeholders Meeting</text:p>
                </text:list-item>
              </text:list>
              <text:list>
                <text:list-item>
                  <text:p text:style-name="P393">Possible Co-Founders Interviews</text:p>
                </text:list-item>
              </text:list>
            </text:list-item>
            <text:list-item>
              <text:p text:style-name="P199">Minimum Viable Co-Founder</text:p>
              <text:list>
                <text:list-item>
                  <text:p text:style-name="P353">Shared Beliefs</text:p>
                  <text:list>
                    <text:list-item>
                      <text:p text:style-name="P393">Ecumenic Culture Fostering</text:p>
                    </text:list-item>
                  </text:list>
                  <text:list>
                    <text:list-item>
                      <text:p text:style-name="P393">Ethic Trust Empowering</text:p>
                    </text:list-item>
                  </text:list>
                  <text:list>
                    <text:list-item>
                      <text:p text:style-name="P393">Direct Polite Communication</text:p>
                    </text:list-item>
                  </text:list>
                </text:list-item>
              </text:list>
              <text:list>
                <text:list-item>
                  <text:p text:style-name="P393">Qualifications Needed</text:p>
                  <text:list>
                    <text:list-item>
                      <text:p text:style-name="P393">Cultural Market Administration</text:p>
                    </text:list-item>
                  </text:list>
                  <text:list>
                    <text:list-item>
                      <text:p text:style-name="P393">Art Business Legislation</text:p>
                    </text:list-item>
                  </text:list>
                  <text:list>
                    <text:list-item>
                      <text:p text:style-name="P393">Ethic Entrepeneurship</text:p>
                    </text:list-item>
                  </text:list>
                  <text:list>
                    <text:list-item>
                      <text:p text:style-name="P393">Highly Productive</text:p>
                    </text:list-item>
                  </text:list>
                  <text:list>
                    <text:list-item>
                      <text:p text:style-name="P393">Exceptional Selling</text:p>
                    </text:list-item>
                  </text:list>
                  <text:list>
                    <text:list-item>
                      <text:p text:style-name="P393">International Experience</text:p>
                    </text:list-item>
                  </text:list>
                </text:list-item>
              </text:list>
            </text:list-item>
            <text:list-item>
              <text:p text:style-name="P199">Auditored Co-Founder Decision</text:p>
            </text:list-item>
            <text:list-item>
              <text:p text:style-name="P199">Team Sync Schedules Management</text:p>
            </text:list-item>
            <text:list-item>
              <text:p text:style-name="P221">First Internal Auditorial Benchmark</text:p>
            </text:list-item>
          </text:list>
          <text:p text:style-name="P60"/>
          <text:p text:style-name="P24"><text:span text:style-name="T111">Booking</text:span>:</text:p>
          <text:list xml:id="list215529797621443" text:continue-list="list215528567333504" text:style-name="L2">
            <text:list-item>
              <text:p text:style-name="P209">Venues Market Research </text:p>
            </text:list-item>
            <text:list-item>
              <text:p text:style-name="P209">Route Strategy Architecture </text:p>
            </text:list-item>
            <text:list-item>
              <text:p text:style-name="P209">Work Conditions Analysis </text:p>
            </text:list-item>
            <text:list-item>
              <text:p text:style-name="P209">Contract Analysis </text:p>
            </text:list-item>
            <text:list-item>
              <text:p text:style-name="P209">Cost Benefit Analysis </text:p>
            </text:list-item>
            <text:list-item>
              <text:p text:style-name="P209">Enterprise Decision </text:p>
            </text:list-item>
            <text:list-item>
              <text:p text:style-name="P253"><text:span text:style-name="T112">Project</text:span> <text:span text:style-name="T112">Tour </text:span>Plan</text:p>
            </text:list-item>
          </text:list>
          <text:h text:style-name="P177" text:outline-level="3"/>
          <text:h text:style-name="P177" text:outline-level="3"><text:span text:style-name="T9">Creative </text:span><text:span text:style-name="T2">P</text:span><text:span text:style-name="T9">lanning</text:span><text:span text:style-name="T2">:</text:span></text:h>
          <text:p text:style-name="P11"/>
          <text:h text:style-name="P178" text:outline-level="3"><text:span text:style-name="T56">Creative</text:span> <text:span text:style-name="T111">Analysis</text:span>:</text:h>
          <text:list xml:id="list215528751452550" text:continue-list="list215528518736320" text:style-name="L1">
            <text:list-item>
              <text:p text:style-name="P193">Analytic P<text:span text:style-name="T54">lanning</text:span></text:p>
              <text:list>
                <text:list-item>
                  <text:p text:style-name="P349">Objectives <text:span text:style-name="T54">Definition</text:span></text:p>
                </text:list-item>
              </text:list>
              <text:list>
                <text:list-item>
                  <text:p text:style-name="P388">Trust Building <text:span text:style-name="T54">Strategies</text:span></text:p>
                </text:list-item>
              </text:list>
              <text:list>
                <text:list-item>
                  <text:p text:style-name="P388">Field Research</text:p>
                </text:list-item>
              </text:list>
              <text:list>
                <text:list-item>
                  <text:p text:style-name="P388">Creative Project</text:p>
                </text:list-item>
              </text:list>
              <text:list>
                <text:list-item>
                  <text:p text:style-name="P388">Technical Project</text:p>
                </text:list-item>
              </text:list>
            </text:list-item>
            <text:list-item>
              <text:p text:style-name="P193">Field Research</text:p>
              <text:list>
                <text:list-item>
                  <text:p text:style-name="P349">Stakeholders Meetings</text:p>
                </text:list-item>
              </text:list>
              <text:list>
                <text:list-item>
                  <text:p text:style-name="P388">Exemplar Cases Jurisprudence</text:p>
                </text:list-item>
              </text:list>
              <text:list>
                <text:list-item>
                  <text:p text:style-name="P388">Consultancy Contacting</text:p>
                </text:list-item>
              </text:list>
            </text:list-item>
            <text:list-item>
              <text:p text:style-name="P193">Planned Risk Impact Lawful Analysis</text:p>
            </text:list-item>
            <text:list-item>
              <text:p text:style-name="P193">Realiability Prognostic Report</text:p>
            </text:list-item>
          </text:list>
          <text:p text:style-name="P11"/>
          <text:h text:style-name="P228" text:outline-level="4">Pro<text:span text:style-name="T52">ject</text:span> <text:span text:style-name="T52">Planning:</text:span></text:h>
          <text:list xml:id="list215529480450379" text:continue-numbering="true" text:style-name="L1">
            <text:list-item>
              <text:p text:style-name="P194">Pitch Partnerships</text:p>
            </text:list-item>
            <text:list-item>
              <text:p text:style-name="P194">Research <text:span text:style-name="T52">Relevant </text:span>Local Theme</text:p>
            </text:list-item>
            <text:list-item>
              <text:p text:style-name="P194">Craft Creative Project</text:p>
            </text:list-item>
            <text:list-item>
              <text:p text:style-name="P194">Curate <text:span text:style-name="T52">Collaborations</text:span></text:p>
            </text:list-item>
            <text:list-item>
              <text:p text:style-name="P194">Assembly Production</text:p>
            </text:list-item>
            <text:list-item>
              <text:p text:style-name="P194">Lawful Contract <text:span text:style-name="T52">Legalization</text:span></text:p>
            </text:list-item>
            <text:list-item>
              <text:p text:style-name="P211">Craft Technical Project</text:p>
            </text:list-item>
            <text:list-item>
              <text:p text:style-name="P211">Communication Planning</text:p>
            </text:list-item>
            <text:list-item>
              <text:p text:style-name="P211">Commercial Planning</text:p>
            </text:list-item>
            <text:list-item>
              <text:p text:style-name="P194">Produce Creative Artwork</text:p>
            </text:list-item>
            <text:list-item>
              <text:p text:style-name="P223"><text:soft-page-break/>Methodologies Sharing</text:p>
            </text:list-item>
          </text:list>
          <text:p text:style-name="P1"/>
          <text:h text:style-name="P179" text:outline-level="3">P<text:span text:style-name="T34">roject Standardization:</text:span></text:h>
          <text:list xml:id="list215528155920665" text:continue-numbering="true" text:style-name="L1">
            <text:list-item>
              <text:p text:style-name="P195">Communication Standards</text:p>
              <text:list>
                <text:list-item>
                  <text:p text:style-name="P357">Language Used</text:p>
                </text:list-item>
              </text:list>
              <text:list>
                <text:list-item>
                  <text:p text:style-name="P389">P<text:span text:style-name="T34">roject P</text:span>olite<text:span text:style-name="T34">ness</text:span></text:p>
                </text:list-item>
              </text:list>
            </text:list-item>
            <text:list-item>
              <text:p text:style-name="P212">L<text:span text:style-name="T35">inguistic</text:span> Adaptation</text:p>
              <text:list>
                <text:list-item>
                  <text:p text:style-name="P358">Audience Analysis</text:p>
                </text:list-item>
                <text:list-item>
                  <text:p text:style-name="P389"><text:span text:style-name="T35">Project</text:span> Positioning</text:p>
                </text:list-item>
                <text:list-item>
                  <text:p text:style-name="P400">Design Identity</text:p>
                  <text:list>
                    <text:list-item>
                      <text:p text:style-name="P453">Typography</text:p>
                    </text:list-item>
                    <text:list-item>
                      <text:p text:style-name="P427">Layout</text:p>
                    </text:list-item>
                    <text:list-item>
                      <text:p text:style-name="P427">Materials</text:p>
                    </text:list-item>
                  </text:list>
                </text:list-item>
              </text:list>
              <text:list>
                <text:list-item>
                  <text:p text:style-name="P405">Dignified Standards</text:p>
                </text:list-item>
              </text:list>
            </text:list-item>
          </text:list>
          <text:p text:style-name="P1"/>
          <text:p text:style-name="P1"/>
          <text:p text:style-name="P1"/>
          <text:h text:style-name="P178" text:outline-level="3">Portfolio Organization:</text:h>
          <text:list xml:id="list215528606526440" text:continue-numbering="true" text:style-name="L1">
            <text:list-item>
              <text:p text:style-name="P193">Analytic P<text:span text:style-name="T53">lanning</text:span></text:p>
              <text:list>
                <text:list-item>
                  <text:p text:style-name="P349">Trends Analysis</text:p>
                </text:list-item>
                <text:list-item>
                  <text:p text:style-name="P388">Concearning Legislation</text:p>
                </text:list-item>
              </text:list>
              <text:list>
                <text:list-item>
                  <text:p text:style-name="P388">Enterprise Repositioning</text:p>
                </text:list-item>
              </text:list>
              <text:list>
                <text:list-item>
                  <text:p text:style-name="P388">Project Adaptation</text:p>
                </text:list-item>
              </text:list>
            </text:list-item>
            <text:list-item>
              <text:p text:style-name="P193">Stakeholders Research</text:p>
            </text:list-item>
            <text:list-item>
              <text:p text:style-name="P193"><text:span text:style-name="T53">Cartograph</text:span> Connections</text:p>
            </text:list-item>
            <text:list-item>
              <text:p text:style-name="P193">Evaluate Portfolio</text:p>
            </text:list-item>
            <text:list-item>
              <text:p text:style-name="P193">Stablish Target Audience<text:span text:style-name="T53">s</text:span></text:p>
            </text:list-item>
            <text:list-item>
              <text:p text:style-name="P193">Project Language Reviewing</text:p>
            </text:list-item>
          </text:list>
          <text:p text:style-name="P5"/>
          <text:p text:style-name="P1"><text:span text:style-name="T108">Creative </text:span><text:span text:style-name="T109">Project</text:span><text:span text:style-name="T108">:</text:span></text:p>
          <text:list xml:id="list152632840978389" text:style-name="L1">
            <text:list-item>
              <text:p text:style-name="P195">Theoretic Approach</text:p>
              <text:list>
                <text:list-item>
                  <text:p text:style-name="P350">Historical Research</text:p>
                </text:list-item>
              </text:list>
              <text:list>
                <text:list-item>
                  <text:p text:style-name="P389">Coherent Methodology</text:p>
                </text:list-item>
              </text:list>
            </text:list-item>
            <text:list-item text:start-value="1">
              <text:p text:style-name="P195">Stakeholders <text:span text:style-name="T56">Analysis</text:span></text:p>
              <text:list>
                <text:list-item>
                  <text:p text:style-name="P350">Global <text:span text:style-name="T56">&amp; </text:span>Local</text:p>
                </text:list-item>
              </text:list>
              <text:list>
                <text:list-item>
                  <text:p text:style-name="P389">Potential Competitors</text:p>
                </text:list-item>
              </text:list>
              <text:list>
                <text:list-item>
                  <text:p text:style-name="P389">Shared Value Creation</text:p>
                </text:list-item>
              </text:list>
            </text:list-item>
            <text:list-item text:start-value="1">
              <text:p text:style-name="P195">Consultancy Contacting</text:p>
            </text:list-item>
            <text:list-item text:start-value="1">
              <text:p text:style-name="P224">Proposal Project</text:p>
            </text:list-item>
          </text:list>
          <text:h text:style-name="P182" text:outline-level="3"/>
          <text:p text:style-name="P19"><text:span text:style-name="T57">I</text:span>ntention<text:span text:style-name="T57">s</text:span> Letter:</text:p>
          <text:list xml:id="list215529011231201" text:continue-numbering="true" text:style-name="L1">
            <text:list-item>
              <text:p text:style-name="P196">Initiative Thanking</text:p>
            </text:list-item>
            <text:list-item text:start-value="1">
              <text:p text:style-name="P196">Proposal Presentation Motto</text:p>
            </text:list-item>
            <text:list-item text:start-value="1">
              <text:p text:style-name="P196">Propos<text:span text:style-name="T57">ing</text:span> Sentence</text:p>
            </text:list-item>
            <text:list-item text:start-value="1">
              <text:p text:style-name="P196">Case Specificities</text:p>
            </text:list-item>
            <text:list-item text:start-value="1">
              <text:p text:style-name="P213">Attach Project</text:p>
            </text:list-item>
            <text:list-item text:start-value="1">
              <text:p text:style-name="P259">Contact Information</text:p>
            </text:list-item>
          </text:list>
          <text:p text:style-name="P66"/>
          <text:p text:style-name="P6"><text:span text:style-name="T38">Project Publishing</text:span><text:span text:style-name="T36">:</text:span></text:p>
          <text:list xml:id="list215528677660745" text:continue-numbering="true" text:style-name="L1">
            <text:list-item>
              <text:p text:style-name="P213">Publishing Analysis</text:p>
              <text:list>
                <text:list-item>
                  <text:p text:style-name="P351">Sustainable Materials</text:p>
                </text:list-item>
              </text:list>
              <text:list>
                <text:list-item>
                  <text:p text:style-name="P390">Legibility And Anatomicity</text:p>
                </text:list-item>
              </text:list>
              <text:list>
                <text:list-item>
                  <text:p text:style-name="P390">Least Ecological Impact</text:p>
                </text:list-item>
                <text:list-item>
                  <text:p text:style-name="P401">Optimum Cost Benefit Decision</text:p>
                </text:list-item>
              </text:list>
            </text:list-item>
            <text:list-item>
              <text:p text:style-name="P263">Detailed <text:span text:style-name="T57">Project and Product Auditorship</text:span></text:p>
            </text:list-item>
          </text:list>
          <text:h text:style-name="P186" text:outline-level="3">Proposal Sending</text:h>
          <text:list xml:id="list215529498043623" text:continue-numbering="true" text:style-name="L1">
            <text:list-item>
              <text:p text:style-name="P196">Online Sending</text:p>
              <text:list>
                <text:list-item>
                  <text:p text:style-name="P351">Forms Filling</text:p>
                </text:list-item>
              </text:list>
              <text:list>
                <text:list-item>
                  <text:p text:style-name="P390">Documents</text:p>
                  <text:list>
                    <text:list-item>
                      <text:p text:style-name="P454">Scan</text:p>
                    </text:list-item>
                  </text:list>
                  <text:list>
                    <text:list-item>
                      <text:p text:style-name="P428">Attachment</text:p>
                    </text:list-item>
                  </text:list>
                </text:list-item>
              </text:list>
              <text:list>
                <text:list-item>
                  <text:p text:style-name="P390">Information Revision</text:p>
                  <text:list>
                    <text:list-item>
                      <text:p text:style-name="P454">Check Dates</text:p>
                    </text:list-item>
                  </text:list>
                  <text:list>
                    <text:list-item>
                      <text:p text:style-name="P428">Check Addresses</text:p>
                    </text:list-item>
                  </text:list>
                  <text:list>
                    <text:list-item>
                      <text:p text:style-name="P428">Check Attachments</text:p>
                    </text:list-item>
                  </text:list>
                </text:list-item>
              </text:list>
            </text:list-item>
            <text:list-item>
              <text:p text:style-name="P196">Mailing</text:p>
              <text:list>
                <text:list-item>
                  <text:p text:style-name="P351">Design Package</text:p>
                </text:list-item>
              </text:list>
              <text:list>
                <text:list-item>
                  <text:p text:style-name="P390">Review Package</text:p>
                  <text:list>
                    <text:list-item>
                      <text:p text:style-name="P454">Check Media Material</text:p>
                    </text:list-item>
                  </text:list>
                  <text:list>
                    <text:list-item>
                      <text:p text:style-name="P428">Check Merchandises Quality</text:p>
                    </text:list-item>
                  </text:list>
                  <text:list>
                    <text:list-item>
                      <text:p text:style-name="P428">Packages Revision</text:p>
                    </text:list-item>
                  </text:list>
                </text:list-item>
              </text:list>
              <text:list>
                <text:list-item>
                  <text:p text:style-name="P390">Shipping</text:p>
                  <text:list>
                    <text:list-item>
                      <text:p text:style-name="P454">Cost Benefit Analysis</text:p>
                    </text:list-item>
                  </text:list>
                  <text:list>
                    <text:list-item>
                      <text:p text:style-name="P428">Choose Service</text:p>
                    </text:list-item>
                  </text:list>
                  <text:list>
                    <text:list-item>
                      <text:p text:style-name="P428">Review Mailing Info</text:p>
                      <text:list>
                        <text:list-item>
                          <text:p text:style-name="P428">Check Dates</text:p>
                        </text:list-item>
                      </text:list>
                      <text:list>
                        <text:list-item>
                          <text:p text:style-name="P428">Check Adresses</text:p>
                        </text:list-item>
                      </text:list>
                    </text:list-item>
                  </text:list>
                </text:list-item>
              </text:list>
            </text:list-item>
          </text:list>
          <text:h text:style-name="P183" text:outline-level="3"/>
          <text:h text:style-name="P180" text:outline-level="3"><text:span text:style-name="T14">15. </text:span><text:span text:style-name="T8">Executive</text:span><text:span text:style-name="T3"> </text:span><text:span text:style-name="T4">P</text:span><text:span text:style-name="T9">lanning</text:span><text:span text:style-name="T2">:</text:span></text:h>
          <text:p text:style-name="P30"/>
          <text:h text:style-name="P166" text:outline-level="1">Logistics</text:h>
          <text:list xml:id="list4699594551707649824" text:style-name="L3">
            <text:list-item>
              <text:p text:style-name="P202">Security</text:p>
              <text:list>
                <text:list-item>
                  <text:p text:style-name="P202">Equipment Insurance</text:p>
                </text:list-item>
              </text:list>
              <text:list>
                <text:list-item>
                  <text:p text:style-name="P202">Equipment Inventary</text:p>
                </text:list-item>
              </text:list>
            </text:list-item>
            <text:list-item>
              <text:p text:style-name="P202">Transfers</text:p>
              <text:list>
                <text:list-item>
                  <text:p text:style-name="P202">Ask For Embassador</text:p>
                </text:list-item>
              </text:list>
              <text:list>
                <text:list-item>
                  <text:p text:style-name="P202">Local Currency Buying</text:p>
                </text:list-item>
              </text:list>
              <text:list>
                <text:list-item>
                  <text:p text:style-name="P202">Customs And Documents</text:p>
                </text:list-item>
              </text:list>
              <text:list>
                <text:list-item>
                  <text:p text:style-name="P202">Travel Tickets</text:p>
                </text:list-item>
              </text:list>
              <text:list>
                <text:list-item>
                  <text:p text:style-name="P202">Equipment Shipping</text:p>
                </text:list-item>
              </text:list>
              <text:list>
                <text:list-item>
                  <text:p text:style-name="P202">Meeting Embassador</text:p>
                </text:list-item>
              </text:list>
            </text:list-item>
            <text:list-item>
              <text:p text:style-name="P202">Accomodation</text:p>
              <text:list>
                <text:list-item>
                  <text:p text:style-name="P202">Invitation Letters</text:p>
                </text:list-item>
              </text:list>
              <text:list>
                <text:list-item>
                  <text:p text:style-name="P202">Comfortable Lodging</text:p>
                </text:list-item>
              </text:list>
              <text:list>
                <text:list-item>
                  <text:p text:style-name="P202">Healthy Ailment</text:p>
                </text:list-item>
              </text:list>
              <text:list>
                <text:list-item>
                  <text:p text:style-name="P202">Routes Analysis</text:p>
                </text:list-item>
              </text:list>
              <text:list>
                <text:list-item>
                  <text:p text:style-name="P202">Local Indications</text:p>
                  <text:list>
                    <text:list-item>
                      <text:p text:style-name="P202">Thematic Indications</text:p>
                    </text:list-item>
                  </text:list>
                </text:list-item>
              </text:list>
            </text:list-item>
          </text:list>
          <text:p text:style-name="P21"/>
          <text:p text:style-name="P21">Service Areas:</text:p>
          <text:list xml:id="list215529669684499" text:continue-numbering="true" text:style-name="L3">
            <text:list-item>
              <text:p text:style-name="P202">Creative Services</text:p>
              <text:list>
                <text:list-item>
                  <text:p text:style-name="P202">Creation Art</text:p>
                  <text:list>
                    <text:list-item>
                      <text:p text:style-name="P202">Literature</text:p>
                    </text:list-item>
                  </text:list>
                  <text:list>
                    <text:list-item>
                      <text:p text:style-name="P202">Music</text:p>
                    </text:list-item>
                  </text:list>
                  <text:list>
                    <text:list-item>
                      <text:p text:style-name="P202">Dance</text:p>
                    </text:list-item>
                  </text:list>
                  <text:list>
                    <text:list-item>
                      <text:p text:style-name="P202">Acting</text:p>
                    </text:list-item>
                  </text:list>
                  <text:list>
                    <text:list-item>
                      <text:p text:style-name="P202">Performance</text:p>
                    </text:list-item>
                  </text:list>
                  <text:list>
                    <text:list-item>
                      <text:p text:style-name="P202">Architecture</text:p>
                    </text:list-item>
                  </text:list>
                  <text:list>
                    <text:list-item>
                      <text:p text:style-name="P202">Engineering</text:p>
                    </text:list-item>
                  </text:list>
                </text:list-item>
              </text:list>
              <text:list>
                <text:list-item>
                  <text:p text:style-name="P202">Consultancy</text:p>
                  <text:list>
                    <text:list-item>
                      <text:p text:style-name="P202">Psychologic Monitoring</text:p>
                    </text:list-item>
                  </text:list>
                </text:list-item>
              </text:list>
              <text:list>
                <text:list-item>
                  <text:p text:style-name="P202">Audiovisual Production</text:p>
                </text:list-item>
              </text:list>
              <text:list>
                <text:list-item>
                  <text:p text:style-name="P202"><text:soft-page-break/>Crafting</text:p>
                  <text:list>
                    <text:list-item>
                      <text:p text:style-name="P202">Painting</text:p>
                    </text:list-item>
                  </text:list>
                  <text:list>
                    <text:list-item>
                      <text:p text:style-name="P202">Framing <text:span text:style-name="T117">&amp; </text:span>Displays</text:p>
                    </text:list-item>
                  </text:list>
                  <text:list>
                    <text:list-item>
                      <text:p text:style-name="P202">Expography</text:p>
                    </text:list-item>
                  </text:list>
                  <text:list>
                    <text:list-item>
                      <text:p text:style-name="P202">Sculpture</text:p>
                    </text:list-item>
                  </text:list>
                  <text:list>
                    <text:list-item>
                      <text:p text:style-name="P202">Scenery</text:p>
                    </text:list-item>
                  </text:list>
                  <text:list>
                    <text:list-item>
                      <text:p text:style-name="P202">Landscaping</text:p>
                    </text:list-item>
                  </text:list>
                  <text:list>
                    <text:list-item>
                      <text:p text:style-name="P202">Costumes</text:p>
                    </text:list-item>
                  </text:list>
                  <text:list>
                    <text:list-item>
                      <text:p text:style-name="P202">Artisans</text:p>
                    </text:list-item>
                  </text:list>
                </text:list-item>
              </text:list>
            </text:list-item>
            <text:list-item text:start-value="1">
              <text:p text:style-name="P202">Administrative Services</text:p>
              <text:list>
                <text:list-item>
                  <text:p text:style-name="P202">Law Agencies</text:p>
                </text:list-item>
              </text:list>
              <text:list>
                <text:list-item>
                  <text:p text:style-name="P202">Sync Agencies</text:p>
                </text:list-item>
              </text:list>
              <text:list>
                <text:list-item>
                  <text:p text:style-name="P202">Divulgation</text:p>
                </text:list-item>
              </text:list>
              <text:list>
                <text:list-item>
                  <text:p text:style-name="P202">Communication</text:p>
                  <text:list>
                    <text:list-item>
                      <text:p text:style-name="P202">Postal Service</text:p>
                    </text:list-item>
                  </text:list>
                  <text:list>
                    <text:list-item>
                      <text:p text:style-name="P202">Internet Server</text:p>
                    </text:list-item>
                  </text:list>
                </text:list-item>
              </text:list>
              <text:list>
                <text:list-item>
                  <text:p text:style-name="P202">Transportation</text:p>
                  <text:list>
                    <text:list-item>
                      <text:p text:style-name="P202">Personnel Transfer</text:p>
                    </text:list-item>
                  </text:list>
                  <text:list>
                    <text:list-item>
                      <text:p text:style-name="P202">Shipping</text:p>
                    </text:list-item>
                  </text:list>
                </text:list-item>
              </text:list>
              <text:list>
                <text:list-item>
                  <text:p text:style-name="P202">Location Rental</text:p>
                </text:list-item>
              </text:list>
              <text:list>
                <text:list-item>
                  <text:p text:style-name="P202">Accomodation</text:p>
                </text:list-item>
              </text:list>
              <text:list>
                <text:list-item>
                  <text:p text:style-name="P202">Security</text:p>
                </text:list-item>
              </text:list>
              <text:list>
                <text:list-item>
                  <text:p text:style-name="P202">Cattering</text:p>
                </text:list-item>
              </text:list>
              <text:list>
                <text:list-item>
                  <text:p text:style-name="P202">Cleaning</text:p>
                </text:list-item>
              </text:list>
              <text:list>
                <text:list-item>
                  <text:p text:style-name="P202">Auditorship</text:p>
                  <text:list>
                    <text:list-item>
                      <text:p text:style-name="P202">Security</text:p>
                    </text:list-item>
                  </text:list>
                </text:list-item>
              </text:list>
            </text:list-item>
          </text:list>
          <text:p text:style-name="P7"/>
          <text:p text:style-name="P7"/>
          <text:h text:style-name="P172" text:outline-level="1"/>
          <text:h text:style-name="P173" text:outline-level="1"><text:span text:style-name="T173">16. O</text:span>utsourcing <text:span text:style-name="T114">Planning</text:span>:</text:h>
          <text:p text:style-name="P21"/>
          <text:p text:style-name="P23">Production Chain <text:span text:style-name="T110">Analysis</text:span>:</text:p>
          <text:list xml:id="list215528305896394" text:continue-list="list215528606526440" text:style-name="L1">
            <text:list-item>
              <text:p text:style-name="P197"><text:span text:style-name="T110">Creative </text:span>Project <text:span text:style-name="T58">Analysis</text:span></text:p>
            </text:list-item>
            <text:list-item text:start-value="1">
              <text:p text:style-name="P197">Production Quali<text:span text:style-name="T58">fication</text:span></text:p>
            </text:list-item>
            <text:list-item text:start-value="1">
              <text:p text:style-name="P197">Partnership<text:span text:style-name="T58">s Improvement</text:span></text:p>
            </text:list-item>
            <text:list-item text:start-value="1">
              <text:p text:style-name="P197">Project Lifecycles</text:p>
            </text:list-item>
            <text:list-item text:start-value="1">
              <text:p text:style-name="P197"><text:span text:style-name="T58">Commercial</text:span> Analysis</text:p>
            </text:list-item>
            <text:list-item text:start-value="1">
              <text:p text:style-name="P214">Services Edict</text:p>
            </text:list-item>
            <text:list-item>
              <text:p text:style-name="P197">Informational Security</text:p>
            </text:list-item>
            <text:list-item text:start-value="1">
              <text:p text:style-name="P197">Optimization Report</text:p>
            </text:list-item>
            <text:list-item text:start-value="1">
              <text:p text:style-name="P197"><text:span text:style-name="T58">Project</text:span> Auditorship</text:p>
            </text:list-item>
            <text:list-item text:start-value="1">
              <text:p text:style-name="P197"><text:span text:style-name="T58">Possible </text:span>Certifications</text:p>
            </text:list-item>
            <text:list-item>
              <text:p text:style-name="P225">Possible Income</text:p>
            </text:list-item>
          </text:list>
          <text:p text:style-name="P21"/>
          <text:p text:style-name="P23">Internal Audit:</text:p>
          <text:list xml:id="list215527730013326" text:continue-list="list215529669684499" text:style-name="L3">
            <text:list-item>
              <text:p text:style-name="P458">Supply Chain Architecture Analysis</text:p>
            </text:list-item>
            <text:list-item text:start-value="1">
              <text:p text:style-name="P458">Quality Check</text:p>
              <text:list>
                <text:list-item>
                  <text:p text:style-name="P459">Partnership Reliability Badging</text:p>
                </text:list-item>
              </text:list>
              <text:list>
                <text:list-item>
                  <text:p text:style-name="P459">Minimum Ecological Trace</text:p>
                </text:list-item>
              </text:list>
              <text:list>
                <text:list-item>
                  <text:p text:style-name="P459">Processual Coherence To Values</text:p>
                </text:list-item>
              </text:list>
            </text:list-item>
            <text:list-item text:start-value="1">
              <text:p text:style-name="P459">Price Optimization</text:p>
              <text:list>
                <text:list-item>
                  <text:p text:style-name="P459">Optimum Materials and Transfers</text:p>
                </text:list-item>
              </text:list>
              <text:list>
                <text:list-item>
                  <text:p text:style-name="P459">Fidelity Programs</text:p>
                </text:list-item>
              </text:list>
              <text:list>
                <text:list-item>
                  <text:p text:style-name="P459">Stock Optimization</text:p>
                </text:list-item>
              </text:list>
              <text:list>
                <text:list-item>
                  <text:p text:style-name="P459">Resources Recycling</text:p>
                </text:list-item>
              </text:list>
            </text:list-item>
            <text:list-item text:start-value="1">
              <text:p text:style-name="P459">Feedback Loyal Partners</text:p>
            </text:list-item>
            <text:list-item text:start-value="1">
              <text:p text:style-name="P460">Feedback Regulatory Agencies</text:p>
            </text:list-item>
          </text:list>
          <text:p text:style-name="P21"/>
          <text:p text:style-name="P22">Services:</text:p>
          <text:list xml:id="list215528165995711" text:continue-numbering="true" text:style-name="L3">
            <text:list-item>
              <text:p text:style-name="P289">Labor Field Analysis</text:p>
              <text:list>
                <text:list-item>
                  <text:p text:style-name="P303">Labor Field Research</text:p>
                </text:list-item>
              </text:list>
              <text:list>
                <text:list-item>
                  <text:p text:style-name="P303">Local Labor Laws</text:p>
                </text:list-item>
              </text:list>
              <text:list>
                <text:list-item>
                  <text:p text:style-name="P303">Closest Possible Choices</text:p>
                </text:list-item>
              </text:list>
            </text:list-item>
            <text:list-item>
              <text:p text:style-name="P303">Sustainable Certified Partners</text:p>
            </text:list-item>
            <text:list-item>
              <text:p text:style-name="P303">Negotiate Partnership Terms</text:p>
              <text:list>
                <text:list-item>
                  <text:p text:style-name="P303">Present Project</text:p>
                </text:list-item>
              </text:list>
              <text:list>
                <text:list-item>
                  <text:p text:style-name="P303">Copyright Ownership</text:p>
                </text:list-item>
              </text:list>
              <text:list>
                <text:list-item>
                  <text:p text:style-name="P303">Reproduction Rights</text:p>
                </text:list-item>
              </text:list>
              <text:list>
                <text:list-item>
                  <text:p text:style-name="P303">Values Negotiation</text:p>
                </text:list-item>
              </text:list>
              <text:list>
                <text:list-item>
                  <text:p text:style-name="P303">Accountancy Decision</text:p>
                </text:list-item>
              </text:list>
            </text:list-item>
          </text:list>
          <text:p text:style-name="P57"/>
          <text:p text:style-name="P57"/>
          <text:p text:style-name="P57"/>
          <text:list xml:id="list215529693132147" text:continue-numbering="true" text:style-name="L3">
            <text:list-item>
              <text:p text:style-name="P303">Contract Negotiation</text:p>
              <text:list>
                <text:list-item>
                  <text:p text:style-name="P303">Delivery Date Clause</text:p>
                </text:list-item>
              </text:list>
              <text:list>
                <text:list-item>
                  <text:p text:style-name="P303">Fix Values</text:p>
                </text:list-item>
              </text:list>
              <text:list>
                <text:list-item>
                  <text:p text:style-name="P303">Cost Benefit Calculation</text:p>
                </text:list-item>
              </text:list>
              <text:list>
                <text:list-item>
                  <text:p text:style-name="P303">Enterprise Decision</text:p>
                </text:list-item>
              </text:list>
              <text:list>
                <text:list-item>
                  <text:p text:style-name="P303">Lawful Contract Writing</text:p>
                </text:list-item>
              </text:list>
            </text:list-item>
            <text:list-item>
              <text:p text:style-name="P318">Contract</text:p>
            </text:list-item>
          </text:list>
          <text:p text:style-name="P22"/>
          <text:p text:style-name="P22">Materials:</text:p>
          <text:list xml:id="list215528999059745" text:continue-numbering="true" text:style-name="L3">
            <text:list-item>
              <text:p text:style-name="P290">Raw Material Market Analysis</text:p>
              <text:list>
                <text:list-item>
                  <text:p text:style-name="P304">Local Market Research</text:p>
                </text:list-item>
              </text:list>
              <text:list>
                <text:list-item>
                  <text:p text:style-name="P304">Global Pricing Analysis</text:p>
                </text:list-item>
              </text:list>
              <text:list>
                <text:list-item>
                  <text:p text:style-name="P304">Try To Buy Locally</text:p>
                </text:list-item>
              </text:list>
            </text:list-item>
            <text:list-item text:start-value="1">
              <text:p text:style-name="P304">Buying Negotiation</text:p>
              <text:list>
                <text:list-item>
                  <text:p text:style-name="P304"><text:soft-page-break/>Present Project</text:p>
                </text:list-item>
              </text:list>
              <text:list>
                <text:list-item>
                  <text:p text:style-name="P304">Negotiate Partnership</text:p>
                </text:list-item>
              </text:list>
              <text:list>
                <text:list-item>
                  <text:p text:style-name="P304">Check Contractual Clauses</text:p>
                </text:list-item>
              </text:list>
              <text:list>
                <text:list-item>
                  <text:p text:style-name="P304">Check</text:p>
                </text:list-item>
              </text:list>
              <text:list>
                <text:list-item>
                  <text:p text:style-name="P319">Raw Material Acquisition</text:p>
                </text:list-item>
              </text:list>
            </text:list-item>
          </text:list>
          <text:p text:style-name="P21"/>
          <text:p text:style-name="P21">Assembly Engineering:</text:p>
          <text:list xml:id="list215529561151170" text:continue-numbering="true" text:style-name="L3">
            <text:list-item>
              <text:list>
                <text:list-item>
                  <text:p text:style-name="P202">Schedule Managing</text:p>
                </text:list-item>
              </text:list>
              <text:list>
                <text:list-item>
                  <text:p text:style-name="P202">Crafting Service Selection</text:p>
                </text:list-item>
              </text:list>
              <text:list>
                <text:list-item>
                  <text:p text:style-name="P202">Raw Material Delivery</text:p>
                </text:list-item>
              </text:list>
              <text:list>
                <text:list-item>
                  <text:p text:style-name="P202">Detailed Specification Briefing</text:p>
                  <text:list>
                    <text:list-item>
                      <text:p text:style-name="P202">Sketch</text:p>
                    </text:list-item>
                  </text:list>
                  <text:list>
                    <text:list-item>
                      <text:p text:style-name="P202">Metric Engineered Plan</text:p>
                    </text:list-item>
                  </text:list>
                </text:list-item>
              </text:list>
              <text:list>
                <text:list-item>
                  <text:p text:style-name="P202">Areas Of Assembly</text:p>
                  <text:list>
                    <text:list-item>
                      <text:p text:style-name="P202">Product Manufactoring</text:p>
                    </text:list-item>
                  </text:list>
                  <text:list>
                    <text:list-item>
                      <text:p text:style-name="P202">Objects Personalizations</text:p>
                    </text:list-item>
                  </text:list>
                  <text:list>
                    <text:list-item>
                      <text:p text:style-name="P202">Human Resourc<text:span text:style-name="T178">ing</text:span></text:p>
                    </text:list-item>
                  </text:list>
                  <text:list>
                    <text:list-item>
                      <text:p text:style-name="P202">Systems Development</text:p>
                    </text:list-item>
                  </text:list>
                  <text:list>
                    <text:list-item>
                      <text:p text:style-name="P202">Event Organization</text:p>
                    </text:list-item>
                  </text:list>
                  <text:list>
                    <text:list-item>
                      <text:p text:style-name="P202">Exhibition Assembly</text:p>
                    </text:list-item>
                  </text:list>
                </text:list-item>
              </text:list>
              <text:list>
                <text:list-item>
                  <text:p text:style-name="P202">Product Craft Communication</text:p>
                  <text:list>
                    <text:list-item>
                      <text:p text:style-name="P202">Warn Any Change</text:p>
                    </text:list-item>
                  </text:list>
                </text:list-item>
              </text:list>
              <text:list>
                <text:list-item>
                  <text:p text:style-name="P202">Payment As Contracted</text:p>
                </text:list-item>
              </text:list>
            </text:list-item>
          </text:list>
          <text:p text:style-name="P7"/>
          <text:p text:style-name="P7"/>
          <text:p text:style-name="P7"/>
          <text:p text:style-name="P7"/>
          <text:p text:style-name="P7"/>
          <text:p text:style-name="P7"/>
          <text:p text:style-name="P7"/>
          <text:p text:style-name="P7"/>
          <text:p text:style-name="P7">P<text:span text:style-name="T36">roducts Shipping:</text:span></text:p>
          <text:list xml:id="list215528075894778" text:continue-numbering="true" text:style-name="L3">
            <text:list-item>
              <text:p text:style-name="P291">Distribution Analysis</text:p>
              <text:list>
                <text:list-item>
                  <text:p text:style-name="P305">Transfer Route Analysis</text:p>
                  <text:list>
                    <text:list-item>
                      <text:p text:style-name="P305">Check Delivery Dates</text:p>
                    </text:list-item>
                  </text:list>
                  <text:list>
                    <text:list-item>
                      <text:p text:style-name="P305">Check Contracts</text:p>
                    </text:list-item>
                  </text:list>
                </text:list-item>
              </text:list>
              <text:list>
                <text:list-item>
                  <text:p text:style-name="P305">Cost Benefit Calculation</text:p>
                </text:list-item>
              </text:list>
              <text:list>
                <text:list-item>
                  <text:p text:style-name="P305">Enterprise Decision</text:p>
                </text:list-item>
              </text:list>
              <text:list>
                <text:list-item>
                  <text:p text:style-name="P305">Route Mapping Strategy Plan</text:p>
                </text:list-item>
              </text:list>
            </text:list-item>
            <text:list-item text:start-value="1">
              <text:p text:style-name="P305">Sustainable Packages</text:p>
            </text:list-item>
            <text:list-item text:start-value="1">
              <text:p text:style-name="P305">Reducing Carbon Trail</text:p>
            </text:list-item>
            <text:list-item text:start-value="1">
              <text:p text:style-name="P305">Packaging</text:p>
              <text:list>
                <text:list-item>
                  <text:p text:style-name="P305">Design Package</text:p>
                </text:list-item>
              </text:list>
              <text:list>
                <text:list-item>
                  <text:p text:style-name="P305">Review Package</text:p>
                  <text:list>
                    <text:list-item>
                      <text:p text:style-name="P305">Check Media Material</text:p>
                    </text:list-item>
                  </text:list>
                  <text:list>
                    <text:list-item>
                      <text:p text:style-name="P305">Check Merchandises Quality</text:p>
                    </text:list-item>
                  </text:list>
                  <text:list>
                    <text:list-item>
                      <text:p text:style-name="P305">Packages Revision</text:p>
                    </text:list-item>
                  </text:list>
                </text:list-item>
              </text:list>
            </text:list-item>
            <text:list-item text:start-value="1">
              <text:p text:style-name="P305">Shipping</text:p>
              <text:list>
                <text:list-item>
                  <text:p text:style-name="P305">Cost Benefit Analysis</text:p>
                </text:list-item>
              </text:list>
              <text:list>
                <text:list-item>
                  <text:p text:style-name="P305">Choose Service</text:p>
                </text:list-item>
              </text:list>
              <text:list>
                <text:list-item>
                  <text:p text:style-name="P305">Review Mailing Info</text:p>
                  <text:list>
                    <text:list-item>
                      <text:p text:style-name="P305">Check Dates</text:p>
                    </text:list-item>
                  </text:list>
                  <text:list>
                    <text:list-item>
                      <text:p text:style-name="P305">Check Adresses</text:p>
                    </text:list-item>
                  </text:list>
                </text:list-item>
              </text:list>
              <text:list>
                <text:list-item>
                  <text:p text:style-name="P305">Sent Notification</text:p>
                </text:list-item>
              </text:list>
            </text:list-item>
            <text:list-item>
              <text:p text:style-name="P305">Archive Invoice Receipt</text:p>
            </text:list-item>
          </text:list>
          <text:p text:style-name="P7"/>
          <text:p text:style-name="P20">Market<text:span text:style-name="T118">ing Campaigns</text:span>:</text:p>
          <text:list xml:id="list215529612114678" text:continue-numbering="true" text:style-name="L3">
            <text:list-item>
              <text:p text:style-name="P292">Concearning Investors <text:span text:style-name="T119">Pitching</text:span></text:p>
            </text:list-item>
            <text:list-item text:start-value="1">
              <text:p text:style-name="P306">Consumption <text:span text:style-name="T119">Data Analysis</text:span></text:p>
              <text:list>
                <text:list-item text:start-value="1">
                  <text:p text:style-name="P306"><text:soft-page-break/>Advertising Culture</text:p>
                </text:list-item>
              </text:list>
            </text:list-item>
            <text:list-item>
              <text:p text:style-name="P306">Partnership Pitching</text:p>
              <text:list>
                <text:list-item>
                  <text:p text:style-name="P306">Pre-Call Offerings</text:p>
                </text:list-item>
              </text:list>
              <text:list>
                <text:list-item>
                  <text:p text:style-name="P306">Open Call</text:p>
                </text:list-item>
              </text:list>
            </text:list-item>
            <text:list-item>
              <text:p text:style-name="P306">Budget Analysis</text:p>
              <text:list>
                <text:list-item>
                  <text:p text:style-name="P306">Value Chain Improving Analysis</text:p>
                </text:list-item>
              </text:list>
              <text:list>
                <text:list-item>
                  <text:p text:style-name="P306">Priority Reallocations</text:p>
                </text:list-item>
              </text:list>
            </text:list-item>
            <text:list-item>
              <text:p text:style-name="P306"><text:span text:style-name="T119">Red</text:span>esign Products</text:p>
            </text:list-item>
            <text:list-item>
              <text:p text:style-name="P306">Accountancy</text:p>
              <text:list>
                <text:list-item>
                  <text:p text:style-name="P306">Collecting</text:p>
                </text:list-item>
              </text:list>
              <text:list>
                <text:list-item>
                  <text:p text:style-name="P306">Payments</text:p>
                </text:list-item>
              </text:list>
            </text:list-item>
            <text:list-item>
              <text:p text:style-name="P306">Marketing Plan</text:p>
            </text:list-item>
            <text:list-item>
              <text:p text:style-name="P306">Merchandizing Production And Distribution</text:p>
            </text:list-item>
            <text:list-item>
              <text:p text:style-name="P320">Long-Term Commercial Strategy</text:p>
            </text:list-item>
          </text:list>
          <text:p text:style-name="P165"><text:span text:style-name="T236">Pr</text:span><text:span text:style-name="T237">o</text:span><text:span text:style-name="T236">duction Qualification:</text:span></text:p>
          <text:p text:style-name="P165"><text:span text:style-name="T236">Project Development</text:span></text:p>
          <text:p text:style-name="P165"><text:span text:style-name="T236">Psychotechnical Examination</text:span></text:p>
          <text:p text:style-name="P165"><text:span text:style-name="T236">Technical Training</text:span></text:p>
          <text:p text:style-name="P165"><text:span text:style-name="T236">Self-Specialization</text:span></text:p>
          <text:p text:style-name="P165"><text:span text:style-name="T236">Online Courses</text:span></text:p>
          <text:p text:style-name="P165"><text:span text:style-name="T236">Consultants</text:span></text:p>
          <text:p text:style-name="P165"><text:span text:style-name="T236">Third-Party Courses</text:span></text:p>
          <text:p text:style-name="P165"><text:span text:style-name="T236">Monitored Research</text:span></text:p>
          <text:p text:style-name="P165"><text:span text:style-name="T236">Processes Automation</text:span></text:p>
          <text:p text:style-name="P165"><text:span text:style-name="T236">Multipliers Formation</text:span></text:p>
          <text:p text:style-name="P165"><text:span text:style-name="T236">Labor Qualification</text:span></text:p>
          <text:p text:style-name="P165"><text:span text:style-name="T236">Administrative Organization</text:span></text:p>
          <text:p text:style-name="P165"><text:span text:style-name="T236">Pedagogical Project</text:span></text:p>
          <text:p text:style-name="P165"><text:span text:style-name="T236">Methodology Documentation</text:span></text:p>
          <text:p text:style-name="P165"><text:span text:style-name="T236">Open Source Enterprise Project</text:span></text:p>
          <text:p text:style-name="P165"><text:span text:style-name="T236">Guide For Partnerships</text:span></text:p>
          <text:p text:style-name="P164"><text:span text:style-name="T59">Licensing Guidelines</text:span></text:p>
          <text:p text:style-name="P70"><text:span text:style-name="T173">17. </text:span>Accountancy Planning:</text:p>
          <text:p text:style-name="P59"/>
          <text:h text:style-name="P167" text:outline-level="1">Budget Development:</text:h>
          <text:list xml:id="list414278947332279661" text:style-name="L4">
            <text:list-item>
              <text:p text:style-name="P308">Costs <text:span text:style-name="T119">Analysis</text:span>:</text:p>
              <text:list>
                <text:list-item>
                  <text:p text:style-name="P308">Tithe</text:p>
                </text:list-item>
                <text:list-item>
                  <text:p text:style-name="P308">Taxes</text:p>
                </text:list-item>
                <text:list-item>
                  <text:p text:style-name="P308">Payments</text:p>
                  <text:list>
                    <text:list-item>
                      <text:p text:style-name="P308">Services</text:p>
                    </text:list-item>
                  </text:list>
                  <text:list>
                    <text:list-item>
                      <text:p text:style-name="P308">Fees</text:p>
                    </text:list-item>
                  </text:list>
                </text:list-item>
                <text:list-item>
                  <text:p text:style-name="P308">Enterprise</text:p>
                  <text:list>
                    <text:list-item>
                      <text:p text:style-name="P308">Bills</text:p>
                    </text:list-item>
                  </text:list>
                  <text:list>
                    <text:list-item>
                      <text:p text:style-name="P308">Wages</text:p>
                    </text:list-item>
                  </text:list>
                </text:list-item>
                <text:list-item>
                  <text:p text:style-name="P308">Investments</text:p>
                </text:list-item>
                <text:list-item>
                  <text:p text:style-name="P308">Budget Analysis</text:p>
                </text:list-item>
              </text:list>
            </text:list-item>
            <text:list-item>
              <text:p text:style-name="P293">Profits <text:span text:style-name="T119">Analysis</text:span>:</text:p>
              <text:list>
                <text:list-item>
                  <text:p text:style-name="P308">Donations</text:p>
                </text:list-item>
                <text:list-item>
                  <text:p text:style-name="P308">Pro Labore</text:p>
                  <text:list>
                    <text:list-item>
                      <text:p text:style-name="P308">Subsistence Allowance</text:p>
                    </text:list-item>
                  </text:list>
                </text:list-item>
                <text:list-item>
                  <text:p text:style-name="P308">Funds</text:p>
                  <text:list>
                    <text:list-item>
                      <text:p text:style-name="P308">Bursaries</text:p>
                    </text:list-item>
                  </text:list>
                </text:list-item>
                <text:list-item>
                  <text:p text:style-name="P308">Venue Entrances</text:p>
                </text:list-item>
                <text:list-item>
                  <text:p text:style-name="P308">Partnership Shares</text:p>
                  <text:list>
                    <text:list-item>
                      <text:p text:style-name="P308">Brand Marketing</text:p>
                    </text:list-item>
                  </text:list>
                  <text:list>
                    <text:list-item>
                      <text:p text:style-name="P308">Licenses Revenue</text:p>
                    </text:list-item>
                  </text:list>
                </text:list-item>
                <text:list-item>
                  <text:p text:style-name="P308">Merchandising</text:p>
                </text:list-item>
              </text:list>
            </text:list-item>
            <text:list-item>
              <text:p text:style-name="P308"><text:soft-page-break/>Collecting <text:span text:style-name="T119">Analysis</text:span></text:p>
              <text:list>
                <text:list-item>
                  <text:p text:style-name="P308">Payments</text:p>
                </text:list-item>
              </text:list>
            </text:list-item>
            <text:list-item>
              <text:p text:style-name="P308">Accounting Inventory</text:p>
            </text:list-item>
          </text:list>
          <text:h text:style-name="P167" text:outline-level="1"/>
          <text:h text:style-name="P167" text:outline-level="1">Financial Statements</text:h>
          <text:list xml:id="list215529025133287" text:continue-numbering="true" text:style-name="L4">
            <text:list-item>
              <text:p text:style-name="P203">Investment Presentation</text:p>
            </text:list-item>
            <text:list-item>
              <text:p text:style-name="P203">Balance Sheet</text:p>
            </text:list-item>
            <text:list-item>
              <text:p text:style-name="P203">Cash Flow Analysis</text:p>
            </text:list-item>
            <text:list-item>
              <text:p text:style-name="P203">Cost Benefit Optimization</text:p>
              <text:list>
                <text:list-item>
                  <text:p text:style-name="P203">Price Optimization</text:p>
                </text:list-item>
              </text:list>
            </text:list-item>
            <text:list-item>
              <text:p text:style-name="P203">Budget Analysis</text:p>
            </text:list-item>
            <text:list-item>
              <text:p text:style-name="P204">Auditorship:</text:p>
              <text:list>
                <text:list-item>
                  <text:p text:style-name="P204">Taxes Compliance</text:p>
                </text:list-item>
                <text:list-item>
                  <text:p text:style-name="P203">Financial Analysis</text:p>
                </text:list-item>
                <text:list-item>
                  <text:p text:style-name="P203">Value Chain Improving Analysis</text:p>
                </text:list-item>
              </text:list>
            </text:list-item>
            <text:list-item>
              <text:p text:style-name="P260">Priority Reallocations</text:p>
            </text:list-item>
          </text:list>
          <text:h text:style-name="P174" text:outline-level="1"><text:span text:style-name="T173">18. Formalization</text:span> <text:span text:style-name="T115">Planning</text:span>:</text:h>
          <text:h text:style-name="P168" text:outline-level="1"/>
          <text:h text:style-name="P168" text:outline-level="1">Legal <text:span text:style-name="T116">Formalization</text:span>:</text:h>
          <text:list xml:id="list6436871233834048006" text:style-name="L5">
            <text:list-item>
              <text:p text:style-name="P294">Juridic Analysis</text:p>
              <text:list>
                <text:list-item>
                  <text:p text:style-name="P309">Law Analysis</text:p>
                  <text:list>
                    <text:list-item>
                      <text:p text:style-name="P309">Local</text:p>
                      <text:list>
                        <text:list-item>
                          <text:p text:style-name="P309">Public Policies</text:p>
                        </text:list-item>
                      </text:list>
                      <text:list>
                        <text:list-item>
                          <text:p text:style-name="P309">Team Hiring</text:p>
                        </text:list-item>
                      </text:list>
                      <text:list>
                        <text:list-item>
                          <text:p text:style-name="P309">Scensorship Laws</text:p>
                        </text:list-item>
                      </text:list>
                      <text:list>
                        <text:list-item>
                          <text:p text:style-name="P309">Religious Laws</text:p>
                        </text:list-item>
                      </text:list>
                      <text:list>
                        <text:list-item>
                          <text:p text:style-name="P309">Jurisprudence Cases</text:p>
                        </text:list-item>
                      </text:list>
                      <text:list>
                        <text:list-item>
                          <text:p text:style-name="P309">Thematic Legal Consultancy</text:p>
                        </text:list-item>
                      </text:list>
                    </text:list-item>
                  </text:list>
                  <text:list>
                    <text:list-item>
                      <text:p text:style-name="P309">Abroad</text:p>
                      <text:list>
                        <text:list-item>
                          <text:p text:style-name="P309">Public Policies</text:p>
                        </text:list-item>
                      </text:list>
                      <text:list>
                        <text:list-item>
                          <text:p text:style-name="P309">Foreign Work</text:p>
                        </text:list-item>
                      </text:list>
                      <text:list>
                        <text:list-item>
                          <text:p text:style-name="P309">Team Hiring</text:p>
                        </text:list-item>
                      </text:list>
                      <text:list>
                        <text:list-item>
                          <text:p text:style-name="P309">Scensorship Laws</text:p>
                        </text:list-item>
                      </text:list>
                      <text:list>
                        <text:list-item>
                          <text:p text:style-name="P309">Religious Laws</text:p>
                        </text:list-item>
                      </text:list>
                      <text:list>
                        <text:list-item>
                          <text:p text:style-name="P309">Jurisprudence Cases</text:p>
                        </text:list-item>
                      </text:list>
                      <text:list>
                        <text:list-item>
                          <text:p text:style-name="P309">Thematic Legal Consultancy</text:p>
                        </text:list-item>
                      </text:list>
                    </text:list-item>
                  </text:list>
                </text:list-item>
              </text:list>
              <text:list>
                <text:list-item>
                  <text:p text:style-name="P309">Jurisprudence </text:p>
                </text:list-item>
              </text:list>
              <text:list>
                <text:list-item>
                  <text:p text:style-name="P309">Risk Report</text:p>
                </text:list-item>
              </text:list>
            </text:list-item>
            <text:list-item>
              <text:p text:style-name="P294">Needed Authorizations</text:p>
              <text:list>
                <text:list-item>
                  <text:p text:style-name="P309">Site Usage</text:p>
                </text:list-item>
              </text:list>
              <text:list>
                <text:list-item>
                  <text:p text:style-name="P309">Symbols Usage</text:p>
                </text:list-item>
              </text:list>
              <text:list>
                <text:list-item>
                  <text:p text:style-name="P309">Exceptional Cases Jurisprudence</text:p>
                </text:list-item>
              </text:list>
            </text:list-item>
            <text:list-item>
              <text:p text:style-name="P309">Contracts Averiguation</text:p>
              <text:list>
                <text:list-item>
                  <text:p text:style-name="P309">Voluntary Work</text:p>
                </text:list-item>
              </text:list>
              <text:list>
                <text:list-item>
                  <text:p text:style-name="P309">Lawyer</text:p>
                </text:list-item>
              </text:list>
              <text:list>
                <text:list-item>
                  <text:p text:style-name="P309">Accountant</text:p>
                </text:list-item>
              </text:list>
              <text:list>
                <text:list-item>
                  <text:p text:style-name="P309">Creative Labor</text:p>
                </text:list-item>
              </text:list>
              <text:list>
                <text:list-item>
                  <text:p text:style-name="P309">Consultancy</text:p>
                </text:list-item>
              </text:list>
              <text:list>
                <text:list-item>
                  <text:p text:style-name="P309">Translation</text:p>
                </text:list-item>
              </text:list>
              <text:list>
                <text:list-item>
                  <text:p text:style-name="P309">Shipping</text:p>
                  <text:list>
                    <text:list-item>
                      <text:p text:style-name="P309">Art Transport</text:p>
                    </text:list-item>
                  </text:list>
                </text:list-item>
              </text:list>
              <text:list>
                <text:list-item>
                  <text:p text:style-name="P309">Certifications</text:p>
                </text:list-item>
                <text:list-item>
                  <text:p text:style-name="P321">Insurance</text:p>
                </text:list-item>
              </text:list>
            </text:list-item>
          </text:list>
          <text:p text:style-name="P42"/>
          <text:p text:style-name="P42"/>
          <text:p text:style-name="P42"/>
          <text:p text:style-name="P42"><text:span text:style-name="T46">19. </text:span><text:span text:style-name="T42">Operations</text:span><text:span text:style-name="T41"> Planning:</text:span></text:p>
          <text:h text:style-name="P166" text:outline-level="1"/>
          <text:h text:style-name="P166" text:outline-level="1"><text:span text:style-name="T115">Technical</text:span> Installation:</text:h>
          <text:list xml:id="list215528564434926" text:continue-list="list215529612114678" text:style-name="L3">
            <text:list-item>
              <text:p text:style-name="P291">Assembly Logistics</text:p>
              <text:list>
                <text:list-item>
                  <text:p text:style-name="P305">Technical Needs</text:p>
                  <text:list>
                    <text:list-item>
                      <text:p text:style-name="P305">Special Care Artworks</text:p>
                    </text:list-item>
                  </text:list>
                </text:list-item>
              </text:list>
              <text:list>
                <text:list-item>
                  <text:p text:style-name="P305">Equipment List</text:p>
                </text:list-item>
              </text:list>
              <text:list>
                <text:list-item>
                  <text:p text:style-name="P305">Transfer Insurance</text:p>
                </text:list-item>
              </text:list>
              <text:list>
                <text:list-item>
                  <text:p text:style-name="P305">Technical Monitoring</text:p>
                </text:list-item>
              </text:list>
              <text:list>
                <text:list-item>
                  <text:p text:style-name="P305">Equipment Storage Logistics</text:p>
                </text:list-item>
              </text:list>
            </text:list-item>
            <text:list-item>
              <text:p text:style-name="P291">Technical Plan</text:p>
              <text:list>
                <text:list-item>
                  <text:p text:style-name="P305">Technical Analysis</text:p>
                </text:list-item>
              </text:list>
              <text:list>
                <text:list-item>
                  <text:p text:style-name="P305">Executive Project</text:p>
                </text:list-item>
              </text:list>
              <text:list>
                <text:list-item>
                  <text:p text:style-name="P305">Team Schedule Sync</text:p>
                </text:list-item>
              </text:list>
              <text:list>
                <text:list-item>
                  <text:p text:style-name="P305">Technical Team Meeting</text:p>
                  <text:list>
                    <text:list-item>
                      <text:p text:style-name="P305"><text:soft-page-break/>Minimum Technical Training</text:p>
                    </text:list-item>
                  </text:list>
                </text:list-item>
              </text:list>
              <text:list>
                <text:list-item>
                  <text:p text:style-name="P305">Optimum Team Training</text:p>
                </text:list-item>
              </text:list>
            </text:list-item>
            <text:list-item>
              <text:h text:style-name="P175" text:outline-level="1">Technical Needs Report</text:h>
            </text:list-item>
            <text:list-item>
              <text:p text:style-name="P305">Installation Schedule</text:p>
              <text:list>
                <text:list-item>
                  <text:p text:style-name="P305">Location Technical Analysis</text:p>
                  <text:list>
                    <text:list-item>
                      <text:p text:style-name="P305">Production Field Research</text:p>
                    </text:list-item>
                  </text:list>
                </text:list-item>
              </text:list>
              <text:list>
                <text:list-item>
                  <text:p text:style-name="P305">Local Materials Substitution</text:p>
                </text:list-item>
              </text:list>
              <text:list>
                <text:list-item>
                  <text:p text:style-name="P305">Craft Products Locally</text:p>
                </text:list-item>
              </text:list>
              <text:list>
                <text:list-item>
                  <text:p text:style-name="P305">Team Schedule Analysis</text:p>
                </text:list-item>
              </text:list>
              <text:list>
                <text:list-item>
                  <text:p text:style-name="P305">Exhibition Assembly Schedule</text:p>
                </text:list-item>
              </text:list>
            </text:list-item>
            <text:list-item>
              <text:p text:style-name="P305">Disassembly Logistics</text:p>
              <text:list>
                <text:list-item>
                  <text:p text:style-name="P305">Check Equipment</text:p>
                  <text:list>
                    <text:list-item>
                      <text:p text:style-name="P305">Clean Equipment</text:p>
                    </text:list-item>
                  </text:list>
                </text:list-item>
              </text:list>
              <text:list>
                <text:list-item>
                  <text:p text:style-name="P305">Double Check Equipment List</text:p>
                </text:list-item>
              </text:list>
              <text:list>
                <text:list-item>
                  <text:p text:style-name="P305">Technical Monitoring</text:p>
                </text:list-item>
              </text:list>
              <text:list>
                <text:list-item>
                  <text:p text:style-name="P305">Return Shipping</text:p>
                </text:list-item>
              </text:list>
            </text:list-item>
          </text:list>
          <text:h text:style-name="P166" text:outline-level="1"/>
          <text:h text:style-name="P166" text:outline-level="1">Performance Operation<text:span text:style-name="T114">s</text:span>:</text:h>
          <text:list xml:id="list215528573210559" text:continue-numbering="true" text:style-name="L3">
            <text:list-item>
              <text:p text:style-name="P291">Provided Technical Analysis</text:p>
            </text:list-item>
            <text:list-item>
              <text:p text:style-name="P298">Gamification Planning</text:p>
              <text:list>
                <text:list-item>
                  <text:p text:style-name="P316">Conduct Incentives</text:p>
                </text:list-item>
                <text:list-item>
                  <text:p text:style-name="P307">Dress Code</text:p>
                </text:list-item>
                <text:list-item>
                  <text:p text:style-name="P307">Institutional Uniformizations</text:p>
                </text:list-item>
              </text:list>
              <text:list>
                <text:list-item>
                  <text:p text:style-name="P307">Identification Symbols</text:p>
                </text:list-item>
              </text:list>
            </text:list-item>
            <text:list-item>
              <text:p text:style-name="P305">Technical Production</text:p>
              <text:list>
                <text:list-item>
                  <text:p text:style-name="P305">Live Translation</text:p>
                </text:list-item>
              </text:list>
              <text:list>
                <text:list-item>
                  <text:p text:style-name="P305">Audiovisual Documentation</text:p>
                </text:list-item>
              </text:list>
              <text:list>
                <text:list-item>
                  <text:p text:style-name="P305">Transport <text:span text:style-name="T124">&amp; </text:span>Shipping</text:p>
                </text:list-item>
                <text:list-item>
                  <text:p text:style-name="P317">Live Broadcast Streaming</text:p>
                </text:list-item>
              </text:list>
              <text:list>
                <text:list-item>
                  <text:p text:style-name="P305">Dressing Room Production</text:p>
                </text:list-item>
              </text:list>
              <text:list>
                <text:list-item>
                  <text:p text:style-name="P305">Backstage Production</text:p>
                </text:list-item>
              </text:list>
              <text:list>
                <text:list-item>
                  <text:p text:style-name="P305">Light Design</text:p>
                </text:list-item>
              </text:list>
              <text:list>
                <text:list-item>
                  <text:p text:style-name="P305">Costume Design</text:p>
                </text:list-item>
              </text:list>
              <text:list>
                <text:list-item>
                  <text:p text:style-name="P305">Scenery Design</text:p>
                </text:list-item>
              </text:list>
            </text:list-item>
            <text:list-item>
              <text:p text:style-name="P305">Technical Schedule</text:p>
              <text:list>
                <text:list-item>
                  <text:p text:style-name="P305">Transit Schedule</text:p>
                </text:list-item>
              </text:list>
              <text:list>
                <text:list-item>
                  <text:p text:style-name="P305">Installation Schedule</text:p>
                </text:list-item>
              </text:list>
              <text:list>
                <text:list-item>
                  <text:p text:style-name="P305">Performance Schedule</text:p>
                </text:list-item>
                <text:list-item>
                  <text:p text:style-name="P305">Directing Board Meetings</text:p>
                </text:list-item>
              </text:list>
              <text:list>
                <text:list-item>
                  <text:p text:style-name="P305">Private Rehearsals</text:p>
                  <text:list>
                    <text:list-item>
                      <text:p text:style-name="P305">Artistic Experiments</text:p>
                    </text:list-item>
                  </text:list>
                  <text:list>
                    <text:list-item>
                      <text:p text:style-name="P305">Technical Advising</text:p>
                    </text:list-item>
                  </text:list>
                  <text:list>
                    <text:list-item>
                      <text:p text:style-name="P305">Iterative Training</text:p>
                    </text:list-item>
                  </text:list>
                  <text:list>
                    <text:list-item>
                      <text:p text:style-name="P305">Auditorial Feedback</text:p>
                    </text:list-item>
                  </text:list>
                </text:list-item>
              </text:list>
              <text:list>
                <text:list-item>
                  <text:p text:style-name="P305">Public Rehearsals</text:p>
                </text:list-item>
              </text:list>
              <text:list>
                <text:list-item>
                  <text:p text:style-name="P305">Technical Rehearsals</text:p>
                </text:list-item>
              </text:list>
              <text:list>
                <text:list-item>
                  <text:p text:style-name="P305">Presentations</text:p>
                </text:list-item>
              </text:list>
            </text:list-item>
            <text:list-item>
              <text:p text:style-name="P305">Media Coverage Plan</text:p>
              <text:list>
                <text:list-item>
                  <text:p text:style-name="P305">Scensorship Warning</text:p>
                </text:list-item>
              </text:list>
              <text:list>
                <text:list-item>
                  <text:p text:style-name="P305">Partners Divulgation Marketing</text:p>
                </text:list-item>
              </text:list>
              <text:list>
                <text:list-item>
                  <text:p text:style-name="P305">Coherent Media Interviews</text:p>
                </text:list-item>
              </text:list>
              <text:list>
                <text:list-item>
                  <text:p text:style-name="P305">Documentary Presentation</text:p>
                </text:list-item>
              </text:list>
            </text:list-item>
          </text:list>
          <text:list xml:id="list8578442353290770016" text:style-name="L6">
            <text:list-header>
              <text:p text:style-name="P295"/>
            </text:list-header>
          </text:list>
          <text:p text:style-name="P41"><text:span text:style-name="T46">20. </text:span><text:span text:style-name="T43">Auditorship</text:span><text:span text:style-name="T41"> Planning:</text:span></text:p>
          <text:p text:style-name="P27">Internal Auditorial Benchmark:</text:p>
          <text:list xml:id="list4747770230086415781" text:style-name="L7">
            <text:list-item>
              <text:p text:style-name="P297">Regular</text:p>
              <text:list>
                <text:list-item>
                  <text:p text:style-name="P310">Project Execution</text:p>
                </text:list-item>
              </text:list>
              <text:list>
                <text:list-item>
                  <text:p text:style-name="P310"><text:soft-page-break/>Business Marketing</text:p>
                </text:list-item>
              </text:list>
              <text:list>
                <text:list-item>
                  <text:p text:style-name="P310">Enterprise Improvement</text:p>
                </text:list-item>
              </text:list>
            </text:list-item>
            <text:list-item>
              <text:p text:style-name="P310">Extraordinary</text:p>
              <text:list>
                <text:list-item>
                  <text:p text:style-name="P310">Projects Execution</text:p>
                </text:list-item>
              </text:list>
              <text:list>
                <text:list-item>
                  <text:p text:style-name="P311">Market Urgency</text:p>
                </text:list-item>
              </text:list>
            </text:list-item>
          </text:list>
          <text:p text:style-name="P74"/>
          <text:p text:style-name="P67">Company Optimization:</text:p>
          <text:list xml:id="list215528463026372" text:continue-list="list215528573210559" text:style-name="L3">
            <text:list-item>
              <text:h text:style-name="P156" text:outline-level="2">Market Analysis</text:h>
            </text:list-item>
            <text:list-item>
              <text:h text:style-name="P158" text:outline-level="2">Stakeholders Analysis</text:h>
            </text:list-item>
            <text:list-item>
              <text:h text:style-name="P157" text:outline-level="2">Portfolio Analysis</text:h>
            </text:list-item>
            <text:list-item>
              <text:h text:style-name="P157" text:outline-level="2">Systemic <text:s/><text:span text:style-name="T123">Analysis</text:span></text:h>
            </text:list-item>
            <text:list-item>
              <text:h text:style-name="P157" text:outline-level="2">Executive Stepped Planning</text:h>
            </text:list-item>
            <text:list-item>
              <text:h text:style-name="P157" text:outline-level="2">Branch Projects Implementations </text:h>
            </text:list-item>
          </text:list>
          <text:h text:style-name="P159" text:outline-level="2"/>
          <text:p text:style-name="P49"/>
          <text:h text:style-name="P162" text:outline-level="2">Project Optimization:</text:h>
          <text:list xml:id="list215529407015618" text:continue-list="list4747770230086415781" text:style-name="L7">
            <text:list-item>
              <text:p text:style-name="P297"><text:span text:style-name="T123">User Experience</text:span> Analysis</text:p>
            </text:list-item>
            <text:list-item>
              <text:p text:style-name="P310">Direction Analysis</text:p>
            </text:list-item>
            <text:list-item>
              <text:p text:style-name="P310">Governance Analysis</text:p>
            </text:list-item>
            <text:list-item>
              <text:p text:style-name="P310">Methodologies Analysis</text:p>
            </text:list-item>
            <text:list-item>
              <text:p text:style-name="P310">Partnerships Analysis</text:p>
            </text:list-item>
            <text:list-item>
              <text:p text:style-name="P310"><text:span text:style-name="T121">Subp</text:span>rojects Analysis</text:p>
            </text:list-item>
            <text:list-item>
              <text:p text:style-name="P310">Brand Analysis</text:p>
            </text:list-item>
            <text:list-item>
              <text:p text:style-name="P310"><text:span text:style-name="T122">Media </text:span>Analysis</text:p>
            </text:list-item>
          </text:list>
          <text:p text:style-name="P8"/>
          <text:h text:style-name="P162" text:outline-level="2">Solution Analysis:</text:h>
          <text:list xml:id="list215529107476002" text:continue-numbering="true" text:style-name="L7">
            <text:list-item>
              <text:p text:style-name="P297">Research Practical Solutions</text:p>
            </text:list-item>
            <text:list-item>
              <text:p text:style-name="P310">Make The Needed Changes</text:p>
            </text:list-item>
            <text:list-item>
              <text:p text:style-name="P310">Contact Concearning Partners</text:p>
            </text:list-item>
            <text:list-item>
              <text:p text:style-name="P310">Optimize Methodologies</text:p>
            </text:list-item>
            <text:list-item>
              <text:p text:style-name="P310">Update Development Schedule</text:p>
            </text:list-item>
          </text:list>
          <text:h text:style-name="P169" text:outline-level="1"/>
          <text:list xml:id="list215527898877341" text:continue-list="list215528305896394" text:style-name="L1">
            <text:list-item>
              <text:p text:style-name="P229"><text:span text:style-name="T120">Auditorial Instances</text:span>:</text:p>
              <text:list>
                <text:list-item>
                  <text:p text:style-name="P352">Cultural</text:p>
                  <text:list>
                    <text:list-item>
                      <text:p text:style-name="P455">Social Responsability</text:p>
                    </text:list-item>
                  </text:list>
                  <text:list>
                    <text:list-item>
                      <text:p text:style-name="P429"><text:span text:style-name="T122">Dignified </text:span>Diversity</text:p>
                    </text:list-item>
                  </text:list>
                  <text:list>
                    <text:list-item>
                      <text:p text:style-name="P429">Artistic Awards</text:p>
                    </text:list-item>
                  </text:list>
                </text:list-item>
              </text:list>
              <text:list>
                <text:list-item>
                  <text:p text:style-name="P391">Management</text:p>
                  <text:list>
                    <text:list-item>
                      <text:p text:style-name="P455">Transparency</text:p>
                    </text:list-item>
                  </text:list>
                  <text:list>
                    <text:list-item>
                      <text:p text:style-name="P429">Human Resources</text:p>
                    </text:list-item>
                  </text:list>
                  <text:list>
                    <text:list-item>
                      <text:p text:style-name="P429">Fair-Trade</text:p>
                    </text:list-item>
                  </text:list>
                  <text:list>
                    <text:list-item>
                      <text:p text:style-name="P455">Governance</text:p>
                    </text:list-item>
                  </text:list>
                </text:list-item>
              </text:list>
              <text:list>
                <text:list-item>
                  <text:p text:style-name="P352">Religious</text:p>
                  <text:list>
                    <text:list-item>
                      <text:p text:style-name="P429">Interfaith Dialogue</text:p>
                    </text:list-item>
                  </text:list>
                  <text:list>
                    <text:list-item>
                      <text:p text:style-name="P429">Religions Acceptance</text:p>
                    </text:list-item>
                  </text:list>
                </text:list-item>
              </text:list>
              <text:list>
                <text:list-item>
                  <text:p text:style-name="P352">Ecologic</text:p>
                  <text:list>
                    <text:list-item>
                      <text:p text:style-name="P429">Recycling</text:p>
                    </text:list-item>
                  </text:list>
                  <text:list>
                    <text:list-item>
                      <text:p text:style-name="P429">Nature-Rights</text:p>
                      <text:list>
                        <text:list-item>
                          <text:p text:style-name="P429">Ecological Footprint Reduction</text:p>
                          <text:p text:style-name="P448">Animal-Rights</text:p>
                        </text:list-item>
                      </text:list>
                    </text:list-item>
                  </text:list>
                </text:list-item>
              </text:list>
            </text:list-item>
          </text:list>
          <text:h text:style-name="P160" text:outline-level="2"/>
          <text:h text:style-name="P163" text:outline-level="2">Auditorial Report:</text:h>
          <text:list xml:id="list215528133748363" text:continue-list="list215529107476002" text:style-name="L7">
            <text:list-item>
              <text:p text:style-name="P299">Company Needs</text:p>
            </text:list-item>
            <text:list-item>
              <text:p text:style-name="P310">Project <text:span text:style-name="T121">Needs</text:span></text:p>
            </text:list-item>
            <text:list-item>
              <text:p text:style-name="P310">Plan-Do-Check-Analyze Plan</text:p>
            </text:list-item>
          </text:list>
          <text:list xml:id="list215528029067402" text:continue-list="list215527898877341" text:style-name="L1">
            <text:list-item>
              <text:list>
                <text:list-item>
                  <text:list>
                    <text:list-item>
                      <text:list>
                        <text:list-header>
                          <text:p text:style-name="P449"/>
                        </text:list-header>
                      </text:list>
                    </text:list-item>
                  </text:list>
                </text:list-item>
              </text:list>
            </text:list-item>
          </text:list>
          <text:p text:style-name="P54"/>
          <text:p text:style-name="P45"><text:span text:style-name="T173">21. Company Planning</text:span>:</text:p>
          <text:p text:style-name="P16"/>
          <text:p text:style-name="P16">Direction Office:</text:p>
          <text:p text:style-name="P33">eco scalability limitations</text:p>
          <text:p text:style-name="P12">Participants <text:span text:style-name="T104">Decision</text:span></text:p>
          <text:list xml:id="list215529703501589" text:continue-list="list215529797621443" text:style-name="L2">
            <text:list-item text:start-value="1">
              <text:p text:style-name="P249">Obligations</text:p>
              <text:list>
                <text:list-item>
                  <text:p text:style-name="P394">Ethic Role Model Exemplary Conduct</text:p>
                </text:list-item>
              </text:list>
              <text:list>
                <text:list-item>
                  <text:p text:style-name="P394">Labor Training Guidelines</text:p>
                </text:list-item>
              </text:list>
              <text:list>
                <text:list-item>
                  <text:p text:style-name="P394"><text:span text:style-name="T103">Project</text:span> Administration</text:p>
                  <text:list>
                    <text:list-item>
                      <text:p text:style-name="P394"><text:span text:style-name="T103">Project</text:span> Direction</text:p>
                    </text:list-item>
                  </text:list>
                  <text:list>
                    <text:list-item>
                      <text:p text:style-name="P394">Ethic Behaviour Certification</text:p>
                    </text:list-item>
                  </text:list>
                  <text:list>
                    <text:list-item>
                      <text:p text:style-name="P394">Responsability Attribution</text:p>
                    </text:list-item>
                  </text:list>
                  <text:list>
                    <text:list-item>
                      <text:p text:style-name="P394">Harmon<text:span text:style-name="T103">ious </text:span><text:s/>Relation Nourish</text:p>
                    </text:list-item>
                  </text:list>
                  <text:list>
                    <text:list-item>
                      <text:p text:style-name="P394">Business Efficient Process</text:p>
                    </text:list-item>
                  </text:list>
                </text:list-item>
              </text:list>
              <text:list>
                <text:list-item>
                  <text:p text:style-name="P394">Team Structuring</text:p>
                </text:list-item>
                <text:list-item>
                  <text:p text:style-name="P402">human resourcing fires tudju os invasor telepatchicu <text:s/>-\_;)/- elis gostcha di sufrê mata foretcha psychologia nestes facio tudo!</text:p>
                  <text:list>
                    <text:list-item>
                      <text:p text:style-name="P394">First Directive Board Selection</text:p>
                    </text:list-item>
                  </text:list>
                  <text:list>
                    <text:list-item>
                      <text:p text:style-name="P394">First Executive Team Decision</text:p>
                    </text:list-item>
                  </text:list>
                  <text:list>
                    <text:list-item>
                      <text:p text:style-name="P394">Entrepeneurial <text:s/>Structuring</text:p>
                      <text:list>
                        <text:list-item>
                          <text:p text:style-name="P394">Sucession Rules</text:p>
                        </text:list-item>
                      </text:list>
                    </text:list-item>
                  </text:list>
                </text:list-item>
              </text:list>
              <text:list>
                <text:list-item>
                  <text:p text:style-name="P394">Creative Control</text:p>
                  <text:list>
                    <text:list-item>
                      <text:p text:style-name="P394">Projects Creation And Evaluation</text:p>
                    </text:list-item>
                  </text:list>
                  <text:list>
                    <text:list-item>
                      <text:p text:style-name="P394">Projects Analysis</text:p>
                    </text:list-item>
                  </text:list>
                  <text:list>
                    <text:list-item>
                      <text:p text:style-name="P394">Products Recomendation</text:p>
                    </text:list-item>
                  </text:list>
                  <text:list>
                    <text:list-item>
                      <text:p text:style-name="P394">Selected Projects Direction</text:p>
                    </text:list-item>
                  </text:list>
                  <text:list>
                    <text:list-item>
                      <text:p text:style-name="P394">Systemic Standards</text:p>
                    </text:list-item>
                  </text:list>
                </text:list-item>
              </text:list>
            </text:list-item>
          </text:list>
          <text:p text:style-name="P16"/>
          <text:list xml:id="list215529415898181" text:continue-numbering="true" text:style-name="L2">
            <text:list-item>
              <text:list>
                <text:list-header>
                  <text:p text:style-name="P301">Collegiate Council:</text:p>
                </text:list-header>
              </text:list>
            </text:list-item>
            <text:list-item>
              <text:p text:style-name="P200">Participants</text:p>
              <text:list>
                <text:list-item>
                  <text:p text:style-name="P354">Religious Representants</text:p>
                </text:list-item>
              </text:list>
              <text:list>
                <text:list-item>
                  <text:p text:style-name="P394">Social Museologists</text:p>
                </text:list-item>
              </text:list>
              <text:list>
                <text:list-item>
                  <text:p text:style-name="P394">Ethic Curators</text:p>
                </text:list-item>
              </text:list>
              <text:list>
                <text:list-item>
                  <text:p text:style-name="P394">Open Source Community</text:p>
                </text:list-item>
              </text:list>
              <text:list>
                <text:list-item>
                  <text:p text:style-name="P394">Social Developers</text:p>
                </text:list-item>
              </text:list>
            </text:list-item>
            <text:list-item text:start-value="1">
              <text:p text:style-name="P200">Obligations</text:p>
              <text:list>
                <text:list-header>
                  <text:p text:style-name="P230"/>
                </text:list-header>
              </text:list>
            </text:list-item>
          </text:list>
          <text:p text:style-name="P16">Contributors</text:p>
          <text:list xml:id="list215529018273766" text:continue-numbering="true" text:style-name="L2">
            <text:list-item>
              <text:p text:style-name="P200">Participants</text:p>
            </text:list-item>
            <text:list-item text:start-value="1">
              <text:p text:style-name="P222">Obligations</text:p>
              <text:list>
                <text:list-item>
                  <text:list>
                    <text:list-header>
                      <text:p text:style-name="P230"/>
                    </text:list-header>
                  </text:list>
                </text:list-item>
              </text:list>
            </text:list-item>
          </text:list>
          <text:p text:style-name="P16"/>
          <text:p text:style-name="P16"/>
          <text:p text:style-name="P16"/>
          <text:p text:style-name="P16"/>
          <text:p text:style-name="P16"/>
          <text:p text:style-name="P16"/>
          <text:p text:style-name="P16">Governance Board:</text:p>
          <text:list xml:id="list215529382201698" text:continue-numbering="true" text:style-name="L2">
            <text:list-item>
              <text:p text:style-name="P200">Participants</text:p>
              <text:list>
                <text:list-item>
                  <text:p text:style-name="P354">Direction Office</text:p>
                </text:list-item>
              </text:list>
              <text:list>
                <text:list-item>
                  <text:p text:style-name="P394">Maintainers</text:p>
                </text:list-item>
              </text:list>
              <text:list>
                <text:list-item>
                  <text:p text:style-name="P394">Trial-Period Contributors</text:p>
                </text:list-item>
              </text:list>
            </text:list-item>
            <text:list-item text:start-value="1">
              <text:p text:style-name="P200">Obligations</text:p>
              <text:list>
                <text:list-item>
                  <text:p text:style-name="P354">Ethic Commitment Role Model Exemplary Conduct</text:p>
                </text:list-item>
                <text:list-item>
                  <text:p text:style-name="P394">Benchmark Direction Office</text:p>
                </text:list-item>
              </text:list>
              <text:list>
                <text:list-item>
                  <text:p text:style-name="P394">Ethic Commitment Preservation</text:p>
                </text:list-item>
                <text:list-item>
                  <text:p text:style-name="P394">Company Contract Compliance</text:p>
                </text:list-item>
              </text:list>
              <text:list>
                <text:list-item>
                  <text:p text:style-name="P394">Internal Regiment Specification</text:p>
                </text:list-item>
              </text:list>
              <text:list>
                <text:list-item>
                  <text:p text:style-name="P394">Disciplinar Conduction Implementation</text:p>
                </text:list-item>
                <text:list-item>
                  <text:p text:style-name="P403"><text:soft-page-break/>Conflict Resolution Policies</text:p>
                </text:list-item>
                <text:list-item>
                  <text:p text:style-name="P404">Multipliers Formation.</text:p>
                </text:list-item>
              </text:list>
              <text:p text:style-name="P230"/>
            </text:list-item>
          </text:list>
          <text:p text:style-name="P16"><text:span text:style-name="T104">Project </text:span>Company Administration:</text:p>
          <text:list xml:id="list215528165487139" text:continue-numbering="true" text:style-name="L2">
            <text:list-item>
              <text:p text:style-name="P200"><text:span text:style-name="T104">Project</text:span> Optimum Organization</text:p>
            </text:list-item>
            <text:list-item>
              <text:p text:style-name="P200"><text:span text:style-name="T104">Project</text:span> Routine And Task-Forces Planning</text:p>
            </text:list-item>
            <text:list-item text:start-value="1">
              <text:p text:style-name="P200"><text:span text:style-name="T104">Project</text:span> Plan Scheduled Execution</text:p>
            </text:list-item>
            <text:list-item text:start-value="1">
              <text:p text:style-name="P200">Qualification of Labor And Services</text:p>
            </text:list-item>
            <text:list-item text:start-value="1">
              <text:p text:style-name="P200">Collaborative <text:span text:style-name="T104">Project</text:span> Benchmarking</text:p>
            </text:list-item>
            <text:list-item text:start-value="1">
              <text:p text:style-name="P200">Contributors Experience Design</text:p>
            </text:list-item>
            <text:list-item>
              <text:p text:style-name="P200">Contributors Responsabilities Attribution</text:p>
            </text:list-item>
            <text:list-item text:start-value="1">
              <text:p text:style-name="P200">Maintainer Badge How-To</text:p>
            </text:list-item>
            <text:list-item text:start-value="1">
              <text:p text:style-name="P200">Production Plans &amp; Processes Assembly</text:p>
              <text:list>
                <text:list-item>
                  <text:p text:style-name="P354">Services Analysis</text:p>
                </text:list-item>
              </text:list>
              <text:list>
                <text:list-item>
                  <text:p text:style-name="P394">Services Selection Process</text:p>
                </text:list-item>
              </text:list>
              <text:list>
                <text:list-item>
                  <text:p text:style-name="P394">Cost Benefit Report</text:p>
                </text:list-item>
              </text:list>
              <text:list>
                <text:list-item>
                  <text:p text:style-name="P394">Outsourcing Partnerships Agreements</text:p>
                </text:list-item>
              </text:list>
              <text:list>
                <text:list-item>
                  <text:p text:style-name="P394">Internal Processes Auditorial Reports</text:p>
                </text:list-item>
              </text:list>
            </text:list-item>
            <text:list-item>
              <text:p text:style-name="P261">Productions Execution</text:p>
            </text:list-item>
          </text:list>
          <text:h text:style-name="P181" text:outline-level="3"/>
          <text:h text:style-name="P181" text:outline-level="3">Company Policies Force-Task</text:h>
          <text:list xml:id="list215528993323648" text:continue-numbering="true" text:style-name="L2">
            <text:list-item>
              <text:p text:style-name="P200">Code Of Conduct</text:p>
            </text:list-item>
            <text:list-item>
              <text:p text:style-name="P200">Contribution Guideline</text:p>
            </text:list-item>
            <text:list-item>
              <text:p text:style-name="P200">Projects Standardization</text:p>
            </text:list-item>
            <text:list-item>
              <text:p text:style-name="P200">Documents Templates</text:p>
            </text:list-item>
            <text:list-item>
              <text:p text:style-name="P200">Open Call For Debating</text:p>
            </text:list-item>
            <text:list-item>
              <text:p text:style-name="P200">Collegiate Body Institution</text:p>
            </text:list-item>
            <text:list-item>
              <text:p text:style-name="P200">Cultural Collegiate Body</text:p>
            </text:list-item>
            <text:list-item>
              <text:p text:style-name="P200">Healthy Contribution Plan</text:p>
            </text:list-item>
            <text:list-item>
              <text:p text:style-name="P200">Governance Documentation</text:p>
            </text:list-item>
            <text:list-item>
              <text:h text:style-name="P200" text:outline-level="3">Auditorial Instances Selection</text:h>
            </text:list-item>
            <text:list-item>
              <text:h text:style-name="P200" text:outline-level="3"/>
            </text:list-item>
          </text:list>
          <text:p text:style-name="P219"/>
          <text:p text:style-name="P54"><text:span text:style-name="T173">23. </text:span>Media Planning:</text:p>
          <text:h text:style-name="P169" text:outline-level="1"/>
          <text:h text:style-name="P169" text:outline-level="1"><text:span text:style-name="T121">Media System</text:span> Analysis:</text:h>
          <text:list xml:id="list215528309738165" text:continue-list="list8578442353290770016" text:style-name="L6">
            <text:list-item>
              <text:p text:style-name="P296">Cultural Sector Trends</text:p>
            </text:list-item>
            <text:list-item>
              <text:p text:style-name="P312">Ecumenic Sector Trends</text:p>
            </text:list-item>
            <text:list-item>
              <text:p text:style-name="P312">Creative Sector Analysis</text:p>
            </text:list-item>
            <text:list-item>
              <text:p text:style-name="P312">Projects Portfolio Opportunities</text:p>
            </text:list-item>
            <text:list-item>
              <text:p text:style-name="P312">Impact Analysis</text:p>
              <text:list>
                <text:list-item>
                  <text:p text:style-name="P312">Possible Conflict Analysis</text:p>
                </text:list-item>
              </text:list>
              <text:list>
                <text:list-item>
                  <text:p text:style-name="P312">Improvement Possibilities</text:p>
                </text:list-item>
              </text:list>
              <text:list>
                <text:list-item>
                  <text:p text:style-name="P312">Widest Artistic Testimony Possible</text:p>
                </text:list-item>
              </text:list>
              <text:list>
                <text:list-item>
                  <text:p text:style-name="P312">Transformational Prognostics</text:p>
                </text:list-item>
              </text:list>
            </text:list-item>
            <text:list-item>
              <text:p text:style-name="P312">Value Chain Improving Analysis</text:p>
            </text:list-item>
            <text:list-item>
              <text:p text:style-name="P312">Investment Returns</text:p>
              <text:list>
                <text:list-item>
                  <text:p text:style-name="P312">Consumption Statistics</text:p>
                </text:list-item>
              </text:list>
              <text:list>
                <text:list-item>
                  <text:p text:style-name="P312">Advertising Culture</text:p>
                </text:list-item>
              </text:list>
            </text:list-item>
            <text:list-item>
              <text:p text:style-name="P312">Target Audience Decision</text:p>
              <text:list>
                <text:list-item>
                  <text:p text:style-name="P312">Behavioural Data Analysis</text:p>
                </text:list-item>
              </text:list>
              <text:list>
                <text:list-item>
                  <text:p text:style-name="P312">Evaluation</text:p>
                </text:list-item>
              </text:list>
            </text:list-item>
            <text:list-item>
              <text:p text:style-name="P312">Enterprise Positioning</text:p>
            </text:list-item>
          </text:list>
          <text:h text:style-name="P169" text:outline-level="1"/>
          <text:h text:style-name="P169" text:outline-level="1">Brand Specifications:</text:h>
          <text:list xml:id="list215527819809509" text:continue-numbering="true" text:style-name="L6">
            <text:list-item>
              <text:p text:style-name="P296">Name</text:p>
            </text:list-item>
            <text:list-item>
              <text:p text:style-name="P312">Logo</text:p>
              <text:list>
                <text:list-item>
                  <text:p text:style-name="P312">Artistic Analysis</text:p>
                </text:list-item>
              </text:list>
              <text:list>
                <text:list-item>
                  <text:p text:style-name="P313"><text:soft-page-break/>Design</text:p>
                </text:list-item>
                <text:list-item>
                  <text:p text:style-name="P313">Visual Patterns</text:p>
                </text:list-item>
                <text:list-item>
                  <text:p text:style-name="P312">Colours</text:p>
                </text:list-item>
              </text:list>
              <text:list>
                <text:list-item>
                  <text:p text:style-name="P312">Typography</text:p>
                </text:list-item>
              </text:list>
            </text:list-item>
            <text:list-item text:start-value="1">
              <text:p text:style-name="P312">Media Patterns</text:p>
              <text:list>
                <text:list-item>
                  <text:p text:style-name="P312">Sustainable Materials</text:p>
                </text:list-item>
              </text:list>
              <text:list>
                <text:list-item>
                  <text:p text:style-name="P312">Selected Channels</text:p>
                </text:list-item>
              </text:list>
            </text:list-item>
          </text:list>
          <text:p text:style-name="P8"/>
          <text:p text:style-name="P17">Institutional Design:</text:p>
          <text:list xml:id="list215529464690421" text:continue-numbering="true" text:style-name="L6">
            <text:list-item>
              <text:p text:style-name="P296">Presentations Style</text:p>
              <text:list>
                <text:list-item>
                  <text:p text:style-name="P312">Scientific Outlook</text:p>
                </text:list-item>
              </text:list>
              <text:list>
                <text:list-item>
                  <text:p text:style-name="P312">Visionary Design</text:p>
                </text:list-item>
              </text:list>
              <text:list>
                <text:list-item>
                  <text:p text:style-name="P312">Opera Narrative</text:p>
                </text:list-item>
              </text:list>
              <text:list>
                <text:list-item>
                  <text:p text:style-name="P312">Marketing Pace</text:p>
                </text:list-item>
              </text:list>
              <text:list>
                <text:list-item>
                  <text:p text:style-name="P312">Cinematic Rhythm</text:p>
                </text:list-item>
              </text:list>
              <text:list>
                <text:list-item>
                  <text:p text:style-name="P312">Epic Contemporary Soundtrack</text:p>
                </text:list-item>
              </text:list>
            </text:list-item>
          </text:list>
          <text:p text:style-name="P274"/>
          <text:p text:style-name="P58"/>
          <text:p text:style-name="P58"/>
          <text:list xml:id="list215529227571267" text:continue-numbering="true" text:style-name="L6">
            <text:list-item>
              <text:p text:style-name="P312">Data Presentation</text:p>
              <text:list>
                <text:list-item>
                  <text:p text:style-name="P312">Indicators</text:p>
                  <text:list>
                    <text:list-item>
                      <text:p text:style-name="P296">Third-Party Recommendations</text:p>
                      <text:list>
                        <text:list-item>
                          <text:p text:style-name="P312">Indication Letters</text:p>
                        </text:list-item>
                      </text:list>
                      <text:list>
                        <text:list-item>
                          <text:p text:style-name="P312">Support Statements</text:p>
                        </text:list-item>
                      </text:list>
                      <text:list>
                        <text:list-item>
                          <text:p text:style-name="P312">Legislative Regularity Declaration</text:p>
                        </text:list-item>
                      </text:list>
                      <text:list>
                        <text:list-item>
                          <text:p text:style-name="P312">Certifications</text:p>
                        </text:list-item>
                      </text:list>
                    </text:list-item>
                  </text:list>
                </text:list-item>
              </text:list>
              <text:list>
                <text:list-item>
                  <text:p text:style-name="P312">Infographics</text:p>
                </text:list-item>
              </text:list>
              <text:list>
                <text:list-item>
                  <text:p text:style-name="P312">S<text:span text:style-name="T125">trenght </text:span>W<text:span text:style-name="T125">eakness </text:span>O<text:span text:style-name="T125">pportunities </text:span>T<text:span text:style-name="T125">asks</text:span> Analysis</text:p>
                </text:list-item>
              </text:list>
            </text:list-item>
            <text:list-item>
              <text:p text:style-name="P312">Watermarked Objects</text:p>
              <text:list>
                <text:list-item>
                  <text:p text:style-name="P312">Contact Cards</text:p>
                </text:list-item>
              </text:list>
            </text:list-item>
            <text:list-item>
              <text:p text:style-name="P312">Company Photo</text:p>
              <text:p text:style-name="P312"/>
            </text:list-item>
          </text:list>
          <text:h text:style-name="P169" text:outline-level="1">Presentations:</text:h>
          <text:list xml:id="list215529136879013" text:continue-numbering="true" text:style-name="L6">
            <text:list-item>
              <text:p text:style-name="P296">Flier</text:p>
              <text:list>
                <text:list-item>
                  <text:p text:style-name="P312">One Page Project</text:p>
                </text:list-item>
              </text:list>
              <text:list>
                <text:list-item>
                  <text:p text:style-name="P312">One Sentence Motto</text:p>
                </text:list-item>
              </text:list>
              <text:list>
                <text:list-item>
                  <text:p text:style-name="P312">One Paragraph Proposal</text:p>
                </text:list-item>
              </text:list>
            </text:list-item>
            <text:list-item>
              <text:p text:style-name="P312">Slideshow</text:p>
              <text:list>
                <text:list-item>
                  <text:p text:style-name="P312">Follow This Mind Map Presentation Structure</text:p>
                </text:list-item>
              </text:list>
            </text:list-item>
            <text:list-item>
              <text:p text:style-name="P312">Movies</text:p>
              <text:list>
                <text:list-item>
                  <text:p text:style-name="P312">Different Durations</text:p>
                </text:list-item>
              </text:list>
            </text:list-item>
          </text:list>
          <text:h text:style-name="P169" text:outline-level="1"/>
          <text:h text:style-name="P171" text:outline-level="1">Website:</text:h>
          <text:list xml:id="list215528300462830" text:continue-numbering="true" text:style-name="L6">
            <text:list-item>
              <text:p text:style-name="P206">Landing Page</text:p>
              <text:list>
                <text:list-item>
                  <text:p text:style-name="P206">Proposal</text:p>
                  <text:list>
                    <text:list-item>
                      <text:p text:style-name="P206">Flier</text:p>
                    </text:list-item>
                  </text:list>
                  <text:list>
                    <text:list-item>
                      <text:p text:style-name="P206">Movies</text:p>
                    </text:list-item>
                  </text:list>
                </text:list-item>
              </text:list>
              <text:list>
                <text:list-item>
                  <text:p text:style-name="P206">Planned Scheduled Actions</text:p>
                </text:list-item>
              </text:list>
              <text:list>
                <text:list-item>
                  <text:p text:style-name="P206">Specifications</text:p>
                  <text:list>
                    <text:list-item>
                      <text:p text:style-name="P206">Project</text:p>
                    </text:list-item>
                  </text:list>
                  <text:list>
                    <text:list-item>
                      <text:p text:style-name="P206">Code Of Conduct</text:p>
                    </text:list-item>
                  </text:list>
                  <text:list>
                    <text:list-item>
                      <text:p text:style-name="P206">Contribution Guide</text:p>
                    </text:list-item>
                  </text:list>
                </text:list-item>
              </text:list>
              <text:list>
                <text:list-item>
                  <text:p text:style-name="P206">Auditorial Instances</text:p>
                </text:list-item>
              </text:list>
              <text:list>
                <text:list-item>
                  <text:p text:style-name="P206">Contact</text:p>
                </text:list-item>
              </text:list>
            </text:list-item>
            <text:list-item>
              <text:p text:style-name="P206">Social Media</text:p>
            </text:list-item>
            <text:list-item>
              <text:p text:style-name="P206"><text:span text:style-name="T125">Social</text:span> <text:span text:style-name="T125">Marketing </text:span>Optimization</text:p>
              <text:list>
                <text:list-item>
                  <text:p text:style-name="P206">Search Engine Optimization</text:p>
                </text:list-item>
              </text:list>
              <text:list>
                <text:list-item>
                  <text:p text:style-name="P226"><text:span text:style-name="T126">Medias </text:span>Funneling</text:p>
                </text:list-item>
              </text:list>
            </text:list-item>
          </text:list>
          <text:p text:style-name="P29"><text:soft-page-break/></text:p>
          <text:p text:style-name="P29"/>
          <text:p text:style-name="P29"/>
          <text:p text:style-name="P40"><text:span text:style-name="T46">24. </text:span><text:span text:style-name="T43">Development</text:span><text:span text:style-name="T41"> P</text:span><text:span text:style-name="T44">lanning</text:span><text:span text:style-name="T41">:</text:span></text:p>
          <text:h text:style-name="P170" text:outline-level="1"/>
          <text:h text:style-name="P169" text:outline-level="1">Market<text:span text:style-name="T121">ing </text:span><text:s/><text:span text:style-name="T121">Planning</text:span>:</text:h>
          <text:list xml:id="list3017021474847387203" text:style-name="L9">
            <text:list-item>
              <text:p text:style-name="P300">Marketing Analysis</text:p>
              <text:list>
                <text:list-item>
                  <text:p text:style-name="P314">Concearning Investors</text:p>
                </text:list-item>
                <text:list-item>
                  <text:p text:style-name="P314">Sponsor Brands</text:p>
                </text:list-item>
                <text:list-item>
                  <text:p text:style-name="P314">Local Consumption Statistics</text:p>
                </text:list-item>
                <text:list-item>
                  <text:p text:style-name="P314">Local Advertising Culture</text:p>
                </text:list-item>
              </text:list>
            </text:list-item>
            <text:list-item>
              <text:p text:style-name="P314">Partnership Pitching</text:p>
              <text:list>
                <text:list-item>
                  <text:p text:style-name="P314">Pre-Call Offerings</text:p>
                </text:list-item>
                <text:list-item>
                  <text:p text:style-name="P314">Open Call</text:p>
                </text:list-item>
              </text:list>
            </text:list-item>
            <text:list-item>
              <text:p text:style-name="P314">Budget Analysis</text:p>
            </text:list-item>
            <text:list-item>
              <text:p text:style-name="P314">Value Chain Improving Analysis</text:p>
            </text:list-item>
            <text:list-item>
              <text:p text:style-name="P314">Priority Reallocations</text:p>
            </text:list-item>
            <text:list-item>
              <text:p text:style-name="P315"><text:span text:style-name="T121">Brand Identity </text:span>Design</text:p>
            </text:list-item>
            <text:list-item>
              <text:p text:style-name="P315">Accountancy</text:p>
            </text:list-item>
            <text:list-item>
              <text:p text:style-name="P314">Collecting</text:p>
            </text:list-item>
            <text:list-item>
              <text:p text:style-name="P315">Payments</text:p>
            </text:list-item>
            <text:list-item>
              <text:p text:style-name="P315">Marketing Plan</text:p>
            </text:list-item>
          </text:list>
          <text:h text:style-name="P184" text:outline-level="3"/>
          <text:h text:style-name="P185" text:outline-level="3"/>
          <text:p text:style-name="P52">26. Git Collaboration Development: </text:p>
          <text:p text:style-name="P50"/>
          <text:p text:style-name="P53">Online Collaborative Platform:</text:p>
          <text:p text:style-name="P51"><text:span text:style-name="T134">⚫ </text:span>Operational systems tests </text:p>
          <text:p text:style-name="P50"><text:span text:style-name="T134">⚫ </text:span>Ethic reliability engineering </text:p>
          <text:p text:style-name="P50"><text:span text:style-name="T134">⚫ </text:span>Processual sustainability </text:p>
          <text:p text:style-name="P50"><text:span text:style-name="T134">⚫ </text:span>Lifecycle continuous registry </text:p>
          <text:p text:style-name="P50"><text:span text:style-name="T134">⚫ </text:span>Marketing agenda schedule </text:p>
          <text:p text:style-name="P50"><text:span text:style-name="T134">⚫ </text:span>Client satisfaction efficiency </text:p>
          <text:p text:style-name="P50"><text:span text:style-name="T134">⚫ </text:span>Environmental specificities </text:p>
          <text:p text:style-name="P50"><text:span text:style-name="T134">⚫ </text:span>Communitary contributing </text:p>
          <text:p text:style-name="P50"><text:span text:style-name="T134">⚫ </text:span>Accountability transparency </text:p>
          <text:p text:style-name="P50"><text:span text:style-name="T134">⚫ </text:span>Standardize procedures </text:p>
          <text:p text:style-name="P50"><text:span text:style-name="T134">⚫ </text:span>Source version control git </text:p>
          <text:p text:style-name="P50"><text:span text:style-name="T134">⚫ </text:span>Historiologic semiotic logging </text:p>
          <text:p text:style-name="P50"><text:span text:style-name="T134">⚫ </text:span>Databases integrationality </text:p>
          <text:p text:style-name="P50"><text:span text:style-name="T134">⚫ </text:span>Productive developmentality </text:p>
          <text:p text:style-name="P50"><text:span text:style-name="T134">⚫ </text:span>Infrastructure configuring </text:p>
          <text:p text:style-name="P50"><text:span text:style-name="T134">⚫ </text:span>Workflows repository packing </text:p>
          <text:p text:style-name="P50"><text:span text:style-name="T134">⚫ </text:span>Contextual interface design </text:p>
          <text:p text:style-name="P50"><text:span text:style-name="T134">⚫ </text:span>Interlinguistic translatability </text:p>
          <text:p text:style-name="P50"><text:span text:style-name="T134">⚫ </text:span>Applicative codes scripting </text:p>
          <text:p text:style-name="P50"><text:span text:style-name="T134">⚫ </text:span>Feedback media responsivity </text:p>
          <text:p text:style-name="P50"><text:span text:style-name="T134">⚫ </text:span>Optimization benchmarking </text:p>
          <text:p text:style-name="P50"><text:span text:style-name="T134">⚫ </text:span>Open-source issue bugfixing </text:p>
          <text:p text:style-name="P50"><text:span text:style-name="T134">⚫ </text:span>Features request flagging </text:p>
          <text:p text:style-name="P50"><text:span text:style-name="T134">⚫ </text:span>Projects building branching </text:p>
          <text:p text:style-name="P50"><text:span text:style-name="T134">⚫ </text:span>Compiled assembly review </text:p>
          <text:p text:style-name="P50"><text:span text:style-name="T134">⚫ </text:span>Documentation monitoring </text:p>
          <text:p text:style-name="P50"><text:span text:style-name="T134">⚫ </text:span>Pipeline deployment release </text:p>
          <text:p text:style-name="P50"><text:span text:style-name="T134">⚫ </text:span>Actions automation commit</text:p>
        </text:section>
        <text:p text:style-name="P77"><text:span text:style-name="T25">26. </text:span><text:span text:style-name="T23">Theo</text:span><text:span text:style-name="T24">poe</text:span><text:span text:style-name="T23">thic Framework</text:span><text:span text:style-name="T22">:</text:span></text:p>
        <text:p text:style-name="P36"/>
        <text:p text:style-name="P44"/>
        <text:p text:style-name="P44"><text:span text:style-name="T161">⚫ <text:s/></text:span><text:span text:style-name="T162">Faith In God Is Art: A Sustainabling Principle Of World Eccumenic Intercultural Listening Recursive Social Poethics {ARCHITHEISTIC Ecosmic Sociopistic Acouspoiesis} </text:span></text:p>
        <text:p text:style-name="P35">Church Trials {Demon Atheisticizing}: </text:p>
        <text:p text:style-name="P36">~ Religion from God to faith (input symbol grammar): </text:p>
        <text:p text:style-name="P36">~ Spirituality from perception to consacration (knowable process logic): </text:p>
        <text:p text:style-name="P36">~ Art from praying to projecting (communication rhetoric output): </text:p>
        <text:p text:style-name="P36">~ Science from theology to psychology (numbers and quantas): </text:p>
        <text:p text:style-name="P36">~ Design from psychology to aesthetics (lights, colours, and qualias): </text:p>
        <text:p text:style-name="P36">~ Craft from aesthetics to cybernetics (acts and senses): </text:p>
        <text:p text:style-name="P36">~ Harmony from cybernetics to ecology (words and works): </text:p>
        <text:p text:style-name="P36"/>
        <text:p text:style-name="P35"><text:span text:style-name="T163">⚫ <text:s/></text:span>Aesthetic Religiosity: Faithful Aesthetics, Syncretic Theology, And <text:span text:style-name="T174">Faith-Inspired</text:span> Theorization Historiology As A Pragmatic Schedule {ECCLESIESTHESIC Nootheoric Chairochrony}:</text:p>
        <text:p text:style-name="P36">~ Religion from syncretism to ecumenism (input symbol grammar): </text:p>
        <text:p text:style-name="P36">~ Spirituality from epiphany to <text:span text:style-name="T174">faith-inspired </text:span>planning (knowable process logic): </text:p>
        <text:p text:style-name="P36">~ Art from ethics to justice (communication rhetoric output): </text:p>
        <text:p text:style-name="P36">~ Science from statistics to stochastics (numbers and quantas): </text:p>
        <text:p text:style-name="P36">~ Design from poethics to architecture (lights, colours, and qualias): </text:p>
        <text:p text:style-name="P36">~ Craft from measurements to instructions (acts and senses): </text:p>
        <text:p text:style-name="P36">~ Harmony from preparation to consacration (words and works): </text:p>
        <text:p text:style-name="P36"/>
        <text:p text:style-name="P35"><text:span text:style-name="T163">⚫ <text:s/></text:span>Faithful Artivism: Respectful Technical Consacration Of Cultural Noospheric Communication Structuring {NOOTECHNIC Hieropolis Ortoarchia}:</text:p>
        <text:p text:style-name="P36">~ Religion from ethics to congregation (input symbol grammar): </text:p>
        <text:p text:style-name="P36">~ Spirituality from <text:span text:style-name="T174">faith-inspired </text:span>techniques to <text:span text:style-name="T174">faith-based </text:span>solidarization (knowable process logic): </text:p>
        <text:p text:style-name="P36">~ <text:span text:style-name="T174">Faithful a</text:span>rt from spirituality to religion (communication rhetoric output): </text:p>
        <text:p text:style-name="P36">~ Science from metaphysics to theism (numbers and quantas): </text:p>
        <text:p text:style-name="P36">~ Design from infrastructure to charity (lights, colours, and qualias): </text:p>
        <text:p text:style-name="P36"><text:soft-page-break/>~ Craft from sensing to mass liturgy (acts and senses): </text:p>
        <text:p text:style-name="P36">~ Harmony from discernment to faithfulness (words and works): </text:p>
        <text:p text:style-name="P36"/>
        <text:p text:style-name="P35"><text:span text:style-name="T163">⚫ <text:s/></text:span>Respectful Artistry: God-Inspired Communal Public Reform Of Affection's Social Economy {POLITHERAPIC Eupistic Pathoperitic Socionomy}:</text:p>
        <text:p text:style-name="P36">~ Religion from culture to conduct (input symbol grammar): </text:p>
        <text:p text:style-name="P36">~ Spirituality from <text:span text:style-name="T174">faith-inspired </text:span>semiotics to <text:span text:style-name="T174">faith-based </text:span>orthodoxies (knowable process logic): </text:p>
        <text:p text:style-name="P36">~ Art from universities to universal church (communication rhetoric output): </text:p>
        <text:p text:style-name="P36">~ Science from communication to legislation (numbers and quantas): </text:p>
        <text:p text:style-name="P36">~ Design from programming to harmonizing (lights, colours, and qualias): </text:p>
        <text:p text:style-name="P36">~ Craft from interfacing to respectfulness (acts and senses): </text:p>
        <text:p text:style-name="P36">~ Harmony from networks to sacred covenant (words and works): </text:p>
        <text:p text:style-name="P36"/>
        <text:p text:style-name="P35"/>
        <text:p text:style-name="P55"><text:span text:style-name="T163">⚫ <text:s/></text:span>Dignifying Culture: Syncretic Dignification Of Public Servitude To Lawful Devotion Of A Structuring Education {AGORAETHIC Pistonomic Synaxis Semiopaideia}: </text:p>
        <text:p text:style-name="P36">~ Religion from healing to thankfulness (input symbol grammar): </text:p>
        <text:p text:style-name="P36">~ Spirituality from <text:span text:style-name="T174">faith-inspired </text:span>devotion to <text:span text:style-name="T174">faith-based </text:span>discipline (knowable process logic): </text:p>
        <text:p text:style-name="P36">~ Art from education to dignity (communication rhetoric output): </text:p>
        <text:p text:style-name="P36">~ Science from perceptology to responsabilization (numbers and quantas): </text:p>
        <text:p text:style-name="P36">~ Design from bioinformatics to salvation (lights, colours, and qualias): </text:p>
        <text:p text:style-name="P36">~ Craft from interaction to administration (acts and senses): </text:p>
        <text:p text:style-name="P36">~ Harmony from profession to reconnection (words and works): </text:p>
        <text:p text:style-name="P36"/>
        <text:p text:style-name="P35"><text:span text:style-name="T163">⚫ <text:s/></text:span>Sustainable Aesthetics: An Eccumenic Culture Ecology Consonant To Communitarian Media <text:span text:style-name="T174">Faith-Inspired</text:span> Ethic Stadistic Just Reasonant Mechanisms {SYNHARMONIOUS Statethic Echomatics}: </text:p>
        <text:p text:style-name="P36">~ Religion from methodology to reasonance (input symbol grammar): </text:p>
        <text:p text:style-name="P36">~ Spirituality from <text:span text:style-name="T175">faith-inspired </text:span>experiments to <text:span text:style-name="T175">faith-based </text:span>virtues (knowable process logic): </text:p>
        <text:p text:style-name="P36">~ Art from engineering to service (communication rhetoric output): </text:p>
        <text:p text:style-name="P36">~ Science from affection to sustainability (numbers and quantas): </text:p>
        <text:p text:style-name="P36">~ Design from doctrine to revelation (lights, colours, and qualias): </text:p>
        <text:p text:style-name="P36">~ Craft from development to mission (acts and senses): </text:p>
        <text:p text:style-name="P36">~ Harmony from auditing to obedience (words and works): </text:p>
        <text:p text:style-name="P35"/>
        <text:p text:style-name="P35"><text:span text:style-name="T163">⚫ <text:s/></text:span>Devotional Creativity: Merciful Faithful Affection Fostering Techniques Of Harmonic Socioeconomic Composing {HIEROTECHNIC Econoharmonics Pistimaieutics}:</text:p>
        <text:p text:style-name="P36">~ Religion from hierarchies to habit (input symbol grammar): </text:p>
        <text:p text:style-name="P36">~ Spirituality from <text:span text:style-name="T175">faith-inspired</text:span> care to <text:span text:style-name="T175">faith-based </text:span>strategy (knowable process logic): </text:p>
        <text:p text:style-name="P36">~ Art from testimony to preaching (communication rhetoric output): </text:p>
        <text:p text:style-name="P36">~ Science from proselytism to reunion (numbers and quantas): </text:p>
        <text:p text:style-name="P36">~ Design from fractal to synergy (lights, colours, and qualias): </text:p>
        <text:p text:style-name="P36">~ Craft from coding to chaining (acts and senses): </text:p>
        <text:p text:style-name="P36">~ Harmony from welfare to coherence (words and works): </text:p>
        <text:p text:style-name="P36"/>
        <text:p text:style-name="P35"><text:span text:style-name="T163">⚫ <text:s/></text:span>Solidarity Economy: Eccletic International Cultural Singularization Through Economies Of Truthful Artistic Literacy {ECONOMENIC Museoligious Cybernooparency}:</text:p>
        <text:p text:style-name="P36"><text:soft-page-break/>~ Religion from museology to orchestration (input symbol grammar): </text:p>
        <text:p text:style-name="P36">~ Spirituality from <text:span text:style-name="T175">faith-inspired</text:span> curatorship<text:span text:style-name="T175">s</text:span> to <text:span text:style-name="T175">faith-based social blessings</text:span>(knowable process logic): </text:p>
        <text:p text:style-name="P36">~ Art from diplomacy to building (communication rhetoric output): </text:p>
        <text:p text:style-name="P36">~ Science from laboratories to fraternities (numbers and quantas): </text:p>
        <text:p text:style-name="P36">~ Design from synaesthesia to interdependence (lights, colours, and qualias): </text:p>
        <text:p text:style-name="P36">~ Craft from entrainment to anointment (acts and senses): </text:p>
        <text:p text:style-name="P36">~ Harmony from gardening to construction (words and works): </text:p>
        <text:p text:style-name="P37"/>
        <text:p text:style-name="P36"/>
        <text:p text:style-name="P35"/>
        <text:p text:style-name="P55"><text:span text:style-name="T163">⚫ <text:s/>Faith-Based</text:span> Artcraft: Theologic Sustainable Program Of Sociocultural Devotional Symbolic Creations {THEOPATHIC Poliartistic Theater}:</text:p>
        <text:p text:style-name="P36">~ Religion from operation to cult (input symbol grammar): </text:p>
        <text:p text:style-name="P36">~ Spirituality from <text:span text:style-name="T175">faith-inspired </text:span>procession to <text:span text:style-name="T175">faith-based </text:span>career (knowable process logic): </text:p>
        <text:p text:style-name="P36">~ Art from technology to governance (communication rhetoric output): </text:p>
        <text:p text:style-name="P36">~ Science from survival to nourishment (numbers and quantas): </text:p>
        <text:p text:style-name="P36">~ Design from society to ritual (lights, colours, and qualias): </text:p>
        <text:p text:style-name="P36">~ Craft from opera to gesamtkunstwerk (acts and senses): </text:p>
        <text:p text:style-name="P36">~ Harmony from pilgrimage to egregore (words and works): </text:p>
        <text:p text:style-name="P36"/>
        <text:p text:style-name="P36"><text:span text:style-name="T45">⚫ <text:s/></text:span><text:span text:style-name="T36">Analysis Ecology: Socioacademic Practical Theorical Iridescent Networks Sanctifying Pedagogy {POLIECCUMENIC Synaersthetic Reasonetic Paideosophy}:</text:span></text:p>
        <text:p text:style-name="P36">~ Religion from<text:span text:style-name="T175"> </text:span>pedagogy to art (input symbol grammar): </text:p>
        <text:p text:style-name="P36">~ Spirituality from identity to relationship (knowable process logic): </text:p>
        <text:p text:style-name="P36">~ Art from work to spiritual duty (communication rhetoric output): </text:p>
        <text:p text:style-name="P36">~ Science from logics to affectiveness (numbers and quantas): </text:p>
        <text:p text:style-name="P36">~ Design from collectivity to collaboration (lights, colours, and qualias): </text:p>
        <text:p text:style-name="P36">~ Craft from critique to praising (acts and senses): </text:p>
        <text:p text:style-name="P36">~ Harmony from recycling to Theopathy (words and works): </text:p>
        <text:p text:style-name="P36"/>
        <text:p text:style-name="P43"><text:span text:style-name="T163">⚫ <text:s/>Other P</text:span>ossible Theopoethic Specialization Courses: </text:p>
        <text:p text:style-name="P38">~ “Ecumenism In Complex Artistic Operations History”</text:p>
        <text:p text:style-name="P36">~ <text:s/>"Transvisionary Symbolic Theontologic Aesthetic Politics of Historiology" </text:p>
        <text:p text:style-name="P36">~ <text:s/>"Eco-spirituality and Artivism: Intra-Noise Nooheuristic Psydeliverance" </text:p>
        <text:p text:style-name="P36">~ <text:s/>"Cultural Teleologies' Scientific Teleonomy of Social Theology" </text:p>
        <text:p text:style-name="P36">~ <text:s/>"Chairós and Charity: Christic Conciousness Chronology of Chronic Communion" </text:p>
        <text:p text:style-name="P36">~ <text:s/>"Xenoglossia Semiolinguistics: Pentecostal Cathecism As A Performativity Performance-Art" </text:p>
        <text:p text:style-name="P36">~ <text:s/>"Cultural Anamnesis: Theological Techniques of Aesthetic Sociology" </text:p>
        <text:p text:style-name="P36">~ <text:s/>"Spiritual Artivism Daily Performance: Cybermediatic Hagiocleansing" </text:p>
        <text:p text:style-name="P36">~ <text:s/>"Mediagnosis: Semiotic Onthological Diagnosis" </text:p>
        <text:p text:style-name="P36">~ <text:s/>"Semiontology: Site-Specific Spiritual Sociolinguistics Semiotics" </text:p>
        <text:p text:style-name="P36">~ <text:s/>"Bomfim Stairway Washing: A Charitophanic Ortoformance" </text:p>
        <text:p text:style-name="P36"><text:soft-page-break/>~ <text:s/>"Culture as a Laic Church and Aesthetic as Its Theology: Poliaesthetic Theopathic Eccumeniosophy" </text:p>
        <text:p text:style-name="P36">~ <text:s/>"Social Ebbs Abbying Weaving: Pragmapratic Poepactry In Amulets, Totems, And Taboos" </text:p>
        <text:p text:style-name="P36">~ <text:s/>"Internomy: Cybernetic Cultural Regulamentation" </text:p>
        <text:p text:style-name="P36">~ <text:s/>"Chairosmosis: Valuelogic Virtusophy" </text:p>
        <text:p text:style-name="P36">~ <text:s/>"Althrough Couture: Morphology Manners" </text:p>
        <text:p text:style-name="P36">~ <text:s/>"Scicratic Noosthetic: Labchurch Cosmoesthetics" </text:p>
        <text:p text:style-name="P36">~ <text:s/>"Glocal Paideia As Zeitvolkgesamtkunstweltgeist Or Something Like IT" </text:p>
        <text:p text:style-name="P36">~ <text:s/>"Social Harmonious Dutiful Noology" </text:p>
        <text:p text:style-name="P36">~ <text:s/>"Missionary Publication: Vitalcare Dettachment Charitosophy" </text:p>
        <text:p text:style-name="P36">~ <text:s/>"Conversation and Conversion: Mercy in Thesis Writing Ecosystem" </text:p>
        <text:p text:style-name="P36">~ <text:s/>"Deologic Phototem and Lightaboo: Intertheologic Wholism" </text:p>
        <text:p text:style-name="P36">~ <text:s/>"Museoperistic Archestration: Architextonic Scoring" </text:p>
        <text:p text:style-name="P36">~ <text:s/>"Interculturality Transreligiosity: Recursion Cosmmunion Sociopacifism"</text:p>
        <text:p text:style-name="P37">~ “Glocal Micro-Heritages”</text:p>
        <text:p text:style-name="P31"/>
        <text:p text:style-name="P31"/>
        <text:p text:style-name="P76"/>
        <text:p text:style-name="P79"/>
        <text:p text:style-name="P71"/>
        <text:p text:style-name="P71"/>
        <text:p text:style-name="P138"/>
        <text:section text:style-name="Sect2" text:name="Section2">
          <text:p text:style-name="P152"/>
        </text:section>
        <text:section text:style-name="Sect3" text:name="Section8">
          <text:p text:style-name="P82"><text:span text:style-name="T135">1.</text:span><text:span text:style-name="T136">4</text:span><text:span text:style-name="T135">. </text:span><text:span text:style-name="T136">Global Compliant </text:span><text:span text:style-name="T137">Ecoe</text:span><text:span text:style-name="T138">thics</text:span><text:span text:style-name="T135">:</text:span></text:p>
          <text:p text:style-name="P134"/>
          <text:p text:style-name="P136"><text:span text:style-name="T218">1.4.1</text:span>. <text:s/><text:span text:style-name="T218">Hypertextuality Reminder</text:span>:</text:p>
          <text:p text:style-name="P135"><text:span text:style-name="T59">These </text:span><text:span text:style-name="T88">ethic </text:span><text:span text:style-name="T59">charters full document</text:span><text:span text:style-name="T88">ation</text:span><text:span text:style-name="T59"> </text:span><text:span text:style-name="T88">webl</text:span><text:span text:style-name="T59">inks are available in </text:span><text:span text:style-name="T88">our</text:span><text:span text:style-name="T59"> project</text:span><text:span text:style-name="T88">'s</text:span><text:span text:style-name="T59"> </text:span><text:span text:style-name="T88">repository </text:span><text:span text:style-name="T59">at </text:span><text:a xlink:type="simple" xlink:href="https://github.com/ecumenic/project"><text:span text:style-name="T88">https://github.com/ecumenic/project</text:span></text:a><text:span text:style-name="T88">.</text:span></text:p>
          <text:p text:style-name="P135"/>
          <text:p text:style-name="P137"><text:span text:style-name="T218">1.4.2</text:span>. Laic Ethic <text:span text:style-name="T219">Standards </text:span>Charters: </text:p>
          <text:p text:style-name="P146">◇ United Nation, Declaration Of Human Rights, Principles of Peacekeeping, Sustainable Development Goals, Diplomatic Relations, Habitat Urbanism, Convention Against Illict Traffic In Psychotropic Substances, Trade And Employment, Declaration Of Indigenous Peoples Rights, Biosafety Charters. </text:p>
          <text:p text:style-name="P146">◇ Red Crystal/Cross/Crescent Humanitarian Fundamental Principles Including Non-Proselytism, Humanitarian Response Minimum Standards Sphere Charter. </text:p>
          <text:p text:style-name="P146">◇ Transparency International Guidelines &amp; Ethics Including <text:s/>Conflict Of Interests Policy. Civic Participation Charter. </text:p>
          <text:p text:style-name="P146">◇ Accountable Now INGO Acountability Charter. </text:p>
          <text:p text:style-name="P146">◇ Civil Society Organizations Accountability Global Standard. </text:p>
          <text:p text:style-name="P146">◇ Ecosystemic Urban Planning, Sustainable Building Charters. </text:p>
          <text:p text:style-name="P146">◇ ASLA Landscape Architects Environmental &amp; Professional <text:s/>Ethics. AIA Architects Code Of Ethics. </text:p>
          <text:p text:style-name="P146">◇ International Transitional Justice Comission Charter. </text:p>
          <text:p text:style-name="P146">◇ WHO Health Promotion Ottawa Charter. </text:p>
          <text:p text:style-name="P146">◇ EFPA Professional Ethics for Psychologists Charter. </text:p>
          <text:p text:style-name="P146">◇ Children Rights And Welfare Charter. </text:p>
          <text:p text:style-name="P146">◇ Humanitarian Action Persons-With-Disabilities Inclusion, Time4Change Mental Health, Neurodiversity Hub Charters. </text:p>
          <text:p text:style-name="P146">◇ G7 Gender Equality Biarritz Partnership Charter. </text:p>
          <text:p text:style-name="P146">◇ ECU Racial Equality Charter, LGBT Charter. </text:p>
          <text:p text:style-name="P146">◇ Assembly of First Nations, IDC Indigenous Knowledge Sharing Charters, Harvard Tribal Justice Systems Toolbox. </text:p>
          <text:p text:style-name="P146">◇ Substance Use Prevention and Harm Reduction Guideline. </text:p>
          <text:p text:style-name="P146">◇ International Prisoners Human Rights Standards. </text:p>
          <text:p text:style-name="P146">◇ Animal Welfare, Animal Justice Rights &amp; Freedom Charter. </text:p>
          <text:p text:style-name="P146">◇ Earth Repair Charter, SAFSC Climate Justice, ICRAF International Agroforestry, CBD Biologic Diversity Charters. </text:p>
          <text:p text:style-name="P146">◇ Energetic Sustainability, Emissions Protocols. </text:p>
          <text:p text:style-name="P146">◇ LOG Green Logistics Guidelines. </text:p>
          <text:p text:style-name="P146">◇ International Fair-Trade Charter </text:p>
          <text:p text:style-name="P146">◇ Creative Commons Network Charter. </text:p>
          <text:p text:style-name="P146">◇ ICC Tax Charter, Business Sustainable Development Charter. </text:p>
          <text:p text:style-name="P146">◇ Anti-Slavery International Charter. </text:p>
          <text:p text:style-name="P146">◇ FRA Union Fundamental Rights, Solidary Economy Charters. </text:p>
          <text:p text:style-name="P146">◇ Sustainable Cleaning, Catering Artisan of Taste Charters. </text:p>
          <text:p text:style-name="P146">◇ Global Philanthropy Data Charter. </text:p>
          <text:p text:style-name="P146">◇ ACM Computing Machinery Code of Ethics. </text:p>
          <text:p text:style-name="P146">◇ GDPR General Data Protection Regulation, Digital Charter. </text:p>
          <text:p text:style-name="P146">◇ NGO's Human-Rights Fact-Finding Lund-London Guidelines. </text:p>
          <text:p text:style-name="P146">◇ IFJ Global Journalists Ethics Charter. </text:p>
          <text:p text:style-name="P146">◇ IFD Accountable Journalism Ethics Georgian Charter . </text:p>
          <text:p text:style-name="P146">◇ UNESCO Roehrich Pact, Rio Declaration On Environment and Development, Intangible Heritage Safeguard Charter, Protection and Promotion of Museums Recommendation, Physical Activity and Sport Charter , Quality Physical Education Charter, IIEP Teacher Codes Of Conduct. </text:p>
          <text:p text:style-name="P146">◇ EURAXESS Researchers Charter, Recruitment Charter. </text:p>
          <text:p text:style-name="P146"><text:soft-page-break/>◇ Responsible Science Charter. </text:p>
          <text:p text:style-name="P146">◇ EU Social Science And Humanities Charter. </text:p>
          <text:p text:style-name="P146">◇ Free Culture Forum <text:s/>Access To Knowledge Charter. </text:p>
          <text:p text:style-name="P146">◇ Creative Industries Council Diversity Charter . </text:p>
          <text:p text:style-name="P146">◇ ICOM Museums Code Of Ethics, Museum Definition, Ecomuseology Cooperation, Landscape Ecmuseums, Monuments And Sites Preservation Charters. </text:p>
          <text:p text:style-name="P146">◇ Institute of Museum Ethics For Professional Practice. </text:p>
          <text:p text:style-name="P146">◇ AAMD Museum Directors And AAMCC <text:s/>Curators Ethics. </text:p>
          <text:p text:style-name="P146">◇ ADAA Art Advisors Ethics And Professional Practices. </text:p>
          <text:p text:style-name="P146">◇ CSEDT Artwork And Collectibles Designation Ethic Code. </text:p>
          <text:p text:style-name="P146">◇ CINOA Anti-Art-Trafficking Charter. </text:p>
          <text:p text:style-name="P146">◇ Ecoprod Audiovisual Sustainability Charter. </text:p>
          <text:p text:style-name="P146">◇ Accessible Publishing Charter. </text:p>
          <text:p text:style-name="P146">◇ AVIXA Audiovisual Best Practices Protocol. </text:p>
          <text:p text:style-name="P146">◇ IASA Audiovisual Heritage Safeguarding. </text:p>
          <text:p text:style-name="P146">◇ WFA Global Media, European Media Literacy Charters. </text:p>
          <text:p text:style-name="P146">◇ European Advertising Ethic Alliance Charter. </text:p>
          <text:p text:style-name="P146">◇ Fashion Industry For Climate Action Charter. </text:p>
          <text:p text:style-name="P146">◇ Ethical Fashion Charter, Model Alliance Bill of Rights. </text:p>
          <text:p text:style-name="P146">◇ Gender Equality In Orchestras And Opera Houses Charter. </text:p>
          <text:p text:style-name="P146">◇ Stage ArtistsCharter, Screen Actors Guild Contracts. </text:p>
          <text:p text:style-name="P146"/>
          <text:p text:style-name="P141">1.<text:span text:style-name="T220">4</text:span>.3. Faith-Inspired Ethic <text:span text:style-name="T219">Standards </text:span>Charters: </text:p>
          <text:p text:style-name="P146">◇ Compassion Charter, Golden Rule Historiology. </text:p>
          <text:p text:style-name="P146">◇ World Humanitarian Summitt Faith-Based Action Charter. </text:p>
          <text:p text:style-name="P146">◇ United Religions Initiative, Cooperation Circles Charters. </text:p>
          <text:p text:style-name="P146">◇ Agenda For Humanity Faith-Based Actions Charter. </text:p>
          <text:p text:style-name="P146">◇ G20 Interfaith Forum Recommendations. </text:p>
          <text:p text:style-name="P146">◇ Scarboro Missions Interfaith Guidelines and Principles. </text:p>
          <text:p text:style-name="P146">◇ Religions for Peace International <text:s/>Declaration. </text:p>
          <text:p text:style-name="P146">◇ Baha'i Universal House of Justice Constitution. </text:p>
          <text:p text:style-name="P146">◇ Unitarian Universalists Seven Principles. </text:p>
          <text:p text:style-name="P146">◇ SGI Soka Gakkai International Charter &amp; Code Of Conduct. </text:p>
          <text:p text:style-name="P146">◇ LGBTQ And Religion São Paulo Charter. </text:p>
          <text:p text:style-name="P146">◇ UDV Entheogen Plants Religious Usage. </text:p>
          <text:p text:style-name="P146">◇ Global Catholic Climate Movement Values. </text:p>
          <text:p text:style-name="P146">◇ Lausanne Movement Evangelization Standards. </text:p>
          <text:p text:style-name="P146">◇ Abrahamic Faiths Peacemaking Initiative Guidelines. </text:p>
          <text:p text:style-name="P146">◇ Catholic Church Fair Publishing Practices Code. </text:p>
          <text:p text:style-name="P146">◇ Evangelical Environmental Network Creation Care Pledge. </text:p>
          <text:p text:style-name="P146">◇ Unifying Principles of Faith Driven Investor. </text:p>
          <text:p text:style-name="P146">◇ Religious Freedom &amp; Business Respect Corporate Pledge. </text:p>
          <text:p text:style-name="P146">◇ Voices of the Earth Charter, Laudato Si Earth Charter. </text:p>
          <text:p text:style-name="P146">◇ UDV Entheogenic Plants Harm-reduction Religious Usage.</text:p>
          <text:p text:style-name="P147"><text:span text:style-name="T218">◇ </text:span>Santo Daime Service Decree.</text:p>
          <text:p text:style-name="P146"/>
          <text:p text:style-name="P141">1.<text:span text:style-name="T220">4</text:span>.4. Interfaith-Laic-Compliant Policies Example:</text:p>
          <text:p text:style-name="P145">From an analysis of these charters one may compliance-commit <text:s/>through the development of entrepeneurial compassionate sustainable peacebuilding laic-compliant ethic principles, code-of-conduct, contributions guidelines for scalable community building, and fair-trade business contract models as we did ourselves in the Ecumenic Creative Operations, as seen below: </text:p>
          <text:p text:style-name="P148">◇ Code Of Conduct: <text:a xlink:type="simple" xlink:href="https://bit.ly/ecumenic-code-of-conduct">https://bit.ly/ecumenic-code-of-conduct</text:a> .</text:p>
          <text:p text:style-name="P148">◇ Contributions Guidelines: <text:a xlink:type="simple" xlink:href="https://bit.ly/ecumenic-contribution">https://bit.ly/ecumenic-contribution</text:a>.</text:p>
          <text:p text:style-name="P148">◇ Financial Business Contract: <text:a xlink:type="simple" xlink:href="https://bit.ly/ecumenic-contract">https://bit.ly/ecumenic-contract</text:a>.</text:p>
          <text:p text:style-name="P114"><text:span text:style-name="T21">1.</text:span><text:span text:style-name="T26">5</text:span><text:span text:style-name="T21">. Ec</text:span><text:span text:style-name="T27">oenterprise</text:span><text:span text:style-name="T21"> </text:span><text:span text:style-name="T28">Architecture</text:span><text:span text:style-name="T21">:</text:span></text:p>
          <text:p text:style-name="P104"/>
          <text:p text:style-name="P91"><text:span text:style-name="T204">1.</text:span><text:span text:style-name="T205">5</text:span><text:span text:style-name="T206">.1. Continu</text:span><text:span text:style-name="T204">ous</text:span><text:span text:style-name="T206"> </text:span><text:span text:style-name="T204">Development Operations</text:span><text:span text:style-name="T206">: </text:span></text:p>
          <text:p text:style-name="P95"><text:span text:style-name="T221">◇ </text:span><text:span text:style-name="T48">Continuous </text:span><text:span text:style-name="T49">I</text:span><text:span text:style-name="T48">ntegrability:</text:span> <text:span text:style-name="T222">To f</text:span>oster creative industry value chain ecologic dependability on resourcing and extend services &amp; products liifetime through continuosly benchmarking processes, <text:s/>collaborations, ongoing operations, and methodologies. </text:p>
          <text:p text:style-name="P95"><text:span text:style-name="T221">◇ </text:span><text:span text:style-name="T48">Reliability </text:span><text:span text:style-name="T49">E</text:span><text:span text:style-name="T48">ngineering:</text:span> <text:span text:style-name="T222">T</text:span>hrough global chartered ethics auditorable curatorship, <text:span text:style-name="T222">apart from</text:span> risk-management predictive analysis <text:span text:style-name="T222">of</text:span> cultural enterprises, <text:span text:style-name="T222">the very creative ecosystem may engineer reliability auditorship methods and instances</text:span>. </text:p>
          <text:p text:style-name="P96"><text:span text:style-name="T221">◇ </text:span><text:span text:style-name="T48">Ecomuseologic Ethics:</text:span> From this chartered commitments cultural enterprises may analyze their own processes and design compassionate peacebuilding interfaith-based laic-compliant ethic principles, code-of-conduct, contributions guidelines for scalable community nourishing, and fair-trade business contract models.</text:p>
          <text:p text:style-name="P97"><text:span text:style-name="T221">◇ </text:span><text:span text:style-name="T48">Interfaith-Inspired Sustainable Technologies:</text:span> Institutional regenerative security allows the development of cultural trends indicators data-analysis, ecomuseologic educational programs, creativity aesthethic scientific-methodologic theories, immersive multimedia installations, operatic performances, faith-based medias and marketplaces, and cultural network blockchain methodologies. </text:p>
          <text:p text:style-name="P97"/>
          <text:p text:style-name="P85">1.<text:span text:style-name="T220">5</text:span>.2. <text:span text:style-name="T223">Enterprise</text:span> <text:span text:style-name="T224">Culture </text:span>Integra<text:span text:style-name="T223">bility</text:span>: </text:p>
          <text:p text:style-name="P98">◇ <text:span text:style-name="T225">Laic-interfaith-compliant</text:span> creative industry <text:span text:style-name="T225">fostering</text:span>.</text:p>
          <text:p text:style-name="P98">◇ Ethic <text:span text:style-name="T225">cultural </text:span>services promotion and collaboration. </text:p>
          <text:p text:style-name="P98">◇ Methodological noursihment of disciplined engament. </text:p>
          <text:p text:style-name="P98">◇ <text:span text:style-name="T225">Network</text:span> history research and promot<text:span text:style-name="T225">ion</text:span> <text:span text:style-name="T225">aesthethically</text:span>. </text:p>
          <text:p text:style-name="P98">◇ Coproductive craft &amp; theoretic skills <text:span text:style-name="T225">enhancement</text:span>. </text:p>
          <text:p text:style-name="P98">◇ <text:span text:style-name="T225">Respectful s</text:span>oci<text:span text:style-name="T225">opsychology</text:span> value<text:span text:style-name="T225">s</text:span> grateful <text:span text:style-name="T225">recognition</text:span>. </text:p>
          <text:p text:style-name="P98">◇ <text:span text:style-name="T225">Consented</text:span> glocal market share <text:span text:style-name="T225">comprehension</text:span>. </text:p>
          <text:p text:style-name="P98">◇ Effective altruism solidary charitable <text:span text:style-name="T225">campaigns</text:span>. </text:p>
          <text:p text:style-name="P98">◇ <text:span text:style-name="T225">Truthful d</text:span>irect-action brand<text:span text:style-name="T225">ing</text:span> advertisement. </text:p>
          <text:p text:style-name="P98">◇ <text:span text:style-name="T225">Ecosystem</text:span> workers self-steem and purposefulness. </text:p>
          <text:p text:style-name="P98">◇ Regional identity awareness &amp; discovery of local assets. </text:p>
          <text:p text:style-name="P98">◇ Specialist creative community c<text:span text:style-name="T225">oc</text:span>urat<text:span text:style-name="T225">orship</text:span> &amp; networking. </text:p>
          <text:p text:style-name="P98">◇ Productivity self-education and formation fostering. </text:p>
          <text:p text:style-name="P98">◇ Companies media <text:span text:style-name="T225">&amp;</text:span> marketing plans revaluat<text:span text:style-name="T225">ion</text:span>. </text:p>
          <text:p text:style-name="P98">◇ Cultural position <text:span text:style-name="T225">optimizations </text:span>clarification.</text:p>
          <text:p text:style-name="P98">◇ Opportunity dignified equality reasonable dialogue. </text:p>
          <text:p text:style-name="P98">◇ Live fortication of data-scientific methodolog<text:span text:style-name="T225">ies</text:span>. </text:p>
          <text:p text:style-name="P98"><text:soft-page-break/>◇ <text:span text:style-name="T225">Interc</text:span>ommunit<text:span text:style-name="T225">ary</text:span> interdependen<text:span text:style-name="T225">t</text:span> <text:span text:style-name="T225">solutions-seeking</text:span>. </text:p>
          <text:p text:style-name="P98">◇ Technologic labour qualification <text:span text:style-name="T225">&amp;</text:span> pubic creation. </text:p>
          <text:p text:style-name="P98">◇ Process<text:span text:style-name="T225">ual</text:span> risks &amp; priorities management open reports. </text:p>
          <text:p text:style-name="P98">◇ Environmental regenerative ectourism implementation. </text:p>
          <text:p text:style-name="P98"/>
          <text:p text:style-name="P86">1.<text:span text:style-name="T220">5</text:span>.3. <text:span text:style-name="T226">Ecomuseologic Administration</text:span>:</text:p>
          <text:p text:style-name="P99">◇ <text:span text:style-name="T226">Interdisciplinary ecosystemic in-depth research.</text:span></text:p>
          <text:p text:style-name="P99">◇ <text:span text:style-name="T226">Glocal culture &amp; market agendas data-analytics.</text:span></text:p>
          <text:p text:style-name="P99">◇ <text:span text:style-name="T226">Ethic compliance commitment &amp; conduct codes.</text:span></text:p>
          <text:p text:style-name="P99">◇ <text:span text:style-name="T226">Enterprise</text:span> <text:span text:style-name="T226">transparent governance legislation.</text:span></text:p>
          <text:p text:style-name="P99">◇ <text:span text:style-name="T227">Administrative management boards hierarchy.</text:span></text:p>
          <text:p text:style-name="P99">◇ <text:span text:style-name="T227">Branching &amp; franchising development policies.</text:span></text:p>
          <text:p text:style-name="P99">◇ <text:span text:style-name="T226">Stakeholders network partnerships mapping.</text:span></text:p>
          <text:p text:style-name="P99">◇ <text:span text:style-name="T226">Business optimum logistics workflow strategy. </text:span></text:p>
          <text:p text:style-name="P99">◇ Collaboration<text:span text:style-name="T226">s meeting and ethic contracting.</text:span></text:p>
          <text:p text:style-name="P99">◇ <text:span text:style-name="T226">Juridic lawful local institutional formalization.</text:span></text:p>
          <text:p text:style-name="P99">◇ Techn<text:span text:style-name="T226">ologic</text:span> <text:span text:style-name="T226">p</text:span>roduction <text:span text:style-name="T226">l</text:span>abo<text:span text:style-name="T226">u</text:span>r <text:span text:style-name="T226">q</text:span>ualification.</text:p>
          <text:p text:style-name="P99">◇ <text:span text:style-name="T226">Sustainable projects ecologic curatorship.</text:span></text:p>
          <text:p text:style-name="P99"><text:soft-page-break/>◇ <text:span text:style-name="T226">Documented planned scheduled programming.</text:span></text:p>
          <text:p text:style-name="P99">◇ Creative <text:span text:style-name="T226">e</text:span>conomy <text:span text:style-name="T226">c</text:span>hain <text:span text:style-name="T226">v</text:span>aluing <text:span text:style-name="T226">feedback</text:span>.</text:p>
          <text:p text:style-name="P99">◇ Open Methodologic Materials &amp; Reports.</text:p>
          <text:p text:style-name="P99">◇ Accountable Auditorial Benchmark .</text:p>
          <text:p text:style-name="P99"/>
          <text:p text:style-name="P100"/>
          <text:p text:style-name="P100"/>
          <text:p text:style-name="P87">1.<text:span text:style-name="T220">5</text:span>.5. Euthenic Production Time-Sharing: </text:p>
          <text:p text:style-name="P100">◇ <text:span text:style-name="T228">Faith-Basement</text:span> Worshiping.</text:p>
          <text:p text:style-name="P100">◇ Health Nourishment.</text:p>
          <text:p text:style-name="P100">◇ Integral Administration.</text:p>
          <text:p text:style-name="P100">◇ Theorethic Education.</text:p>
          <text:p text:style-name="P100">◇ Practical Execution.</text:p>
          <text:p text:style-name="P100"/>
          <text:p text:style-name="P103"><text:span text:style-name="T212">1.</text:span><text:span text:style-name="T213">5</text:span><text:span text:style-name="T212">.6. Contract</text:span><text:span text:style-name="T214">s</text:span><text:span text:style-name="T212"> Analysis:</text:span> </text:p>
          <text:p text:style-name="P100">◇ Structured Briefing Starting Proposal. </text:p>
          <text:p text:style-name="P100">◇ Just Lawful Contract &amp; Work Security. </text:p>
          <text:p text:style-name="P100">◇ Banking Transaction Guidelines. </text:p>
          <text:p text:style-name="P100">◇ Collaborating Staff Portfolios and(or) CVs. </text:p>
          <text:p text:style-name="P100">◇ Abroad Invitation And Reference Letters. </text:p>
          <text:p text:style-name="P100">◇ Abroad Artistic Visa Acquisition Information. </text:p>
          <text:p text:style-name="P100">◇ Abroad Transfer Tickets, Route, And Reception Guide. </text:p>
          <text:p text:style-name="P100">◇ Abroad Accomodation Reservation Ticket With Photo. </text:p>
          <text:p text:style-name="P100"/>
          <text:p text:style-name="P87">1.<text:span text:style-name="T220">5</text:span>.7. Contracting Procedures: </text:p>
          <text:p text:style-name="P101">◇ Ethic Compliance Analysis. </text:p>
          <text:p text:style-name="P101">◇ Diversity Opportunities Equality.</text:p>
          <text:p text:style-name="P100">◇ Review Work Procedures. </text:p>
          <text:p text:style-name="P100">◇ Initial Proposal Preparation. </text:p>
          <text:p text:style-name="P100">◇ Meeting Schedule (Online If Abroad). </text:p>
          <text:p text:style-name="P100">◇ Work Team &amp; Conditions Presentation. </text:p>
          <text:p text:style-name="P100">◇ Collaborative Viability Development. </text:p>
          <text:p text:style-name="P100">◇ Project Execution Conditions Review. </text:p>
          <text:p text:style-name="P100">◇ Contract Conditions Review. </text:p>
          <text:p text:style-name="P100">◇ Structure Your Proposal. </text:p>
          <text:p text:style-name="P100">◇ Joint Reliability Review Our Project. </text:p>
          <text:p text:style-name="P100">◇ Formal Project Preparation. </text:p>
          <text:p text:style-name="P100">◇ Contract &amp; Documents Preparation. </text:p>
          <text:p text:style-name="P100">◇ Project Budget Engineering. </text:p>
          <text:p text:style-name="P100">◇ Contract Acceptance &amp; Signing. </text:p>
          <text:p text:style-name="P99"/>
          <text:p text:style-name="P98"/>
          <text:p text:style-name="P88"/>
          <text:p text:style-name="P88"/>
          <text:p text:style-name="P88"/>
          <text:p text:style-name="P88"/>
          <text:p text:style-name="P88"/>
          <text:p text:style-name="P88"/>
          <text:p text:style-name="P118"><text:span text:style-name="T18">2</text:span><text:span text:style-name="T17">.</text:span><text:span text:style-name="T19">5. </text:span><text:span text:style-name="T20">Ecultural Reliability</text:span><text:span text:style-name="T19">:</text:span></text:p>
          <text:p text:style-name="P119"/>
          <text:p text:style-name="P117"><text:span text:style-name="T207">2</text:span><text:span text:style-name="T208">.</text:span><text:span text:style-name="T209">5.1. </text:span><text:span text:style-name="T210">Cultural </text:span><text:span text:style-name="T205">Compliance</text:span><text:span text:style-name="T210"> </text:span><text:span text:style-name="T205">Analysis</text:span><text:span text:style-name="T210">:</text:span></text:p>
          <text:p text:style-name="P120">Cultural development is a networked production between creative and infrastructural institutions and individual users that tokenize their specific products and crafts based very-much in nepotic trust. </text:p>
          <text:p text:style-name="P120">Now envision what a culture blockchain based on glocal ethic chartered tokens would do to reliability data-analytic sensors in a world mapping of services and materials providers, logistic routing <text:soft-page-break/>of provisions, assets, and processes delivery transits with proof of cultural authenticity and provenance in a straightforward process:</text:p>
          <text:p text:style-name="P121">◇ Glocal chartered ethic standards tokens wallet.</text:p>
          <text:p text:style-name="P121">◇ Culturechain network consented token<text:span text:style-name="T229">s</text:span> public-keys. </text:p>
          <text:p text:style-name="P121">◇ Users corporative guidelines compliant private-keys. </text:p>
          <text:p text:style-name="P121">◇ <text:span text:style-name="T230">Culturechain assets</text:span> <text:span text:style-name="T231">authenticity and provenance </text:span>tokeniz<text:span text:style-name="T230">ed proof</text:span>.</text:p>
          <text:p text:style-name="P121">◇ Interusers transaction certification hash signatures <text:span text:style-name="T229">encrypting</text:span>. </text:p>
          <text:p text:style-name="P121">◇ Culturechain participatory and computational promotion. </text:p>
          <text:p text:style-name="P121">◇ Culturechain autonomous certified reliability verification. </text:p>
          <text:p text:style-name="P121">◇ Culturechain transactions <text:span text:style-name="T229">decrypting </text:span>a<text:span text:style-name="T229">ccountancy policies</text:span>.</text:p>
          <text:p text:style-name="P121">◇ <text:span text:style-name="T229">Culturechain auditorship</text:span> certifi<text:span text:style-name="T229">cation</text:span> institutions selection. </text:p>
          <text:p text:style-name="P121">◇ Culturechain legal jurisdiction <text:span text:style-name="T229">and legislation </text:span>selection.</text:p>
          <text:p text:style-name="P121">◇ <text:span text:style-name="T229">Culturechain</text:span> smart contract composition <text:span text:style-name="T231">network </text:span>computing. </text:p>
          <text:p text:style-name="P121">◇ <text:span text:style-name="T231">Culturechain users work-proof network documented validation.</text:span></text:p>
          <text:p text:style-name="P121">◇ <text:span text:style-name="T230">Culturechain user stake-proof reputations valuing tokenization.</text:span></text:p>
          <text:p text:style-name="P121">◇ <text:span text:style-name="T231">Culturechain transaction reputability-based prioritization.</text:span></text:p>
          <text:p text:style-name="P121">◇ <text:span text:style-name="T231">Culturechain transaction network and automatic validators.</text:span></text:p>
          <text:p text:style-name="P121">◇ Culturechain network applications developments <text:span text:style-name="T231">fair</text:span>coin. </text:p>
          <text:p text:style-name="P121">◇ Culturechain <text:span text:style-name="T229">assets and contracts </text:span>analysis artificial intelligence.</text:p>
          <text:p text:style-name="P121"/>
          <text:p text:style-name="P117"><text:span text:style-name="T207">2</text:span><text:span text:style-name="T210">.5.2. </text:span><text:span text:style-name="T211">Cultural </text:span><text:span text:style-name="T210">Corporative</text:span><text:span text:style-name="T209"> </text:span><text:span text:style-name="T210">Workflow</text:span><text:span text:style-name="T209">:</text:span></text:p>
          <text:p text:style-name="P127"><text:span text:style-name="T139">2</text:span><text:span text:style-name="T140">.</text:span><text:span text:style-name="T141">5.3. Pro</text:span><text:span text:style-name="T142">jects Production</text:span><text:span text:style-name="T141"> Workflow:</text:span></text:p>
          <text:p text:style-name="P124"/>
          <text:p text:style-name="P126"><text:span text:style-name="T147">2</text:span><text:span text:style-name="T148">.5.4. </text:span><text:span text:style-name="T149">Culturechain </text:span><text:span text:style-name="T148">Reliability </text:span><text:span text:style-name="T149">Workflow:</text:span></text:p>
        </text:section>
        <text:section text:style-name="Sect4" text:name="Section9">
          <text:p text:style-name="P115"><text:span text:style-name="T30">2</text:span><text:span text:style-name="T31">.</text:span><text:span text:style-name="T30">1</text:span><text:span text:style-name="T32">. Ecuratorial </text:span><text:span text:style-name="T30">Analysis</text:span><text:span text:style-name="T32">:</text:span></text:p>
          <text:p text:style-name="P110"/>
          <text:p text:style-name="P84"><text:span text:style-name="T97">2.1.</text:span><text:span text:style-name="T98">1</text:span><text:span text:style-name="T99">. </text:span><text:span text:style-name="T98">Ec</text:span><text:span text:style-name="T96">urator</text:span><text:span text:style-name="T98">ship</text:span><text:span text:style-name="T96"> </text:span><text:span text:style-name="T98">Principles</text:span><text:span text:style-name="T99">:</text:span></text:p>
          <text:p text:style-name="P108"><text:span text:style-name="T187">◇ </text:span><text:span text:style-name="T188">Faithful consecration</text:span><text:span text:style-name="T195"> </text:span><text:span text:style-name="T196">to God </text:span><text:span text:style-name="T180">of</text:span><text:span text:style-name="T195"> </text:span><text:span text:style-name="T180">s</text:span><text:span text:style-name="T179">ens</text:span><text:span text:style-name="T180">orial aesthesy</text:span><text:span text:style-name="T179">, syn</text:span><text:span text:style-name="T180">a</text:span><text:span text:style-name="T179">esthetic </text:span><text:span text:style-name="T180">ontologic </text:span><text:span text:style-name="T179">tuning, </text:span><text:span text:style-name="T180">cosmologic scientry, artistry </text:span><text:span text:style-name="T179">s</text:span><text:span text:style-name="T180">emiolinguistics, technologic agroecology</text:span><text:span text:style-name="T179">, </text:span><text:span text:style-name="T180">pragmatic gardening, </text:span><text:span text:style-name="T179">organic data-</text:span><text:span text:style-name="T180">science, daily practices</text:span><text:span text:style-name="T179"> c</text:span><text:span text:style-name="T180">are</text:span><text:span text:style-name="T179">, harmony between nature </text:span><text:span text:style-name="T180">and culture</text:span><text:span text:style-name="T179">. </text:span><text:span text:style-name="T187">◇ </text:span><text:span text:style-name="T188">Compassionate peacebuilding </text:span><text:span text:style-name="T192">ethic managed developerability.</text:span></text:p>
          <text:p text:style-name="P108"><text:span text:style-name="T187">◇ </text:span><text:span text:style-name="T188">Charitable s</text:span><text:span text:style-name="T195">olidarity</text:span><text:span text:style-name="T179"> </text:span><text:span text:style-name="T180">jurisprudential</text:span><text:span text:style-name="T179"> </text:span><text:span text:style-name="T180">rule-of-law </text:span><text:span text:style-name="T179">privileges of access to </text:span><text:span text:style-name="T180">wisdom, </text:span><text:span text:style-name="T179">knowledge, </text:span><text:span text:style-name="T180">culture, and its sustainable assets</text:span><text:span text:style-name="T179">.</text:span><text:span text:style-name="T195"> </text:span></text:p>
          <text:p text:style-name="P108"><text:span text:style-name="T187">◇ </text:span><text:span text:style-name="T195">Creativity </text:span><text:span text:style-name="T196">transparency</text:span><text:span text:style-name="T195"> </text:span><text:span text:style-name="T179">sustainable cultural </text:span><text:span text:style-name="T180">regenerativity </text:span><text:span text:style-name="T179">production </text:span><text:span text:style-name="T180">reliability </text:span><text:span text:style-name="T179">incentive to </text:span><text:span text:style-name="T180">responsible </text:span><text:span text:style-name="T179">innovation. </text:span></text:p>
          <text:p text:style-name="P108"><text:span text:style-name="T187">◇ </text:span><text:span text:style-name="T189">Upcycling</text:span><text:span text:style-name="T179"> <text:s/>of practices and </text:span><text:span text:style-name="T181">materials</text:span><text:span text:style-name="T179"> resources </text:span><text:span text:style-name="T182">optimum usage</text:span><text:span text:style-name="T179">.</text:span></text:p>
          <text:p text:style-name="P108"><text:span text:style-name="T187">◇ </text:span><text:span text:style-name="T188">Developerability synergic fluidity</text:span><text:span text:style-name="T192"> between strategies</text:span><text:span text:style-name="T179">, </text:span><text:span text:style-name="T180">dignified inclusion</text:span><text:span text:style-name="T179">, environmental preservation, </text:span><text:span text:style-name="T180">optimum </text:span><text:span text:style-name="T179">use of resources </text:span><text:span text:style-name="T181">and media</text:span><text:span text:style-name="T179">, scien</text:span><text:span text:style-name="T180">ce-method</text:span><text:span text:style-name="T179"> </text:span><text:span text:style-name="T181">and </text:span><text:span text:style-name="T179">common-sense </text:span><text:span text:style-name="T180">theory coherence</text:span><text:span text:style-name="T179">. </text:span></text:p>
          <text:p text:style-name="P108"><text:span text:style-name="T187">◇ </text:span><text:span text:style-name="T195">Connectivity network</text:span><text:span text:style-name="T197">ing</text:span><text:span text:style-name="T179"> of </text:span><text:span text:style-name="T181">glocal </text:span><text:span text:style-name="T179">knowledge</text:span><text:span text:style-name="T181">s</text:span><text:span text:style-name="T179">, glo</text:span><text:span text:style-name="T181">c</text:span><text:span text:style-name="T179">al thinking and </text:span><text:span text:style-name="T181">practices</text:span><text:span text:style-name="T179">, </text:span><text:span text:style-name="T181">inter</text:span><text:span text:style-name="T179">disciplinary process</text:span><text:span text:style-name="T181">ual methodologicities</text:span><text:span text:style-name="T179">. </text:span></text:p>
          <text:p text:style-name="P108"><text:span text:style-name="T187">◇ </text:span><text:span text:style-name="T189">Procedural open </text:span><text:span text:style-name="T190">accessibility</text:span><text:span text:style-name="T189"> </text:span><text:span text:style-name="T193">of </text:span><text:span text:style-name="T181">materials, works, and </text:span><text:span text:style-name="T183">methods</text:span><text:span text:style-name="T179">. </text:span></text:p>
          <text:p text:style-name="P108"><text:span text:style-name="T187">◇ </text:span><text:span text:style-name="T191">Self-improvement </text:span><text:span text:style-name="T194">in verifiable reliability analysis of research, curriculum, associations, and works coherence to project specifics.</text:span></text:p>
          <text:p text:style-name="P93"><text:span text:style-name="T199">◇ </text:span><text:span text:style-name="T200">Holistic cybernetics </text:span><text:span text:style-name="T185">in</text:span><text:span text:style-name="T198"> </text:span><text:span text:style-name="T185">reliability engineering of work proof, stakes </text:span><text:span text:style-name="T186">jurisprudence</text:span><text:span text:style-name="T185"> </text:span><text:span text:style-name="T186">of</text:span><text:span text:style-name="T184"> ecosystem</text:span><text:span text:style-name="T185">ic collaborativity sustainability</text:span><text:span text:style-name="T184">.</text:span></text:p>
          <text:p text:style-name="P129"/>
          <text:p text:style-name="P128"><text:span text:style-name="T21">2.</text:span><text:span text:style-name="T29">4. Faith-Basement Analysis:</text:span></text:p>
          <text:p text:style-name="P122"/>
          <text:section text:style-name="Sect1" text:name="Section10">
            <text:p text:style-name="P122"/>
            <text:p text:style-name="P125">2.4.1. Theopoethic Project Analysis: </text:p>
            <text:p text:style-name="P123"><text:span text:style-name="T232">◇ </text:span><text:span text:style-name="T48">Object:</text:span> An ecumenic grateful critic artcraft to stablish a theologic aesthetics. </text:p>
            <text:p text:style-name="P123"><text:span text:style-name="T232">◇ </text:span><text:span text:style-name="T48">Project: </text:span>A processual devotional poethification of healthy ethic congregational acts. </text:p>
            <text:p text:style-name="P123"><text:span text:style-name="T232">◇ </text:span><text:span text:style-name="T48">Process:</text:span> Faithful compassionate listening basing ethic writing of poethic art-books. </text:p>
            <text:p text:style-name="P123"><text:span text:style-name="T232">◇ </text:span><text:span text:style-name="T48">Ethics:</text:span> A faith-based devoted reliability engineered art gestation creative system. </text:p>
            <text:p text:style-name="P123"><text:span text:style-name="T232">◇ </text:span><text:span text:style-name="T48">Poethics:</text:span> A semiotic conceptual construction of ethic linguistic synaesthetic works. </text:p>
            <text:p text:style-name="P123"><text:span text:style-name="T232">◇ </text:span><text:span text:style-name="T48">Sinaesthetics:</text:span> Simbolic harmonizations of complex sensorial flow into logic systems. </text:p>
            <text:p text:style-name="P123"><text:span text:style-name="T232">◇ </text:span><text:span text:style-name="T48">Pragmatics:</text:span> Poethic inspirations translated into accountable daily sustainable works. </text:p>
            <text:p text:style-name="P123"><text:span text:style-name="T232">◇ </text:span><text:span text:style-name="T48">Pedagogy: </text:span>Ecoherent systhetic methodology applied ethically to each study's scope. </text:p>
            <text:p text:style-name="P123"/>
            <text:p text:style-name="P125">2.4.2. Theologic Projection Analysis: </text:p>
            <text:p text:style-name="P123"><text:span text:style-name="T232">◇ </text:span><text:span text:style-name="T48">Proposal:</text:span> Faith-based dignified oral wisdoms, traditions, and scientific knowledges safeguard. </text:p>
            <text:p text:style-name="P123"><text:span text:style-name="T232">◇ </text:span><text:span text:style-name="T48">Theorics: </text:span>Faith-based synthetic processual philosophy of scalable peacebuilding techniques. </text:p>
            <text:p text:style-name="P123"><text:span text:style-name="T232">◇ </text:span><text:span text:style-name="T48">Philosophics: </text:span>Reliability Engineered jurisprudential cases routing to collaborative projects. </text:p>
            <text:p text:style-name="P123"><text:span text:style-name="T232">◇ </text:span><text:span text:style-name="T48">Aesthetics: </text:span>Euthenic regenerative cybernetics of sustainable theoric and practical ecologies. </text:p>
            <text:p text:style-name="P123"><text:span text:style-name="T232">◇ </text:span><text:span text:style-name="T48">Literacy: </text:span>Collaborative culture open-source metalinguistic iterative recursive frame texts. </text:p>
            <text:p text:style-name="P123"><text:span text:style-name="T232">◇ </text:span><text:span text:style-name="T48">Linguistics: </text:span>Truth-based peacebuilding dignified intelligence nourishment morfopoethic.</text:p>
            <text:p text:style-name="P123"/>
            <text:p text:style-name="P123"/>
          </text:section>
          <text:p text:style-name="P116"/>
        </text:section>
        <text:section text:style-name="Sect2" text:name="Section11">
          <text:p text:style-name="P112">3.2. Project Pre-Production:</text:p>
          <text:p text:style-name="P81"/>
          <text:p text:style-name="P87">3.<text:span text:style-name="T233">2.1</text:span>. Euthenic Production Time-Sharing: </text:p>
          <text:p text:style-name="P100">◇ Spiritual God Worshiping.</text:p>
          <text:p text:style-name="P100">◇ Health Nourishment.</text:p>
          <text:p text:style-name="P100">◇ Integral Administration.</text:p>
          <text:p text:style-name="P100">◇ Theorethic Education.</text:p>
          <text:p text:style-name="P100">◇ Practical Execution.</text:p>
          <text:p text:style-name="P100"/>
          <text:p text:style-name="P87"><text:span text:style-name="T233">3.2.2</text:span>. Economic Execution Process: </text:p>
          <text:p text:style-name="P100">◇ Safe &amp; Healthy Working Conditions. </text:p>
          <text:p text:style-name="P100">◇ Ethic Dignified Diversity Acceptance. </text:p>
          <text:p text:style-name="P100">◇ Collaborative Respectful Relations. </text:p>
          <text:p text:style-name="P100">◇ Enterprise Needs Systemic Briefing. </text:p>
          <text:p text:style-name="P100">◇ Direct Clear Available Communication. </text:p>
          <text:p text:style-name="P100">◇ Transparent Fair Financial Support. </text:p>
          <text:p text:style-name="P100">◇ Scheduled Co-Projecting Engineering. </text:p>
          <text:p text:style-name="P100">◇ Project Specific Collaboration Staff. </text:p>
          <text:p text:style-name="P100">◇ Abroad Transfer &amp; Shipping. </text:p>
          <text:p text:style-name="P100">◇ Abroad Silent Accomodation. </text:p>
          <text:p text:style-name="P100">◇ Processual Audiovisual Documentation. </text:p>
          <text:p text:style-name="P100"/>
          <text:p text:style-name="P87"><text:span text:style-name="T233">3.2.3</text:span>. Euthenic Production Time-Sharing: </text:p>
          <text:p text:style-name="P100">◇ <text:span text:style-name="T228">Faith-Basement</text:span> Worshiping.</text:p>
          <text:p text:style-name="P100">◇ Health Nourishment.</text:p>
          <text:p text:style-name="P100">◇ Integral Administration.</text:p>
          <text:p text:style-name="P100">◇ Theorethic Education.</text:p>
          <text:p text:style-name="P100">◇ Practical Execution.</text:p>
          <text:p text:style-name="P100"/>
          <text:p text:style-name="P103"><text:span text:style-name="T214">3.2.4</text:span><text:span text:style-name="T212">. Contract</text:span><text:span text:style-name="T214">s</text:span><text:span text:style-name="T212"> Analysis:</text:span> </text:p>
          <text:p text:style-name="P100">◇ Structured Briefing Starting Proposal. </text:p>
          <text:p text:style-name="P100">◇ Just Lawful Contract &amp; Work Security. </text:p>
          <text:p text:style-name="P100">◇ Banking Transaction Guidelines. </text:p>
          <text:p text:style-name="P100">◇ Collaborating Staff Portfolios and(or) CVs. </text:p>
          <text:p text:style-name="P100">◇ Abroad Invitation And Reference Letters. </text:p>
          <text:p text:style-name="P100">◇ Abroad Artistic Visa Acquisition Information. </text:p>
          <text:p text:style-name="P100">◇ Abroad Transfer Tickets, Route, And Reception Guide. </text:p>
          <text:p text:style-name="P100">◇ Abroad Accomodation Reservation Ticket With Photo. </text:p>
          <text:p text:style-name="P100"/>
          <text:p text:style-name="P87"><text:span text:style-name="T233">3.2.5</text:span>. Contracting Procedures: </text:p>
          <text:p text:style-name="P100">◇ Review Work Procedures. </text:p>
          <text:p text:style-name="P100">◇ Initial Proposal Preparation. </text:p>
          <text:p text:style-name="P100">◇ Meeting Schedule (Online If Abroad). </text:p>
          <text:p text:style-name="P100">◇ Work Team &amp; Conditions Presentation. </text:p>
          <text:p text:style-name="P100">◇ Collaborative Viability Development. </text:p>
          <text:p text:style-name="P100">◇ Project Execution Conditions Review. </text:p>
          <text:p text:style-name="P100">◇ Contract Conditions Review. </text:p>
          <text:p text:style-name="P100">◇ Structure Your Proposal. </text:p>
          <text:p text:style-name="P100">◇ Joint Reliability Review Our Project. </text:p>
          <text:p text:style-name="P100">◇ Formal Project Preparation. </text:p>
          <text:p text:style-name="P100">◇ Contract &amp; Documents Preparation. </text:p>
          <text:p text:style-name="P100">◇ Project Budget Engineering. </text:p>
          <text:p text:style-name="P100">◇ Contract Acceptance &amp; Signing. </text:p>
          <text:p text:style-name="P100"/>
          <text:p text:style-name="P102">Contributors Team Organization: </text:p>
          <text:p text:style-name="P102"><text:soft-page-break/>Roles Definition </text:p>
          <text:p text:style-name="P102">Rules Definition </text:p>
          <text:p text:style-name="P102">Ownership &amp; Copy Rights </text:p>
          <text:p text:style-name="P102">Core Team Structuring </text:p>
          <text:p text:style-name="P102">Outsourced Production </text:p>
          <text:p text:style-name="P102">Schedule Analysis </text:p>
          <text:p text:style-name="P102">Lawful Contract </text:p>
          <text:p text:style-name="P102"/>
          <text:p text:style-name="P102">Types Of Contribution: </text:p>
          <text:p text:style-name="P102">Voluntary </text:p>
          <text:p text:style-name="P102">Open Calls For Participation </text:p>
          <text:p text:style-name="P102">Participation Advantages </text:p>
          <text:p text:style-name="P102">Commitment Badges </text:p>
          <text:p text:style-name="P102">Paid Perspectives </text:p>
          <text:p text:style-name="P102">Paid </text:p>
          <text:p text:style-name="P102">Maintainenment </text:p>
          <text:p text:style-name="P102">Maintainers Company Trial Period </text:p>
          <text:p text:style-name="P102">Minimum Achievements For Hiring </text:p>
          <text:p text:style-name="P102">Outsourced Production </text:p>
          <text:p text:style-name="P102">Official Branch Development </text:p>
          <text:p text:style-name="P102"/>
          <text:p text:style-name="P102">Production Scalable Plan: </text:p>
          <text:p text:style-name="P102">Interdisciplinary Projects </text:p>
          <text:p text:style-name="P102">Sustainable Performances </text:p>
          <text:p text:style-name="P102">Collective Research Report </text:p>
          <text:p text:style-name="P102">Ecumenic Poethic Book </text:p>
          <text:p text:style-name="P102">Contemporary Opera Libreto </text:p>
          <text:p text:style-name="P102">Sculptural Semiotic Scores </text:p>
          <text:p text:style-name="P102">Production Technical Manual </text:p>
          <text:p text:style-name="P102">Business Development Plan </text:p>
          <text:p text:style-name="P102">Presentation Event </text:p>
          <text:p text:style-name="P102">Auditorial Benchmark </text:p>
          <text:p text:style-name="P102"/>
          <text:p text:style-name="P102">Project Process Planning: </text:p>
          <text:p text:style-name="P102">Systemic Analysis </text:p>
          <text:p text:style-name="P102">Vocational Field-Research </text:p>
          <text:p text:style-name="P102">Synthesize Purposes </text:p>
          <text:p text:style-name="P102">Musicking Procedures </text:p>
          <text:p text:style-name="P102">Benchmark Practices </text:p>
          <text:p text:style-name="P102">Market Analysis </text:p>
          <text:p text:style-name="P102">Semiotic Libretto </text:p>
          <text:p text:style-name="P102">Sustainable Resourcing </text:p>
          <text:p text:style-name="P102">Music Score Sculptures </text:p>
          <text:p text:style-name="P102">Knowledge Sharing </text:p>
          <text:p text:style-name="P102">Production Projecting </text:p>
          <text:p text:style-name="P102">Performatic Presentation </text:p>
          <text:p text:style-name="P102"/>
          <text:p text:style-name="P102">Pre-Executive Production Planning: </text:p>
          <text:p text:style-name="P102">Collaborative Respectful Relations </text:p>
          <text:p text:style-name="P102">Online Conduction Meetings </text:p>
          <text:p text:style-name="P102">Transparent Fair Financial Agreement </text:p>
          <text:p text:style-name="P102">Invitation And Reference Letters </text:p>
          <text:p text:style-name="P102">Artistic Visa Acquisition </text:p>
          <text:p text:style-name="P102">Comfortable Silent Accomodation </text:p>
          <text:p text:style-name="P102">Transfer Tickets, Route, And Reception </text:p>
          <text:p text:style-name="P102">Banking Transaction Guidelines </text:p>
          <text:p text:style-name="P102">Institution/Artist Sync Schedule </text:p>
          <text:p text:style-name="P102">Auditorable Just Lawful Contract </text:p>
          <text:p text:style-name="P102">Quiet Working Needs Specifications </text:p>
          <text:p text:style-name="P102">Meeting Room With Previous Photos </text:p>
          <text:p text:style-name="P102"><text:soft-page-break/>Processual Audiovisual Documentation </text:p>
        </text:section>
        <text:p text:style-name="P151"/>
        <text:p text:style-name="P151"/>
        <text:p text:style-name="P151"/>
        <text:section text:style-name="Sect2" text:name="Section12">
          <text:p text:style-name="P153"><text:span text:style-name="T143">7.</text:span><text:span text:style-name="T144">1</text:span><text:span text:style-name="T145">. </text:span><text:span text:style-name="T146">Interfaith Ecom</text:span><text:span text:style-name="T145">useolog</text:span><text:span text:style-name="T146">y</text:span><text:span text:style-name="T145">:</text:span></text:p>
          <text:p text:style-name="P139"/>
          <text:p text:style-name="P140"><text:span text:style-name="T203">7.1.</text:span><text:span text:style-name="T202">1</text:span><text:span text:style-name="T201">. </text:span><text:span text:style-name="T203">Interfaith-Based Ecom</text:span><text:span text:style-name="T202">useologic </text:span><text:span text:style-name="T201">Pr</text:span><text:span text:style-name="T203">oposal</text:span><text:span text:style-name="T201">:</text:span></text:p>
          <text:p text:style-name="P139"><text:span text:style-name="T48">We propose the creation of a</text:span><text:span text:style-name="T50">n garden eco</text:span><text:span text:style-name="T48">museum in the open</text:span>, containing a symbolic-ecological research and production center for contemporary ecumenical sacred art. From this space of permaculture and reforestation we seek to offer artistic residences, courses of philosophy and art, practical workshops of creation and advanced computation, presentations and dialogues with exponents of world artistic and intellectual production, festivals of free culture, and daily social practices. We <text:span text:style-name="T234">look forward</text:span> with this gesture to expand the local offer of ecologically conscious cultural tourism, in a message of hope and peace.</text:p>
          <text:p text:style-name="P149"/>
          <text:p text:style-name="P83"><text:span text:style-name="T217">7.1.2</text:span><text:span text:style-name="T215">. </text:span><text:span text:style-name="T216">Public</text:span><text:span text:style-name="T215"> </text:span><text:span text:style-name="T216">Ecosystem </text:span><text:span text:style-name="T217">Research Indicators</text:span><text:span text:style-name="T215">:</text:span></text:p>
          <text:p text:style-name="P90"/>
          <text:p text:style-name="P143"><text:bookmark text:name="result_box1"/><text:span text:style-name="T47">7.1.3.</text:span><text:span text:style-name="T36"> </text:span><text:span text:style-name="T47">Glocal Ethic Standards Charters</text:span><text:span text:style-name="T36">:</text:span></text:p>
          <text:p text:style-name="P143"/>
          <text:p text:style-name="P142">7.1.4. Ecumenic Ecomuseum Mission:</text:p>
          <text:p text:style-name="P130"><text:span text:style-name="T48">What are we here for?</text:span> Approaching ancestral wisdom and contemporary cybernetics, we aim to bring the community together with current artistic production, nourishing social sensitivity in favor of human dignity. Through the democratization of <text:span text:style-name="T235">knowledge and </text:span>muse<text:span text:style-name="T235">ologic</text:span> tools we seek to add value to the <text:span text:style-name="T235">artworks</text:span> market, flourishing from this poetic process a territory of immersion, contemplation and reconnection. To better respect the earth we think our facilities using methodologies of ecological urbanism and buildings in bioarchitecture, with processes of recycling and accessibility. Working in an open source institutional program, we want to collaboratively organize a calendar linked to natural cycles that promotes hospitality and reflection. At the heart of our mission is the quest for excellence in contemporary sacred art, questioning the roles of spirituality as a source of aesthetics, catalyzing artists whose mission is human coevolution through consciousness and <text:span text:style-name="T235">the </text:span>protection of nature. In order to evaluate our progress and open dialogue with other institutions we will establish a nucleus of research <text:span text:style-name="T235">about</text:span> the multiplicity of aesthetic experiences. Closing the first annual cycle of works we will edit a book documenting the process.</text:p>
          <text:p text:style-name="P90"/>
          <text:p text:style-name="P144"><text:span text:style-name="T101">7.1.5.</text:span><text:span text:style-name="T96"> </text:span><text:span text:style-name="T101">Ecomusem Architecture Engineering </text:span><text:span text:style-name="T100">:</text:span></text:p>
          <text:p text:style-name="P150">Where are we going? </text:p>
          <text:p text:style-name="P133"><text:span text:style-name="T48">2.2.1. Create</text:span><text:span text:style-name="T59">, through an association, a non-profit space of contemporary sacred art in the open air. </text:span></text:p>
          <text:p text:style-name="P110"><text:span text:style-name="T48">2.2.2. Reflow </text:span><text:span text:style-name="T59">the area and cultivate a botanical garden. </text:span></text:p>
          <text:p text:style-name="P110"><text:span text:style-name="T48">2.2.3. Establish </text:span><text:span text:style-name="T59">a nucleus of research and production of art with everyday social practices. </text:span></text:p>
          <text:p text:style-name="P110"><text:span text:style-name="T48">2.2.4. Provide </text:span><text:span text:style-name="T59">artistic residences where national and international artists create works based on interactivity with the local community. </text:span></text:p>
          <text:p text:style-name="P110"><text:span text:style-name="T48">2.2.5. To propose </text:span><text:span text:style-name="T59">continuous and sporadic courses of philosophy, science, and contemporary art, using the most advanced technologies and methodologies. </text:span></text:p>
          <text:p text:style-name="P110"><text:span text:style-name="T48">2.2.6. Perform </text:span><text:span text:style-name="T59">hands-on creation and computing and science workshops with the reuse of materials and recycling of creative processes. </text:span></text:p>
          <text:p text:style-name="P110"><text:span text:style-name="T48">2.2.7. Offer </text:span><text:span text:style-name="T59">artistic presentations and exhibitions to the region and promote dialogues with exponents of the world's subjective </text:span><text:soft-page-break/><text:span text:style-name="T59">production. </text:span></text:p>
          <text:p text:style-name="P110"><text:span text:style-name="T48">2.2.8. Organize </text:span><text:span text:style-name="T59">festivals of free culture and contemporary art in alignment with the care of the Earth and humanity.</text:span></text:p>
          <text:p text:style-name="P105"/>
          <text:p text:style-name="P83"><text:span text:style-name="T99">2.3. </text:span><text:span text:style-name="T96">Curatorial </text:span><text:span text:style-name="T99">Methodologies:</text:span></text:p>
          <text:p text:style-name="P106">How will we get there? </text:p>
          <text:p text:style-name="P132"><text:span text:style-name="T195">2.3.1. Sacrality: </text:span><text:span text:style-name="T179">Sensitive reconnection, synesthetic tuning, symbolic and practical gardening, organic data cooking, harmony between art and nature. </text:span></text:p>
          <text:p text:style-name="P109"><text:span text:style-name="T195">2.3.2. Solidarity: </text:span><text:span text:style-name="T179">Devotional works aimed at social transformation rethinking the privileges of access to culture and to knowledge.</text:span><text:span text:style-name="T195"> </text:span></text:p>
          <text:p text:style-name="P109"><text:span text:style-name="T195">2.3.3. Creativity: </text:span><text:span text:style-name="T179">Subjective nutrition, sustainable cultural production, incentive to innovation, abstract pragmatism, cultural responsibility.</text:span><text:span text:style-name="T195"> </text:span></text:p>
          <text:p text:style-name="P109"><text:span text:style-name="T195">2.3.4. Simplicity: </text:span><text:span text:style-name="T179">Tactical media, relational art, environmental preservation, rational use of local resources, science and common sense gathering, fluid knowledge of productivity. </text:span></text:p>
          <text:p text:style-name="P109"><text:span text:style-name="T195">2.3.5. Multiplicity: </text:span><text:span text:style-name="T179">Listening and dialogue in collaborative ecosystems. </text:span></text:p>
          <text:p text:style-name="P109"><text:span text:style-name="T195">2.3.6. Connectivity: </text:span><text:span text:style-name="T179">National and international networks of knowledge, global thinking and local action, transdisciplinary union in collaborative processes. </text:span></text:p>
          <text:p text:style-name="P109"><text:span text:style-name="T195">2.3.7. Curiosity: </text:span><text:span text:style-name="T179">Research school, study groups, lectures, workshops programs, works of anonymous authorship, urban interventions. </text:span></text:p>
          <text:p text:style-name="P109"><text:span text:style-name="T195">2.3.8. Renewability:</text:span><text:span text:style-name="T179"> Metarecycling, use of practices and renewable resources.</text:span></text:p>
          <text:p text:style-name="P94"/>
          <text:p text:style-name="P83"><text:span text:style-name="T95">2.4. </text:span><text:span text:style-name="T96">Museologic </text:span><text:span text:style-name="T95">Counterparts: </text:span></text:p>
          <text:p text:style-name="P131"><text:span text:style-name="T59">2.4.1. </text:span><text:span text:style-name="T48">Expand the local offer of sustainable cultural tourism</text:span><text:span text:style-name="T59">, accessible at the least possible cost to the community. </text:span></text:p>
          <text:p text:style-name="P107"><text:span text:style-name="T59">2.4.2 </text:span><text:span text:style-name="T48">Preserve local flora and fauna</text:span><text:span text:style-name="T59"> and generate a center for reforestation and proliferation of threatened and (or) rare species. </text:span></text:p>
          <text:p text:style-name="P107"><text:span text:style-name="T59">2.4.3. </text:span><text:span text:style-name="T48">Approach ancestral wisdom and advanced science</text:span><text:span text:style-name="T59">, folk traditions and contemporary art by providing new models of relationships, processes, and products. </text:span></text:p>
          <text:p text:style-name="P107"><text:span text:style-name="T59">2.4.4. </text:span><text:span text:style-name="T48">Bringing together the community</text:span><text:span text:style-name="T59"> about its current symbolic and mythical production seeking creative and practical solutions to their needs. </text:span></text:p>
          <text:p text:style-name="P107"><text:span text:style-name="T59">2.4.5. </text:span><text:span text:style-name="T48">To promote artistic production</text:span><text:span text:style-name="T59"> and the local economy based on their specificities. </text:span></text:p>
          <text:p text:style-name="P107"><text:span text:style-name="T59">2.4.6. </text:span><text:span text:style-name="T48">Democratize access</text:span><text:span text:style-name="T59"> to knowledge and train multipliers. </text:span></text:p>
          <text:p text:style-name="P107"><text:span text:style-name="T59">2.4.7. </text:span><text:span text:style-name="T48">Integrate even more</text:span><text:span text:style-name="T59"> the subjective production of the region and global, deepening the local participation in the world network of contemporary art. </text:span></text:p>
          <text:p text:style-name="P107"><text:span text:style-name="T59">2.4.8. </text:span><text:span text:style-name="T48">To combat prejudices</text:span><text:span text:style-name="T59"> to the different social classes, religions, sciences and technologies. </text:span></text:p>
          <text:p text:style-name="P107"><text:span text:style-name="T59">2.4.9. </text:span><text:span text:style-name="T48">Plan a media production</text:span><text:span text:style-name="T59"> that exposes the work of our sponsors and supporters.</text:span></text:p>
        </text:section>
        <text:p text:style-name="P89"/>
        <text:p text:style-name="P92"/>
        <text:p text:style-name="P92"/>
        <text:p text:style-name="P92"/>
        <text:p text:style-name="P92"/>
        <text:p text:style-name="P92"/>
        <text:p text:style-name="P92"><text:soft-page-break/></text:p>
        <text:p text:style-name="P92"/>
        <text:p text:style-name="P92"/>
        <text:p text:style-name="P92"/>
        <text:p text:style-name="P92"/>
        <text:p text:style-name="P92"/>
        <text:p text:style-name="P92"/>
        <text:p text:style-name="P111"/>
        <text:p text:style-name="P72">Ortoheterodoxy </text:p>
        <text:p text:style-name="P72"/>
        <text:p text:style-name="P72">Neologicity </text:p>
        <text:p text:style-name="P72"/>
        <text:p text:style-name="P72">Schlingensie </text:p>
        <text:p text:style-name="P72"/>
        <text:p text:style-name="P72">Creativity cosmogony </text:p>
        <text:p text:style-name="P72">Evolutivity cosmology </text:p>
        <text:p text:style-name="P72">Ontologic speculation </text:p>
        <text:p text:style-name="P72"/>
        <text:p text:style-name="P72">Cosmopoethiv Epic Metric Scientry </text:p>
        <text:p text:style-name="P72">Elementa Euclidica a janela de euclides </text:p>
        <text:p text:style-name="P72">Axial relativity methodology </text:p>
        <text:p text:style-name="P72"><text:soft-page-break/>Evidentes from particular to general </text:p>
        <text:p text:style-name="P72">Discovery experimental validation </text:p>
        <text:p text:style-name="P72">Lifetime qualic self expriment </text:p>
        <text:p text:style-name="P72">Maathetic quantic aesthetics </text:p>
        <text:p text:style-name="P72">Statistic synthesis algorythms </text:p>
        <text:p text:style-name="P72">Exceptions chain reaction physics </text:p>
        <text:p text:style-name="P72">Systems network formulation </text:p>
        <text:p text:style-name="P72">Matemaathic semiolinguist validation </text:p>
        <text:p text:style-name="P72">Usefulness pragmatic culture study </text:p>
        <text:p text:style-name="P72">Invention In-field data analysis </text:p>
        <text:p text:style-name="P72">Predictive model eco consistency </text:p>
        <text:p text:style-name="P72">Referentiational encyclopedicity </text:p>
        <text:p text:style-name="P72"/>
        <text:p text:style-name="P72">Astro Metrogeologic method </text:p>
        <text:p text:style-name="P72">Linear geometric straightness </text:p>
        <text:p text:style-name="P72">Circular temporal curveness </text:p>
        <text:p text:style-name="P72">Constants and rules axiomatics </text:p>
        <text:p text:style-name="P72">Language semiotic definitions </text:p>
        <text:p text:style-name="P72">Axiomatic linguistic deductions </text:p>
        <text:p text:style-name="P72"><text:soft-page-break/>Theoremaathic stochastic hypothesis </text:p>
        <text:p text:style-name="P72">Thesis theorethic consistency </text:p>
        <text:p text:style-name="P72">Contradictions systemic coherency </text:p>
        <text:p text:style-name="P72">Calculational differential integrality </text:p>
        <text:p text:style-name="P72">Review troubleshooting benchmark </text:p>
        <text:p text:style-name="P72">Scalabilitu reliability accountability </text:p>
        <text:p text:style-name="P72">Planicity elipticity hyperbolicity </text:p>
        <text:p text:style-name="P72">Categorial metasyzygy continuity </text:p>
        <text:p text:style-name="P72">Faith holistic cosmology cybernetics </text:p>
        <text:p text:style-name="P72">Field equational sociopsychology </text:p>
        <text:p text:style-name="P72">Ecoaesthetic developerability </text:p>
        <text:p text:style-name="P72">Faith=postullado</text:p>
        <text:p text:style-name="P7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Ubuntu" svg:font-family="Ubuntu"/>
    <style:font-face style:name="FreeSans1" svg:font-family="FreeSans" style:font-family-generic="swiss"/>
    <style:font-face style:name="Day Roman" svg:font-family="'Day Roman'" style:font-pitch="variable"/>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10:01:19.071278198</meta:creation-date>
    <dc:date>2019-10-10T21:55:27.460776974</dc:date>
    <meta:editing-duration>P1DT2H2M11S</meta:editing-duration>
    <meta:editing-cycles>194</meta:editing-cycles>
    <meta:generator>LibreOffice/4.2.8.2$Linux_X86_64 LibreOffice_project/420m0$Build-2</meta:generator>
    <meta:document-statistic meta:table-count="0" meta:image-count="0" meta:object-count="0" meta:page-count="56" meta:paragraph-count="1757" meta:word-count="7822" meta:character-count="56986" meta:non-whitespace-character-count="51421"/>
  </office:meta>
</office:document-meta>
</file>